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23.92pt" svg:y="42.75pt">
            <draw:object draw:notify-on-update-of-ranges="source_2.D1:source_2.D1 source_2.D2:source_2.D334 source_2.E1:source_2.E1 source_2.E2:source_2.E3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3.36pt" svg:y="309.29pt">
            <draw:object draw:notify-on-update-of-ranges="source_2.H1:source_2.H1 source_2.H2:source_2.H334 source_2.I1:source_2.I1 source_2.I2:source_2.I3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6620.00018" calcext:value-type="float">
            <text:p>1443136620.00018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6620.19147" calcext:value-type="float">
            <text:p>1443136620.19147</text:p>
          </table:table-cell>
          <table:table-cell table:formula="of:=[.G2]-[.$B$2]" office:value-type="float" office:value="0.191293954849243" calcext:value-type="float">
            <text:p>0.1912939548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293954849243" calcext:value-type="float">
            <text:p>0.1912939548</text:p>
          </table:table-cell>
          <table:table-cell table:formula="of:=MAX([.J2:.J2001])" office:value-type="float" office:value="24.7641575336456" calcext:value-type="float">
            <text:p>24.7641575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6620.10318" calcext:value-type="float">
            <text:p>1443136620.10318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103003025054932" calcext:value-type="float">
            <text:p>0.1030030251</text:p>
          </table:table-cell>
          <table:table-cell table:formula="of:=[.C3]/([.D3]-[.D2])" office:value-type="float" office:value="79842.3152680626" calcext:value-type="float">
            <text:p>79842.3152680626</text:p>
          </table:table-cell>
          <table:table-cell/>
          <table:table-cell office:value-type="float" office:value="1443136622.09122" calcext:value-type="float">
            <text:p>1443136622.09122</text:p>
          </table:table-cell>
          <table:table-cell table:formula="of:=[.G3]-[.$B$2]" office:value-type="float" office:value="2.0910427570343" calcext:value-type="float">
            <text:p>2.091042757</text:p>
          </table:table-cell>
          <table:table-cell table:formula="of:=[.C3]/([.H3]-[.H2])" office:value-type="float" office:value="4328.9933861471" calcext:value-type="float">
            <text:p>4328.9933861471</text:p>
          </table:table-cell>
          <table:table-cell table:formula="of:=[.G3]-[.$B3]" office:value-type="float" office:value="1.98803973197937" calcext:value-type="float">
            <text:p>1.9880397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6620.20617" calcext:value-type="float">
            <text:p>1443136620.20617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20599365234375" calcext:value-type="float">
            <text:p>0.2059936523</text:p>
          </table:table-cell>
          <table:table-cell table:formula="of:=[.C4]/([.D4]-[.D3])" office:value-type="float" office:value="79851.9264955761" calcext:value-type="float">
            <text:p>79851.9264955761</text:p>
          </table:table-cell>
          <table:table-cell/>
          <table:table-cell office:value-type="float" office:value="1443136625.12586" calcext:value-type="float">
            <text:p>1443136625.12586</text:p>
          </table:table-cell>
          <table:table-cell table:formula="of:=[.G4]-[.$B$2]" office:value-type="float" office:value="5.12568616867065" calcext:value-type="float">
            <text:p>5.1256861687</text:p>
          </table:table-cell>
          <table:table-cell table:formula="of:=[.C4]/([.H4]-[.H3])" office:value-type="float" office:value="2710.03834205529" calcext:value-type="float">
            <text:p>2710.0383420553</text:p>
          </table:table-cell>
          <table:table-cell table:formula="of:=[.G4]-[.$B4]" office:value-type="float" office:value="4.9196925163269" calcext:value-type="float">
            <text:p>4.91969251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6620.30911" calcext:value-type="float">
            <text:p>1443136620.30911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308932304382324" calcext:value-type="float">
            <text:p>0.3089323044</text:p>
          </table:table-cell>
          <table:table-cell table:formula="of:=[.C5]/([.D5]-[.D4])" office:value-type="float" office:value="79892.24491611" calcext:value-type="float">
            <text:p>79892.24491611</text:p>
          </table:table-cell>
          <table:table-cell/>
          <table:table-cell office:value-type="float" office:value="1443136630.66832" calcext:value-type="float">
            <text:p>1443136630.66832</text:p>
          </table:table-cell>
          <table:table-cell table:formula="of:=[.G5]-[.$B$2]" office:value-type="float" office:value="10.6681401729584" calcext:value-type="float">
            <text:p>10.668140173</text:p>
          </table:table-cell>
          <table:table-cell table:formula="of:=[.C5]/([.H5]-[.H4])" office:value-type="float" office:value="1483.81926013961" calcext:value-type="float">
            <text:p>1483.8192601396</text:p>
          </table:table-cell>
          <table:table-cell table:formula="of:=[.G5]-[.$B5]" office:value-type="float" office:value="10.3592078685761" calcext:value-type="float">
            <text:p>10.35920786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6620.41206" calcext:value-type="float">
            <text:p>1443136620.41206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411881685256958" calcext:value-type="float">
            <text:p>0.4118816853</text:p>
          </table:table-cell>
          <table:table-cell table:formula="of:=[.C6]/([.D6]-[.D5])" office:value-type="float" office:value="79883.9189719338" calcext:value-type="float">
            <text:p>79883.9189719338</text:p>
          </table:table-cell>
          <table:table-cell/>
          <table:table-cell office:value-type="float" office:value="1443136630.76" calcext:value-type="float">
            <text:p>1443136630.76</text:p>
          </table:table-cell>
          <table:table-cell table:formula="of:=[.G6]-[.$B$2]" office:value-type="float" office:value="10.7598178386688" calcext:value-type="float">
            <text:p>10.7598178387</text:p>
          </table:table-cell>
          <table:table-cell table:formula="of:=[.C6]/([.H6]-[.H5])" office:value-type="float" office:value="89705.5999001363" calcext:value-type="float">
            <text:p>89705.5999001363</text:p>
          </table:table-cell>
          <table:table-cell table:formula="of:=[.G6]-[.$B6]" office:value-type="float" office:value="10.3479361534119" calcext:value-type="float">
            <text:p>10.34793615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6620.51502" calcext:value-type="float">
            <text:p>1443136620.51502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514840841293335" calcext:value-type="float">
            <text:p>0.5148408413</text:p>
          </table:table-cell>
          <table:table-cell table:formula="of:=[.C7]/([.D7]-[.D6])" office:value-type="float" office:value="79876.334622385" calcext:value-type="float">
            <text:p>79876.334622385</text:p>
          </table:table-cell>
          <table:table-cell/>
          <table:table-cell office:value-type="float" office:value="1443136630.85167" calcext:value-type="float">
            <text:p>1443136630.85167</text:p>
          </table:table-cell>
          <table:table-cell table:formula="of:=[.G7]-[.$B$2]" office:value-type="float" office:value="10.8514935970306" calcext:value-type="float">
            <text:p>10.851493597</text:p>
          </table:table-cell>
          <table:table-cell table:formula="of:=[.C7]/([.H7]-[.H6])" office:value-type="float" office:value="89707.4662588813" calcext:value-type="float">
            <text:p>89707.4662588813</text:p>
          </table:table-cell>
          <table:table-cell table:formula="of:=[.G7]-[.$B7]" office:value-type="float" office:value="10.3366527557373" calcext:value-type="float">
            <text:p>10.33665275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6620.61795" calcext:value-type="float">
            <text:p>1443136620.61795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617777109146118" calcext:value-type="float">
            <text:p>0.6177771091</text:p>
          </table:table-cell>
          <table:table-cell table:formula="of:=[.C8]/([.D8]-[.D7])" office:value-type="float" office:value="79894.0953616247" calcext:value-type="float">
            <text:p>79894.0953616247</text:p>
          </table:table-cell>
          <table:table-cell/>
          <table:table-cell office:value-type="float" office:value="1443136630.94343" calcext:value-type="float">
            <text:p>1443136630.94343</text:p>
          </table:table-cell>
          <table:table-cell table:formula="of:=[.G8]-[.$B$2]" office:value-type="float" office:value="10.9432511329651" calcext:value-type="float">
            <text:p>10.943251133</text:p>
          </table:table-cell>
          <table:table-cell table:formula="of:=[.C8]/([.H8]-[.H7])" office:value-type="float" office:value="89627.5157811042" calcext:value-type="float">
            <text:p>89627.5157811042</text:p>
          </table:table-cell>
          <table:table-cell table:formula="of:=[.G8]-[.$B8]" office:value-type="float" office:value="10.325474023819" calcext:value-type="float">
            <text:p>10.32547402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6620.72089" calcext:value-type="float">
            <text:p>1443136620.72089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720716714859009" calcext:value-type="float">
            <text:p>0.7207167149</text:p>
          </table:table-cell>
          <table:table-cell table:formula="of:=[.C9]/([.D9]-[.D8])" office:value-type="float" office:value="79891.5047619048" calcext:value-type="float">
            <text:p>79891.5047619048</text:p>
          </table:table-cell>
          <table:table-cell/>
          <table:table-cell office:value-type="float" office:value="1443136631.09142" calcext:value-type="float">
            <text:p>1443136631.09142</text:p>
          </table:table-cell>
          <table:table-cell table:formula="of:=[.G9]-[.$B$2]" office:value-type="float" office:value="11.0912425518036" calcext:value-type="float">
            <text:p>11.0912425518</text:p>
          </table:table-cell>
          <table:table-cell table:formula="of:=[.C9]/([.H9]-[.H8])" office:value-type="float" office:value="55570.7896075693" calcext:value-type="float">
            <text:p>55570.7896075693</text:p>
          </table:table-cell>
          <table:table-cell table:formula="of:=[.G9]-[.$B9]" office:value-type="float" office:value="10.3705258369446" calcext:value-type="float">
            <text:p>10.370525836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6620.82384" calcext:value-type="float">
            <text:p>1443136620.82384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823660135269165" calcext:value-type="float">
            <text:p>0.8236601353</text:p>
          </table:table-cell>
          <table:table-cell table:formula="of:=[.C10]/([.D10]-[.D9])" office:value-type="float" office:value="79888.5442822204" calcext:value-type="float">
            <text:p>79888.5442822204</text:p>
          </table:table-cell>
          <table:table-cell/>
          <table:table-cell office:value-type="float" office:value="1443136631.42823" calcext:value-type="float">
            <text:p>1443136631.42823</text:p>
          </table:table-cell>
          <table:table-cell table:formula="of:=[.G10]-[.$B$2]" office:value-type="float" office:value="11.4280481338501" calcext:value-type="float">
            <text:p>11.4280481339</text:p>
          </table:table-cell>
          <table:table-cell table:formula="of:=[.C10]/([.H10]-[.H9])" office:value-type="float" office:value="24417.6475640014" calcext:value-type="float">
            <text:p>24417.6475640014</text:p>
          </table:table-cell>
          <table:table-cell table:formula="of:=[.G10]-[.$B10]" office:value-type="float" office:value="10.6043879985809" calcext:value-type="float">
            <text:p>10.60438799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6620.92681" calcext:value-type="float">
            <text:p>1443136620.92681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926630020141602" calcext:value-type="float">
            <text:p>0.9266300201</text:p>
          </table:table-cell>
          <table:table-cell table:formula="of:=[.C11]/([.D11]-[.D10])" office:value-type="float" office:value="79868.011993878" calcext:value-type="float">
            <text:p>79868.011993878</text:p>
          </table:table-cell>
          <table:table-cell/>
          <table:table-cell office:value-type="float" office:value="1443136631.52309" calcext:value-type="float">
            <text:p>1443136631.52309</text:p>
          </table:table-cell>
          <table:table-cell table:formula="of:=[.G11]-[.$B$2]" office:value-type="float" office:value="11.5229091644287" calcext:value-type="float">
            <text:p>11.5229091644</text:p>
          </table:table-cell>
          <table:table-cell table:formula="of:=[.C11]/([.H11]-[.H10])" office:value-type="float" office:value="86695.2419748866" calcext:value-type="float">
            <text:p>86695.2419748866</text:p>
          </table:table-cell>
          <table:table-cell table:formula="of:=[.G11]-[.$B11]" office:value-type="float" office:value="10.5962791442871" calcext:value-type="float">
            <text:p>10.59627914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6621.02801" calcext:value-type="float">
            <text:p>1443136621.02801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.02783298492432" calcext:value-type="float">
            <text:p>1.0278329849</text:p>
          </table:table-cell>
          <table:table-cell table:formula="of:=[.C12]/([.D12]-[.D11])" office:value-type="float" office:value="81262.4414478086" calcext:value-type="float">
            <text:p>81262.4414478086</text:p>
          </table:table-cell>
          <table:table-cell/>
          <table:table-cell office:value-type="float" office:value="1443136631.61791" calcext:value-type="float">
            <text:p>1443136631.61791</text:p>
          </table:table-cell>
          <table:table-cell table:formula="of:=[.G12]-[.$B$2]" office:value-type="float" office:value="11.6177315711975" calcext:value-type="float">
            <text:p>11.6177315712</text:p>
          </table:table-cell>
          <table:table-cell table:formula="of:=[.C12]/([.H12]-[.H11])" office:value-type="float" office:value="86730.5553639047" calcext:value-type="float">
            <text:p>86730.5553639047</text:p>
          </table:table-cell>
          <table:table-cell table:formula="of:=[.G12]-[.$B12]" office:value-type="float" office:value="10.5898985862732" calcext:value-type="float">
            <text:p>10.589898586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6621.12492" calcext:value-type="float">
            <text:p>1443136621.12492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.12474513053894" calcext:value-type="float">
            <text:p>1.1247451305</text:p>
          </table:table-cell>
          <table:table-cell table:formula="of:=[.C13]/([.D13]-[.D12])" office:value-type="float" office:value="84860.3644862342" calcext:value-type="float">
            <text:p>84860.3644862342</text:p>
          </table:table-cell>
          <table:table-cell/>
          <table:table-cell office:value-type="float" office:value="1443136631.71286" calcext:value-type="float">
            <text:p>1443136631.71286</text:p>
          </table:table-cell>
          <table:table-cell table:formula="of:=[.G13]-[.$B$2]" office:value-type="float" office:value="11.7126820087433" calcext:value-type="float">
            <text:p>11.7126820087</text:p>
          </table:table-cell>
          <table:table-cell table:formula="of:=[.C13]/([.H13]-[.H12])" office:value-type="float" office:value="86613.6082420383" calcext:value-type="float">
            <text:p>86613.6082420383</text:p>
          </table:table-cell>
          <table:table-cell table:formula="of:=[.G13]-[.$B13]" office:value-type="float" office:value="10.5879368782043" calcext:value-type="float">
            <text:p>10.58793687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6621.22182" calcext:value-type="float">
            <text:p>1443136621.22182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.22163820266724" calcext:value-type="float">
            <text:p>1.2216382027</text:p>
          </table:table-cell>
          <table:table-cell table:formula="of:=[.C14]/([.D14]-[.D13])" office:value-type="float" office:value="84877.0693234973" calcext:value-type="float">
            <text:p>84877.0693234973</text:p>
          </table:table-cell>
          <table:table-cell/>
          <table:table-cell office:value-type="float" office:value="1443136631.80768" calcext:value-type="float">
            <text:p>1443136631.80768</text:p>
          </table:table-cell>
          <table:table-cell table:formula="of:=[.G14]-[.$B$2]" office:value-type="float" office:value="11.8075065612793" calcext:value-type="float">
            <text:p>11.8075065613</text:p>
          </table:table-cell>
          <table:table-cell table:formula="of:=[.C14]/([.H14]-[.H13])" office:value-type="float" office:value="86728.5927542536" calcext:value-type="float">
            <text:p>86728.5927542536</text:p>
          </table:table-cell>
          <table:table-cell table:formula="of:=[.G14]-[.$B14]" office:value-type="float" office:value="10.5858683586121" calcext:value-type="float">
            <text:p>10.585868358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6621.31872" calcext:value-type="float">
            <text:p>1443136621.31872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31854271888733" calcext:value-type="float">
            <text:p>1.3185427189</text:p>
          </table:table-cell>
          <table:table-cell table:formula="of:=[.C15]/([.D15]-[.D14])" office:value-type="float" office:value="84867.0456320258" calcext:value-type="float">
            <text:p>84867.0456320258</text:p>
          </table:table-cell>
          <table:table-cell/>
          <table:table-cell office:value-type="float" office:value="1443136631.90243" calcext:value-type="float">
            <text:p>1443136631.90243</text:p>
          </table:table-cell>
          <table:table-cell table:formula="of:=[.G15]-[.$B$2]" office:value-type="float" office:value="11.9022564888001" calcext:value-type="float">
            <text:p>11.9022564888</text:p>
          </table:table-cell>
          <table:table-cell table:formula="of:=[.C15]/([.H15]-[.H14])" office:value-type="float" office:value="86796.9001685916" calcext:value-type="float">
            <text:p>86796.9001685916</text:p>
          </table:table-cell>
          <table:table-cell table:formula="of:=[.G15]-[.$B15]" office:value-type="float" office:value="10.5837137699127" calcext:value-type="float">
            <text:p>10.583713769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6621.41562" calcext:value-type="float">
            <text:p>1443136621.41562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41544413566589" calcext:value-type="float">
            <text:p>1.4154441357</text:p>
          </table:table-cell>
          <table:table-cell table:formula="of:=[.C16]/([.D16]-[.D15])" office:value-type="float" office:value="84869.7601480191" calcext:value-type="float">
            <text:p>84869.7601480191</text:p>
          </table:table-cell>
          <table:table-cell/>
          <table:table-cell office:value-type="float" office:value="1443136631.99755" calcext:value-type="float">
            <text:p>1443136631.99755</text:p>
          </table:table-cell>
          <table:table-cell table:formula="of:=[.G16]-[.$B$2]" office:value-type="float" office:value="11.9973690509796" calcext:value-type="float">
            <text:p>11.997369051</text:p>
          </table:table-cell>
          <table:table-cell table:formula="of:=[.C16]/([.H16]-[.H15])" office:value-type="float" office:value="86465.970546285" calcext:value-type="float">
            <text:p>86465.970546285</text:p>
          </table:table-cell>
          <table:table-cell table:formula="of:=[.G16]-[.$B16]" office:value-type="float" office:value="10.5819249153137" calcext:value-type="float">
            <text:p>10.581924915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6621.5125" calcext:value-type="float">
            <text:p>1443136621.5125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51232624053955" calcext:value-type="float">
            <text:p>1.5123262405</text:p>
          </table:table-cell>
          <table:table-cell table:formula="of:=[.C17]/([.D17]-[.D16])" office:value-type="float" office:value="84886.6775832835" calcext:value-type="float">
            <text:p>84886.6775832835</text:p>
          </table:table-cell>
          <table:table-cell/>
          <table:table-cell office:value-type="float" office:value="1443136632.04336" calcext:value-type="float">
            <text:p>1443136632.04336</text:p>
          </table:table-cell>
          <table:table-cell table:formula="of:=[.G17]-[.$B$2]" office:value-type="float" office:value="12.043182849884" calcext:value-type="float">
            <text:p>12.0431828499</text:p>
          </table:table-cell>
          <table:table-cell table:formula="of:=[.C17]/([.H17]-[.H16])" office:value-type="float" office:value="179509.235135852" calcext:value-type="float">
            <text:p>179509.235135852</text:p>
          </table:table-cell>
          <table:table-cell table:formula="of:=[.G17]-[.$B17]" office:value-type="float" office:value="10.5308566093445" calcext:value-type="float">
            <text:p>10.530856609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6621.6094" calcext:value-type="float">
            <text:p>1443136621.6094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60922718048096" calcext:value-type="float">
            <text:p>1.6092271805</text:p>
          </table:table-cell>
          <table:table-cell table:formula="of:=[.C18]/([.D18]-[.D17])" office:value-type="float" office:value="84870.1777812771" calcext:value-type="float">
            <text:p>84870.1777812771</text:p>
          </table:table-cell>
          <table:table-cell/>
          <table:table-cell office:value-type="float" office:value="1443136632.13117" calcext:value-type="float">
            <text:p>1443136632.13117</text:p>
          </table:table-cell>
          <table:table-cell table:formula="of:=[.G18]-[.$B$2]" office:value-type="float" office:value="12.1309931278229" calcext:value-type="float">
            <text:p>12.1309931278</text:p>
          </table:table-cell>
          <table:table-cell table:formula="of:=[.C18]/([.H18]-[.H17])" office:value-type="float" office:value="93656.4624670448" calcext:value-type="float">
            <text:p>93656.4624670448</text:p>
          </table:table-cell>
          <table:table-cell table:formula="of:=[.G18]-[.$B18]" office:value-type="float" office:value="10.5217659473419" calcext:value-type="float">
            <text:p>10.521765947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6621.70632" calcext:value-type="float">
            <text:p>1443136621.70632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70613956451416" calcext:value-type="float">
            <text:p>1.7061395645</text:p>
          </table:table-cell>
          <table:table-cell table:formula="of:=[.C19]/([.D19]-[.D18])" office:value-type="float" office:value="84860.1557173785" calcext:value-type="float">
            <text:p>84860.1557173785</text:p>
          </table:table-cell>
          <table:table-cell/>
          <table:table-cell office:value-type="float" office:value="1443136632.21883" calcext:value-type="float">
            <text:p>1443136632.21883</text:p>
          </table:table-cell>
          <table:table-cell table:formula="of:=[.G19]-[.$B$2]" office:value-type="float" office:value="12.2186508178711" calcext:value-type="float">
            <text:p>12.2186508179</text:p>
          </table:table-cell>
          <table:table-cell table:formula="of:=[.C19]/([.H19]-[.H18])" office:value-type="float" office:value="93819.4925679223" calcext:value-type="float">
            <text:p>93819.4925679223</text:p>
          </table:table-cell>
          <table:table-cell table:formula="of:=[.G19]-[.$B19]" office:value-type="float" office:value="10.5125112533569" calcext:value-type="float">
            <text:p>10.51251125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6621.80323" calcext:value-type="float">
            <text:p>1443136621.80323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8030526638031" calcext:value-type="float">
            <text:p>1.8030526638</text:p>
          </table:table-cell>
          <table:table-cell table:formula="of:=[.C20]/([.D20]-[.D19])" office:value-type="float" office:value="84859.5294169744" calcext:value-type="float">
            <text:p>84859.5294169744</text:p>
          </table:table-cell>
          <table:table-cell/>
          <table:table-cell office:value-type="float" office:value="1443136632.30681" calcext:value-type="float">
            <text:p>1443136632.30681</text:p>
          </table:table-cell>
          <table:table-cell table:formula="of:=[.G20]-[.$B$2]" office:value-type="float" office:value="12.306633234024" calcext:value-type="float">
            <text:p>12.306633234</text:p>
          </table:table-cell>
          <table:table-cell table:formula="of:=[.C20]/([.H20]-[.H19])" office:value-type="float" office:value="93473.2229415351" calcext:value-type="float">
            <text:p>93473.2229415351</text:p>
          </table:table-cell>
          <table:table-cell table:formula="of:=[.G20]-[.$B20]" office:value-type="float" office:value="10.5035805702209" calcext:value-type="float">
            <text:p>10.50358057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6621.90014" calcext:value-type="float">
            <text:p>1443136621.90014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89996671676636" calcext:value-type="float">
            <text:p>1.8999667168</text:p>
          </table:table-cell>
          <table:table-cell table:formula="of:=[.C21]/([.D21]-[.D20])" office:value-type="float" office:value="84858.6943641494" calcext:value-type="float">
            <text:p>84858.6943641494</text:p>
          </table:table-cell>
          <table:table-cell/>
          <table:table-cell office:value-type="float" office:value="1443136632.39461" calcext:value-type="float">
            <text:p>1443136632.39461</text:p>
          </table:table-cell>
          <table:table-cell table:formula="of:=[.G21]-[.$B$2]" office:value-type="float" office:value="12.3944346904755" calcext:value-type="float">
            <text:p>12.3944346905</text:p>
          </table:table-cell>
          <table:table-cell table:formula="of:=[.C21]/([.H21]-[.H20])" office:value-type="float" office:value="93665.8722119338" calcext:value-type="float">
            <text:p>93665.8722119338</text:p>
          </table:table-cell>
          <table:table-cell table:formula="of:=[.G21]-[.$B21]" office:value-type="float" office:value="10.4944679737091" calcext:value-type="float">
            <text:p>10.49446797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6621.99704" calcext:value-type="float">
            <text:p>1443136621.99704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9968626499176" calcext:value-type="float">
            <text:p>1.9968626499</text:p>
          </table:table-cell>
          <table:table-cell table:formula="of:=[.C22]/([.D22]-[.D21])" office:value-type="float" office:value="84874.5631786541" calcext:value-type="float">
            <text:p>84874.5631786541</text:p>
          </table:table-cell>
          <table:table-cell/>
          <table:table-cell office:value-type="float" office:value="1443136632.48238" calcext:value-type="float">
            <text:p>1443136632.48238</text:p>
          </table:table-cell>
          <table:table-cell table:formula="of:=[.G22]-[.$B$2]" office:value-type="float" office:value="12.4821999073029" calcext:value-type="float">
            <text:p>12.4821999073</text:p>
          </table:table-cell>
          <table:table-cell table:formula="of:=[.C22]/([.H22]-[.H21])" office:value-type="float" office:value="93704.5483084045" calcext:value-type="float">
            <text:p>93704.5483084045</text:p>
          </table:table-cell>
          <table:table-cell table:formula="of:=[.G22]-[.$B22]" office:value-type="float" office:value="10.4853372573853" calcext:value-type="float">
            <text:p>10.485337257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6622.07801" calcext:value-type="float">
            <text:p>1443136622.07801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2.0778341293335" calcext:value-type="float">
            <text:p>2.0778341293</text:p>
          </table:table-cell>
          <table:table-cell table:formula="of:=[.C23]/([.D23]-[.D22])" office:value-type="float" office:value="101566.626413717" calcext:value-type="float">
            <text:p>101566.626413717</text:p>
          </table:table-cell>
          <table:table-cell/>
          <table:table-cell office:value-type="float" office:value="1443136632.57013" calcext:value-type="float">
            <text:p>1443136632.57013</text:p>
          </table:table-cell>
          <table:table-cell table:formula="of:=[.G23]-[.$B$2]" office:value-type="float" office:value="12.5699481964111" calcext:value-type="float">
            <text:p>12.5699481964</text:p>
          </table:table-cell>
          <table:table-cell table:formula="of:=[.C23]/([.H23]-[.H22])" office:value-type="float" office:value="93722.6250628323" calcext:value-type="float">
            <text:p>93722.6250628323</text:p>
          </table:table-cell>
          <table:table-cell table:formula="of:=[.G23]-[.$B23]" office:value-type="float" office:value="10.4921140670776" calcext:value-type="float">
            <text:p>10.49211406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6622.15847" calcext:value-type="float">
            <text:p>1443136622.15847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2.15829253196716" calcext:value-type="float">
            <text:p>2.158292532</text:p>
          </table:table-cell>
          <table:table-cell table:formula="of:=[.C24]/([.D24]-[.D23])" office:value-type="float" office:value="102214.308646475" calcext:value-type="float">
            <text:p>102214.308646475</text:p>
          </table:table-cell>
          <table:table-cell/>
          <table:table-cell office:value-type="float" office:value="1443136632.65804" calcext:value-type="float">
            <text:p>1443136632.65804</text:p>
          </table:table-cell>
          <table:table-cell table:formula="of:=[.G24]-[.$B$2]" office:value-type="float" office:value="12.6578590869904" calcext:value-type="float">
            <text:p>12.657859087</text:p>
          </table:table-cell>
          <table:table-cell table:formula="of:=[.C24]/([.H24]-[.H23])" office:value-type="float" office:value="93549.2741094311" calcext:value-type="float">
            <text:p>93549.2741094311</text:p>
          </table:table-cell>
          <table:table-cell table:formula="of:=[.G24]-[.$B24]" office:value-type="float" office:value="10.4995665550232" calcext:value-type="float">
            <text:p>10.49956655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6622.23893" calcext:value-type="float">
            <text:p>1443136622.23893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2.2387547492981" calcext:value-type="float">
            <text:p>2.2387547493</text:p>
          </table:table-cell>
          <table:table-cell table:formula="of:=[.C25]/([.D25]-[.D24])" office:value-type="float" office:value="102209.462687009" calcext:value-type="float">
            <text:p>102209.462687009</text:p>
          </table:table-cell>
          <table:table-cell/>
          <table:table-cell office:value-type="float" office:value="1443136632.74581" calcext:value-type="float">
            <text:p>1443136632.74581</text:p>
          </table:table-cell>
          <table:table-cell table:formula="of:=[.G25]-[.$B$2]" office:value-type="float" office:value="12.7456369400024" calcext:value-type="float">
            <text:p>12.74563694</text:p>
          </table:table-cell>
          <table:table-cell table:formula="of:=[.C25]/([.H25]-[.H24])" office:value-type="float" office:value="93691.0589379276" calcext:value-type="float">
            <text:p>93691.0589379276</text:p>
          </table:table-cell>
          <table:table-cell table:formula="of:=[.G25]-[.$B25]" office:value-type="float" office:value="10.5068821907043" calcext:value-type="float">
            <text:p>10.50688219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6622.31938" calcext:value-type="float">
            <text:p>1443136622.31938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2.31920647621155" calcext:value-type="float">
            <text:p>2.3192064762</text:p>
          </table:table-cell>
          <table:table-cell table:formula="of:=[.C26]/([.D26]-[.D25])" office:value-type="float" office:value="102222.790181336" calcext:value-type="float">
            <text:p>102222.790181336</text:p>
          </table:table-cell>
          <table:table-cell/>
          <table:table-cell office:value-type="float" office:value="1443136632.83357" calcext:value-type="float">
            <text:p>1443136632.83357</text:p>
          </table:table-cell>
          <table:table-cell table:formula="of:=[.G26]-[.$B$2]" office:value-type="float" office:value="12.8333888053894" calcext:value-type="float">
            <text:p>12.8333888054</text:p>
          </table:table-cell>
          <table:table-cell table:formula="of:=[.C26]/([.H26]-[.H25])" office:value-type="float" office:value="93718.8054491412" calcext:value-type="float">
            <text:p>93718.8054491412</text:p>
          </table:table-cell>
          <table:table-cell table:formula="of:=[.G26]-[.$B26]" office:value-type="float" office:value="10.5141823291779" calcext:value-type="float">
            <text:p>10.514182329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6622.3999" calcext:value-type="float">
            <text:p>1443136622.3999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2.39972639083862" calcext:value-type="float">
            <text:p>2.3997263908</text:p>
          </table:table-cell>
          <table:table-cell table:formula="of:=[.C27]/([.D27]-[.D26])" office:value-type="float" office:value="102136.223542823" calcext:value-type="float">
            <text:p>102136.223542823</text:p>
          </table:table-cell>
          <table:table-cell/>
          <table:table-cell office:value-type="float" office:value="1443136632.92147" calcext:value-type="float">
            <text:p>1443136632.92147</text:p>
          </table:table-cell>
          <table:table-cell table:formula="of:=[.G27]-[.$B$2]" office:value-type="float" office:value="12.9212937355042" calcext:value-type="float">
            <text:p>12.9212937355</text:p>
          </table:table-cell>
          <table:table-cell table:formula="of:=[.C27]/([.H27]-[.H26])" office:value-type="float" office:value="93555.6172931923" calcext:value-type="float">
            <text:p>93555.6172931923</text:p>
          </table:table-cell>
          <table:table-cell table:formula="of:=[.G27]-[.$B27]" office:value-type="float" office:value="10.5215673446655" calcext:value-type="float">
            <text:p>10.52156734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6622.48036" calcext:value-type="float">
            <text:p>1443136622.48036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48018479347229" calcext:value-type="float">
            <text:p>2.4801847935</text:p>
          </table:table-cell>
          <table:table-cell table:formula="of:=[.C28]/([.D28]-[.D27])" office:value-type="float" office:value="102214.308646475" calcext:value-type="float">
            <text:p>102214.308646475</text:p>
          </table:table-cell>
          <table:table-cell/>
          <table:table-cell office:value-type="float" office:value="1443136633.00926" calcext:value-type="float">
            <text:p>1443136633.00926</text:p>
          </table:table-cell>
          <table:table-cell table:formula="of:=[.G28]-[.$B$2]" office:value-type="float" office:value="13.009085893631" calcext:value-type="float">
            <text:p>13.0090858936</text:p>
          </table:table-cell>
          <table:table-cell table:formula="of:=[.C28]/([.H28]-[.H27])" office:value-type="float" office:value="93675.7926387799" calcext:value-type="float">
            <text:p>93675.7926387799</text:p>
          </table:table-cell>
          <table:table-cell table:formula="of:=[.G28]-[.$B28]" office:value-type="float" office:value="10.5289011001587" calcext:value-type="float">
            <text:p>10.528901100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6622.56081" calcext:value-type="float">
            <text:p>1443136622.56081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5606369972229" calcext:value-type="float">
            <text:p>2.5606369972</text:p>
          </table:table-cell>
          <table:table-cell table:formula="of:=[.C29]/([.D29]-[.D28])" office:value-type="float" office:value="102222.184310739" calcext:value-type="float">
            <text:p>102222.184310739</text:p>
          </table:table-cell>
          <table:table-cell/>
          <table:table-cell office:value-type="float" office:value="1443136633.0524" calcext:value-type="float">
            <text:p>1443136633.0524</text:p>
          </table:table-cell>
          <table:table-cell table:formula="of:=[.G29]-[.$B$2]" office:value-type="float" office:value="13.0522229671478" calcext:value-type="float">
            <text:p>13.0522229671</text:p>
          </table:table-cell>
          <table:table-cell table:formula="of:=[.C29]/([.H29]-[.H28])" office:value-type="float" office:value="190648.074371304" calcext:value-type="float">
            <text:p>190648.074371304</text:p>
          </table:table-cell>
          <table:table-cell table:formula="of:=[.G29]-[.$B29]" office:value-type="float" office:value="10.4915859699249" calcext:value-type="float">
            <text:p>10.491585969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6622.64127" calcext:value-type="float">
            <text:p>1443136622.64127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6410915851593" calcext:value-type="float">
            <text:p>2.6410915852</text:p>
          </table:table-cell>
          <table:table-cell table:formula="of:=[.C30]/([.D30]-[.D29])" office:value-type="float" office:value="102219.155065476" calcext:value-type="float">
            <text:p>102219.155065476</text:p>
          </table:table-cell>
          <table:table-cell/>
          <table:table-cell office:value-type="float" office:value="1443136633.13491" calcext:value-type="float">
            <text:p>1443136633.13491</text:p>
          </table:table-cell>
          <table:table-cell table:formula="of:=[.G30]-[.$B$2]" office:value-type="float" office:value="13.1347351074219" calcext:value-type="float">
            <text:p>13.1347351074</text:p>
          </table:table-cell>
          <table:table-cell table:formula="of:=[.C30]/([.H30]-[.H29])" office:value-type="float" office:value="99670.1815355365" calcext:value-type="float">
            <text:p>99670.1815355365</text:p>
          </table:table-cell>
          <table:table-cell table:formula="of:=[.G30]-[.$B30]" office:value-type="float" office:value="10.4936435222626" calcext:value-type="float">
            <text:p>10.493643522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6622.72172" calcext:value-type="float">
            <text:p>1443136622.72172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72153854370117" calcext:value-type="float">
            <text:p>2.7215385437</text:p>
          </table:table-cell>
          <table:table-cell table:formula="of:=[.C31]/([.D31]-[.D30])" office:value-type="float" office:value="102228.849282346" calcext:value-type="float">
            <text:p>102228.849282346</text:p>
          </table:table-cell>
          <table:table-cell/>
          <table:table-cell office:value-type="float" office:value="1443136633.21749" calcext:value-type="float">
            <text:p>1443136633.21749</text:p>
          </table:table-cell>
          <table:table-cell table:formula="of:=[.G31]-[.$B$2]" office:value-type="float" office:value="13.2173089981079" calcext:value-type="float">
            <text:p>13.2173089981</text:p>
          </table:table-cell>
          <table:table-cell table:formula="of:=[.C31]/([.H31]-[.H30])" office:value-type="float" office:value="99595.6461742796" calcext:value-type="float">
            <text:p>99595.6461742796</text:p>
          </table:table-cell>
          <table:table-cell table:formula="of:=[.G31]-[.$B31]" office:value-type="float" office:value="10.4957704544067" calcext:value-type="float">
            <text:p>10.495770454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6622.80222" calcext:value-type="float">
            <text:p>1443136622.80222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80204010009766" calcext:value-type="float">
            <text:p>2.8020401001</text:p>
          </table:table-cell>
          <table:table-cell table:formula="of:=[.C32]/([.D32]-[.D31])" office:value-type="float" office:value="102159.515519121" calcext:value-type="float">
            <text:p>102159.515519121</text:p>
          </table:table-cell>
          <table:table-cell/>
          <table:table-cell office:value-type="float" office:value="1443136633.30011" calcext:value-type="float">
            <text:p>1443136633.30011</text:p>
          </table:table-cell>
          <table:table-cell table:formula="of:=[.G32]-[.$B$2]" office:value-type="float" office:value="13.2999300956726" calcext:value-type="float">
            <text:p>13.2999300957</text:p>
          </table:table-cell>
          <table:table-cell table:formula="of:=[.C32]/([.H32]-[.H31])" office:value-type="float" office:value="99538.7406171906" calcext:value-type="float">
            <text:p>99538.7406171906</text:p>
          </table:table-cell>
          <table:table-cell table:formula="of:=[.G32]-[.$B32]" office:value-type="float" office:value="10.497889995575" calcext:value-type="float">
            <text:p>10.497889995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6622.88264" calcext:value-type="float">
            <text:p>1443136622.88264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88246512413025" calcext:value-type="float">
            <text:p>2.8824651241</text:p>
          </table:table-cell>
          <table:table-cell table:formula="of:=[.C33]/([.D33]-[.D32])" office:value-type="float" office:value="102256.730401065" calcext:value-type="float">
            <text:p>102256.730401065</text:p>
          </table:table-cell>
          <table:table-cell/>
          <table:table-cell office:value-type="float" office:value="1443136633.38251" calcext:value-type="float">
            <text:p>1443136633.38251</text:p>
          </table:table-cell>
          <table:table-cell table:formula="of:=[.G33]-[.$B$2]" office:value-type="float" office:value="13.3823354244232" calcext:value-type="float">
            <text:p>13.3823354244</text:p>
          </table:table-cell>
          <table:table-cell table:formula="of:=[.C33]/([.H33]-[.H32])" office:value-type="float" office:value="99799.3712868852" calcext:value-type="float">
            <text:p>99799.3712868852</text:p>
          </table:table-cell>
          <table:table-cell table:formula="of:=[.G33]-[.$B33]" office:value-type="float" office:value="10.499870300293" calcext:value-type="float">
            <text:p>10.49987030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6622.96311" calcext:value-type="float">
            <text:p>1443136622.96311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96292996406555" calcext:value-type="float">
            <text:p>2.9629299641</text:p>
          </table:table-cell>
          <table:table-cell table:formula="of:=[.C34]/([.D34]-[.D33])" office:value-type="float" office:value="102206.131356409" calcext:value-type="float">
            <text:p>102206.131356409</text:p>
          </table:table-cell>
          <table:table-cell/>
          <table:table-cell office:value-type="float" office:value="1443136633.46517" calcext:value-type="float">
            <text:p>1443136633.46517</text:p>
          </table:table-cell>
          <table:table-cell table:formula="of:=[.G34]-[.$B$2]" office:value-type="float" office:value="13.4649927616119" calcext:value-type="float">
            <text:p>13.4649927616</text:p>
          </table:table-cell>
          <table:table-cell table:formula="of:=[.C34]/([.H34]-[.H33])" office:value-type="float" office:value="99495.0996452162" calcext:value-type="float">
            <text:p>99495.0996452162</text:p>
          </table:table-cell>
          <table:table-cell table:formula="of:=[.G34]-[.$B34]" office:value-type="float" office:value="10.5020627975464" calcext:value-type="float">
            <text:p>10.502062797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6623.0446" calcext:value-type="float">
            <text:p>1443136623.0446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3.04442095756531" calcext:value-type="float">
            <text:p>3.0444209576</text:p>
          </table:table-cell>
          <table:table-cell table:formula="of:=[.C35]/([.D35]-[.D34])" office:value-type="float" office:value="100919.127952767" calcext:value-type="float">
            <text:p>100919.127952767</text:p>
          </table:table-cell>
          <table:table-cell/>
          <table:table-cell office:value-type="float" office:value="1443136633.54761" calcext:value-type="float">
            <text:p>1443136633.54761</text:p>
          </table:table-cell>
          <table:table-cell table:formula="of:=[.G35]-[.$B$2]" office:value-type="float" office:value="13.547434091568" calcext:value-type="float">
            <text:p>13.5474340916</text:p>
          </table:table-cell>
          <table:table-cell table:formula="of:=[.C35]/([.H35]-[.H34])" office:value-type="float" office:value="99755.7900192028" calcext:value-type="float">
            <text:p>99755.7900192028</text:p>
          </table:table-cell>
          <table:table-cell table:formula="of:=[.G35]-[.$B35]" office:value-type="float" office:value="10.5030131340027" calcext:value-type="float">
            <text:p>10.50301313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6623.12702" calcext:value-type="float">
            <text:p>1443136623.12702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3.12684273719788" calcext:value-type="float">
            <text:p>3.1268427372</text:p>
          </table:table-cell>
          <table:table-cell table:formula="of:=[.C36]/([.D36]-[.D35])" office:value-type="float" office:value="99779.45194416" calcext:value-type="float">
            <text:p>99779.45194416</text:p>
          </table:table-cell>
          <table:table-cell/>
          <table:table-cell office:value-type="float" office:value="1443136633.63014" calcext:value-type="float">
            <text:p>1443136633.63014</text:p>
          </table:table-cell>
          <table:table-cell table:formula="of:=[.G36]-[.$B$2]" office:value-type="float" office:value="13.6299636363983" calcext:value-type="float">
            <text:p>13.6299636364</text:p>
          </table:table-cell>
          <table:table-cell table:formula="of:=[.C36]/([.H36]-[.H35])" office:value-type="float" office:value="99649.162211039" calcext:value-type="float">
            <text:p>99649.162211039</text:p>
          </table:table-cell>
          <table:table-cell table:formula="of:=[.G36]-[.$B36]" office:value-type="float" office:value="10.5031208992004" calcext:value-type="float">
            <text:p>10.503120899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6623.20938" calcext:value-type="float">
            <text:p>1443136623.20938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3.20920586585999" calcext:value-type="float">
            <text:p>3.2092058659</text:p>
          </table:table-cell>
          <table:table-cell table:formula="of:=[.C37]/([.D37]-[.D36])" office:value-type="float" office:value="99850.5051178732" calcext:value-type="float">
            <text:p>99850.5051178732</text:p>
          </table:table-cell>
          <table:table-cell/>
          <table:table-cell office:value-type="float" office:value="1443136633.71268" calcext:value-type="float">
            <text:p>1443136633.71268</text:p>
          </table:table-cell>
          <table:table-cell table:formula="of:=[.G37]-[.$B$2]" office:value-type="float" office:value="13.7124979496002" calcext:value-type="float">
            <text:p>13.7124979496</text:p>
          </table:table-cell>
          <table:table-cell table:formula="of:=[.C37]/([.H37]-[.H36])" office:value-type="float" office:value="99643.4050390844" calcext:value-type="float">
            <text:p>99643.4050390844</text:p>
          </table:table-cell>
          <table:table-cell table:formula="of:=[.G37]-[.$B37]" office:value-type="float" office:value="10.5032920837402" calcext:value-type="float">
            <text:p>10.503292083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6623.29176" calcext:value-type="float">
            <text:p>1443136623.29176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3.29158663749695" calcext:value-type="float">
            <text:p>3.2915866375</text:p>
          </table:table-cell>
          <table:table-cell table:formula="of:=[.C38]/([.D38]-[.D37])" office:value-type="float" office:value="99829.1207594131" calcext:value-type="float">
            <text:p>99829.1207594131</text:p>
          </table:table-cell>
          <table:table-cell/>
          <table:table-cell office:value-type="float" office:value="1443136633.79522" calcext:value-type="float">
            <text:p>1443136633.79522</text:p>
          </table:table-cell>
          <table:table-cell table:formula="of:=[.G38]-[.$B$2]" office:value-type="float" office:value="13.7950458526611" calcext:value-type="float">
            <text:p>13.7950458527</text:p>
          </table:table-cell>
          <table:table-cell table:formula="of:=[.C38]/([.H38]-[.H37])" office:value-type="float" office:value="99627.0007480555" calcext:value-type="float">
            <text:p>99627.0007480555</text:p>
          </table:table-cell>
          <table:table-cell table:formula="of:=[.G38]-[.$B38]" office:value-type="float" office:value="10.5034592151642" calcext:value-type="float">
            <text:p>10.503459215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6623.37414" calcext:value-type="float">
            <text:p>1443136623.37414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3.37396383285522" calcext:value-type="float">
            <text:p>3.3739638329</text:p>
          </table:table-cell>
          <table:table-cell table:formula="of:=[.C39]/([.D39]-[.D38])" office:value-type="float" office:value="99833.4546864825" calcext:value-type="float">
            <text:p>99833.4546864825</text:p>
          </table:table-cell>
          <table:table-cell/>
          <table:table-cell office:value-type="float" office:value="1443136633.87772" calcext:value-type="float">
            <text:p>1443136633.87772</text:p>
          </table:table-cell>
          <table:table-cell table:formula="of:=[.G39]-[.$B$2]" office:value-type="float" office:value="13.8775458335876" calcext:value-type="float">
            <text:p>13.8775458336</text:p>
          </table:table-cell>
          <table:table-cell table:formula="of:=[.C39]/([.H39]-[.H38])" office:value-type="float" office:value="99684.8715313701" calcext:value-type="float">
            <text:p>99684.8715313701</text:p>
          </table:table-cell>
          <table:table-cell table:formula="of:=[.G39]-[.$B39]" office:value-type="float" office:value="10.5035820007324" calcext:value-type="float">
            <text:p>10.503582000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6623.45652" calcext:value-type="float">
            <text:p>1443136623.45652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3.45633935928345" calcext:value-type="float">
            <text:p>3.4563393593</text:p>
          </table:table-cell>
          <table:table-cell table:formula="of:=[.C40]/([.D40]-[.D39])" office:value-type="float" office:value="99835.4773145629" calcext:value-type="float">
            <text:p>99835.4773145629</text:p>
          </table:table-cell>
          <table:table-cell/>
          <table:table-cell office:value-type="float" office:value="1443136633.96034" calcext:value-type="float">
            <text:p>1443136633.96034</text:p>
          </table:table-cell>
          <table:table-cell table:formula="of:=[.G40]-[.$B$2]" office:value-type="float" office:value="13.9601624011993" calcext:value-type="float">
            <text:p>13.9601624012</text:p>
          </table:table-cell>
          <table:table-cell table:formula="of:=[.C40]/([.H40]-[.H39])" office:value-type="float" office:value="99544.1984306777" calcext:value-type="float">
            <text:p>99544.1984306777</text:p>
          </table:table-cell>
          <table:table-cell table:formula="of:=[.G40]-[.$B40]" office:value-type="float" office:value="10.5038230419159" calcext:value-type="float">
            <text:p>10.503823041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6623.53892" calcext:value-type="float">
            <text:p>1443136623.53892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3.53874683380127" calcext:value-type="float">
            <text:p>3.5387468338</text:p>
          </table:table-cell>
          <table:table-cell table:formula="of:=[.C41]/([.D41]-[.D40])" office:value-type="float" office:value="99796.7726607299" calcext:value-type="float">
            <text:p>99796.7726607299</text:p>
          </table:table-cell>
          <table:table-cell/>
          <table:table-cell office:value-type="float" office:value="1443136634.04286" calcext:value-type="float">
            <text:p>1443136634.04286</text:p>
          </table:table-cell>
          <table:table-cell table:formula="of:=[.G41]-[.$B$2]" office:value-type="float" office:value="14.0426847934723" calcext:value-type="float">
            <text:p>14.0426847935</text:p>
          </table:table-cell>
          <table:table-cell table:formula="of:=[.C41]/([.H41]-[.H40])" office:value-type="float" office:value="99657.7992164658" calcext:value-type="float">
            <text:p>99657.7992164658</text:p>
          </table:table-cell>
          <table:table-cell table:formula="of:=[.G41]-[.$B41]" office:value-type="float" office:value="10.503937959671" calcext:value-type="float">
            <text:p>10.503937959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6623.62131" calcext:value-type="float">
            <text:p>1443136623.62131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3.62112927436829" calcext:value-type="float">
            <text:p>3.6211292744</text:p>
          </table:table-cell>
          <table:table-cell table:formula="of:=[.C42]/([.D42]-[.D41])" office:value-type="float" office:value="99827.0983888846" calcext:value-type="float">
            <text:p>99827.0983888846</text:p>
          </table:table-cell>
          <table:table-cell/>
          <table:table-cell office:value-type="float" office:value="1443136634.09082" calcext:value-type="float">
            <text:p>1443136634.09082</text:p>
          </table:table-cell>
          <table:table-cell table:formula="of:=[.G42]-[.$B$2]" office:value-type="float" office:value="14.0906393527985" calcext:value-type="float">
            <text:p>14.0906393528</text:p>
          </table:table-cell>
          <table:table-cell table:formula="of:=[.C42]/([.H42]-[.H41])" office:value-type="float" office:value="171495.684989261" calcext:value-type="float">
            <text:p>171495.684989261</text:p>
          </table:table-cell>
          <table:table-cell table:formula="of:=[.G42]-[.$B42]" office:value-type="float" office:value="10.4695100784302" calcext:value-type="float">
            <text:p>10.469510078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6623.70368" calcext:value-type="float">
            <text:p>1443136623.70368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3.70350646972656" calcext:value-type="float">
            <text:p>3.7035064697</text:p>
          </table:table-cell>
          <table:table-cell table:formula="of:=[.C43]/([.D43]-[.D42])" office:value-type="float" office:value="99833.4546864825" calcext:value-type="float">
            <text:p>99833.4546864825</text:p>
          </table:table-cell>
          <table:table-cell/>
          <table:table-cell office:value-type="float" office:value="1443136634.18248" calcext:value-type="float">
            <text:p>1443136634.18248</text:p>
          </table:table-cell>
          <table:table-cell table:formula="of:=[.G43]-[.$B$2]" office:value-type="float" office:value="14.1823070049286" calcext:value-type="float">
            <text:p>14.1823070049</text:p>
          </table:table-cell>
          <table:table-cell table:formula="of:=[.C43]/([.H43]-[.H42])" office:value-type="float" office:value="89715.3991500252" calcext:value-type="float">
            <text:p>89715.3991500252</text:p>
          </table:table-cell>
          <table:table-cell table:formula="of:=[.G43]-[.$B43]" office:value-type="float" office:value="10.478800535202" calcext:value-type="float">
            <text:p>10.478800535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6623.78606" calcext:value-type="float">
            <text:p>1443136623.78606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3.785884141922" calcext:value-type="float">
            <text:p>3.7858841419</text:p>
          </table:table-cell>
          <table:table-cell table:formula="of:=[.C44]/([.D44]-[.D43])" office:value-type="float" office:value="99832.8768077982" calcext:value-type="float">
            <text:p>99832.8768077982</text:p>
          </table:table-cell>
          <table:table-cell/>
          <table:table-cell office:value-type="float" office:value="1443136634.27416" calcext:value-type="float">
            <text:p>1443136634.27416</text:p>
          </table:table-cell>
          <table:table-cell table:formula="of:=[.G44]-[.$B$2]" office:value-type="float" office:value="14.2739789485931" calcext:value-type="float">
            <text:p>14.2739789486</text:p>
          </table:table-cell>
          <table:table-cell table:formula="of:=[.C44]/([.H44]-[.H43])" office:value-type="float" office:value="89711.1992093628" calcext:value-type="float">
            <text:p>89711.1992093628</text:p>
          </table:table-cell>
          <table:table-cell table:formula="of:=[.G44]-[.$B44]" office:value-type="float" office:value="10.4880948066711" calcext:value-type="float">
            <text:p>10.488094806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6623.86842" calcext:value-type="float">
            <text:p>1443136623.86842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3.86824059486389" calcext:value-type="float">
            <text:p>3.8682405949</text:p>
          </table:table-cell>
          <table:table-cell table:formula="of:=[.C45]/([.D45]-[.D44])" office:value-type="float" office:value="99858.5988860197" calcext:value-type="float">
            <text:p>99858.5988860197</text:p>
          </table:table-cell>
          <table:table-cell/>
          <table:table-cell office:value-type="float" office:value="1443136634.36595" calcext:value-type="float">
            <text:p>1443136634.36595</text:p>
          </table:table-cell>
          <table:table-cell table:formula="of:=[.G45]-[.$B$2]" office:value-type="float" office:value="14.3657765388489" calcext:value-type="float">
            <text:p>14.3657765388</text:p>
          </table:table-cell>
          <table:table-cell table:formula="of:=[.C45]/([.H45]-[.H44])" office:value-type="float" office:value="89588.4083349999" calcext:value-type="float">
            <text:p>89588.4083349999</text:p>
          </table:table-cell>
          <table:table-cell table:formula="of:=[.G45]-[.$B45]" office:value-type="float" office:value="10.497535943985" calcext:value-type="float">
            <text:p>10.4975359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6623.9508" calcext:value-type="float">
            <text:p>1443136623.9508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3.9506196975708" calcext:value-type="float">
            <text:p>3.9506196976</text:p>
          </table:table-cell>
          <table:table-cell table:formula="of:=[.C46]/([.D46]-[.D45])" office:value-type="float" office:value="99831.1432118846" calcext:value-type="float">
            <text:p>99831.1432118846</text:p>
          </table:table-cell>
          <table:table-cell/>
          <table:table-cell office:value-type="float" office:value="1443136634.4577" calcext:value-type="float">
            <text:p>1443136634.4577</text:p>
          </table:table-cell>
          <table:table-cell table:formula="of:=[.G46]-[.$B$2]" office:value-type="float" office:value="14.457526922226" calcext:value-type="float">
            <text:p>14.4575269222</text:p>
          </table:table-cell>
          <table:table-cell table:formula="of:=[.C46]/([.H46]-[.H45])" office:value-type="float" office:value="89634.5028467189" calcext:value-type="float">
            <text:p>89634.5028467189</text:p>
          </table:table-cell>
          <table:table-cell table:formula="of:=[.G46]-[.$B46]" office:value-type="float" office:value="10.5069072246552" calcext:value-type="float">
            <text:p>10.506907224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6624.03301" calcext:value-type="float">
            <text:p>1443136624.03301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4.03282952308655" calcext:value-type="float">
            <text:p>4.0328295231</text:p>
          </table:table-cell>
          <table:table-cell table:formula="of:=[.C47]/([.D47]-[.D46])" office:value-type="float" office:value="100036.704230989" calcext:value-type="float">
            <text:p>100036.704230989</text:p>
          </table:table-cell>
          <table:table-cell/>
          <table:table-cell office:value-type="float" office:value="1443136634.54934" calcext:value-type="float">
            <text:p>1443136634.54934</text:p>
          </table:table-cell>
          <table:table-cell table:formula="of:=[.G47]-[.$B$2]" office:value-type="float" office:value="14.5491633415222" calcext:value-type="float">
            <text:p>14.5491633415</text:p>
          </table:table-cell>
          <table:table-cell table:formula="of:=[.C47]/([.H47]-[.H46])" office:value-type="float" office:value="89745.9772343509" calcext:value-type="float">
            <text:p>89745.9772343509</text:p>
          </table:table-cell>
          <table:table-cell table:formula="of:=[.G47]-[.$B47]" office:value-type="float" office:value="10.5163338184357" calcext:value-type="float">
            <text:p>10.516333818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6624.11502" calcext:value-type="float">
            <text:p>1443136624.11502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4.11483764648438" calcext:value-type="float">
            <text:p>4.1148376465</text:p>
          </table:table-cell>
          <table:table-cell table:formula="of:=[.C48]/([.D48]-[.D47])" office:value-type="float" office:value="100282.748333416" calcext:value-type="float">
            <text:p>100282.748333416</text:p>
          </table:table-cell>
          <table:table-cell/>
          <table:table-cell office:value-type="float" office:value="1443136634.64101" calcext:value-type="float">
            <text:p>1443136634.64101</text:p>
          </table:table-cell>
          <table:table-cell table:formula="of:=[.G48]-[.$B$2]" office:value-type="float" office:value="14.6408355236053" calcext:value-type="float">
            <text:p>14.6408355236</text:p>
          </table:table-cell>
          <table:table-cell table:formula="of:=[.C48]/([.H48]-[.H47])" office:value-type="float" office:value="89710.9658908559" calcext:value-type="float">
            <text:p>89710.9658908559</text:p>
          </table:table-cell>
          <table:table-cell table:formula="of:=[.G48]-[.$B48]" office:value-type="float" office:value="10.525997877121" calcext:value-type="float">
            <text:p>10.525997877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6624.19706" calcext:value-type="float">
            <text:p>1443136624.19706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4.19688296318054" calcext:value-type="float">
            <text:p>4.1968829632</text:p>
          </table:table-cell>
          <table:table-cell table:formula="of:=[.C49]/([.D49]-[.D48])" office:value-type="float" office:value="100237.287528006" calcext:value-type="float">
            <text:p>100237.287528006</text:p>
          </table:table-cell>
          <table:table-cell/>
          <table:table-cell office:value-type="float" office:value="1443136634.73274" calcext:value-type="float">
            <text:p>1443136634.73274</text:p>
          </table:table-cell>
          <table:table-cell table:formula="of:=[.G49]-[.$B$2]" office:value-type="float" office:value="14.7325580120087" calcext:value-type="float">
            <text:p>14.732558012</text:p>
          </table:table-cell>
          <table:table-cell table:formula="of:=[.C49]/([.H49]-[.H48])" office:value-type="float" office:value="89661.7628147809" calcext:value-type="float">
            <text:p>89661.7628147809</text:p>
          </table:table-cell>
          <table:table-cell table:formula="of:=[.G49]-[.$B49]" office:value-type="float" office:value="10.5356750488281" calcext:value-type="float">
            <text:p>10.535675048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6624.27905" calcext:value-type="float">
            <text:p>1443136624.27905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4.27886986732483" calcext:value-type="float">
            <text:p>4.2788698673</text:p>
          </table:table-cell>
          <table:table-cell table:formula="of:=[.C50]/([.D50]-[.D49])" office:value-type="float" office:value="100308.702784127" calcext:value-type="float">
            <text:p>100308.702784127</text:p>
          </table:table-cell>
          <table:table-cell/>
          <table:table-cell office:value-type="float" office:value="1443136634.82441" calcext:value-type="float">
            <text:p>1443136634.82441</text:p>
          </table:table-cell>
          <table:table-cell table:formula="of:=[.G50]-[.$B$2]" office:value-type="float" office:value="14.824227809906" calcext:value-type="float">
            <text:p>14.8242278099</text:p>
          </table:table-cell>
          <table:table-cell table:formula="of:=[.C50]/([.H50]-[.H49])" office:value-type="float" office:value="89713.2991305388" calcext:value-type="float">
            <text:p>89713.2991305388</text:p>
          </table:table-cell>
          <table:table-cell table:formula="of:=[.G50]-[.$B50]" office:value-type="float" office:value="10.5453579425812" calcext:value-type="float">
            <text:p>10.545357942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6624.36104" calcext:value-type="float">
            <text:p>1443136624.36104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4.36085963249207" calcext:value-type="float">
            <text:p>4.3608596325</text:p>
          </table:table-cell>
          <table:table-cell table:formula="of:=[.C51]/([.D51]-[.D50])" office:value-type="float" office:value="100305.202524063" calcext:value-type="float">
            <text:p>100305.202524063</text:p>
          </table:table-cell>
          <table:table-cell/>
          <table:table-cell office:value-type="float" office:value="1443136634.91622" calcext:value-type="float">
            <text:p>1443136634.91622</text:p>
          </table:table-cell>
          <table:table-cell table:formula="of:=[.G51]-[.$B$2]" office:value-type="float" office:value="14.916041135788" calcext:value-type="float">
            <text:p>14.9160411358</text:p>
          </table:table-cell>
          <table:table-cell table:formula="of:=[.C51]/([.H51]-[.H50])" office:value-type="float" office:value="89573.0540311042" calcext:value-type="float">
            <text:p>89573.0540311042</text:p>
          </table:table-cell>
          <table:table-cell table:formula="of:=[.G51]-[.$B51]" office:value-type="float" office:value="10.5551815032959" calcext:value-type="float">
            <text:p>10.55518150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6624.44301" calcext:value-type="float">
            <text:p>1443136624.44301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4.44283032417297" calcext:value-type="float">
            <text:p>4.4428303242</text:p>
          </table:table-cell>
          <table:table-cell table:formula="of:=[.C52]/([.D52]-[.D51])" office:value-type="float" office:value="100328.542206451" calcext:value-type="float">
            <text:p>100328.542206451</text:p>
          </table:table-cell>
          <table:table-cell/>
          <table:table-cell office:value-type="float" office:value="1443136635.0079" calcext:value-type="float">
            <text:p>1443136635.0079</text:p>
          </table:table-cell>
          <table:table-cell table:formula="of:=[.G52]-[.$B$2]" office:value-type="float" office:value="15.0077266693115" calcext:value-type="float">
            <text:p>15.0077266693</text:p>
          </table:table-cell>
          <table:table-cell table:formula="of:=[.C52]/([.H52]-[.H51])" office:value-type="float" office:value="89697.9019911223" calcext:value-type="float">
            <text:p>89697.9019911223</text:p>
          </table:table-cell>
          <table:table-cell table:formula="of:=[.G52]-[.$B52]" office:value-type="float" office:value="10.5648963451386" calcext:value-type="float">
            <text:p>10.564896345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6624.52498" calcext:value-type="float">
            <text:p>1443136624.52498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4.52480578422546" calcext:value-type="float">
            <text:p>4.5248057842</text:p>
          </table:table-cell>
          <table:table-cell table:formula="of:=[.C53]/([.D53]-[.D52])" office:value-type="float" office:value="100322.706267632" calcext:value-type="float">
            <text:p>100322.706267632</text:p>
          </table:table-cell>
          <table:table-cell/>
          <table:table-cell office:value-type="float" office:value="1443136635.0471" calcext:value-type="float">
            <text:p>1443136635.0471</text:p>
          </table:table-cell>
          <table:table-cell table:formula="of:=[.G53]-[.$B$2]" office:value-type="float" office:value="15.0469195842743" calcext:value-type="float">
            <text:p>15.0469195843</text:p>
          </table:table-cell>
          <table:table-cell table:formula="of:=[.C53]/([.H53]-[.H52])" office:value-type="float" office:value="209833.843892765" calcext:value-type="float">
            <text:p>209833.843892765</text:p>
          </table:table-cell>
          <table:table-cell table:formula="of:=[.G53]-[.$B53]" office:value-type="float" office:value="10.5221138000488" calcext:value-type="float">
            <text:p>10.522113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6624.60698" calcext:value-type="float">
            <text:p>1443136624.60698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4.60679912567139" calcext:value-type="float">
            <text:p>4.6067991257</text:p>
          </table:table-cell>
          <table:table-cell table:formula="of:=[.C54]/([.D54]-[.D53])" office:value-type="float" office:value="100300.82754249" calcext:value-type="float">
            <text:p>100300.82754249</text:p>
          </table:table-cell>
          <table:table-cell/>
          <table:table-cell office:value-type="float" office:value="1443136635.12219" calcext:value-type="float">
            <text:p>1443136635.12219</text:p>
          </table:table-cell>
          <table:table-cell table:formula="of:=[.G54]-[.$B$2]" office:value-type="float" office:value="15.1220078468323" calcext:value-type="float">
            <text:p>15.1220078468</text:p>
          </table:table-cell>
          <table:table-cell table:formula="of:=[.C54]/([.H54]-[.H53])" office:value-type="float" office:value="109524.441235398" calcext:value-type="float">
            <text:p>109524.441235398</text:p>
          </table:table-cell>
          <table:table-cell table:formula="of:=[.G54]-[.$B54]" office:value-type="float" office:value="10.5152087211609" calcext:value-type="float">
            <text:p>10.515208721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6624.68894" calcext:value-type="float">
            <text:p>1443136624.68894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4.68876481056213" calcext:value-type="float">
            <text:p>4.6887648106</text:p>
          </table:table-cell>
          <table:table-cell table:formula="of:=[.C55]/([.D55]-[.D54])" office:value-type="float" office:value="100334.670673" calcext:value-type="float">
            <text:p>100334.670673</text:p>
          </table:table-cell>
          <table:table-cell/>
          <table:table-cell office:value-type="float" office:value="1443136635.19716" calcext:value-type="float">
            <text:p>1443136635.19716</text:p>
          </table:table-cell>
          <table:table-cell table:formula="of:=[.G55]-[.$B$2]" office:value-type="float" office:value="15.1969857215881" calcext:value-type="float">
            <text:p>15.1969857216</text:p>
          </table:table-cell>
          <table:table-cell table:formula="of:=[.C55]/([.H55]-[.H54])" office:value-type="float" office:value="109685.690969219" calcext:value-type="float">
            <text:p>109685.690969219</text:p>
          </table:table-cell>
          <table:table-cell table:formula="of:=[.G55]-[.$B55]" office:value-type="float" office:value="10.508220911026" calcext:value-type="float">
            <text:p>10.50822091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6624.77092" calcext:value-type="float">
            <text:p>1443136624.77092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4.77074718475342" calcext:value-type="float">
            <text:p>4.7707471848</text:p>
          </table:table-cell>
          <table:table-cell table:formula="of:=[.C56]/([.D56]-[.D55])" office:value-type="float" office:value="100314.245362198" calcext:value-type="float">
            <text:p>100314.245362198</text:p>
          </table:table-cell>
          <table:table-cell/>
          <table:table-cell office:value-type="float" office:value="1443136635.27225" calcext:value-type="float">
            <text:p>1443136635.27225</text:p>
          </table:table-cell>
          <table:table-cell table:formula="of:=[.G56]-[.$B$2]" office:value-type="float" office:value="15.2720701694489" calcext:value-type="float">
            <text:p>15.2720701694</text:p>
          </table:table-cell>
          <table:table-cell table:formula="of:=[.C56]/([.H56]-[.H55])" office:value-type="float" office:value="109530.005671156" calcext:value-type="float">
            <text:p>109530.005671156</text:p>
          </table:table-cell>
          <table:table-cell table:formula="of:=[.G56]-[.$B56]" office:value-type="float" office:value="10.5013229846954" calcext:value-type="float">
            <text:p>10.501322984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6624.85292" calcext:value-type="float">
            <text:p>1443136624.85292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4.85274600982666" calcext:value-type="float">
            <text:p>4.8527460098</text:p>
          </table:table-cell>
          <table:table-cell table:formula="of:=[.C57]/([.D57]-[.D56])" office:value-type="float" office:value="100294.1199786" calcext:value-type="float">
            <text:p>100294.1199786</text:p>
          </table:table-cell>
          <table:table-cell/>
          <table:table-cell office:value-type="float" office:value="1443136635.34726" calcext:value-type="float">
            <text:p>1443136635.34726</text:p>
          </table:table-cell>
          <table:table-cell table:formula="of:=[.G57]-[.$B$2]" office:value-type="float" office:value="15.3470847606659" calcext:value-type="float">
            <text:p>15.3470847607</text:p>
          </table:table-cell>
          <table:table-cell table:formula="of:=[.C57]/([.H57]-[.H56])" office:value-type="float" office:value="109632.004475041" calcext:value-type="float">
            <text:p>109632.004475041</text:p>
          </table:table-cell>
          <table:table-cell table:formula="of:=[.G57]-[.$B57]" office:value-type="float" office:value="10.4943387508392" calcext:value-type="float">
            <text:p>10.494338750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6624.93488" calcext:value-type="float">
            <text:p>1443136624.93488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4.93469929695129" calcext:value-type="float">
            <text:p>4.934699297</text:p>
          </table:table-cell>
          <table:table-cell table:formula="of:=[.C58]/([.D58]-[.D57])" office:value-type="float" office:value="100349.849146295" calcext:value-type="float">
            <text:p>100349.849146295</text:p>
          </table:table-cell>
          <table:table-cell/>
          <table:table-cell office:value-type="float" office:value="1443136635.42226" calcext:value-type="float">
            <text:p>1443136635.42226</text:p>
          </table:table-cell>
          <table:table-cell table:formula="of:=[.G58]-[.$B$2]" office:value-type="float" office:value="15.422078371048" calcext:value-type="float">
            <text:p>15.422078371</text:p>
          </table:table-cell>
          <table:table-cell table:formula="of:=[.C58]/([.H58]-[.H57])" office:value-type="float" office:value="109662.676034666" calcext:value-type="float">
            <text:p>109662.676034666</text:p>
          </table:table-cell>
          <table:table-cell table:formula="of:=[.G58]-[.$B58]" office:value-type="float" office:value="10.4873790740967" calcext:value-type="float">
            <text:p>10.487379074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6625.01611" calcext:value-type="float">
            <text:p>1443136625.01611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5.01593565940857" calcext:value-type="float">
            <text:p>5.0159356594</text:p>
          </table:table-cell>
          <table:table-cell table:formula="of:=[.C59]/([.D59]-[.D58])" office:value-type="float" office:value="101235.45357321" calcext:value-type="float">
            <text:p>101235.45357321</text:p>
          </table:table-cell>
          <table:table-cell/>
          <table:table-cell office:value-type="float" office:value="1443136635.4973" calcext:value-type="float">
            <text:p>1443136635.4973</text:p>
          </table:table-cell>
          <table:table-cell table:formula="of:=[.G59]-[.$B$2]" office:value-type="float" office:value="15.4971191883087" calcext:value-type="float">
            <text:p>15.4971191883</text:p>
          </table:table-cell>
          <table:table-cell table:formula="of:=[.C59]/([.H59]-[.H58])" office:value-type="float" office:value="109593.689144193" calcext:value-type="float">
            <text:p>109593.689144193</text:p>
          </table:table-cell>
          <table:table-cell table:formula="of:=[.G59]-[.$B59]" office:value-type="float" office:value="10.4811835289001" calcext:value-type="float">
            <text:p>10.481183528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6625.09457" calcext:value-type="float">
            <text:p>1443136625.09457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5.09439301490784" calcext:value-type="float">
            <text:p>5.0943930149</text:p>
          </table:table-cell>
          <table:table-cell table:formula="of:=[.C60]/([.D60]-[.D59])" office:value-type="float" office:value="104821.274533995" calcext:value-type="float">
            <text:p>104821.274533995</text:p>
          </table:table-cell>
          <table:table-cell/>
          <table:table-cell office:value-type="float" office:value="1443136635.57236" calcext:value-type="float">
            <text:p>1443136635.57236</text:p>
          </table:table-cell>
          <table:table-cell table:formula="of:=[.G60]-[.$B$2]" office:value-type="float" office:value="15.5721828937531" calcext:value-type="float">
            <text:p>15.5721828938</text:p>
          </table:table-cell>
          <table:table-cell table:formula="of:=[.C60]/([.H60]-[.H59])" office:value-type="float" office:value="109560.272189048" calcext:value-type="float">
            <text:p>109560.272189048</text:p>
          </table:table-cell>
          <table:table-cell table:formula="of:=[.G60]-[.$B60]" office:value-type="float" office:value="10.4777898788452" calcext:value-type="float">
            <text:p>10.477789878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6625.17309" calcext:value-type="float">
            <text:p>1443136625.17309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5.17291450500488" calcext:value-type="float">
            <text:p>5.172914505</text:p>
          </table:table-cell>
          <table:table-cell table:formula="of:=[.C61]/([.D61]-[.D60])" office:value-type="float" office:value="104735.658860216" calcext:value-type="float">
            <text:p>104735.658860216</text:p>
          </table:table-cell>
          <table:table-cell/>
          <table:table-cell office:value-type="float" office:value="1443136635.64741" calcext:value-type="float">
            <text:p>1443136635.64741</text:p>
          </table:table-cell>
          <table:table-cell table:formula="of:=[.G61]-[.$B$2]" office:value-type="float" office:value="15.6472296714783" calcext:value-type="float">
            <text:p>15.6472296715</text:p>
          </table:table-cell>
          <table:table-cell table:formula="of:=[.C61]/([.H61]-[.H60])" office:value-type="float" office:value="109584.984849207" calcext:value-type="float">
            <text:p>109584.984849207</text:p>
          </table:table-cell>
          <table:table-cell table:formula="of:=[.G61]-[.$B61]" office:value-type="float" office:value="10.4743151664734" calcext:value-type="float">
            <text:p>10.474315166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6625.25155" calcext:value-type="float">
            <text:p>1443136625.25155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5.25137639045715" calcext:value-type="float">
            <text:p>5.2513763905</text:p>
          </table:table-cell>
          <table:table-cell table:formula="of:=[.C62]/([.D62]-[.D61])" office:value-type="float" office:value="104815.22273643" calcext:value-type="float">
            <text:p>104815.22273643</text:p>
          </table:table-cell>
          <table:table-cell/>
          <table:table-cell office:value-type="float" office:value="1443136635.72246" calcext:value-type="float">
            <text:p>1443136635.72246</text:p>
          </table:table-cell>
          <table:table-cell table:formula="of:=[.G62]-[.$B$2]" office:value-type="float" office:value="15.7222802639008" calcext:value-type="float">
            <text:p>15.7222802639</text:p>
          </table:table-cell>
          <table:table-cell table:formula="of:=[.C62]/([.H62]-[.H61])" office:value-type="float" office:value="109579.414825992" calcext:value-type="float">
            <text:p>109579.414825992</text:p>
          </table:table-cell>
          <table:table-cell table:formula="of:=[.G62]-[.$B62]" office:value-type="float" office:value="10.4709038734436" calcext:value-type="float">
            <text:p>10.470903873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6625.33001" calcext:value-type="float">
            <text:p>1443136625.33001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5.32983708381653" calcext:value-type="float">
            <text:p>5.3298370838</text:p>
          </table:table-cell>
          <table:table-cell table:formula="of:=[.C63]/([.D63]-[.D62])" office:value-type="float" office:value="104816.815246986" calcext:value-type="float">
            <text:p>104816.815246986</text:p>
          </table:table-cell>
          <table:table-cell/>
          <table:table-cell office:value-type="float" office:value="1443136635.79737" calcext:value-type="float">
            <text:p>1443136635.79737</text:p>
          </table:table-cell>
          <table:table-cell table:formula="of:=[.G63]-[.$B$2]" office:value-type="float" office:value="15.7971973419189" calcext:value-type="float">
            <text:p>15.7971973419</text:p>
          </table:table-cell>
          <table:table-cell table:formula="of:=[.C63]/([.H63]-[.H62])" office:value-type="float" office:value="109774.703145835" calcext:value-type="float">
            <text:p>109774.703145835</text:p>
          </table:table-cell>
          <table:table-cell table:formula="of:=[.G63]-[.$B63]" office:value-type="float" office:value="10.4673602581024" calcext:value-type="float">
            <text:p>10.467360258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6625.40853" calcext:value-type="float">
            <text:p>1443136625.40853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5.40835499763489" calcext:value-type="float">
            <text:p>5.4083549976</text:p>
          </table:table-cell>
          <table:table-cell table:formula="of:=[.C64]/([.D64]-[.D63])" office:value-type="float" office:value="104740.429286304" calcext:value-type="float">
            <text:p>104740.429286304</text:p>
          </table:table-cell>
          <table:table-cell/>
          <table:table-cell office:value-type="float" office:value="1443136635.87238" calcext:value-type="float">
            <text:p>1443136635.87238</text:p>
          </table:table-cell>
          <table:table-cell table:formula="of:=[.G64]-[.$B$2]" office:value-type="float" office:value="15.8722040653229" calcext:value-type="float">
            <text:p>15.8722040653</text:p>
          </table:table-cell>
          <table:table-cell table:formula="of:=[.C64]/([.H64]-[.H63])" office:value-type="float" office:value="109643.504299096" calcext:value-type="float">
            <text:p>109643.504299096</text:p>
          </table:table-cell>
          <table:table-cell table:formula="of:=[.G64]-[.$B64]" office:value-type="float" office:value="10.463849067688" calcext:value-type="float">
            <text:p>10.463849067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6625.48704" calcext:value-type="float">
            <text:p>1443136625.48704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5.48685836791992" calcext:value-type="float">
            <text:p>5.4868583679</text:p>
          </table:table-cell>
          <table:table-cell table:formula="of:=[.C65]/([.D65]-[.D64])" office:value-type="float" office:value="104759.833496828" calcext:value-type="float">
            <text:p>104759.833496828</text:p>
          </table:table-cell>
          <table:table-cell/>
          <table:table-cell office:value-type="float" office:value="1443136635.94741" calcext:value-type="float">
            <text:p>1443136635.94741</text:p>
          </table:table-cell>
          <table:table-cell table:formula="of:=[.G65]-[.$B$2]" office:value-type="float" office:value="15.9472303390503" calcext:value-type="float">
            <text:p>15.9472303391</text:p>
          </table:table-cell>
          <table:table-cell table:formula="of:=[.C65]/([.H65]-[.H64])" office:value-type="float" office:value="109614.933428244" calcext:value-type="float">
            <text:p>109614.933428244</text:p>
          </table:table-cell>
          <table:table-cell table:formula="of:=[.G65]-[.$B65]" office:value-type="float" office:value="10.4603719711304" calcext:value-type="float">
            <text:p>10.46037197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6625.56551" calcext:value-type="float">
            <text:p>1443136625.56551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5.56533694267273" calcext:value-type="float">
            <text:p>5.5653369427</text:p>
          </table:table-cell>
          <table:table-cell table:formula="of:=[.C66]/([.D66]-[.D65])" office:value-type="float" office:value="104792.932668617" calcext:value-type="float">
            <text:p>104792.932668617</text:p>
          </table:table-cell>
          <table:table-cell/>
          <table:table-cell office:value-type="float" office:value="1443136636.02248" calcext:value-type="float">
            <text:p>1443136636.02248</text:p>
          </table:table-cell>
          <table:table-cell table:formula="of:=[.G66]-[.$B$2]" office:value-type="float" office:value="16.0222990512848" calcext:value-type="float">
            <text:p>16.0222990513</text:p>
          </table:table-cell>
          <table:table-cell table:formula="of:=[.C66]/([.H66]-[.H65])" office:value-type="float" office:value="109552.964946437" calcext:value-type="float">
            <text:p>109552.964946437</text:p>
          </table:table-cell>
          <table:table-cell table:formula="of:=[.G66]-[.$B66]" office:value-type="float" office:value="10.4569621086121" calcext:value-type="float">
            <text:p>10.456962108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6625.64398" calcext:value-type="float">
            <text:p>1443136625.64398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5.6438000202179" calcext:value-type="float">
            <text:p>5.6438000202</text:p>
          </table:table-cell>
          <table:table-cell table:formula="of:=[.C67]/([.D67]-[.D66])" office:value-type="float" office:value="104813.630274265" calcext:value-type="float">
            <text:p>104813.630274265</text:p>
          </table:table-cell>
          <table:table-cell/>
          <table:table-cell office:value-type="float" office:value="1443136636.05848" calcext:value-type="float">
            <text:p>1443136636.05848</text:p>
          </table:table-cell>
          <table:table-cell table:formula="of:=[.G67]-[.$B$2]" office:value-type="float" office:value="16.0582978725433" calcext:value-type="float">
            <text:p>16.0582978725</text:p>
          </table:table-cell>
          <table:table-cell table:formula="of:=[.C67]/([.H67]-[.H66])" office:value-type="float" office:value="228451.924604278" calcext:value-type="float">
            <text:p>228451.924604278</text:p>
          </table:table-cell>
          <table:table-cell table:formula="of:=[.G67]-[.$B67]" office:value-type="float" office:value="10.4144978523254" calcext:value-type="float">
            <text:p>10.414497852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6625.72245" calcext:value-type="float">
            <text:p>1443136625.72245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5.72227215766907" calcext:value-type="float">
            <text:p>5.7222721577</text:p>
          </table:table-cell>
          <table:table-cell table:formula="of:=[.C68]/([.D68]-[.D67])" office:value-type="float" office:value="104801.529142968" calcext:value-type="float">
            <text:p>104801.529142968</text:p>
          </table:table-cell>
          <table:table-cell/>
          <table:table-cell office:value-type="float" office:value="1443136636.12726" calcext:value-type="float">
            <text:p>1443136636.12726</text:p>
          </table:table-cell>
          <table:table-cell table:formula="of:=[.G68]-[.$B$2]" office:value-type="float" office:value="16.1270849704742" calcext:value-type="float">
            <text:p>16.1270849705</text:p>
          </table:table-cell>
          <table:table-cell table:formula="of:=[.C68]/([.H68]-[.H67])" office:value-type="float" office:value="119557.304311056" calcext:value-type="float">
            <text:p>119557.304311056</text:p>
          </table:table-cell>
          <table:table-cell table:formula="of:=[.G68]-[.$B68]" office:value-type="float" office:value="10.4048128128052" calcext:value-type="float">
            <text:p>10.404812812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6625.80093" calcext:value-type="float">
            <text:p>1443136625.80093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5.80074977874756" calcext:value-type="float">
            <text:p>5.8007497787</text:p>
          </table:table-cell>
          <table:table-cell table:formula="of:=[.C69]/([.D69]-[.D68])" office:value-type="float" office:value="104794.206131383" calcext:value-type="float">
            <text:p>104794.206131383</text:p>
          </table:table-cell>
          <table:table-cell/>
          <table:table-cell office:value-type="float" office:value="1443136636.19607" calcext:value-type="float">
            <text:p>1443136636.19607</text:p>
          </table:table-cell>
          <table:table-cell table:formula="of:=[.G69]-[.$B$2]" office:value-type="float" office:value="16.19588971138" calcext:value-type="float">
            <text:p>16.1958897114</text:p>
          </table:table-cell>
          <table:table-cell table:formula="of:=[.C69]/([.H69]-[.H68])" office:value-type="float" office:value="119526.647317283" calcext:value-type="float">
            <text:p>119526.647317283</text:p>
          </table:table-cell>
          <table:table-cell table:formula="of:=[.G69]-[.$B69]" office:value-type="float" office:value="10.3951399326324" calcext:value-type="float">
            <text:p>10.395139932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6625.87939" calcext:value-type="float">
            <text:p>1443136625.87939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5.87920784950256" calcext:value-type="float">
            <text:p>5.8792078495</text:p>
          </table:table-cell>
          <table:table-cell table:formula="of:=[.C70]/([.D70]-[.D69])" office:value-type="float" office:value="104820.318940552" calcext:value-type="float">
            <text:p>104820.318940552</text:p>
          </table:table-cell>
          <table:table-cell/>
          <table:table-cell office:value-type="float" office:value="1443136636.26484" calcext:value-type="float">
            <text:p>1443136636.26484</text:p>
          </table:table-cell>
          <table:table-cell table:formula="of:=[.G70]-[.$B$2]" office:value-type="float" office:value="16.2646627426147" calcext:value-type="float">
            <text:p>16.2646627426</text:p>
          </table:table-cell>
          <table:table-cell table:formula="of:=[.C70]/([.H70]-[.H69])" office:value-type="float" office:value="119581.758319322" calcext:value-type="float">
            <text:p>119581.758319322</text:p>
          </table:table-cell>
          <table:table-cell table:formula="of:=[.G70]-[.$B70]" office:value-type="float" office:value="10.3854548931122" calcext:value-type="float">
            <text:p>10.385454893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6625.95786" calcext:value-type="float">
            <text:p>1443136625.95786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5.95768451690674" calcext:value-type="float">
            <text:p>5.9576845169</text:p>
          </table:table-cell>
          <table:table-cell table:formula="of:=[.C71]/([.D71]-[.D70])" office:value-type="float" office:value="104795.479625101" calcext:value-type="float">
            <text:p>104795.479625101</text:p>
          </table:table-cell>
          <table:table-cell/>
          <table:table-cell office:value-type="float" office:value="1443136636.33365" calcext:value-type="float">
            <text:p>1443136636.33365</text:p>
          </table:table-cell>
          <table:table-cell table:formula="of:=[.G71]-[.$B$2]" office:value-type="float" office:value="16.3334760665894" calcext:value-type="float">
            <text:p>16.3334760666</text:p>
          </table:table-cell>
          <table:table-cell table:formula="of:=[.C71]/([.H71]-[.H70])" office:value-type="float" office:value="119511.738788181" calcext:value-type="float">
            <text:p>119511.738788181</text:p>
          </table:table-cell>
          <table:table-cell table:formula="of:=[.G71]-[.$B71]" office:value-type="float" office:value="10.3757915496826" calcext:value-type="float">
            <text:p>10.375791549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6626.03468" calcext:value-type="float">
            <text:p>1443136626.03468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6.03450131416321" calcext:value-type="float">
            <text:p>6.0345013142</text:p>
          </table:table-cell>
          <table:table-cell table:formula="of:=[.C72]/([.D72]-[.D71])" office:value-type="float" office:value="107059.917800821" calcext:value-type="float">
            <text:p>107059.917800821</text:p>
          </table:table-cell>
          <table:table-cell/>
          <table:table-cell office:value-type="float" office:value="1443136636.40245" calcext:value-type="float">
            <text:p>1443136636.40245</text:p>
          </table:table-cell>
          <table:table-cell table:formula="of:=[.G72]-[.$B$2]" office:value-type="float" office:value="16.4022719860077" calcext:value-type="float">
            <text:p>16.402271986</text:p>
          </table:table-cell>
          <table:table-cell table:formula="of:=[.C72]/([.H72]-[.H71])" office:value-type="float" office:value="119541.973848644" calcext:value-type="float">
            <text:p>119541.973848644</text:p>
          </table:table-cell>
          <table:table-cell table:formula="of:=[.G72]-[.$B72]" office:value-type="float" office:value="10.3677706718445" calcext:value-type="float">
            <text:p>10.367770671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6626.10959" calcext:value-type="float">
            <text:p>1443136626.10959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6.10941076278687" calcext:value-type="float">
            <text:p>6.1094107628</text:p>
          </table:table-cell>
          <table:table-cell table:formula="of:=[.C73]/([.D73]-[.D72])" office:value-type="float" office:value="109785.883504725" calcext:value-type="float">
            <text:p>109785.883504725</text:p>
          </table:table-cell>
          <table:table-cell/>
          <table:table-cell office:value-type="float" office:value="1443136636.4712" calcext:value-type="float">
            <text:p>1443136636.4712</text:p>
          </table:table-cell>
          <table:table-cell table:formula="of:=[.G73]-[.$B$2]" office:value-type="float" office:value="16.4710261821747" calcext:value-type="float">
            <text:p>16.4710261822</text:p>
          </table:table-cell>
          <table:table-cell table:formula="of:=[.C73]/([.H73]-[.H72])" office:value-type="float" office:value="119614.517491053" calcext:value-type="float">
            <text:p>119614.517491053</text:p>
          </table:table-cell>
          <table:table-cell table:formula="of:=[.G73]-[.$B73]" office:value-type="float" office:value="10.3616154193878" calcext:value-type="float">
            <text:p>10.361615419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6626.18451" calcext:value-type="float">
            <text:p>1443136626.18451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6.18433427810669" calcext:value-type="float">
            <text:p>6.1843342781</text:p>
          </table:table-cell>
          <table:table-cell table:formula="of:=[.C74]/([.D74]-[.D73])" office:value-type="float" office:value="109765.271489123" calcext:value-type="float">
            <text:p>109765.271489123</text:p>
          </table:table-cell>
          <table:table-cell/>
          <table:table-cell office:value-type="float" office:value="1443136636.54005" calcext:value-type="float">
            <text:p>1443136636.54005</text:p>
          </table:table-cell>
          <table:table-cell table:formula="of:=[.G74]-[.$B$2]" office:value-type="float" office:value="16.5398743152618" calcext:value-type="float">
            <text:p>16.5398743153</text:p>
          </table:table-cell>
          <table:table-cell table:formula="of:=[.C74]/([.H74]-[.H73])" office:value-type="float" office:value="119451.314527132" calcext:value-type="float">
            <text:p>119451.314527132</text:p>
          </table:table-cell>
          <table:table-cell table:formula="of:=[.G74]-[.$B74]" office:value-type="float" office:value="10.3555400371552" calcext:value-type="float">
            <text:p>10.35554003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6626.25942" calcext:value-type="float">
            <text:p>1443136626.25942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6.2592396736145" calcext:value-type="float">
            <text:p>6.2592396736</text:p>
          </table:table-cell>
          <table:table-cell table:formula="of:=[.C75]/([.D75]-[.D74])" office:value-type="float" office:value="109791.823996741" calcext:value-type="float">
            <text:p>109791.823996741</text:p>
          </table:table-cell>
          <table:table-cell/>
          <table:table-cell office:value-type="float" office:value="1443136636.60881" calcext:value-type="float">
            <text:p>1443136636.60881</text:p>
          </table:table-cell>
          <table:table-cell table:formula="of:=[.G75]-[.$B$2]" office:value-type="float" office:value="16.6086277961731" calcext:value-type="float">
            <text:p>16.6086277962</text:p>
          </table:table-cell>
          <table:table-cell table:formula="of:=[.C75]/([.H75]-[.H74])" office:value-type="float" office:value="119615.761863975" calcext:value-type="float">
            <text:p>119615.761863975</text:p>
          </table:table-cell>
          <table:table-cell table:formula="of:=[.G75]-[.$B75]" office:value-type="float" office:value="10.3493881225586" calcext:value-type="float">
            <text:p>10.349388122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6626.33432" calcext:value-type="float">
            <text:p>1443136626.33432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6.33413791656494" calcext:value-type="float">
            <text:p>6.3341379166</text:p>
          </table:table-cell>
          <table:table-cell table:formula="of:=[.C76]/([.D76]-[.D75])" office:value-type="float" office:value="109802.30878636" calcext:value-type="float">
            <text:p>109802.30878636</text:p>
          </table:table-cell>
          <table:table-cell/>
          <table:table-cell office:value-type="float" office:value="1443136636.67748" calcext:value-type="float">
            <text:p>1443136636.67748</text:p>
          </table:table-cell>
          <table:table-cell table:formula="of:=[.G76]-[.$B$2]" office:value-type="float" office:value="16.6773052215576" calcext:value-type="float">
            <text:p>16.6773052216</text:p>
          </table:table-cell>
          <table:table-cell table:formula="of:=[.C76]/([.H76]-[.H75])" office:value-type="float" office:value="119748.228096121" calcext:value-type="float">
            <text:p>119748.228096121</text:p>
          </table:table-cell>
          <table:table-cell table:formula="of:=[.G76]-[.$B76]" office:value-type="float" office:value="10.3431673049927" calcext:value-type="float">
            <text:p>10.34316730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6626.40923" calcext:value-type="float">
            <text:p>1443136626.40923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6.40905213356018" calcext:value-type="float">
            <text:p>6.4090521336</text:p>
          </table:table-cell>
          <table:table-cell table:formula="of:=[.C77]/([.D77]-[.D76])" office:value-type="float" office:value="109778.895513553" calcext:value-type="float">
            <text:p>109778.895513553</text:p>
          </table:table-cell>
          <table:table-cell/>
          <table:table-cell office:value-type="float" office:value="1443136636.74624" calcext:value-type="float">
            <text:p>1443136636.74624</text:p>
          </table:table-cell>
          <table:table-cell table:formula="of:=[.G77]-[.$B$2]" office:value-type="float" office:value="16.7460656166077" calcext:value-type="float">
            <text:p>16.7460656166</text:p>
          </table:table-cell>
          <table:table-cell table:formula="of:=[.C77]/([.H77]-[.H76])" office:value-type="float" office:value="119603.734010166" calcext:value-type="float">
            <text:p>119603.734010166</text:p>
          </table:table-cell>
          <table:table-cell table:formula="of:=[.G77]-[.$B77]" office:value-type="float" office:value="10.3370134830475" calcext:value-type="float">
            <text:p>10.33701348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6626.48413" calcext:value-type="float">
            <text:p>1443136626.48413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6.4839518070221" calcext:value-type="float">
            <text:p>6.483951807</text:p>
          </table:table-cell>
          <table:table-cell table:formula="of:=[.C78]/([.D78]-[.D77])" office:value-type="float" office:value="109800.211668237" calcext:value-type="float">
            <text:p>109800.211668237</text:p>
          </table:table-cell>
          <table:table-cell/>
          <table:table-cell office:value-type="float" office:value="1443136636.81505" calcext:value-type="float">
            <text:p>1443136636.81505</text:p>
          </table:table-cell>
          <table:table-cell table:formula="of:=[.G78]-[.$B$2]" office:value-type="float" office:value="16.8148727416992" calcext:value-type="float">
            <text:p>16.8148727417</text:p>
          </table:table-cell>
          <table:table-cell table:formula="of:=[.C78]/([.H78]-[.H77])" office:value-type="float" office:value="119522.50568611" calcext:value-type="float">
            <text:p>119522.50568611</text:p>
          </table:table-cell>
          <table:table-cell table:formula="of:=[.G78]-[.$B78]" office:value-type="float" office:value="10.3309209346771" calcext:value-type="float">
            <text:p>10.330920934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6626.55903" calcext:value-type="float">
            <text:p>1443136626.55903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6.55885291099548" calcext:value-type="float">
            <text:p>6.558852911</text:p>
          </table:table-cell>
          <table:table-cell table:formula="of:=[.C79]/([.D79]-[.D78])" office:value-type="float" office:value="109798.114630218" calcext:value-type="float">
            <text:p>109798.114630218</text:p>
          </table:table-cell>
          <table:table-cell/>
          <table:table-cell office:value-type="float" office:value="1443136636.88381" calcext:value-type="float">
            <text:p>1443136636.88381</text:p>
          </table:table-cell>
          <table:table-cell table:formula="of:=[.G79]-[.$B$2]" office:value-type="float" office:value="16.8836324214935" calcext:value-type="float">
            <text:p>16.8836324215</text:p>
          </table:table-cell>
          <table:table-cell table:formula="of:=[.C79]/([.H79]-[.H78])" office:value-type="float" office:value="119604.978158731" calcext:value-type="float">
            <text:p>119604.978158731</text:p>
          </table:table-cell>
          <table:table-cell table:formula="of:=[.G79]-[.$B79]" office:value-type="float" office:value="10.324779510498" calcext:value-type="float">
            <text:p>10.324779510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6626.63393" calcext:value-type="float">
            <text:p>1443136626.63393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6.63375306129456" calcext:value-type="float">
            <text:p>6.6337530613</text:p>
          </table:table-cell>
          <table:table-cell table:formula="of:=[.C80]/([.D80]-[.D79])" office:value-type="float" office:value="109799.512646664" calcext:value-type="float">
            <text:p>109799.512646664</text:p>
          </table:table-cell>
          <table:table-cell/>
          <table:table-cell office:value-type="float" office:value="1443136636.95273" calcext:value-type="float">
            <text:p>1443136636.95273</text:p>
          </table:table-cell>
          <table:table-cell table:formula="of:=[.G80]-[.$B$2]" office:value-type="float" office:value="16.9525496959686" calcext:value-type="float">
            <text:p>16.952549696</text:p>
          </table:table-cell>
          <table:table-cell table:formula="of:=[.C80]/([.H80]-[.H79])" office:value-type="float" office:value="119331.474766484" calcext:value-type="float">
            <text:p>119331.474766484</text:p>
          </table:table-cell>
          <table:table-cell table:formula="of:=[.G80]-[.$B80]" office:value-type="float" office:value="10.3187966346741" calcext:value-type="float">
            <text:p>10.318796634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6626.70884" calcext:value-type="float">
            <text:p>1443136626.70884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6.70866584777832" calcext:value-type="float">
            <text:p>6.7086658478</text:p>
          </table:table-cell>
          <table:table-cell table:formula="of:=[.C81]/([.D81]-[.D80])" office:value-type="float" office:value="109780.991817496" calcext:value-type="float">
            <text:p>109780.991817496</text:p>
          </table:table-cell>
          <table:table-cell/>
          <table:table-cell office:value-type="float" office:value="1443136637.02148" calcext:value-type="float">
            <text:p>1443136637.02148</text:p>
          </table:table-cell>
          <table:table-cell table:formula="of:=[.G81]-[.$B$2]" office:value-type="float" office:value="17.0212981700897" calcext:value-type="float">
            <text:p>17.0212981701</text:p>
          </table:table-cell>
          <table:table-cell table:formula="of:=[.C81]/([.H81]-[.H80])" office:value-type="float" office:value="119624.473199423" calcext:value-type="float">
            <text:p>119624.473199423</text:p>
          </table:table-cell>
          <table:table-cell table:formula="of:=[.G81]-[.$B81]" office:value-type="float" office:value="10.3126323223114" calcext:value-type="float">
            <text:p>10.312632322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6626.78375" calcext:value-type="float">
            <text:p>1443136626.78375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6.7835693359375" calcext:value-type="float">
            <text:p>6.7835693359</text:p>
          </table:table-cell>
          <table:table-cell table:formula="of:=[.C82]/([.D82]-[.D81])" office:value-type="float" office:value="109794.61974485" calcext:value-type="float">
            <text:p>109794.61974485</text:p>
          </table:table-cell>
          <table:table-cell/>
          <table:table-cell office:value-type="float" office:value="1443136640.10273" calcext:value-type="float">
            <text:p>1443136640.10273</text:p>
          </table:table-cell>
          <table:table-cell table:formula="of:=[.G82]-[.$B$2]" office:value-type="float" office:value="20.102548122406" calcext:value-type="float">
            <text:p>20.1025481224</text:p>
          </table:table-cell>
          <table:table-cell table:formula="of:=[.C82]/([.H82]-[.H81])" office:value-type="float" office:value="2669.0466944487" calcext:value-type="float">
            <text:p>2669.0466944487</text:p>
          </table:table-cell>
          <table:table-cell table:formula="of:=[.G82]-[.$B82]" office:value-type="float" office:value="13.3189787864685" calcext:value-type="float">
            <text:p>13.318978786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6626.85866" calcext:value-type="float">
            <text:p>1443136626.85866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6.85848093032837" calcext:value-type="float">
            <text:p>6.8584809303</text:p>
          </table:table-cell>
          <table:table-cell table:formula="of:=[.C83]/([.D83]-[.D82])" office:value-type="float" office:value="109782.738798607" calcext:value-type="float">
            <text:p>109782.738798607</text:p>
          </table:table-cell>
          <table:table-cell/>
          <table:table-cell office:value-type="float" office:value="1443136640.20276" calcext:value-type="float">
            <text:p>1443136640.20276</text:p>
          </table:table-cell>
          <table:table-cell table:formula="of:=[.G83]-[.$B$2]" office:value-type="float" office:value="20.2025830745697" calcext:value-type="float">
            <text:p>20.2025830746</text:p>
          </table:table-cell>
          <table:table-cell table:formula="of:=[.C83]/([.H83]-[.H82])" office:value-type="float" office:value="82211.2653839462" calcext:value-type="float">
            <text:p>82211.2653839462</text:p>
          </table:table-cell>
          <table:table-cell table:formula="of:=[.G83]-[.$B83]" office:value-type="float" office:value="13.3441021442413" calcext:value-type="float">
            <text:p>13.344102144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6626.93356" calcext:value-type="float">
            <text:p>1443136626.93356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6.93338561058044" calcext:value-type="float">
            <text:p>6.9333856106</text:p>
          </table:table-cell>
          <table:table-cell table:formula="of:=[.C84]/([.D84]-[.D83])" office:value-type="float" office:value="109792.872385596" calcext:value-type="float">
            <text:p>109792.872385596</text:p>
          </table:table-cell>
          <table:table-cell/>
          <table:table-cell office:value-type="float" office:value="1443136645.13468" calcext:value-type="float">
            <text:p>1443136645.13468</text:p>
          </table:table-cell>
          <table:table-cell table:formula="of:=[.G84]-[.$B$2]" office:value-type="float" office:value="25.1345024108887" calcext:value-type="float">
            <text:p>25.1345024109</text:p>
          </table:table-cell>
          <table:table-cell table:formula="of:=[.C84]/([.H84]-[.H83])" office:value-type="float" office:value="1667.50496899613" calcext:value-type="float">
            <text:p>1667.5049689961</text:p>
          </table:table-cell>
          <table:table-cell table:formula="of:=[.G84]-[.$B84]" office:value-type="float" office:value="18.2011168003082" calcext:value-type="float">
            <text:p>18.201116800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6640.01157" calcext:value-type="float">
            <text:p>1443136640.01157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113966464996" calcext:value-type="float">
            <text:p>20.0113966465</text:p>
          </table:table-cell>
          <table:table-cell table:formula="of:=[.C85]/([.D85]-[.D84])" office:value-type="float" office:value="628.841799981091" calcext:value-type="float">
            <text:p>628.8417999811</text:p>
          </table:table-cell>
          <table:table-cell/>
          <table:table-cell office:value-type="float" office:value="1443136651.42821" calcext:value-type="float">
            <text:p>1443136651.42821</text:p>
          </table:table-cell>
          <table:table-cell table:formula="of:=[.G85]-[.$B$2]" office:value-type="float" office:value="31.4280364513397" calcext:value-type="float">
            <text:p>31.4280364513</text:p>
          </table:table-cell>
          <table:table-cell table:formula="of:=[.C85]/([.H85]-[.H84])" office:value-type="float" office:value="1306.73798650187" calcext:value-type="float">
            <text:p>1306.7379865019</text:p>
          </table:table-cell>
          <table:table-cell table:formula="of:=[.G85]-[.$B85]" office:value-type="float" office:value="11.4166398048401" calcext:value-type="float">
            <text:p>11.416639804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6640.11452" calcext:value-type="float">
            <text:p>1443136640.11452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1143398284912" calcext:value-type="float">
            <text:p>20.1143398285</text:p>
          </table:table-cell>
          <table:table-cell table:formula="of:=[.C86]/([.D86]-[.D85])" office:value-type="float" office:value="79888.7293057727" calcext:value-type="float">
            <text:p>79888.7293057727</text:p>
          </table:table-cell>
          <table:table-cell/>
          <table:table-cell office:value-type="float" office:value="1443136651.52303" calcext:value-type="float">
            <text:p>1443136651.52303</text:p>
          </table:table-cell>
          <table:table-cell table:formula="of:=[.G86]-[.$B$2]" office:value-type="float" office:value="31.5228559970856" calcext:value-type="float">
            <text:p>31.5228559971</text:p>
          </table:table-cell>
          <table:table-cell table:formula="of:=[.C86]/([.H86]-[.H85])" office:value-type="float" office:value="86733.1723149494" calcext:value-type="float">
            <text:p>86733.1723149494</text:p>
          </table:table-cell>
          <table:table-cell table:formula="of:=[.G86]-[.$B86]" office:value-type="float" office:value="11.4085161685944" calcext:value-type="float">
            <text:p>11.408516168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6640.21745" calcext:value-type="float">
            <text:p>1443136640.21745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2172727584839" calcext:value-type="float">
            <text:p>20.2172727585</text:p>
          </table:table-cell>
          <table:table-cell table:formula="of:=[.C87]/([.D87]-[.D86])" office:value-type="float" office:value="79896.686129358" calcext:value-type="float">
            <text:p>79896.686129358</text:p>
          </table:table-cell>
          <table:table-cell/>
          <table:table-cell office:value-type="float" office:value="1443136651.61792" calcext:value-type="float">
            <text:p>1443136651.61792</text:p>
          </table:table-cell>
          <table:table-cell table:formula="of:=[.G87]-[.$B$2]" office:value-type="float" office:value="31.6177451610565" calcext:value-type="float">
            <text:p>31.6177451611</text:p>
          </table:table-cell>
          <table:table-cell table:formula="of:=[.C87]/([.H87]-[.H86])" office:value-type="float" office:value="86669.5379729343" calcext:value-type="float">
            <text:p>86669.5379729343</text:p>
          </table:table-cell>
          <table:table-cell table:formula="of:=[.G87]-[.$B87]" office:value-type="float" office:value="11.4004724025726" calcext:value-type="float">
            <text:p>11.400472402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6640.32038" calcext:value-type="float">
            <text:p>1443136640.32038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3202056884766" calcext:value-type="float">
            <text:p>20.3202056885</text:p>
          </table:table-cell>
          <table:table-cell table:formula="of:=[.C88]/([.D88]-[.D87])" office:value-type="float" office:value="79896.686129358" calcext:value-type="float">
            <text:p>79896.686129358</text:p>
          </table:table-cell>
          <table:table-cell/>
          <table:table-cell office:value-type="float" office:value="1443136651.71283" calcext:value-type="float">
            <text:p>1443136651.71283</text:p>
          </table:table-cell>
          <table:table-cell table:formula="of:=[.G88]-[.$B$2]" office:value-type="float" office:value="31.7126500606537" calcext:value-type="float">
            <text:p>31.7126500607</text:p>
          </table:table-cell>
          <table:table-cell table:formula="of:=[.C88]/([.H88]-[.H87])" office:value-type="float" office:value="86655.1678038487" calcext:value-type="float">
            <text:p>86655.1678038487</text:p>
          </table:table-cell>
          <table:table-cell table:formula="of:=[.G88]-[.$B88]" office:value-type="float" office:value="11.3924443721771" calcext:value-type="float">
            <text:p>11.392444372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6640.42333" calcext:value-type="float">
            <text:p>1443136640.42333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423154592514" calcext:value-type="float">
            <text:p>20.4231545925</text:p>
          </table:table-cell>
          <table:table-cell table:formula="of:=[.C89]/([.D89]-[.D88])" office:value-type="float" office:value="79884.2889770472" calcext:value-type="float">
            <text:p>79884.2889770472</text:p>
          </table:table-cell>
          <table:table-cell/>
          <table:table-cell office:value-type="float" office:value="1443136651.80766" calcext:value-type="float">
            <text:p>1443136651.80766</text:p>
          </table:table-cell>
          <table:table-cell table:formula="of:=[.G89]-[.$B$2]" office:value-type="float" office:value="31.8074822425842" calcext:value-type="float">
            <text:p>31.8074822426</text:p>
          </table:table-cell>
          <table:table-cell table:formula="of:=[.C89]/([.H89]-[.H88])" office:value-type="float" office:value="86721.6153059044" calcext:value-type="float">
            <text:p>86721.6153059044</text:p>
          </table:table-cell>
          <table:table-cell table:formula="of:=[.G89]-[.$B89]" office:value-type="float" office:value="11.3843276500702" calcext:value-type="float">
            <text:p>11.384327650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6640.52625" calcext:value-type="float">
            <text:p>1443136640.52625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5260753631592" calcext:value-type="float">
            <text:p>20.5260753632</text:p>
          </table:table-cell>
          <table:table-cell table:formula="of:=[.C90]/([.D90]-[.D89])" office:value-type="float" office:value="79906.1253471892" calcext:value-type="float">
            <text:p>79906.1253471892</text:p>
          </table:table-cell>
          <table:table-cell/>
          <table:table-cell office:value-type="float" office:value="1443136651.90259" calcext:value-type="float">
            <text:p>1443136651.90259</text:p>
          </table:table-cell>
          <table:table-cell table:formula="of:=[.G90]-[.$B$2]" office:value-type="float" office:value="31.9024102687836" calcext:value-type="float">
            <text:p>31.9024102688</text:p>
          </table:table-cell>
          <table:table-cell table:formula="of:=[.C90]/([.H90]-[.H89])" office:value-type="float" office:value="86634.0566560427" calcext:value-type="float">
            <text:p>86634.0566560427</text:p>
          </table:table-cell>
          <table:table-cell table:formula="of:=[.G90]-[.$B90]" office:value-type="float" office:value="11.3763349056244" calcext:value-type="float">
            <text:p>11.376334905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6640.62919" calcext:value-type="float">
            <text:p>1443136640.62919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629008769989" calcext:value-type="float">
            <text:p>20.62900877</text:p>
          </table:table-cell>
          <table:table-cell table:formula="of:=[.C91]/([.D91]-[.D90])" office:value-type="float" office:value="79896.3160093947" calcext:value-type="float">
            <text:p>79896.3160093947</text:p>
          </table:table-cell>
          <table:table-cell/>
          <table:table-cell office:value-type="float" office:value="1443136651.99742" calcext:value-type="float">
            <text:p>1443136651.99742</text:p>
          </table:table-cell>
          <table:table-cell table:formula="of:=[.G91]-[.$B$2]" office:value-type="float" office:value="31.9972453117371" calcext:value-type="float">
            <text:p>31.9972453117</text:p>
          </table:table-cell>
          <table:table-cell table:formula="of:=[.C91]/([.H91]-[.H90])" office:value-type="float" office:value="86718.999052209" calcext:value-type="float">
            <text:p>86718.999052209</text:p>
          </table:table-cell>
          <table:table-cell table:formula="of:=[.G91]-[.$B91]" office:value-type="float" office:value="11.368236541748" calcext:value-type="float">
            <text:p>11.368236541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6640.73212" calcext:value-type="float">
            <text:p>1443136640.73212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7319433689117" calcext:value-type="float">
            <text:p>20.7319433689</text:p>
          </table:table-cell>
          <table:table-cell table:formula="of:=[.C92]/([.D92]-[.D91])" office:value-type="float" office:value="79895.3907244886" calcext:value-type="float">
            <text:p>79895.3907244886</text:p>
          </table:table-cell>
          <table:table-cell/>
          <table:table-cell office:value-type="float" office:value="1443136652.04331" calcext:value-type="float">
            <text:p>1443136652.04331</text:p>
          </table:table-cell>
          <table:table-cell table:formula="of:=[.G92]-[.$B$2]" office:value-type="float" office:value="32.043135881424" calcext:value-type="float">
            <text:p>32.0431358814</text:p>
          </table:table-cell>
          <table:table-cell table:formula="of:=[.C92]/([.H92]-[.H91])" office:value-type="float" office:value="179208.932382234" calcext:value-type="float">
            <text:p>179208.932382234</text:p>
          </table:table-cell>
          <table:table-cell table:formula="of:=[.G92]-[.$B92]" office:value-type="float" office:value="11.3111925125122" calcext:value-type="float">
            <text:p>11.311192512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6640.83506" calcext:value-type="float">
            <text:p>1443136640.83506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8348798751831" calcext:value-type="float">
            <text:p>20.8348798752</text:p>
          </table:table-cell>
          <table:table-cell table:formula="of:=[.C93]/([.D93]-[.D92])" office:value-type="float" office:value="79893.9103132159" calcext:value-type="float">
            <text:p>79893.9103132159</text:p>
          </table:table-cell>
          <table:table-cell/>
          <table:table-cell office:value-type="float" office:value="1443136652.13112" calcext:value-type="float">
            <text:p>1443136652.13112</text:p>
          </table:table-cell>
          <table:table-cell table:formula="of:=[.G93]-[.$B$2]" office:value-type="float" office:value="32.1309447288513" calcext:value-type="float">
            <text:p>32.1309447289</text:p>
          </table:table-cell>
          <table:table-cell table:formula="of:=[.C93]/([.H93]-[.H92])" office:value-type="float" office:value="93657.9882431842" calcext:value-type="float">
            <text:p>93657.9882431842</text:p>
          </table:table-cell>
          <table:table-cell table:formula="of:=[.G93]-[.$B93]" office:value-type="float" office:value="11.2960648536682" calcext:value-type="float">
            <text:p>11.296064853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6640.938" calcext:value-type="float">
            <text:p>1443136640.938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9378192424774" calcext:value-type="float">
            <text:p>20.9378192425</text:p>
          </table:table-cell>
          <table:table-cell table:formula="of:=[.C94]/([.D94]-[.D93])" office:value-type="float" office:value="79891.6897991704" calcext:value-type="float">
            <text:p>79891.6897991704</text:p>
          </table:table-cell>
          <table:table-cell/>
          <table:table-cell office:value-type="float" office:value="1443136652.21893" calcext:value-type="float">
            <text:p>1443136652.21893</text:p>
          </table:table-cell>
          <table:table-cell table:formula="of:=[.G94]-[.$B$2]" office:value-type="float" office:value="32.2187516689301" calcext:value-type="float">
            <text:p>32.2187516689</text:p>
          </table:table-cell>
          <table:table-cell table:formula="of:=[.C94]/([.H94]-[.H93])" office:value-type="float" office:value="93660.0226887037" calcext:value-type="float">
            <text:p>93660.0226887037</text:p>
          </table:table-cell>
          <table:table-cell table:formula="of:=[.G94]-[.$B94]" office:value-type="float" office:value="11.2809324264526" calcext:value-type="float">
            <text:p>11.280932426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6641.03851" calcext:value-type="float">
            <text:p>1443136641.03851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1.0383307933807" calcext:value-type="float">
            <text:p>21.0383307934</text:p>
          </table:table-cell>
          <table:table-cell table:formula="of:=[.C95]/([.D95]-[.D94])" office:value-type="float" office:value="81821.4416759967" calcext:value-type="float">
            <text:p>81821.4416759967</text:p>
          </table:table-cell>
          <table:table-cell/>
          <table:table-cell office:value-type="float" office:value="1443136652.30672" calcext:value-type="float">
            <text:p>1443136652.30672</text:p>
          </table:table-cell>
          <table:table-cell table:formula="of:=[.G95]-[.$B$2]" office:value-type="float" office:value="32.306542634964" calcext:value-type="float">
            <text:p>32.306542635</text:p>
          </table:table-cell>
          <table:table-cell table:formula="of:=[.C95]/([.H95]-[.H94])" office:value-type="float" office:value="93677.0646403528" calcext:value-type="float">
            <text:p>93677.0646403528</text:p>
          </table:table-cell>
          <table:table-cell table:formula="of:=[.G95]-[.$B95]" office:value-type="float" office:value="11.2682118415833" calcext:value-type="float">
            <text:p>11.268211841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6641.13541" calcext:value-type="float">
            <text:p>1443136641.13541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1.1352326869965" calcext:value-type="float">
            <text:p>21.135232687</text:p>
          </table:table-cell>
          <table:table-cell table:formula="of:=[.C96]/([.D96]-[.D95])" office:value-type="float" office:value="84869.3425188714" calcext:value-type="float">
            <text:p>84869.3425188714</text:p>
          </table:table-cell>
          <table:table-cell/>
          <table:table-cell office:value-type="float" office:value="1443136652.39455" calcext:value-type="float">
            <text:p>1443136652.39455</text:p>
          </table:table-cell>
          <table:table-cell table:formula="of:=[.G96]-[.$B$2]" office:value-type="float" office:value="32.3943729400635" calcext:value-type="float">
            <text:p>32.3943729401</text:p>
          </table:table-cell>
          <table:table-cell table:formula="of:=[.C96]/([.H96]-[.H95])" office:value-type="float" office:value="93635.1068197303" calcext:value-type="float">
            <text:p>93635.1068197303</text:p>
          </table:table-cell>
          <table:table-cell table:formula="of:=[.G96]-[.$B96]" office:value-type="float" office:value="11.259140253067" calcext:value-type="float">
            <text:p>11.259140253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6641.2323" calcext:value-type="float">
            <text:p>1443136641.2323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1.2321214675903" calcext:value-type="float">
            <text:p>21.2321214676</text:p>
          </table:table-cell>
          <table:table-cell table:formula="of:=[.C97]/([.D97]-[.D96])" office:value-type="float" office:value="84880.8288182765" calcext:value-type="float">
            <text:p>84880.8288182765</text:p>
          </table:table-cell>
          <table:table-cell/>
          <table:table-cell office:value-type="float" office:value="1443136652.48231" calcext:value-type="float">
            <text:p>1443136652.48231</text:p>
          </table:table-cell>
          <table:table-cell table:formula="of:=[.G97]-[.$B$2]" office:value-type="float" office:value="32.4821310043335" calcext:value-type="float">
            <text:p>32.4821310043</text:p>
          </table:table-cell>
          <table:table-cell table:formula="of:=[.C97]/([.H97]-[.H96])" office:value-type="float" office:value="93712.1855228698" calcext:value-type="float">
            <text:p>93712.1855228698</text:p>
          </table:table-cell>
          <table:table-cell table:formula="of:=[.G97]-[.$B97]" office:value-type="float" office:value="11.2500095367432" calcext:value-type="float">
            <text:p>11.250009536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6641.32918" calcext:value-type="float">
            <text:p>1443136641.32918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3290066719055" calcext:value-type="float">
            <text:p>21.3290066719</text:p>
          </table:table-cell>
          <table:table-cell table:formula="of:=[.C98]/([.D98]-[.D97])" office:value-type="float" office:value="84883.9619850086" calcext:value-type="float">
            <text:p>84883.9619850086</text:p>
          </table:table-cell>
          <table:table-cell/>
          <table:table-cell office:value-type="float" office:value="1443136652.57014" calcext:value-type="float">
            <text:p>1443136652.57014</text:p>
          </table:table-cell>
          <table:table-cell table:formula="of:=[.G98]-[.$B$2]" office:value-type="float" office:value="32.5699667930603" calcext:value-type="float">
            <text:p>32.5699667931</text:p>
          </table:table-cell>
          <table:table-cell table:formula="of:=[.C98]/([.H98]-[.H97])" office:value-type="float" office:value="93629.2611384056" calcext:value-type="float">
            <text:p>93629.2611384056</text:p>
          </table:table-cell>
          <table:table-cell table:formula="of:=[.G98]-[.$B98]" office:value-type="float" office:value="11.2409601211548" calcext:value-type="float">
            <text:p>11.240960121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6641.42608" calcext:value-type="float">
            <text:p>1443136641.42608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4259009361267" calcext:value-type="float">
            <text:p>21.4259009361</text:p>
          </table:table-cell>
          <table:table-cell table:formula="of:=[.C99]/([.D99]-[.D98])" office:value-type="float" office:value="84876.0250784933" calcext:value-type="float">
            <text:p>84876.0250784933</text:p>
          </table:table-cell>
          <table:table-cell/>
          <table:table-cell office:value-type="float" office:value="1443136652.65796" calcext:value-type="float">
            <text:p>1443136652.65796</text:p>
          </table:table-cell>
          <table:table-cell table:formula="of:=[.G99]-[.$B$2]" office:value-type="float" office:value="32.6577787399292" calcext:value-type="float">
            <text:p>32.6577787399</text:p>
          </table:table-cell>
          <table:table-cell table:formula="of:=[.C99]/([.H99]-[.H98])" office:value-type="float" office:value="93654.6824577123" calcext:value-type="float">
            <text:p>93654.6824577123</text:p>
          </table:table-cell>
          <table:table-cell table:formula="of:=[.G99]-[.$B99]" office:value-type="float" office:value="11.2318778038025" calcext:value-type="float">
            <text:p>11.23187780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6641.52303" calcext:value-type="float">
            <text:p>1443136641.52303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5228500366211" calcext:value-type="float">
            <text:p>21.5228500366</text:p>
          </table:table-cell>
          <table:table-cell table:formula="of:=[.C100]/([.D100]-[.D99])" office:value-type="float" office:value="84828.0175686244" calcext:value-type="float">
            <text:p>84828.0175686244</text:p>
          </table:table-cell>
          <table:table-cell/>
          <table:table-cell office:value-type="float" office:value="1443136652.74575" calcext:value-type="float">
            <text:p>1443136652.74575</text:p>
          </table:table-cell>
          <table:table-cell table:formula="of:=[.G100]-[.$B$2]" office:value-type="float" office:value="32.7455723285675" calcext:value-type="float">
            <text:p>32.7455723286</text:p>
          </table:table-cell>
          <table:table-cell table:formula="of:=[.C100]/([.H100]-[.H99])" office:value-type="float" office:value="93674.2662824896" calcext:value-type="float">
            <text:p>93674.2662824896</text:p>
          </table:table-cell>
          <table:table-cell table:formula="of:=[.G100]-[.$B100]" office:value-type="float" office:value="11.2227222919464" calcext:value-type="float">
            <text:p>11.222722291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6641.61992" calcext:value-type="float">
            <text:p>1443136641.61992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6197447776794" calcext:value-type="float">
            <text:p>21.6197447777</text:p>
          </table:table-cell>
          <table:table-cell table:formula="of:=[.C101]/([.D101]-[.D100])" office:value-type="float" office:value="84875.6073876862" calcext:value-type="float">
            <text:p>84875.6073876862</text:p>
          </table:table-cell>
          <table:table-cell/>
          <table:table-cell office:value-type="float" office:value="1443136652.83355" calcext:value-type="float">
            <text:p>1443136652.83355</text:p>
          </table:table-cell>
          <table:table-cell table:formula="of:=[.G101]-[.$B$2]" office:value-type="float" office:value="32.8333768844604" calcext:value-type="float">
            <text:p>32.8333768845</text:p>
          </table:table-cell>
          <table:table-cell table:formula="of:=[.C101]/([.H101]-[.H100])" office:value-type="float" office:value="93662.5658698975" calcext:value-type="float">
            <text:p>93662.5658698975</text:p>
          </table:table-cell>
          <table:table-cell table:formula="of:=[.G101]-[.$B101]" office:value-type="float" office:value="11.213632106781" calcext:value-type="float">
            <text:p>11.21363210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6641.71682" calcext:value-type="float">
            <text:p>1443136641.71682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7166414260864" calcext:value-type="float">
            <text:p>21.7166414261</text:p>
          </table:table-cell>
          <table:table-cell table:formula="of:=[.C102]/([.D102]-[.D101])" office:value-type="float" office:value="84873.9366655676" calcext:value-type="float">
            <text:p>84873.9366655676</text:p>
          </table:table-cell>
          <table:table-cell/>
          <table:table-cell office:value-type="float" office:value="1443136652.92142" calcext:value-type="float">
            <text:p>1443136652.92142</text:p>
          </table:table-cell>
          <table:table-cell table:formula="of:=[.G102]-[.$B$2]" office:value-type="float" office:value="32.9212396144867" calcext:value-type="float">
            <text:p>32.9212396145</text:p>
          </table:table-cell>
          <table:table-cell table:formula="of:=[.C102]/([.H102]-[.H101])" office:value-type="float" office:value="93600.5516507789" calcext:value-type="float">
            <text:p>93600.5516507789</text:p>
          </table:table-cell>
          <table:table-cell table:formula="of:=[.G102]-[.$B102]" office:value-type="float" office:value="11.2045981884003" calcext:value-type="float">
            <text:p>11.204598188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6641.81371" calcext:value-type="float">
            <text:p>1443136641.81371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8135371208191" calcext:value-type="float">
            <text:p>21.8135371208</text:p>
          </table:table-cell>
          <table:table-cell table:formula="of:=[.C103]/([.D103]-[.D102])" office:value-type="float" office:value="84874.7720184051" calcext:value-type="float">
            <text:p>84874.7720184051</text:p>
          </table:table-cell>
          <table:table-cell/>
          <table:table-cell office:value-type="float" office:value="1443136653.00923" calcext:value-type="float">
            <text:p>1443136653.00923</text:p>
          </table:table-cell>
          <table:table-cell table:formula="of:=[.G103]-[.$B$2]" office:value-type="float" office:value="33.0090510845184" calcext:value-type="float">
            <text:p>33.0090510845</text:p>
          </table:table-cell>
          <table:table-cell table:formula="of:=[.C103]/([.H103]-[.H102])" office:value-type="float" office:value="93655.1910249031" calcext:value-type="float">
            <text:p>93655.1910249031</text:p>
          </table:table-cell>
          <table:table-cell table:formula="of:=[.G103]-[.$B103]" office:value-type="float" office:value="11.1955139636993" calcext:value-type="float">
            <text:p>11.195513963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6641.91062" calcext:value-type="float">
            <text:p>1443136641.91062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9104459285736" calcext:value-type="float">
            <text:p>21.9104459286</text:p>
          </table:table-cell>
          <table:table-cell table:formula="of:=[.C104]/([.D104]-[.D103])" office:value-type="float" office:value="84863.2873580751" calcext:value-type="float">
            <text:p>84863.2873580751</text:p>
          </table:table-cell>
          <table:table-cell/>
          <table:table-cell office:value-type="float" office:value="1443136653.05234" calcext:value-type="float">
            <text:p>1443136653.05234</text:p>
          </table:table-cell>
          <table:table-cell table:formula="of:=[.G104]-[.$B$2]" office:value-type="float" office:value="33.0521600246429" calcext:value-type="float">
            <text:p>33.0521600246</text:p>
          </table:table-cell>
          <table:table-cell table:formula="of:=[.C104]/([.H104]-[.H103])" office:value-type="float" office:value="190772.493507068" calcext:value-type="float">
            <text:p>190772.493507068</text:p>
          </table:table-cell>
          <table:table-cell table:formula="of:=[.G104]-[.$B104]" office:value-type="float" office:value="11.1417140960693" calcext:value-type="float">
            <text:p>11.141714096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6642.00624" calcext:value-type="float">
            <text:p>1443136642.00624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2.0060603618622" calcext:value-type="float">
            <text:p>22.0060603619</text:p>
          </table:table-cell>
          <table:table-cell table:formula="of:=[.C105]/([.D105]-[.D104])" office:value-type="float" office:value="86012.1188521729" calcext:value-type="float">
            <text:p>86012.1188521729</text:p>
          </table:table-cell>
          <table:table-cell/>
          <table:table-cell office:value-type="float" office:value="1443136653.13485" calcext:value-type="float">
            <text:p>1443136653.13485</text:p>
          </table:table-cell>
          <table:table-cell table:formula="of:=[.G105]-[.$B$2]" office:value-type="float" office:value="33.1346678733826" calcext:value-type="float">
            <text:p>33.1346678734</text:p>
          </table:table-cell>
          <table:table-cell table:formula="of:=[.C105]/([.H105]-[.H104])" office:value-type="float" office:value="99675.3657455434" calcext:value-type="float">
            <text:p>99675.3657455434</text:p>
          </table:table-cell>
          <table:table-cell table:formula="of:=[.G105]-[.$B105]" office:value-type="float" office:value="11.1286075115204" calcext:value-type="float">
            <text:p>11.128607511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6642.0867" calcext:value-type="float">
            <text:p>1443136642.0867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2.0865199565887" calcext:value-type="float">
            <text:p>22.0865199566</text:p>
          </table:table-cell>
          <table:table-cell table:formula="of:=[.C106]/([.D106]-[.D105])" office:value-type="float" office:value="102212.794234781" calcext:value-type="float">
            <text:p>102212.794234781</text:p>
          </table:table-cell>
          <table:table-cell/>
          <table:table-cell office:value-type="float" office:value="1443136653.21738" calcext:value-type="float">
            <text:p>1443136653.21738</text:p>
          </table:table-cell>
          <table:table-cell table:formula="of:=[.G106]-[.$B$2]" office:value-type="float" office:value="33.2172062397003" calcext:value-type="float">
            <text:p>33.2172062397</text:p>
          </table:table-cell>
          <table:table-cell table:formula="of:=[.C106]/([.H106]-[.H105])" office:value-type="float" office:value="99638.5119659379" calcext:value-type="float">
            <text:p>99638.5119659379</text:p>
          </table:table-cell>
          <table:table-cell table:formula="of:=[.G106]-[.$B106]" office:value-type="float" office:value="11.1306862831116" calcext:value-type="float">
            <text:p>11.130686283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6642.16715" calcext:value-type="float">
            <text:p>1443136642.16715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2.166971206665" calcext:value-type="float">
            <text:p>22.1669712067</text:p>
          </table:table-cell>
          <table:table-cell table:formula="of:=[.C107]/([.D107]-[.D106])" office:value-type="float" office:value="102223.396059116" calcext:value-type="float">
            <text:p>102223.396059116</text:p>
          </table:table-cell>
          <table:table-cell/>
          <table:table-cell office:value-type="float" office:value="1443136653.29995" calcext:value-type="float">
            <text:p>1443136653.29995</text:p>
          </table:table-cell>
          <table:table-cell table:formula="of:=[.G107]-[.$B$2]" office:value-type="float" office:value="33.2997722625732" calcext:value-type="float">
            <text:p>33.2997722626</text:p>
          </table:table-cell>
          <table:table-cell table:formula="of:=[.C107]/([.H107]-[.H106])" office:value-type="float" office:value="99605.1367601579" calcext:value-type="float">
            <text:p>99605.1367601579</text:p>
          </table:table-cell>
          <table:table-cell table:formula="of:=[.G107]-[.$B107]" office:value-type="float" office:value="11.1328010559082" calcext:value-type="float">
            <text:p>11.132801055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6642.24758" calcext:value-type="float">
            <text:p>1443136642.24758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2.247398853302" calcext:value-type="float">
            <text:p>22.2473988533</text:p>
          </table:table-cell>
          <table:table-cell table:formula="of:=[.C108]/([.D108]-[.D107])" office:value-type="float" office:value="102253.395988593" calcext:value-type="float">
            <text:p>102253.395988593</text:p>
          </table:table-cell>
          <table:table-cell/>
          <table:table-cell office:value-type="float" office:value="1443136653.38247" calcext:value-type="float">
            <text:p>1443136653.38247</text:p>
          </table:table-cell>
          <table:table-cell table:formula="of:=[.G108]-[.$B$2]" office:value-type="float" office:value="33.3822875022888" calcext:value-type="float">
            <text:p>33.3822875023</text:p>
          </table:table-cell>
          <table:table-cell table:formula="of:=[.C108]/([.H108]-[.H107])" office:value-type="float" office:value="99666.4377192323" calcext:value-type="float">
            <text:p>99666.4377192323</text:p>
          </table:table-cell>
          <table:table-cell table:formula="of:=[.G108]-[.$B108]" office:value-type="float" office:value="11.1348886489868" calcext:value-type="float">
            <text:p>11.13488864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6642.32802" calcext:value-type="float">
            <text:p>1443136642.32802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2.3278396129608" calcext:value-type="float">
            <text:p>22.327839613</text:p>
          </table:table-cell>
          <table:table-cell table:formula="of:=[.C109]/([.D109]-[.D108])" office:value-type="float" office:value="102236.727187582" calcext:value-type="float">
            <text:p>102236.727187582</text:p>
          </table:table-cell>
          <table:table-cell/>
          <table:table-cell office:value-type="float" office:value="1443136653.46502" calcext:value-type="float">
            <text:p>1443136653.46502</text:p>
          </table:table-cell>
          <table:table-cell table:formula="of:=[.G109]-[.$B$2]" office:value-type="float" office:value="33.46484375" calcext:value-type="float">
            <text:p>33.46484375</text:p>
          </table:table-cell>
          <table:table-cell table:formula="of:=[.C109]/([.H109]-[.H108])" office:value-type="float" office:value="99616.9306140366" calcext:value-type="float">
            <text:p>99616.9306140366</text:p>
          </table:table-cell>
          <table:table-cell table:formula="of:=[.G109]-[.$B109]" office:value-type="float" office:value="11.1370041370392" calcext:value-type="float">
            <text:p>11.13700413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6642.40845" calcext:value-type="float">
            <text:p>1443136642.40845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2.4082746505737" calcext:value-type="float">
            <text:p>22.4082746506</text:p>
          </table:table-cell>
          <table:table-cell table:formula="of:=[.C110]/([.D110]-[.D109])" office:value-type="float" office:value="102244.000177847" calcext:value-type="float">
            <text:p>102244.000177847</text:p>
          </table:table-cell>
          <table:table-cell/>
          <table:table-cell office:value-type="float" office:value="1443136653.54757" calcext:value-type="float">
            <text:p>1443136653.54757</text:p>
          </table:table-cell>
          <table:table-cell table:formula="of:=[.G110]-[.$B$2]" office:value-type="float" office:value="33.5473966598511" calcext:value-type="float">
            <text:p>33.5473966599</text:p>
          </table:table-cell>
          <table:table-cell table:formula="of:=[.C110]/([.H110]-[.H109])" office:value-type="float" office:value="99620.9584233448" calcext:value-type="float">
            <text:p>99620.9584233448</text:p>
          </table:table-cell>
          <table:table-cell table:formula="of:=[.G110]-[.$B110]" office:value-type="float" office:value="11.1391220092773" calcext:value-type="float">
            <text:p>11.139122009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6642.48892" calcext:value-type="float">
            <text:p>1443136642.48892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4887380599976" calcext:value-type="float">
            <text:p>22.48873806</text:p>
          </table:table-cell>
          <table:table-cell table:formula="of:=[.C111]/([.D111]-[.D110])" office:value-type="float" office:value="102207.948418907" calcext:value-type="float">
            <text:p>102207.948418907</text:p>
          </table:table-cell>
          <table:table-cell/>
          <table:table-cell office:value-type="float" office:value="1443136653.63015" calcext:value-type="float">
            <text:p>1443136653.63015</text:p>
          </table:table-cell>
          <table:table-cell table:formula="of:=[.G111]-[.$B$2]" office:value-type="float" office:value="33.6299755573273" calcext:value-type="float">
            <text:p>33.6299755573</text:p>
          </table:table-cell>
          <table:table-cell table:formula="of:=[.C111]/([.H111]-[.H110])" office:value-type="float" office:value="99589.6076521317" calcext:value-type="float">
            <text:p>99589.6076521317</text:p>
          </table:table-cell>
          <table:table-cell table:formula="of:=[.G111]-[.$B111]" office:value-type="float" office:value="11.1412374973297" calcext:value-type="float">
            <text:p>11.141237497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6642.56937" calcext:value-type="float">
            <text:p>1443136642.56937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5691885948181" calcext:value-type="float">
            <text:p>22.5691885948</text:p>
          </table:table-cell>
          <table:table-cell table:formula="of:=[.C112]/([.D112]-[.D111])" office:value-type="float" office:value="102224.304889252" calcext:value-type="float">
            <text:p>102224.304889252</text:p>
          </table:table-cell>
          <table:table-cell/>
          <table:table-cell office:value-type="float" office:value="1443136653.71271" calcext:value-type="float">
            <text:p>1443136653.71271</text:p>
          </table:table-cell>
          <table:table-cell table:formula="of:=[.G112]-[.$B$2]" office:value-type="float" office:value="33.712532043457" calcext:value-type="float">
            <text:p>33.7125320435</text:p>
          </table:table-cell>
          <table:table-cell table:formula="of:=[.C112]/([.H112]-[.H111])" office:value-type="float" office:value="99616.6429258347" calcext:value-type="float">
            <text:p>99616.6429258347</text:p>
          </table:table-cell>
          <table:table-cell table:formula="of:=[.G112]-[.$B112]" office:value-type="float" office:value="11.1433434486389" calcext:value-type="float">
            <text:p>11.143343448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6642.64981" calcext:value-type="float">
            <text:p>1443136642.64981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6496345996857" calcext:value-type="float">
            <text:p>22.6496345997</text:p>
          </table:table-cell>
          <table:table-cell table:formula="of:=[.C113]/([.D113]-[.D112])" office:value-type="float" office:value="102230.061188744" calcext:value-type="float">
            <text:p>102230.061188744</text:p>
          </table:table-cell>
          <table:table-cell/>
          <table:table-cell office:value-type="float" office:value="1443136653.79518" calcext:value-type="float">
            <text:p>1443136653.79518</text:p>
          </table:table-cell>
          <table:table-cell table:formula="of:=[.G113]-[.$B$2]" office:value-type="float" office:value="33.7950060367584" calcext:value-type="float">
            <text:p>33.7950060368</text:p>
          </table:table-cell>
          <table:table-cell table:formula="of:=[.C113]/([.H113]-[.H112])" office:value-type="float" office:value="99716.2823187953" calcext:value-type="float">
            <text:p>99716.2823187953</text:p>
          </table:table-cell>
          <table:table-cell table:formula="of:=[.G113]-[.$B113]" office:value-type="float" office:value="11.1453714370728" calcext:value-type="float">
            <text:p>11.145371437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6642.73026" calcext:value-type="float">
            <text:p>1443136642.73026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7300798892975" calcext:value-type="float">
            <text:p>22.7300798893</text:p>
          </table:table-cell>
          <table:table-cell table:formula="of:=[.C114]/([.D114]-[.D113])" office:value-type="float" office:value="102230.970137399" calcext:value-type="float">
            <text:p>102230.970137399</text:p>
          </table:table-cell>
          <table:table-cell/>
          <table:table-cell office:value-type="float" office:value="1443136653.87768" calcext:value-type="float">
            <text:p>1443136653.87768</text:p>
          </table:table-cell>
          <table:table-cell table:formula="of:=[.G114]-[.$B$2]" office:value-type="float" office:value="33.8775045871735" calcext:value-type="float">
            <text:p>33.8775045872</text:p>
          </table:table-cell>
          <table:table-cell table:formula="of:=[.C114]/([.H114]-[.H113])" office:value-type="float" office:value="99686.6000508635" calcext:value-type="float">
            <text:p>99686.6000508635</text:p>
          </table:table-cell>
          <table:table-cell table:formula="of:=[.G114]-[.$B114]" office:value-type="float" office:value="11.147424697876" calcext:value-type="float">
            <text:p>11.147424697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6642.8107" calcext:value-type="float">
            <text:p>1443136642.8107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810525894165" calcext:value-type="float">
            <text:p>22.8105258942</text:p>
          </table:table-cell>
          <table:table-cell table:formula="of:=[.C115]/([.D115]-[.D114])" office:value-type="float" office:value="102230.061188744" calcext:value-type="float">
            <text:p>102230.061188744</text:p>
          </table:table-cell>
          <table:table-cell/>
          <table:table-cell office:value-type="float" office:value="1443136653.96019" calcext:value-type="float">
            <text:p>1443136653.96019</text:p>
          </table:table-cell>
          <table:table-cell table:formula="of:=[.G115]-[.$B$2]" office:value-type="float" office:value="33.960013628006" calcext:value-type="float">
            <text:p>33.960013628</text:p>
          </table:table-cell>
          <table:table-cell table:formula="of:=[.C115]/([.H115]-[.H114])" office:value-type="float" office:value="99673.9256331126" calcext:value-type="float">
            <text:p>99673.9256331126</text:p>
          </table:table-cell>
          <table:table-cell table:formula="of:=[.G115]-[.$B115]" office:value-type="float" office:value="11.1494877338409" calcext:value-type="float">
            <text:p>11.149487733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6642.89113" calcext:value-type="float">
            <text:p>1443136642.89113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8909504413605" calcext:value-type="float">
            <text:p>22.8909504414</text:p>
          </table:table-cell>
          <table:table-cell table:formula="of:=[.C116]/([.D116]-[.D115])" office:value-type="float" office:value="102257.336681242" calcext:value-type="float">
            <text:p>102257.336681242</text:p>
          </table:table-cell>
          <table:table-cell/>
          <table:table-cell office:value-type="float" office:value="1443136654.04283" calcext:value-type="float">
            <text:p>1443136654.04283</text:p>
          </table:table-cell>
          <table:table-cell table:formula="of:=[.G116]-[.$B$2]" office:value-type="float" office:value="34.0426506996155" calcext:value-type="float">
            <text:p>34.0426506996</text:p>
          </table:table-cell>
          <table:table-cell table:formula="of:=[.C116]/([.H116]-[.H115])" office:value-type="float" office:value="99519.4994186466" calcext:value-type="float">
            <text:p>99519.4994186466</text:p>
          </table:table-cell>
          <table:table-cell table:formula="of:=[.G116]-[.$B116]" office:value-type="float" office:value="11.151700258255" calcext:value-type="float">
            <text:p>11.151700258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6642.97159" calcext:value-type="float">
            <text:p>1443136642.97159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9714078903198" calcext:value-type="float">
            <text:p>22.9714078903</text:p>
          </table:table-cell>
          <table:table-cell table:formula="of:=[.C117]/([.D117]-[.D116])" office:value-type="float" office:value="102215.520208141" calcext:value-type="float">
            <text:p>102215.520208141</text:p>
          </table:table-cell>
          <table:table-cell/>
          <table:table-cell office:value-type="float" office:value="1443136654.09073" calcext:value-type="float">
            <text:p>1443136654.09073</text:p>
          </table:table-cell>
          <table:table-cell table:formula="of:=[.G117]-[.$B$2]" office:value-type="float" office:value="34.0905566215515" calcext:value-type="float">
            <text:p>34.0905566216</text:p>
          </table:table-cell>
          <table:table-cell table:formula="of:=[.C117]/([.H117]-[.H116])" office:value-type="float" office:value="171669.799215655" calcext:value-type="float">
            <text:p>171669.799215655</text:p>
          </table:table-cell>
          <table:table-cell table:formula="of:=[.G117]-[.$B117]" office:value-type="float" office:value="11.1191487312317" calcext:value-type="float">
            <text:p>11.11914873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6643.05329" calcext:value-type="float">
            <text:p>1443136643.05329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3.0531146526337" calcext:value-type="float">
            <text:p>23.0531146526</text:p>
          </table:table-cell>
          <table:table-cell table:formula="of:=[.C118]/([.D118]-[.D117])" office:value-type="float" office:value="100652.623688733" calcext:value-type="float">
            <text:p>100652.623688733</text:p>
          </table:table-cell>
          <table:table-cell/>
          <table:table-cell office:value-type="float" office:value="1443136654.1824" calcext:value-type="float">
            <text:p>1443136654.1824</text:p>
          </table:table-cell>
          <table:table-cell table:formula="of:=[.G118]-[.$B$2]" office:value-type="float" office:value="34.1822228431702" calcext:value-type="float">
            <text:p>34.1822228432</text:p>
          </table:table-cell>
          <table:table-cell table:formula="of:=[.C118]/([.H118]-[.H117])" office:value-type="float" office:value="89716.7992176365" calcext:value-type="float">
            <text:p>89716.7992176365</text:p>
          </table:table-cell>
          <table:table-cell table:formula="of:=[.G118]-[.$B118]" office:value-type="float" office:value="11.1291081905365" calcext:value-type="float">
            <text:p>11.129108190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6643.13567" calcext:value-type="float">
            <text:p>1443136643.13567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3.1354918479919" calcext:value-type="float">
            <text:p>23.135491848</text:p>
          </table:table-cell>
          <table:table-cell table:formula="of:=[.C119]/([.D119]-[.D118])" office:value-type="float" office:value="99833.4546864825" calcext:value-type="float">
            <text:p>99833.4546864825</text:p>
          </table:table-cell>
          <table:table-cell/>
          <table:table-cell office:value-type="float" office:value="1443136654.2741" calcext:value-type="float">
            <text:p>1443136654.2741</text:p>
          </table:table-cell>
          <table:table-cell table:formula="of:=[.G119]-[.$B$2]" office:value-type="float" office:value="34.2739245891571" calcext:value-type="float">
            <text:p>34.2739245892</text:p>
          </table:table-cell>
          <table:table-cell table:formula="of:=[.C119]/([.H119]-[.H118])" office:value-type="float" office:value="89682.043798505" calcext:value-type="float">
            <text:p>89682.043798505</text:p>
          </table:table-cell>
          <table:table-cell table:formula="of:=[.G119]-[.$B119]" office:value-type="float" office:value="11.1384327411652" calcext:value-type="float">
            <text:p>11.138432741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6643.21804" calcext:value-type="float">
            <text:p>1443136643.21804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3.2178645133972" calcext:value-type="float">
            <text:p>23.2178645134</text:p>
          </table:table-cell>
          <table:table-cell table:formula="of:=[.C120]/([.D120]-[.D119])" office:value-type="float" office:value="99838.9448676685" calcext:value-type="float">
            <text:p>99838.9448676685</text:p>
          </table:table-cell>
          <table:table-cell/>
          <table:table-cell office:value-type="float" office:value="1443136654.36587" calcext:value-type="float">
            <text:p>1443136654.36587</text:p>
          </table:table-cell>
          <table:table-cell table:formula="of:=[.G120]-[.$B$2]" office:value-type="float" office:value="34.3656921386719" calcext:value-type="float">
            <text:p>34.3656921387</text:p>
          </table:table-cell>
          <table:table-cell table:formula="of:=[.C120]/([.H120]-[.H119])" office:value-type="float" office:value="89617.735719055" calcext:value-type="float">
            <text:p>89617.735719055</text:p>
          </table:table-cell>
          <table:table-cell table:formula="of:=[.G120]-[.$B120]" office:value-type="float" office:value="11.1478276252747" calcext:value-type="float">
            <text:p>11.147827625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6643.30042" calcext:value-type="float">
            <text:p>1443136643.30042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3.3002412319183" calcext:value-type="float">
            <text:p>23.3002412319</text:p>
          </table:table-cell>
          <table:table-cell table:formula="of:=[.C121]/([.D121]-[.D120])" office:value-type="float" office:value="99834.0325718569" calcext:value-type="float">
            <text:p>99834.0325718569</text:p>
          </table:table-cell>
          <table:table-cell/>
          <table:table-cell office:value-type="float" office:value="1443136654.45761" calcext:value-type="float">
            <text:p>1443136654.45761</text:p>
          </table:table-cell>
          <table:table-cell table:formula="of:=[.G121]-[.$B$2]" office:value-type="float" office:value="34.4574370384216" calcext:value-type="float">
            <text:p>34.4574370384</text:p>
          </table:table-cell>
          <table:table-cell table:formula="of:=[.C121]/([.H121]-[.H120])" office:value-type="float" office:value="89639.8603348181" calcext:value-type="float">
            <text:p>89639.8603348181</text:p>
          </table:table-cell>
          <table:table-cell table:formula="of:=[.G121]-[.$B121]" office:value-type="float" office:value="11.1571958065033" calcext:value-type="float">
            <text:p>11.157195806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6643.3828" calcext:value-type="float">
            <text:p>1443136643.3828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23.3826243877411" calcext:value-type="float">
            <text:p>23.3826243877</text:p>
          </table:table-cell>
          <table:table-cell table:formula="of:=[.C122]/([.D122]-[.D121])" office:value-type="float" office:value="99826.2316837414" calcext:value-type="float">
            <text:p>99826.2316837414</text:p>
          </table:table-cell>
          <table:table-cell/>
          <table:table-cell office:value-type="float" office:value="1443136654.54934" calcext:value-type="float">
            <text:p>1443136654.54934</text:p>
          </table:table-cell>
          <table:table-cell table:formula="of:=[.G122]-[.$B$2]" office:value-type="float" office:value="34.5491626262665" calcext:value-type="float">
            <text:p>34.5491626263</text:p>
          </table:table-cell>
          <table:table-cell table:formula="of:=[.C122]/([.H122]-[.H121])" office:value-type="float" office:value="89658.7331106635" calcext:value-type="float">
            <text:p>89658.7331106635</text:p>
          </table:table-cell>
          <table:table-cell table:formula="of:=[.G122]-[.$B122]" office:value-type="float" office:value="11.1665382385254" calcext:value-type="float">
            <text:p>11.166538238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6643.46519" calcext:value-type="float">
            <text:p>1443136643.46519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23.465012550354" calcext:value-type="float">
            <text:p>23.4650125504</text:p>
          </table:table-cell>
          <table:table-cell table:formula="of:=[.C123]/([.D123]-[.D122])" office:value-type="float" office:value="99820.1651691018" calcext:value-type="float">
            <text:p>99820.1651691018</text:p>
          </table:table-cell>
          <table:table-cell/>
          <table:table-cell office:value-type="float" office:value="1443136654.64103" calcext:value-type="float">
            <text:p>1443136654.64103</text:p>
          </table:table-cell>
          <table:table-cell table:formula="of:=[.G123]-[.$B$2]" office:value-type="float" office:value="34.6408534049988" calcext:value-type="float">
            <text:p>34.640853405</text:p>
          </table:table-cell>
          <table:table-cell table:formula="of:=[.C123]/([.H123]-[.H122])" office:value-type="float" office:value="89692.7707857163" calcext:value-type="float">
            <text:p>89692.7707857163</text:p>
          </table:table-cell>
          <table:table-cell table:formula="of:=[.G123]-[.$B123]" office:value-type="float" office:value="11.1758408546448" calcext:value-type="float">
            <text:p>11.175840854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6643.54756" calcext:value-type="float">
            <text:p>1443136643.54756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23.5473866462708" calcext:value-type="float">
            <text:p>23.5473866463</text:p>
          </table:table-cell>
          <table:table-cell table:formula="of:=[.C124]/([.D124]-[.D123])" office:value-type="float" office:value="99837.2110610069" calcext:value-type="float">
            <text:p>99837.2110610069</text:p>
          </table:table-cell>
          <table:table-cell/>
          <table:table-cell office:value-type="float" office:value="1443136654.73285" calcext:value-type="float">
            <text:p>1443136654.73285</text:p>
          </table:table-cell>
          <table:table-cell table:formula="of:=[.G124]-[.$B$2]" office:value-type="float" office:value="34.7326726913452" calcext:value-type="float">
            <text:p>34.7326726913</text:p>
          </table:table-cell>
          <table:table-cell table:formula="of:=[.C124]/([.H124]-[.H123])" office:value-type="float" office:value="89567.2393811767" calcext:value-type="float">
            <text:p>89567.2393811767</text:p>
          </table:table-cell>
          <table:table-cell table:formula="of:=[.G124]-[.$B124]" office:value-type="float" office:value="11.1852860450745" calcext:value-type="float">
            <text:p>11.185286045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6643.62994" calcext:value-type="float">
            <text:p>1443136643.62994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23.6297612190247" calcext:value-type="float">
            <text:p>23.629761219</text:p>
          </table:table-cell>
          <table:table-cell table:formula="of:=[.C125]/([.D125]-[.D124])" office:value-type="float" office:value="99836.6331388349" calcext:value-type="float">
            <text:p>99836.6331388349</text:p>
          </table:table-cell>
          <table:table-cell/>
          <table:table-cell office:value-type="float" office:value="1443136654.82451" calcext:value-type="float">
            <text:p>1443136654.82451</text:p>
          </table:table-cell>
          <table:table-cell table:formula="of:=[.G125]-[.$B$2]" office:value-type="float" office:value="34.8243298530579" calcext:value-type="float">
            <text:p>34.8243298531</text:p>
          </table:table-cell>
          <table:table-cell table:formula="of:=[.C125]/([.H125]-[.H124])" office:value-type="float" office:value="89725.6673273714" calcext:value-type="float">
            <text:p>89725.6673273714</text:p>
          </table:table-cell>
          <table:table-cell table:formula="of:=[.G125]-[.$B125]" office:value-type="float" office:value="11.1945686340332" calcext:value-type="float">
            <text:p>11.19456863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6643.71231" calcext:value-type="float">
            <text:p>1443136643.71231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23.7121369838715" calcext:value-type="float">
            <text:p>23.7121369839</text:p>
          </table:table-cell>
          <table:table-cell table:formula="of:=[.C126]/([.D126]-[.D125])" office:value-type="float" office:value="99835.1883626765" calcext:value-type="float">
            <text:p>99835.1883626765</text:p>
          </table:table-cell>
          <table:table-cell/>
          <table:table-cell office:value-type="float" office:value="1443136654.91618" calcext:value-type="float">
            <text:p>1443136654.91618</text:p>
          </table:table-cell>
          <table:table-cell table:formula="of:=[.G126]-[.$B$2]" office:value-type="float" office:value="34.916002035141" calcext:value-type="float">
            <text:p>34.9160020351</text:p>
          </table:table-cell>
          <table:table-cell table:formula="of:=[.C126]/([.H126]-[.H125])" office:value-type="float" office:value="89710.9658908559" calcext:value-type="float">
            <text:p>89710.9658908559</text:p>
          </table:table-cell>
          <table:table-cell table:formula="of:=[.G126]-[.$B126]" office:value-type="float" office:value="11.2038650512695" calcext:value-type="float">
            <text:p>11.203865051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6643.79469" calcext:value-type="float">
            <text:p>1443136643.79469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23.7945091724396" calcext:value-type="float">
            <text:p>23.7945091724</text:p>
          </table:table-cell>
          <table:table-cell table:formula="of:=[.C127]/([.D127]-[.D126])" office:value-type="float" office:value="99839.5228166046" calcext:value-type="float">
            <text:p>99839.5228166046</text:p>
          </table:table-cell>
          <table:table-cell/>
          <table:table-cell office:value-type="float" office:value="1443136655.0079" calcext:value-type="float">
            <text:p>1443136655.0079</text:p>
          </table:table-cell>
          <table:table-cell table:formula="of:=[.G127]-[.$B$2]" office:value-type="float" office:value="35.0077228546143" calcext:value-type="float">
            <text:p>35.0077228546</text:p>
          </table:table-cell>
          <table:table-cell table:formula="of:=[.C127]/([.H127]-[.H126])" office:value-type="float" office:value="89663.3942787331" calcext:value-type="float">
            <text:p>89663.3942787331</text:p>
          </table:table-cell>
          <table:table-cell table:formula="of:=[.G127]-[.$B127]" office:value-type="float" office:value="11.2132136821747" calcext:value-type="float">
            <text:p>11.213213682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6643.87706" calcext:value-type="float">
            <text:p>1443136643.87706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23.8768839836121" calcext:value-type="float">
            <text:p>23.8768839836</text:p>
          </table:table-cell>
          <table:table-cell table:formula="of:=[.C128]/([.D128]-[.D127])" office:value-type="float" office:value="99836.3441802579" calcext:value-type="float">
            <text:p>99836.3441802579</text:p>
          </table:table-cell>
          <table:table-cell/>
          <table:table-cell office:value-type="float" office:value="1443136655.0471" calcext:value-type="float">
            <text:p>1443136655.0471</text:p>
          </table:table-cell>
          <table:table-cell table:formula="of:=[.G128]-[.$B$2]" office:value-type="float" office:value="35.0469186306" calcext:value-type="float">
            <text:p>35.0469186306</text:p>
          </table:table-cell>
          <table:table-cell table:formula="of:=[.C128]/([.H128]-[.H127])" office:value-type="float" office:value="209818.527460629" calcext:value-type="float">
            <text:p>209818.527460629</text:p>
          </table:table-cell>
          <table:table-cell table:formula="of:=[.G128]-[.$B128]" office:value-type="float" office:value="11.1700346469879" calcext:value-type="float">
            <text:p>11.17003464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6643.95945" calcext:value-type="float">
            <text:p>1443136643.95945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23.9592714309692" calcext:value-type="float">
            <text:p>23.959271431</text:p>
          </table:table-cell>
          <table:table-cell table:formula="of:=[.C129]/([.D129]-[.D128])" office:value-type="float" office:value="99821.0317689071" calcext:value-type="float">
            <text:p>99821.0317689071</text:p>
          </table:table-cell>
          <table:table-cell/>
          <table:table-cell office:value-type="float" office:value="1443136655.12212" calcext:value-type="float">
            <text:p>1443136655.12212</text:p>
          </table:table-cell>
          <table:table-cell table:formula="of:=[.G129]-[.$B$2]" office:value-type="float" office:value="35.1219472885132" calcext:value-type="float">
            <text:p>35.1219472885</text:p>
          </table:table-cell>
          <table:table-cell table:formula="of:=[.C129]/([.H129]-[.H128])" office:value-type="float" office:value="109611.450194316" calcext:value-type="float">
            <text:p>109611.450194316</text:p>
          </table:table-cell>
          <table:table-cell table:formula="of:=[.G129]-[.$B129]" office:value-type="float" office:value="11.1626758575439" calcext:value-type="float">
            <text:p>11.162675857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6644.04167" calcext:value-type="float">
            <text:p>1443136644.04167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24.0414938926697" calcext:value-type="float">
            <text:p>24.0414938927</text:p>
          </table:table-cell>
          <table:table-cell table:formula="of:=[.C130]/([.D130]-[.D129])" office:value-type="float" office:value="100021.330302204" calcext:value-type="float">
            <text:p>100021.330302204</text:p>
          </table:table-cell>
          <table:table-cell/>
          <table:table-cell office:value-type="float" office:value="1443136655.19715" calcext:value-type="float">
            <text:p>1443136655.19715</text:p>
          </table:table-cell>
          <table:table-cell table:formula="of:=[.G130]-[.$B$2]" office:value-type="float" office:value="35.1969690322876" calcext:value-type="float">
            <text:p>35.1969690323</text:p>
          </table:table-cell>
          <table:table-cell table:formula="of:=[.C130]/([.H130]-[.H129])" office:value-type="float" office:value="109621.552182646" calcext:value-type="float">
            <text:p>109621.552182646</text:p>
          </table:table-cell>
          <table:table-cell table:formula="of:=[.G130]-[.$B130]" office:value-type="float" office:value="11.1554751396179" calcext:value-type="float">
            <text:p>11.155475139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6644.12364" calcext:value-type="float">
            <text:p>1443136644.12364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24.1234662532806" calcext:value-type="float">
            <text:p>24.1234662533</text:p>
          </table:table-cell>
          <table:table-cell table:formula="of:=[.C131]/([.D131]-[.D130])" office:value-type="float" office:value="100326.499550633" calcext:value-type="float">
            <text:p>100326.499550633</text:p>
          </table:table-cell>
          <table:table-cell/>
          <table:table-cell office:value-type="float" office:value="1443136655.27219" calcext:value-type="float">
            <text:p>1443136655.27219</text:p>
          </table:table-cell>
          <table:table-cell table:formula="of:=[.G131]-[.$B$2]" office:value-type="float" office:value="35.2720124721527" calcext:value-type="float">
            <text:p>35.2720124722</text:p>
          </table:table-cell>
          <table:table-cell table:formula="of:=[.C131]/([.H131]-[.H130])" office:value-type="float" office:value="109589.85908405" calcext:value-type="float">
            <text:p>109589.85908405</text:p>
          </table:table-cell>
          <table:table-cell table:formula="of:=[.G131]-[.$B131]" office:value-type="float" office:value="11.1485462188721" calcext:value-type="float">
            <text:p>11.148546218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6644.20561" calcext:value-type="float">
            <text:p>1443136644.20561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24.2054309844971" calcext:value-type="float">
            <text:p>24.2054309845</text:p>
          </table:table-cell>
          <table:table-cell table:formula="of:=[.C132]/([.D132]-[.D131])" office:value-type="float" office:value="100335.83808485" calcext:value-type="float">
            <text:p>100335.83808485</text:p>
          </table:table-cell>
          <table:table-cell/>
          <table:table-cell office:value-type="float" office:value="1443136655.34724" calcext:value-type="float">
            <text:p>1443136655.34724</text:p>
          </table:table-cell>
          <table:table-cell table:formula="of:=[.G132]-[.$B$2]" office:value-type="float" office:value="35.3470582962036" calcext:value-type="float">
            <text:p>35.3470582962</text:p>
          </table:table-cell>
          <table:table-cell table:formula="of:=[.C132]/([.H132]-[.H131])" office:value-type="float" office:value="109586.37744349" calcext:value-type="float">
            <text:p>109586.37744349</text:p>
          </table:table-cell>
          <table:table-cell table:formula="of:=[.G132]-[.$B132]" office:value-type="float" office:value="11.1416273117065" calcext:value-type="float">
            <text:p>11.141627311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6644.28762" calcext:value-type="float">
            <text:p>1443136644.28762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24.2874436378479" calcext:value-type="float">
            <text:p>24.2874436378</text:p>
          </table:table-cell>
          <table:table-cell table:formula="of:=[.C133]/([.D133]-[.D132])" office:value-type="float" office:value="100277.20923526" calcext:value-type="float">
            <text:p>100277.20923526</text:p>
          </table:table-cell>
          <table:table-cell/>
          <table:table-cell office:value-type="float" office:value="1443136655.42226" calcext:value-type="float">
            <text:p>1443136655.42226</text:p>
          </table:table-cell>
          <table:table-cell table:formula="of:=[.G133]-[.$B$2]" office:value-type="float" office:value="35.4220778942108" calcext:value-type="float">
            <text:p>35.4220778942</text:p>
          </table:table-cell>
          <table:table-cell table:formula="of:=[.C133]/([.H133]-[.H132])" office:value-type="float" office:value="109624.687661089" calcext:value-type="float">
            <text:p>109624.687661089</text:p>
          </table:table-cell>
          <table:table-cell table:formula="of:=[.G133]-[.$B133]" office:value-type="float" office:value="11.1346342563629" calcext:value-type="float">
            <text:p>11.134634256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6644.36959" calcext:value-type="float">
            <text:p>1443136644.36959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24.3694128990173" calcext:value-type="float">
            <text:p>24.369412899</text:p>
          </table:table-cell>
          <table:table-cell table:formula="of:=[.C134]/([.D134]-[.D133])" office:value-type="float" office:value="100330.293120499" calcext:value-type="float">
            <text:p>100330.293120499</text:p>
          </table:table-cell>
          <table:table-cell/>
          <table:table-cell office:value-type="float" office:value="1443136655.49725" calcext:value-type="float">
            <text:p>1443136655.49725</text:p>
          </table:table-cell>
          <table:table-cell table:formula="of:=[.G134]-[.$B$2]" office:value-type="float" office:value="35.4970679283142" calcext:value-type="float">
            <text:p>35.4970679283</text:p>
          </table:table-cell>
          <table:table-cell table:formula="of:=[.C134]/([.H134]-[.H133])" office:value-type="float" office:value="109667.905853477" calcext:value-type="float">
            <text:p>109667.905853477</text:p>
          </table:table-cell>
          <table:table-cell table:formula="of:=[.G134]-[.$B134]" office:value-type="float" office:value="11.1276550292969" calcext:value-type="float">
            <text:p>11.127655029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6644.45156" calcext:value-type="float">
            <text:p>1443136644.45156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24.4513781070709" calcext:value-type="float">
            <text:p>24.4513781071</text:p>
          </table:table-cell>
          <table:table-cell table:formula="of:=[.C135]/([.D135]-[.D134])" office:value-type="float" office:value="100335.254375529" calcext:value-type="float">
            <text:p>100335.254375529</text:p>
          </table:table-cell>
          <table:table-cell/>
          <table:table-cell office:value-type="float" office:value="1443136655.57233" calcext:value-type="float">
            <text:p>1443136655.57233</text:p>
          </table:table-cell>
          <table:table-cell table:formula="of:=[.G135]-[.$B$2]" office:value-type="float" office:value="35.5721547603607" calcext:value-type="float">
            <text:p>35.5721547604</text:p>
          </table:table-cell>
          <table:table-cell table:formula="of:=[.C135]/([.H135]-[.H134])" office:value-type="float" office:value="109526.527832551" calcext:value-type="float">
            <text:p>109526.527832551</text:p>
          </table:table-cell>
          <table:table-cell table:formula="of:=[.G135]-[.$B135]" office:value-type="float" office:value="11.1207766532898" calcext:value-type="float">
            <text:p>11.120776653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6644.53353" calcext:value-type="float">
            <text:p>1443136644.53353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24.5333528518677" calcext:value-type="float">
            <text:p>24.5333528519</text:p>
          </table:table-cell>
          <table:table-cell table:formula="of:=[.C136]/([.D136]-[.D135])" office:value-type="float" office:value="100323.581615173" calcext:value-type="float">
            <text:p>100323.581615173</text:p>
          </table:table-cell>
          <table:table-cell/>
          <table:table-cell office:value-type="float" office:value="1443136655.64734" calcext:value-type="float">
            <text:p>1443136655.64734</text:p>
          </table:table-cell>
          <table:table-cell table:formula="of:=[.G136]-[.$B$2]" office:value-type="float" office:value="35.6471633911133" calcext:value-type="float">
            <text:p>35.6471633911</text:p>
          </table:table-cell>
          <table:table-cell table:formula="of:=[.C136]/([.H136]-[.H135])" office:value-type="float" office:value="109640.71624143" calcext:value-type="float">
            <text:p>109640.71624143</text:p>
          </table:table-cell>
          <table:table-cell table:formula="of:=[.G136]-[.$B136]" office:value-type="float" office:value="11.1138105392456" calcext:value-type="float">
            <text:p>11.113810539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6644.61549" calcext:value-type="float">
            <text:p>1443136644.61549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24.6153173446655" calcext:value-type="float">
            <text:p>24.6153173447</text:p>
          </table:table-cell>
          <table:table-cell table:formula="of:=[.C137]/([.D137]-[.D136])" office:value-type="float" office:value="100336.129942057" calcext:value-type="float">
            <text:p>100336.129942057</text:p>
          </table:table-cell>
          <table:table-cell/>
          <table:table-cell office:value-type="float" office:value="1443136655.72238" calcext:value-type="float">
            <text:p>1443136655.72238</text:p>
          </table:table-cell>
          <table:table-cell table:formula="of:=[.G137]-[.$B$2]" office:value-type="float" office:value="35.7222003936768" calcext:value-type="float">
            <text:p>35.7222003937</text:p>
          </table:table-cell>
          <table:table-cell table:formula="of:=[.C137]/([.H137]-[.H136])" office:value-type="float" office:value="109599.260618693" calcext:value-type="float">
            <text:p>109599.260618693</text:p>
          </table:table-cell>
          <table:table-cell table:formula="of:=[.G137]-[.$B137]" office:value-type="float" office:value="11.1068830490112" calcext:value-type="float">
            <text:p>11.10688304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6644.69747" calcext:value-type="float">
            <text:p>1443136644.69747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24.697291135788" calcext:value-type="float">
            <text:p>24.6972911358</text:p>
          </table:table-cell>
          <table:table-cell table:formula="of:=[.C138]/([.D138]-[.D137])" office:value-type="float" office:value="100324.748768989" calcext:value-type="float">
            <text:p>100324.748768989</text:p>
          </table:table-cell>
          <table:table-cell/>
          <table:table-cell office:value-type="float" office:value="1443136655.7974" calcext:value-type="float">
            <text:p>1443136655.7974</text:p>
          </table:table-cell>
          <table:table-cell table:formula="of:=[.G138]-[.$B$2]" office:value-type="float" office:value="35.7972271442413" calcext:value-type="float">
            <text:p>35.7972271442</text:p>
          </table:table-cell>
          <table:table-cell table:formula="of:=[.C138]/([.H138]-[.H137])" office:value-type="float" office:value="109614.236763748" calcext:value-type="float">
            <text:p>109614.236763748</text:p>
          </table:table-cell>
          <table:table-cell table:formula="of:=[.G138]-[.$B138]" office:value-type="float" office:value="11.0999360084534" calcext:value-type="float">
            <text:p>11.099936008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6644.77944" calcext:value-type="float">
            <text:p>1443136644.77944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24.779257774353" calcext:value-type="float">
            <text:p>24.7792577744</text:p>
          </table:table-cell>
          <table:table-cell table:formula="of:=[.C139]/([.D139]-[.D138])" office:value-type="float" office:value="100333.503288316" calcext:value-type="float">
            <text:p>100333.503288316</text:p>
          </table:table-cell>
          <table:table-cell/>
          <table:table-cell office:value-type="float" office:value="1443136655.87243" calcext:value-type="float">
            <text:p>1443136655.87243</text:p>
          </table:table-cell>
          <table:table-cell table:formula="of:=[.G139]-[.$B$2]" office:value-type="float" office:value="35.8722565174103" calcext:value-type="float">
            <text:p>35.8722565174</text:p>
          </table:table-cell>
          <table:table-cell table:formula="of:=[.C139]/([.H139]-[.H138])" office:value-type="float" office:value="109610.405267306" calcext:value-type="float">
            <text:p>109610.405267306</text:p>
          </table:table-cell>
          <table:table-cell table:formula="of:=[.G139]-[.$B139]" office:value-type="float" office:value="11.0929987430573" calcext:value-type="float">
            <text:p>11.092998743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6644.86142" calcext:value-type="float">
            <text:p>1443136644.86142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24.8612382411957" calcext:value-type="float">
            <text:p>24.8612382412</text:p>
          </table:table-cell>
          <table:table-cell table:formula="of:=[.C140]/([.D140]-[.D139])" office:value-type="float" office:value="100316.579262529" calcext:value-type="float">
            <text:p>100316.579262529</text:p>
          </table:table-cell>
          <table:table-cell/>
          <table:table-cell office:value-type="float" office:value="1443136655.94756" calcext:value-type="float">
            <text:p>1443136655.94756</text:p>
          </table:table-cell>
          <table:table-cell table:formula="of:=[.G140]-[.$B$2]" office:value-type="float" office:value="35.9473788738251" calcext:value-type="float">
            <text:p>35.9473788738</text:p>
          </table:table-cell>
          <table:table-cell table:formula="of:=[.C140]/([.H140]-[.H139])" office:value-type="float" office:value="109474.734186857" calcext:value-type="float">
            <text:p>109474.734186857</text:p>
          </table:table-cell>
          <table:table-cell table:formula="of:=[.G140]-[.$B140]" office:value-type="float" office:value="11.0861406326294" calcext:value-type="float">
            <text:p>11.086140632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6644.94339" calcext:value-type="float">
            <text:p>1443136644.94339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24.9432101249695" calcext:value-type="float">
            <text:p>24.943210125</text:p>
          </table:table-cell>
          <table:table-cell table:formula="of:=[.C141]/([.D141]-[.D140])" office:value-type="float" office:value="100327.083158094" calcext:value-type="float">
            <text:p>100327.083158094</text:p>
          </table:table-cell>
          <table:table-cell/>
          <table:table-cell office:value-type="float" office:value="1443136656.02254" calcext:value-type="float">
            <text:p>1443136656.02254</text:p>
          </table:table-cell>
          <table:table-cell table:formula="of:=[.G141]-[.$B$2]" office:value-type="float" office:value="36.0223596096039" calcext:value-type="float">
            <text:p>36.0223596096</text:p>
          </table:table-cell>
          <table:table-cell table:formula="of:=[.C141]/([.H141]-[.H140])" office:value-type="float" office:value="109681.505717157" calcext:value-type="float">
            <text:p>109681.505717157</text:p>
          </table:table-cell>
          <table:table-cell table:formula="of:=[.G141]-[.$B141]" office:value-type="float" office:value="11.0791494846344" calcext:value-type="float">
            <text:p>11.079149484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6645.02427" calcext:value-type="float">
            <text:p>1443136645.02427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25.0240972042084" calcext:value-type="float">
            <text:p>25.0240972042</text:p>
          </table:table-cell>
          <table:table-cell table:formula="of:=[.C142]/([.D142]-[.D141])" office:value-type="float" office:value="101672.604294578" calcext:value-type="float">
            <text:p>101672.604294578</text:p>
          </table:table-cell>
          <table:table-cell/>
          <table:table-cell office:value-type="float" office:value="1443136656.05852" calcext:value-type="float">
            <text:p>1443136656.05852</text:p>
          </table:table-cell>
          <table:table-cell table:formula="of:=[.G142]-[.$B$2]" office:value-type="float" office:value="36.0583419799805" calcext:value-type="float">
            <text:p>36.05834198</text:p>
          </table:table-cell>
          <table:table-cell table:formula="of:=[.C142]/([.H142]-[.H141])" office:value-type="float" office:value="228556.371187575" calcext:value-type="float">
            <text:p>228556.371187575</text:p>
          </table:table-cell>
          <table:table-cell table:formula="of:=[.G142]-[.$B142]" office:value-type="float" office:value="11.0342447757721" calcext:value-type="float">
            <text:p>11.034244775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6645.10272" calcext:value-type="float">
            <text:p>1443136645.10272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25.1025433540344" calcext:value-type="float">
            <text:p>25.102543354</text:p>
          </table:table-cell>
          <table:table-cell table:formula="of:=[.C143]/([.D143]-[.D142])" office:value-type="float" office:value="104836.247772979" calcext:value-type="float">
            <text:p>104836.247772979</text:p>
          </table:table-cell>
          <table:table-cell/>
          <table:table-cell office:value-type="float" office:value="1443136656.12727" calcext:value-type="float">
            <text:p>1443136656.12727</text:p>
          </table:table-cell>
          <table:table-cell table:formula="of:=[.G143]-[.$B$2]" office:value-type="float" office:value="36.1270892620087" calcext:value-type="float">
            <text:p>36.127089262</text:p>
          </table:table-cell>
          <table:table-cell table:formula="of:=[.C143]/([.H143]-[.H142])" office:value-type="float" office:value="119626.547513933" calcext:value-type="float">
            <text:p>119626.547513933</text:p>
          </table:table-cell>
          <table:table-cell table:formula="of:=[.G143]-[.$B143]" office:value-type="float" office:value="11.0245459079742" calcext:value-type="float">
            <text:p>11.02454590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6645.18118" calcext:value-type="float">
            <text:p>1443136645.18118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25.1810054779053" calcext:value-type="float">
            <text:p>25.1810054779</text:p>
          </table:table-cell>
          <table:table-cell table:formula="of:=[.C144]/([.D144]-[.D143])" office:value-type="float" office:value="104814.904240126" calcext:value-type="float">
            <text:p>104814.904240126</text:p>
          </table:table-cell>
          <table:table-cell/>
          <table:table-cell office:value-type="float" office:value="1443136656.19604" calcext:value-type="float">
            <text:p>1443136656.19604</text:p>
          </table:table-cell>
          <table:table-cell table:formula="of:=[.G144]-[.$B$2]" office:value-type="float" office:value="36.1958658695221" calcext:value-type="float">
            <text:p>36.1958658695</text:p>
          </table:table-cell>
          <table:table-cell table:formula="of:=[.C144]/([.H144]-[.H143])" office:value-type="float" office:value="119575.540250286" calcext:value-type="float">
            <text:p>119575.540250286</text:p>
          </table:table-cell>
          <table:table-cell table:formula="of:=[.G144]-[.$B144]" office:value-type="float" office:value="11.0148603916168" calcext:value-type="float">
            <text:p>11.014860391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6645.25964" calcext:value-type="float">
            <text:p>1443136645.25964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25.2594630718231" calcext:value-type="float">
            <text:p>25.2594630718</text:p>
          </table:table-cell>
          <table:table-cell table:formula="of:=[.C145]/([.D145]-[.D144])" office:value-type="float" office:value="104820.956000912" calcext:value-type="float">
            <text:p>104820.956000912</text:p>
          </table:table-cell>
          <table:table-cell/>
          <table:table-cell office:value-type="float" office:value="1443136656.26487" calcext:value-type="float">
            <text:p>1443136656.26487</text:p>
          </table:table-cell>
          <table:table-cell table:formula="of:=[.G145]-[.$B$2]" office:value-type="float" office:value="36.264696598053" calcext:value-type="float">
            <text:p>36.2646965981</text:p>
          </table:table-cell>
          <table:table-cell table:formula="of:=[.C145]/([.H145]-[.H144])" office:value-type="float" office:value="119481.519018209" calcext:value-type="float">
            <text:p>119481.519018209</text:p>
          </table:table-cell>
          <table:table-cell table:formula="of:=[.G145]-[.$B145]" office:value-type="float" office:value="11.0052335262299" calcext:value-type="float">
            <text:p>11.005233526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6645.3381" calcext:value-type="float">
            <text:p>1443136645.3381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25.3379225730896" calcext:value-type="float">
            <text:p>25.3379225731</text:p>
          </table:table-cell>
          <table:table-cell table:formula="of:=[.C146]/([.D146]-[.D145])" office:value-type="float" office:value="104818.407805933" calcext:value-type="float">
            <text:p>104818.407805933</text:p>
          </table:table-cell>
          <table:table-cell/>
          <table:table-cell office:value-type="float" office:value="1443136656.33359" calcext:value-type="float">
            <text:p>1443136656.33359</text:p>
          </table:table-cell>
          <table:table-cell table:formula="of:=[.G146]-[.$B$2]" office:value-type="float" office:value="36.3334152698517" calcext:value-type="float">
            <text:p>36.3334152699</text:p>
          </table:table-cell>
          <table:table-cell table:formula="of:=[.C146]/([.H146]-[.H145])" office:value-type="float" office:value="119676.352652597" calcext:value-type="float">
            <text:p>119676.352652597</text:p>
          </table:table-cell>
          <table:table-cell table:formula="of:=[.G146]-[.$B146]" office:value-type="float" office:value="10.9954926967621" calcext:value-type="float">
            <text:p>10.995492696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6645.41657" calcext:value-type="float">
            <text:p>1443136645.41657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25.4163937568665" calcext:value-type="float">
            <text:p>25.4163937569</text:p>
          </table:table-cell>
          <table:table-cell table:formula="of:=[.C147]/([.D147]-[.D146])" office:value-type="float" office:value="104802.802814676" calcext:value-type="float">
            <text:p>104802.802814676</text:p>
          </table:table-cell>
          <table:table-cell/>
          <table:table-cell office:value-type="float" office:value="1443136656.40244" calcext:value-type="float">
            <text:p>1443136656.40244</text:p>
          </table:table-cell>
          <table:table-cell table:formula="of:=[.G147]-[.$B$2]" office:value-type="float" office:value="36.4022662639618" calcext:value-type="float">
            <text:p>36.402266264</text:p>
          </table:table-cell>
          <table:table-cell table:formula="of:=[.C147]/([.H147]-[.H146])" office:value-type="float" office:value="119446.350866744" calcext:value-type="float">
            <text:p>119446.350866744</text:p>
          </table:table-cell>
          <table:table-cell table:formula="of:=[.G147]-[.$B147]" office:value-type="float" office:value="10.9858725070953" calcext:value-type="float">
            <text:p>10.985872507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6645.49515" calcext:value-type="float">
            <text:p>1443136645.49515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25.4949681758881" calcext:value-type="float">
            <text:p>25.4949681759</text:p>
          </table:table-cell>
          <table:table-cell table:formula="of:=[.C148]/([.D148]-[.D147])" office:value-type="float" office:value="104665.107326324" calcext:value-type="float">
            <text:p>104665.107326324</text:p>
          </table:table-cell>
          <table:table-cell/>
          <table:table-cell office:value-type="float" office:value="1443136656.47121" calcext:value-type="float">
            <text:p>1443136656.47121</text:p>
          </table:table-cell>
          <table:table-cell table:formula="of:=[.G148]-[.$B$2]" office:value-type="float" office:value="36.4710354804993" calcext:value-type="float">
            <text:p>36.4710354805</text:p>
          </table:table-cell>
          <table:table-cell table:formula="of:=[.C148]/([.H148]-[.H147])" office:value-type="float" office:value="119588.391639133" calcext:value-type="float">
            <text:p>119588.391639133</text:p>
          </table:table-cell>
          <table:table-cell table:formula="of:=[.G148]-[.$B148]" office:value-type="float" office:value="10.9760673046112" calcext:value-type="float">
            <text:p>10.976067304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6645.57361" calcext:value-type="float">
            <text:p>1443136645.57361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25.573436498642" calcext:value-type="float">
            <text:p>25.5734364986</text:p>
          </table:table-cell>
          <table:table-cell table:formula="of:=[.C149]/([.D149]-[.D148])" office:value-type="float" office:value="104806.624015557" calcext:value-type="float">
            <text:p>104806.624015557</text:p>
          </table:table-cell>
          <table:table-cell/>
          <table:table-cell office:value-type="float" office:value="1443136656.5399" calcext:value-type="float">
            <text:p>1443136656.5399</text:p>
          </table:table-cell>
          <table:table-cell table:formula="of:=[.G149]-[.$B$2]" office:value-type="float" office:value="36.5397214889526" calcext:value-type="float">
            <text:p>36.539721489</text:p>
          </table:table-cell>
          <table:table-cell table:formula="of:=[.C149]/([.H149]-[.H148])" office:value-type="float" office:value="119733.264243813" calcext:value-type="float">
            <text:p>119733.264243813</text:p>
          </table:table-cell>
          <table:table-cell table:formula="of:=[.G149]-[.$B149]" office:value-type="float" office:value="10.9662849903107" calcext:value-type="float">
            <text:p>10.966284990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6645.65208" calcext:value-type="float">
            <text:p>1443136645.65208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25.6519021987915" calcext:value-type="float">
            <text:p>25.6519021988</text:p>
          </table:table-cell>
          <table:table-cell table:formula="of:=[.C150]/([.D150]-[.D149])" office:value-type="float" office:value="104810.127027824" calcext:value-type="float">
            <text:p>104810.127027824</text:p>
          </table:table-cell>
          <table:table-cell/>
          <table:table-cell office:value-type="float" office:value="1443136656.60875" calcext:value-type="float">
            <text:p>1443136656.60875</text:p>
          </table:table-cell>
          <table:table-cell table:formula="of:=[.G150]-[.$B$2]" office:value-type="float" office:value="36.6085748672485" calcext:value-type="float">
            <text:p>36.6085748672</text:p>
          </table:table-cell>
          <table:table-cell table:formula="of:=[.C150]/([.H150]-[.H149])" office:value-type="float" office:value="119442.214798194" calcext:value-type="float">
            <text:p>119442.214798194</text:p>
          </table:table-cell>
          <table:table-cell table:formula="of:=[.G150]-[.$B150]" office:value-type="float" office:value="10.956672668457" calcext:value-type="float">
            <text:p>10.956672668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6645.73054" calcext:value-type="float">
            <text:p>1443136645.73054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25.7303578853607" calcext:value-type="float">
            <text:p>25.7303578854</text:p>
          </table:table-cell>
          <table:table-cell table:formula="of:=[.C151]/([.D151]-[.D150])" office:value-type="float" office:value="104823.504319789" calcext:value-type="float">
            <text:p>104823.504319789</text:p>
          </table:table-cell>
          <table:table-cell/>
          <table:table-cell office:value-type="float" office:value="1443136656.67755" calcext:value-type="float">
            <text:p>1443136656.67755</text:p>
          </table:table-cell>
          <table:table-cell table:formula="of:=[.G151]-[.$B$2]" office:value-type="float" office:value="36.677374124527" calcext:value-type="float">
            <text:p>36.6773741245</text:p>
          </table:table-cell>
          <table:table-cell table:formula="of:=[.C151]/([.H151]-[.H150])" office:value-type="float" office:value="119536.174158335" calcext:value-type="float">
            <text:p>119536.174158335</text:p>
          </table:table-cell>
          <table:table-cell table:formula="of:=[.G151]-[.$B151]" office:value-type="float" office:value="10.9470162391663" calcext:value-type="float">
            <text:p>10.94701623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6645.80899" calcext:value-type="float">
            <text:p>1443136645.80899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25.8088119029999" calcext:value-type="float">
            <text:p>25.808811903</text:p>
          </table:table-cell>
          <table:table-cell table:formula="of:=[.C152]/([.D152]-[.D151])" office:value-type="float" office:value="104825.73420045" calcext:value-type="float">
            <text:p>104825.73420045</text:p>
          </table:table-cell>
          <table:table-cell/>
          <table:table-cell office:value-type="float" office:value="1443136656.74638" calcext:value-type="float">
            <text:p>1443136656.74638</text:p>
          </table:table-cell>
          <table:table-cell table:formula="of:=[.G152]-[.$B$2]" office:value-type="float" office:value="36.7462024688721" calcext:value-type="float">
            <text:p>36.7462024689</text:p>
          </table:table-cell>
          <table:table-cell table:formula="of:=[.C152]/([.H152]-[.H151])" office:value-type="float" office:value="119485.657809323" calcext:value-type="float">
            <text:p>119485.657809323</text:p>
          </table:table-cell>
          <table:table-cell table:formula="of:=[.G152]-[.$B152]" office:value-type="float" office:value="10.9373905658722" calcext:value-type="float">
            <text:p>10.937390565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6645.88746" calcext:value-type="float">
            <text:p>1443136645.88746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25.8872799873352" calcext:value-type="float">
            <text:p>25.8872799873</text:p>
          </table:table-cell>
          <table:table-cell table:formula="of:=[.C153]/([.D153]-[.D152])" office:value-type="float" office:value="104806.942461541" calcext:value-type="float">
            <text:p>104806.942461541</text:p>
          </table:table-cell>
          <table:table-cell/>
          <table:table-cell office:value-type="float" office:value="1443136656.81519" calcext:value-type="float">
            <text:p>1443136656.81519</text:p>
          </table:table-cell>
          <table:table-cell table:formula="of:=[.G153]-[.$B$2]" office:value-type="float" office:value="36.8150129318237" calcext:value-type="float">
            <text:p>36.8150129318</text:p>
          </table:table-cell>
          <table:table-cell table:formula="of:=[.C153]/([.H153]-[.H152])" office:value-type="float" office:value="119516.707884634" calcext:value-type="float">
            <text:p>119516.707884634</text:p>
          </table:table-cell>
          <table:table-cell table:formula="of:=[.G153]-[.$B153]" office:value-type="float" office:value="10.9277329444885" calcext:value-type="float">
            <text:p>10.927732944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6645.96592" calcext:value-type="float">
            <text:p>1443136645.96592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25.9657425880432" calcext:value-type="float">
            <text:p>25.965742588</text:p>
          </table:table-cell>
          <table:table-cell table:formula="of:=[.C154]/([.D154]-[.D153])" office:value-type="float" office:value="104814.267253324" calcext:value-type="float">
            <text:p>104814.267253324</text:p>
          </table:table-cell>
          <table:table-cell/>
          <table:table-cell office:value-type="float" office:value="1443136656.88395" calcext:value-type="float">
            <text:p>1443136656.88395</text:p>
          </table:table-cell>
          <table:table-cell table:formula="of:=[.G154]-[.$B$2]" office:value-type="float" office:value="36.8837740421295" calcext:value-type="float">
            <text:p>36.8837740421</text:p>
          </table:table-cell>
          <table:table-cell table:formula="of:=[.C154]/([.H154]-[.H153])" office:value-type="float" office:value="119602.489887485" calcext:value-type="float">
            <text:p>119602.489887485</text:p>
          </table:table-cell>
          <table:table-cell table:formula="of:=[.G154]-[.$B154]" office:value-type="float" office:value="10.9180314540863" calcext:value-type="float">
            <text:p>10.918031454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6646.04238" calcext:value-type="float">
            <text:p>1443136646.04238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26.0422005653381" calcext:value-type="float">
            <text:p>26.0422005653</text:p>
          </table:table-cell>
          <table:table-cell table:formula="of:=[.C155]/([.D155]-[.D154])" office:value-type="float" office:value="107562.35373946" calcext:value-type="float">
            <text:p>107562.35373946</text:p>
          </table:table-cell>
          <table:table-cell/>
          <table:table-cell office:value-type="float" office:value="1443136656.95271" calcext:value-type="float">
            <text:p>1443136656.95271</text:p>
          </table:table-cell>
          <table:table-cell table:formula="of:=[.G155]-[.$B$2]" office:value-type="float" office:value="36.9525301456451" calcext:value-type="float">
            <text:p>36.9525301456</text:p>
          </table:table-cell>
          <table:table-cell table:formula="of:=[.C155]/([.H155]-[.H154])" office:value-type="float" office:value="119611.199289836" calcext:value-type="float">
            <text:p>119611.199289836</text:p>
          </table:table-cell>
          <table:table-cell table:formula="of:=[.G155]-[.$B155]" office:value-type="float" office:value="10.910329580307" calcext:value-type="float">
            <text:p>10.910329580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6646.11728" calcext:value-type="float">
            <text:p>1443136646.11728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26.1171004772186" calcext:value-type="float">
            <text:p>26.1171004772</text:p>
          </table:table-cell>
          <table:table-cell table:formula="of:=[.C156]/([.D156]-[.D155])" office:value-type="float" office:value="109799.862156338" calcext:value-type="float">
            <text:p>109799.862156338</text:p>
          </table:table-cell>
          <table:table-cell/>
          <table:table-cell office:value-type="float" office:value="1443136657.02148" calcext:value-type="float">
            <text:p>1443136657.02148</text:p>
          </table:table-cell>
          <table:table-cell table:formula="of:=[.G156]-[.$B$2]" office:value-type="float" office:value="37.0213029384613" calcext:value-type="float">
            <text:p>37.0213029385</text:p>
          </table:table-cell>
          <table:table-cell table:formula="of:=[.C156]/([.H156]-[.H155])" office:value-type="float" office:value="119582.172880251" calcext:value-type="float">
            <text:p>119582.172880251</text:p>
          </table:table-cell>
          <table:table-cell table:formula="of:=[.G156]-[.$B156]" office:value-type="float" office:value="10.9042024612427" calcext:value-type="float">
            <text:p>10.904202461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6646.19217" calcext:value-type="float">
            <text:p>1443136646.19217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26.1919968128204" calcext:value-type="float">
            <text:p>26.1919968128</text:p>
          </table:table-cell>
          <table:table-cell table:formula="of:=[.C157]/([.D157]-[.D156])" office:value-type="float" office:value="109805.105068473" calcext:value-type="float">
            <text:p>109805.105068473</text:p>
          </table:table-cell>
          <table:table-cell/>
          <table:table-cell office:value-type="float" office:value="1443136660.11326" calcext:value-type="float">
            <text:p>1443136660.11326</text:p>
          </table:table-cell>
          <table:table-cell table:formula="of:=[.G157]-[.$B$2]" office:value-type="float" office:value="40.1130785942078" calcext:value-type="float">
            <text:p>40.1130785942</text:p>
          </table:table-cell>
          <table:table-cell table:formula="of:=[.C157]/([.H157]-[.H156])" office:value-type="float" office:value="2659.96013802445" calcext:value-type="float">
            <text:p>2659.9601380245</text:p>
          </table:table-cell>
          <table:table-cell table:formula="of:=[.G157]-[.$B157]" office:value-type="float" office:value="13.9210817813873" calcext:value-type="float">
            <text:p>13.921081781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6646.26707" calcext:value-type="float">
            <text:p>1443136646.26707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26.2668933868408" calcext:value-type="float">
            <text:p>26.2668933868</text:p>
          </table:table-cell>
          <table:table-cell table:formula="of:=[.C158]/([.D158]-[.D157])" office:value-type="float" office:value="109804.75552542" calcext:value-type="float">
            <text:p>109804.75552542</text:p>
          </table:table-cell>
          <table:table-cell/>
          <table:table-cell office:value-type="float" office:value="1443136660.21334" calcext:value-type="float">
            <text:p>1443136660.21334</text:p>
          </table:table-cell>
          <table:table-cell table:formula="of:=[.G158]-[.$B$2]" office:value-type="float" office:value="40.213160276413" calcext:value-type="float">
            <text:p>40.2131602764</text:p>
          </table:table-cell>
          <table:table-cell table:formula="of:=[.C158]/([.H158]-[.H157])" office:value-type="float" office:value="82172.8793800459" calcext:value-type="float">
            <text:p>82172.8793800459</text:p>
          </table:table-cell>
          <table:table-cell table:formula="of:=[.G158]-[.$B158]" office:value-type="float" office:value="13.9462668895721" calcext:value-type="float">
            <text:p>13.946266889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6646.34198" calcext:value-type="float">
            <text:p>1443136646.34198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26.3418054580688" calcext:value-type="float">
            <text:p>26.3418054581</text:p>
          </table:table-cell>
          <table:table-cell table:formula="of:=[.C159]/([.D159]-[.D158])" office:value-type="float" office:value="109782.039999491" calcext:value-type="float">
            <text:p>109782.039999491</text:p>
          </table:table-cell>
          <table:table-cell/>
          <table:table-cell office:value-type="float" office:value="1443136664.07682" calcext:value-type="float">
            <text:p>1443136664.07682</text:p>
          </table:table-cell>
          <table:table-cell table:formula="of:=[.G159]-[.$B$2]" office:value-type="float" office:value="44.076646566391" calcext:value-type="float">
            <text:p>44.0766465664</text:p>
          </table:table-cell>
          <table:table-cell table:formula="of:=[.C159]/([.H159]-[.H158])" office:value-type="float" office:value="2128.64738806845" calcext:value-type="float">
            <text:p>2128.6473880685</text:p>
          </table:table-cell>
          <table:table-cell table:formula="of:=[.G159]-[.$B159]" office:value-type="float" office:value="17.7348411083221" calcext:value-type="float">
            <text:p>17.734841108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6646.41688" calcext:value-type="float">
            <text:p>1443136646.41688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26.4167056083679" calcext:value-type="float">
            <text:p>26.4167056084</text:p>
          </table:table-cell>
          <table:table-cell table:formula="of:=[.C160]/([.D160]-[.D159])" office:value-type="float" office:value="109799.512646664" calcext:value-type="float">
            <text:p>109799.512646664</text:p>
          </table:table-cell>
          <table:table-cell/>
          <table:table-cell office:value-type="float" office:value="1443136670.43208" calcext:value-type="float">
            <text:p>1443136670.43208</text:p>
          </table:table-cell>
          <table:table-cell table:formula="of:=[.G160]-[.$B$2]" office:value-type="float" office:value="50.4319052696228" calcext:value-type="float">
            <text:p>50.4319052696</text:p>
          </table:table-cell>
          <table:table-cell table:formula="of:=[.C160]/([.H160]-[.H159])" office:value-type="float" office:value="1294.04645570414" calcext:value-type="float">
            <text:p>1294.0464557041</text:p>
          </table:table-cell>
          <table:table-cell table:formula="of:=[.G160]-[.$B160]" office:value-type="float" office:value="24.0151996612549" calcext:value-type="float">
            <text:p>24.015199661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6646.49178" calcext:value-type="float">
            <text:p>1443136646.49178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26.4916024208069" calcext:value-type="float">
            <text:p>26.4916024208</text:p>
          </table:table-cell>
          <table:table-cell table:formula="of:=[.C161]/([.D161]-[.D160])" office:value-type="float" office:value="109804.405984593" calcext:value-type="float">
            <text:p>109804.405984593</text:p>
          </table:table-cell>
          <table:table-cell/>
          <table:table-cell office:value-type="float" office:value="1443136670.52377" calcext:value-type="float">
            <text:p>1443136670.52377</text:p>
          </table:table-cell>
          <table:table-cell table:formula="of:=[.G161]-[.$B$2]" office:value-type="float" office:value="50.523594379425" calcext:value-type="float">
            <text:p>50.5235943794</text:p>
          </table:table-cell>
          <table:table-cell table:formula="of:=[.C161]/([.H161]-[.H160])" office:value-type="float" office:value="89694.4033783011" calcext:value-type="float">
            <text:p>89694.4033783011</text:p>
          </table:table-cell>
          <table:table-cell table:formula="of:=[.G161]-[.$B161]" office:value-type="float" office:value="24.0319919586182" calcext:value-type="float">
            <text:p>24.031991958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6646.56668" calcext:value-type="float">
            <text:p>1443136646.56668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26.5665061473846" calcext:value-type="float">
            <text:p>26.5665061474</text:p>
          </table:table-cell>
          <table:table-cell table:formula="of:=[.C162]/([.D162]-[.D161])" office:value-type="float" office:value="109794.27026855" calcext:value-type="float">
            <text:p>109794.27026855</text:p>
          </table:table-cell>
          <table:table-cell/>
          <table:table-cell office:value-type="float" office:value="1443136670.61557" calcext:value-type="float">
            <text:p>1443136670.61557</text:p>
          </table:table-cell>
          <table:table-cell table:formula="of:=[.G162]-[.$B$2]" office:value-type="float" office:value="50.6153912544251" calcext:value-type="float">
            <text:p>50.6153912544</text:p>
          </table:table-cell>
          <table:table-cell table:formula="of:=[.C162]/([.H162]-[.H161])" office:value-type="float" office:value="89589.1063829787" calcext:value-type="float">
            <text:p>89589.1063829787</text:p>
          </table:table-cell>
          <table:table-cell table:formula="of:=[.G162]-[.$B162]" office:value-type="float" office:value="24.0488851070404" calcext:value-type="float">
            <text:p>24.04888510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6646.64158" calcext:value-type="float">
            <text:p>1443136646.64158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26.6414017677307" calcext:value-type="float">
            <text:p>26.6414017677</text:p>
          </table:table-cell>
          <table:table-cell table:formula="of:=[.C163]/([.D163]-[.D162])" office:value-type="float" office:value="109806.153710984" calcext:value-type="float">
            <text:p>109806.153710984</text:p>
          </table:table-cell>
          <table:table-cell/>
          <table:table-cell office:value-type="float" office:value="1443136670.70723" calcext:value-type="float">
            <text:p>1443136670.70723</text:p>
          </table:table-cell>
          <table:table-cell table:formula="of:=[.G163]-[.$B$2]" office:value-type="float" office:value="50.707047700882" calcext:value-type="float">
            <text:p>50.7070477009</text:p>
          </table:table-cell>
          <table:table-cell table:formula="of:=[.C163]/([.H163]-[.H162])" office:value-type="float" office:value="89726.367515965" calcext:value-type="float">
            <text:p>89726.367515965</text:p>
          </table:table-cell>
          <table:table-cell table:formula="of:=[.G163]-[.$B163]" office:value-type="float" office:value="24.0656459331512" calcext:value-type="float">
            <text:p>24.065645933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6646.7165" calcext:value-type="float">
            <text:p>1443136646.7165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26.7163245677948" calcext:value-type="float">
            <text:p>26.7163245678</text:p>
          </table:table-cell>
          <table:table-cell table:formula="of:=[.C164]/([.D164]-[.D163])" office:value-type="float" office:value="109766.319370945" calcext:value-type="float">
            <text:p>109766.319370945</text:p>
          </table:table-cell>
          <table:table-cell/>
          <table:table-cell office:value-type="float" office:value="1443136670.79896" calcext:value-type="float">
            <text:p>1443136670.79896</text:p>
          </table:table-cell>
          <table:table-cell table:formula="of:=[.G164]-[.$B$2]" office:value-type="float" office:value="50.7987830638885" calcext:value-type="float">
            <text:p>50.7987830639</text:p>
          </table:table-cell>
          <table:table-cell table:formula="of:=[.C164]/([.H164]-[.H163])" office:value-type="float" office:value="89649.1792310131" calcext:value-type="float">
            <text:p>89649.1792310131</text:p>
          </table:table-cell>
          <table:table-cell table:formula="of:=[.G164]-[.$B164]" office:value-type="float" office:value="24.0824584960937" calcext:value-type="float">
            <text:p>24.082458496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6646.79141" calcext:value-type="float">
            <text:p>1443136646.79141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26.7912282943726" calcext:value-type="float">
            <text:p>26.7912282944</text:p>
          </table:table-cell>
          <table:table-cell table:formula="of:=[.C165]/([.D165]-[.D164])" office:value-type="float" office:value="109794.27026855" calcext:value-type="float">
            <text:p>109794.27026855</text:p>
          </table:table-cell>
          <table:table-cell/>
          <table:table-cell office:value-type="float" office:value="1443136670.89071" calcext:value-type="float">
            <text:p>1443136670.89071</text:p>
          </table:table-cell>
          <table:table-cell table:formula="of:=[.G165]-[.$B$2]" office:value-type="float" office:value="50.8905320167542" calcext:value-type="float">
            <text:p>50.8905320168</text:p>
          </table:table-cell>
          <table:table-cell table:formula="of:=[.C165]/([.H165]-[.H164])" office:value-type="float" office:value="89635.9003905692" calcext:value-type="float">
            <text:p>89635.9003905692</text:p>
          </table:table-cell>
          <table:table-cell table:formula="of:=[.G165]-[.$B165]" office:value-type="float" office:value="24.0993037223816" calcext:value-type="float">
            <text:p>24.099303722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6646.8663" calcext:value-type="float">
            <text:p>1443136646.8663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26.8661239147186" calcext:value-type="float">
            <text:p>26.8661239147</text:p>
          </table:table-cell>
          <table:table-cell table:formula="of:=[.C166]/([.D166]-[.D165])" office:value-type="float" office:value="109806.153710984" calcext:value-type="float">
            <text:p>109806.153710984</text:p>
          </table:table-cell>
          <table:table-cell/>
          <table:table-cell office:value-type="float" office:value="1443136670.98243" calcext:value-type="float">
            <text:p>1443136670.98243</text:p>
          </table:table-cell>
          <table:table-cell table:formula="of:=[.G166]-[.$B$2]" office:value-type="float" office:value="50.9822549819946" calcext:value-type="float">
            <text:p>50.982254982</text:p>
          </table:table-cell>
          <table:table-cell table:formula="of:=[.C166]/([.H166]-[.H165])" office:value-type="float" office:value="89661.2966931279" calcext:value-type="float">
            <text:p>89661.2966931279</text:p>
          </table:table-cell>
          <table:table-cell table:formula="of:=[.G166]-[.$B166]" office:value-type="float" office:value="24.116131067276" calcext:value-type="float">
            <text:p>24.116131067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6646.94121" calcext:value-type="float">
            <text:p>1443136646.94121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26.9410290718079" calcext:value-type="float">
            <text:p>26.9410290718</text:p>
          </table:table-cell>
          <table:table-cell table:formula="of:=[.C167]/([.D167]-[.D166])" office:value-type="float" office:value="109792.173457468" calcext:value-type="float">
            <text:p>109792.173457468</text:p>
          </table:table-cell>
          <table:table-cell/>
          <table:table-cell office:value-type="float" office:value="1443136671.09141" calcext:value-type="float">
            <text:p>1443136671.09141</text:p>
          </table:table-cell>
          <table:table-cell table:formula="of:=[.G167]-[.$B$2]" office:value-type="float" office:value="51.0912299156189" calcext:value-type="float">
            <text:p>51.0912299156</text:p>
          </table:table-cell>
          <table:table-cell table:formula="of:=[.C167]/([.H167]-[.H166])" office:value-type="float" office:value="75466.8961612343" calcext:value-type="float">
            <text:p>75466.8961612343</text:p>
          </table:table-cell>
          <table:table-cell table:formula="of:=[.G167]-[.$B167]" office:value-type="float" office:value="24.150200843811" calcext:value-type="float">
            <text:p>24.150200843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6660.02211" calcext:value-type="float">
            <text:p>1443136660.02211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219342708588" calcext:value-type="float">
            <text:p>40.0219342709</text:p>
          </table:table-cell>
          <table:table-cell table:formula="of:=[.C168]/([.D168]-[.D167])" office:value-type="float" office:value="628.702668114795" calcext:value-type="float">
            <text:p>628.7026681148</text:p>
          </table:table-cell>
          <table:table-cell/>
          <table:table-cell office:value-type="float" office:value="1443136671.42825" calcext:value-type="float">
            <text:p>1443136671.42825</text:p>
          </table:table-cell>
          <table:table-cell table:formula="of:=[.G168]-[.$B$2]" office:value-type="float" office:value="51.4280734062195" calcext:value-type="float">
            <text:p>51.4280734062</text:p>
          </table:table-cell>
          <table:table-cell table:formula="of:=[.C168]/([.H168]-[.H167])" office:value-type="float" office:value="24414.8995883422" calcext:value-type="float">
            <text:p>24414.8995883422</text:p>
          </table:table-cell>
          <table:table-cell table:formula="of:=[.G168]-[.$B168]" office:value-type="float" office:value="11.4061391353607" calcext:value-type="float">
            <text:p>11.406139135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6660.12504" calcext:value-type="float">
            <text:p>1443136660.12504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1248607635498" calcext:value-type="float">
            <text:p>40.1248607635</text:p>
          </table:table-cell>
          <table:table-cell table:formula="of:=[.C169]/([.D169]-[.D168])" office:value-type="float" office:value="79901.6830845137" calcext:value-type="float">
            <text:p>79901.6830845137</text:p>
          </table:table-cell>
          <table:table-cell/>
          <table:table-cell office:value-type="float" office:value="1443136671.52311" calcext:value-type="float">
            <text:p>1443136671.52311</text:p>
          </table:table-cell>
          <table:table-cell table:formula="of:=[.G169]-[.$B$2]" office:value-type="float" office:value="51.522935628891" calcext:value-type="float">
            <text:p>51.5229356289</text:p>
          </table:table-cell>
          <table:table-cell table:formula="of:=[.C169]/([.H169]-[.H168])" office:value-type="float" office:value="86694.1525129373" calcext:value-type="float">
            <text:p>86694.1525129373</text:p>
          </table:table-cell>
          <table:table-cell table:formula="of:=[.G169]-[.$B169]" office:value-type="float" office:value="11.3980748653412" calcext:value-type="float">
            <text:p>11.398074865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6660.22797" calcext:value-type="float">
            <text:p>1443136660.22797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2277941703796" calcext:value-type="float">
            <text:p>40.2277941704</text:p>
          </table:table-cell>
          <table:table-cell table:formula="of:=[.C170]/([.D170]-[.D169])" office:value-type="float" office:value="79896.3160093947" calcext:value-type="float">
            <text:p>79896.3160093947</text:p>
          </table:table-cell>
          <table:table-cell/>
          <table:table-cell office:value-type="float" office:value="1443136671.61809" calcext:value-type="float">
            <text:p>1443136671.61809</text:p>
          </table:table-cell>
          <table:table-cell table:formula="of:=[.G170]-[.$B$2]" office:value-type="float" office:value="51.6179120540619" calcext:value-type="float">
            <text:p>51.6179120541</text:p>
          </table:table-cell>
          <table:table-cell table:formula="of:=[.C170]/([.H170]-[.H169])" office:value-type="float" office:value="86589.908866352" calcext:value-type="float">
            <text:p>86589.908866352</text:p>
          </table:table-cell>
          <table:table-cell table:formula="of:=[.G170]-[.$B170]" office:value-type="float" office:value="11.3901178836823" calcext:value-type="float">
            <text:p>11.390117883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6660.33089" calcext:value-type="float">
            <text:p>1443136660.33089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3307139873505" calcext:value-type="float">
            <text:p>40.3307139874</text:p>
          </table:table-cell>
          <table:table-cell table:formula="of:=[.C171]/([.D171]-[.D170])" office:value-type="float" office:value="79906.8657723251" calcext:value-type="float">
            <text:p>79906.8657723251</text:p>
          </table:table-cell>
          <table:table-cell/>
          <table:table-cell office:value-type="float" office:value="1443136671.71289" calcext:value-type="float">
            <text:p>1443136671.71289</text:p>
          </table:table-cell>
          <table:table-cell table:formula="of:=[.G171]-[.$B$2]" office:value-type="float" office:value="51.71271276474" calcext:value-type="float">
            <text:p>51.7127127647</text:p>
          </table:table-cell>
          <table:table-cell table:formula="of:=[.C171]/([.H171]-[.H170])" office:value-type="float" office:value="86750.4045188533" calcext:value-type="float">
            <text:p>86750.4045188533</text:p>
          </table:table-cell>
          <table:table-cell table:formula="of:=[.G171]-[.$B171]" office:value-type="float" office:value="11.3819987773895" calcext:value-type="float">
            <text:p>11.381998777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6660.43382" calcext:value-type="float">
            <text:p>1443136660.43382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4336466789246" calcext:value-type="float">
            <text:p>40.4336466789</text:p>
          </table:table-cell>
          <table:table-cell table:formula="of:=[.C172]/([.D172]-[.D171])" office:value-type="float" office:value="79896.8711906257" calcext:value-type="float">
            <text:p>79896.8711906257</text:p>
          </table:table-cell>
          <table:table-cell/>
          <table:table-cell office:value-type="float" office:value="1443136671.80773" calcext:value-type="float">
            <text:p>1443136671.80773</text:p>
          </table:table-cell>
          <table:table-cell table:formula="of:=[.G172]-[.$B$2]" office:value-type="float" office:value="51.8075475692749" calcext:value-type="float">
            <text:p>51.8075475693</text:p>
          </table:table-cell>
          <table:table-cell table:formula="of:=[.C172]/([.H172]-[.H171])" office:value-type="float" office:value="86719.217067321" calcext:value-type="float">
            <text:p>86719.217067321</text:p>
          </table:table-cell>
          <table:table-cell table:formula="of:=[.G172]-[.$B172]" office:value-type="float" office:value="11.3739008903503" calcext:value-type="float">
            <text:p>11.373900890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6660.53676" calcext:value-type="float">
            <text:p>1443136660.53676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5365791320801" calcext:value-type="float">
            <text:p>40.5365791321</text:p>
          </table:table-cell>
          <table:table-cell table:formula="of:=[.C173]/([.D173]-[.D172])" office:value-type="float" office:value="79897.0562527506" calcext:value-type="float">
            <text:p>79897.0562527506</text:p>
          </table:table-cell>
          <table:table-cell/>
          <table:table-cell office:value-type="float" office:value="1443136671.90269" calcext:value-type="float">
            <text:p>1443136671.90269</text:p>
          </table:table-cell>
          <table:table-cell table:formula="of:=[.G173]-[.$B$2]" office:value-type="float" office:value="51.9025096893311" calcext:value-type="float">
            <text:p>51.9025096893</text:p>
          </table:table-cell>
          <table:table-cell table:formula="of:=[.C173]/([.H173]-[.H172])" office:value-type="float" office:value="86602.9527893548" calcext:value-type="float">
            <text:p>86602.9527893548</text:p>
          </table:table-cell>
          <table:table-cell table:formula="of:=[.G173]-[.$B173]" office:value-type="float" office:value="11.365930557251" calcext:value-type="float">
            <text:p>11.365930557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6660.63969" calcext:value-type="float">
            <text:p>1443136660.63969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6395125389099" calcext:value-type="float">
            <text:p>40.6395125389</text:p>
          </table:table-cell>
          <table:table-cell table:formula="of:=[.C174]/([.D174]-[.D173])" office:value-type="float" office:value="79896.3160093947" calcext:value-type="float">
            <text:p>79896.3160093947</text:p>
          </table:table-cell>
          <table:table-cell/>
          <table:table-cell office:value-type="float" office:value="1443136671.99758" calcext:value-type="float">
            <text:p>1443136671.99758</text:p>
          </table:table-cell>
          <table:table-cell table:formula="of:=[.G174]-[.$B$2]" office:value-type="float" office:value="51.9974038600922" calcext:value-type="float">
            <text:p>51.9974038601</text:p>
          </table:table-cell>
          <table:table-cell table:formula="of:=[.C174]/([.H174]-[.H173])" office:value-type="float" office:value="86664.9651294549" calcext:value-type="float">
            <text:p>86664.9651294549</text:p>
          </table:table-cell>
          <table:table-cell table:formula="of:=[.G174]-[.$B174]" office:value-type="float" office:value="11.3578913211823" calcext:value-type="float">
            <text:p>11.357891321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6660.74262" calcext:value-type="float">
            <text:p>1443136660.74262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7424466609955" calcext:value-type="float">
            <text:p>40.742446661</text:p>
          </table:table-cell>
          <table:table-cell table:formula="of:=[.C175]/([.D175]-[.D174])" office:value-type="float" office:value="79895.7608358792" calcext:value-type="float">
            <text:p>79895.7608358792</text:p>
          </table:table-cell>
          <table:table-cell/>
          <table:table-cell office:value-type="float" office:value="1443136672.04331" calcext:value-type="float">
            <text:p>1443136672.04331</text:p>
          </table:table-cell>
          <table:table-cell table:formula="of:=[.G175]-[.$B$2]" office:value-type="float" office:value="52.0431318283081" calcext:value-type="float">
            <text:p>52.0431318283</text:p>
          </table:table-cell>
          <table:table-cell table:formula="of:=[.C175]/([.H175]-[.H174])" office:value-type="float" office:value="179846.171191416" calcext:value-type="float">
            <text:p>179846.171191416</text:p>
          </table:table-cell>
          <table:table-cell table:formula="of:=[.G175]-[.$B175]" office:value-type="float" office:value="11.3006851673126" calcext:value-type="float">
            <text:p>11.300685167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6660.84555" calcext:value-type="float">
            <text:p>1443136660.84555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8453710079193" calcext:value-type="float">
            <text:p>40.8453710079</text:p>
          </table:table-cell>
          <table:table-cell table:formula="of:=[.C176]/([.D176]-[.D175])" office:value-type="float" office:value="79903.3488751344" calcext:value-type="float">
            <text:p>79903.3488751344</text:p>
          </table:table-cell>
          <table:table-cell/>
          <table:table-cell office:value-type="float" office:value="1443136672.13117" calcext:value-type="float">
            <text:p>1443136672.13117</text:p>
          </table:table-cell>
          <table:table-cell table:formula="of:=[.G176]-[.$B$2]" office:value-type="float" office:value="52.130989074707" calcext:value-type="float">
            <text:p>52.1309890747</text:p>
          </table:table-cell>
          <table:table-cell table:formula="of:=[.C176]/([.H176]-[.H175])" office:value-type="float" office:value="93606.3937476255" calcext:value-type="float">
            <text:p>93606.3937476255</text:p>
          </table:table-cell>
          <table:table-cell table:formula="of:=[.G176]-[.$B176]" office:value-type="float" office:value="11.2856180667877" calcext:value-type="float">
            <text:p>11.285618066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6660.9485" calcext:value-type="float">
            <text:p>1443136660.9485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9483232498169" calcext:value-type="float">
            <text:p>40.9483232498</text:p>
          </table:table-cell>
          <table:table-cell table:formula="of:=[.C177]/([.D177]-[.D176])" office:value-type="float" office:value="79881.6990132303" calcext:value-type="float">
            <text:p>79881.6990132303</text:p>
          </table:table-cell>
          <table:table-cell/>
          <table:table-cell office:value-type="float" office:value="1443136672.21901" calcext:value-type="float">
            <text:p>1443136672.21901</text:p>
          </table:table-cell>
          <table:table-cell table:formula="of:=[.G177]-[.$B$2]" office:value-type="float" office:value="52.2188303470612" calcext:value-type="float">
            <text:p>52.2188303471</text:p>
          </table:table-cell>
          <table:table-cell table:formula="of:=[.C177]/([.H177]-[.H176])" office:value-type="float" office:value="93623.4161869322" calcext:value-type="float">
            <text:p>93623.4161869322</text:p>
          </table:table-cell>
          <table:table-cell table:formula="of:=[.G177]-[.$B177]" office:value-type="float" office:value="11.2705070972443" calcext:value-type="float">
            <text:p>11.270507097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6661.04841" calcext:value-type="float">
            <text:p>1443136661.04841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1.0482354164124" calcext:value-type="float">
            <text:p>41.0482354164</text:p>
          </table:table-cell>
          <table:table-cell table:formula="of:=[.C178]/([.D178]-[.D177])" office:value-type="float" office:value="82312.2976934201" calcext:value-type="float">
            <text:p>82312.2976934201</text:p>
          </table:table-cell>
          <table:table-cell/>
          <table:table-cell office:value-type="float" office:value="1443136672.30679" calcext:value-type="float">
            <text:p>1443136672.30679</text:p>
          </table:table-cell>
          <table:table-cell table:formula="of:=[.G178]-[.$B$2]" office:value-type="float" office:value="52.3066086769104" calcext:value-type="float">
            <text:p>52.3066086769</text:p>
          </table:table-cell>
          <table:table-cell table:formula="of:=[.C178]/([.H178]-[.H177])" office:value-type="float" office:value="93690.5499811228" calcext:value-type="float">
            <text:p>93690.5499811228</text:p>
          </table:table-cell>
          <table:table-cell table:formula="of:=[.G178]-[.$B178]" office:value-type="float" office:value="11.258373260498" calcext:value-type="float">
            <text:p>11.258373260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6661.14539" calcext:value-type="float">
            <text:p>1443136661.14539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1.1452095508575" calcext:value-type="float">
            <text:p>41.1452095509</text:p>
          </table:table-cell>
          <table:table-cell table:formula="of:=[.C179]/([.D179]-[.D178])" office:value-type="float" office:value="84806.1191476598" calcext:value-type="float">
            <text:p>84806.1191476598</text:p>
          </table:table-cell>
          <table:table-cell/>
          <table:table-cell office:value-type="float" office:value="1443136672.39463" calcext:value-type="float">
            <text:p>1443136672.39463</text:p>
          </table:table-cell>
          <table:table-cell table:formula="of:=[.G179]-[.$B$2]" office:value-type="float" office:value="52.3944506645203" calcext:value-type="float">
            <text:p>52.3944506645</text:p>
          </table:table-cell>
          <table:table-cell table:formula="of:=[.C179]/([.H179]-[.H178])" office:value-type="float" office:value="93622.6538557579" calcext:value-type="float">
            <text:p>93622.6538557579</text:p>
          </table:table-cell>
          <table:table-cell table:formula="of:=[.G179]-[.$B179]" office:value-type="float" office:value="11.2492411136627" calcext:value-type="float">
            <text:p>11.249241113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6661.24228" calcext:value-type="float">
            <text:p>1443136661.24228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1.2421009540558" calcext:value-type="float">
            <text:p>41.2421009541</text:p>
          </table:table-cell>
          <table:table-cell table:formula="of:=[.C180]/([.D180]-[.D179])" office:value-type="float" office:value="84878.5313096715" calcext:value-type="float">
            <text:p>84878.5313096715</text:p>
          </table:table-cell>
          <table:table-cell/>
          <table:table-cell office:value-type="float" office:value="1443136672.4824" calcext:value-type="float">
            <text:p>1443136672.4824</text:p>
          </table:table-cell>
          <table:table-cell table:formula="of:=[.G180]-[.$B$2]" office:value-type="float" office:value="52.482218503952" calcext:value-type="float">
            <text:p>52.482218504</text:p>
          </table:table-cell>
          <table:table-cell table:formula="of:=[.C180]/([.H180]-[.H179])" office:value-type="float" office:value="93701.7483083192" calcext:value-type="float">
            <text:p>93701.7483083192</text:p>
          </table:table-cell>
          <table:table-cell table:formula="of:=[.G180]-[.$B180]" office:value-type="float" office:value="11.2401175498962" calcext:value-type="float">
            <text:p>11.240117549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6661.33917" calcext:value-type="float">
            <text:p>1443136661.33917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3389949798584" calcext:value-type="float">
            <text:p>41.3389949799</text:p>
          </table:table-cell>
          <table:table-cell table:formula="of:=[.C181]/([.D181]-[.D180])" office:value-type="float" office:value="84876.2339254385" calcext:value-type="float">
            <text:p>84876.2339254385</text:p>
          </table:table-cell>
          <table:table-cell/>
          <table:table-cell office:value-type="float" office:value="1443136672.57025" calcext:value-type="float">
            <text:p>1443136672.57025</text:p>
          </table:table-cell>
          <table:table-cell table:formula="of:=[.G181]-[.$B$2]" office:value-type="float" office:value="52.570072889328" calcext:value-type="float">
            <text:p>52.5700728893</text:p>
          </table:table-cell>
          <table:table-cell table:formula="of:=[.C181]/([.H181]-[.H180])" office:value-type="float" office:value="93609.4420876663" calcext:value-type="float">
            <text:p>93609.4420876663</text:p>
          </table:table-cell>
          <table:table-cell table:formula="of:=[.G181]-[.$B181]" office:value-type="float" office:value="11.2310779094696" calcext:value-type="float">
            <text:p>11.231077909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6661.43608" calcext:value-type="float">
            <text:p>1443136661.43608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4358987808228" calcext:value-type="float">
            <text:p>41.4358987808</text:p>
          </table:table-cell>
          <table:table-cell table:formula="of:=[.C182]/([.D182]-[.D181])" office:value-type="float" office:value="84867.6720433811" calcext:value-type="float">
            <text:p>84867.6720433811</text:p>
          </table:table-cell>
          <table:table-cell/>
          <table:table-cell office:value-type="float" office:value="1443136672.65804" calcext:value-type="float">
            <text:p>1443136672.65804</text:p>
          </table:table-cell>
          <table:table-cell table:formula="of:=[.G182]-[.$B$2]" office:value-type="float" office:value="52.6578621864319" calcext:value-type="float">
            <text:p>52.6578621864</text:p>
          </table:table-cell>
          <table:table-cell table:formula="of:=[.C182]/([.H182]-[.H181])" office:value-type="float" office:value="93678.8455005907" calcext:value-type="float">
            <text:p>93678.8455005907</text:p>
          </table:table-cell>
          <table:table-cell table:formula="of:=[.G182]-[.$B182]" office:value-type="float" office:value="11.2219634056091" calcext:value-type="float">
            <text:p>11.221963405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6661.53298" calcext:value-type="float">
            <text:p>1443136661.53298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5328006744385" calcext:value-type="float">
            <text:p>41.5328006744</text:p>
          </table:table-cell>
          <table:table-cell table:formula="of:=[.C183]/([.D183]-[.D182])" office:value-type="float" office:value="84869.3425188714" calcext:value-type="float">
            <text:p>84869.3425188714</text:p>
          </table:table-cell>
          <table:table-cell/>
          <table:table-cell office:value-type="float" office:value="1443136672.7459" calcext:value-type="float">
            <text:p>1443136672.7459</text:p>
          </table:table-cell>
          <table:table-cell table:formula="of:=[.G183]-[.$B$2]" office:value-type="float" office:value="52.7457194328308" calcext:value-type="float">
            <text:p>52.7457194328</text:p>
          </table:table-cell>
          <table:table-cell table:formula="of:=[.C183]/([.H183]-[.H182])" office:value-type="float" office:value="93606.3937476255" calcext:value-type="float">
            <text:p>93606.3937476255</text:p>
          </table:table-cell>
          <table:table-cell table:formula="of:=[.G183]-[.$B183]" office:value-type="float" office:value="11.2129187583923" calcext:value-type="float">
            <text:p>11.212918758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6661.62987" calcext:value-type="float">
            <text:p>1443136661.62987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6296947002411" calcext:value-type="float">
            <text:p>41.6296947002</text:p>
          </table:table-cell>
          <table:table-cell table:formula="of:=[.C184]/([.D184]-[.D183])" office:value-type="float" office:value="84876.2339254385" calcext:value-type="float">
            <text:p>84876.2339254385</text:p>
          </table:table-cell>
          <table:table-cell/>
          <table:table-cell office:value-type="float" office:value="1443136672.83373" calcext:value-type="float">
            <text:p>1443136672.83373</text:p>
          </table:table-cell>
          <table:table-cell table:formula="of:=[.G184]-[.$B$2]" office:value-type="float" office:value="52.8335525989533" calcext:value-type="float">
            <text:p>52.833552599</text:p>
          </table:table-cell>
          <table:table-cell table:formula="of:=[.C184]/([.H184]-[.H183])" office:value-type="float" office:value="93632.0568079718" calcext:value-type="float">
            <text:p>93632.0568079718</text:p>
          </table:table-cell>
          <table:table-cell table:formula="of:=[.G184]-[.$B184]" office:value-type="float" office:value="11.2038578987122" calcext:value-type="float">
            <text:p>11.203857898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6661.72677" calcext:value-type="float">
            <text:p>1443136661.72677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7265930175781" calcext:value-type="float">
            <text:p>41.7265930176</text:p>
          </table:table-cell>
          <table:table-cell table:formula="of:=[.C185]/([.D185]-[.D184])" office:value-type="float" office:value="84872.4748376683" calcext:value-type="float">
            <text:p>84872.4748376683</text:p>
          </table:table-cell>
          <table:table-cell/>
          <table:table-cell office:value-type="float" office:value="1443136672.92153" calcext:value-type="float">
            <text:p>1443136672.92153</text:p>
          </table:table-cell>
          <table:table-cell table:formula="of:=[.G185]-[.$B$2]" office:value-type="float" office:value="52.9213485717773" calcext:value-type="float">
            <text:p>52.9213485718</text:p>
          </table:table-cell>
          <table:table-cell table:formula="of:=[.C185]/([.H185]-[.H184])" office:value-type="float" office:value="93671.7224658717" calcext:value-type="float">
            <text:p>93671.7224658717</text:p>
          </table:table-cell>
          <table:table-cell table:formula="of:=[.G185]-[.$B185]" office:value-type="float" office:value="11.1947555541992" calcext:value-type="float">
            <text:p>11.194755554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6661.82366" calcext:value-type="float">
            <text:p>1443136661.82366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8234837055206" calcext:value-type="float">
            <text:p>41.8234837055</text:p>
          </table:table-cell>
          <table:table-cell table:formula="of:=[.C186]/([.D186]-[.D185])" office:value-type="float" office:value="84879.1578905925" calcext:value-type="float">
            <text:p>84879.1578905925</text:p>
          </table:table-cell>
          <table:table-cell/>
          <table:table-cell office:value-type="float" office:value="1443136673.0093" calcext:value-type="float">
            <text:p>1443136673.0093</text:p>
          </table:table-cell>
          <table:table-cell table:formula="of:=[.G186]-[.$B$2]" office:value-type="float" office:value="53.0091259479523" calcext:value-type="float">
            <text:p>53.009125948</text:p>
          </table:table-cell>
          <table:table-cell table:formula="of:=[.C186]/([.H186]-[.H185])" office:value-type="float" office:value="93691.5679002621" calcext:value-type="float">
            <text:p>93691.5679002621</text:p>
          </table:table-cell>
          <table:table-cell table:formula="of:=[.G186]-[.$B186]" office:value-type="float" office:value="11.1856422424316" calcext:value-type="float">
            <text:p>11.185642242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6661.92057" calcext:value-type="float">
            <text:p>1443136661.92057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9203901290894" calcext:value-type="float">
            <text:p>41.9203901291</text:p>
          </table:table-cell>
          <table:table-cell table:formula="of:=[.C187]/([.D187]-[.D186])" office:value-type="float" office:value="84865.3752469523" calcext:value-type="float">
            <text:p>84865.3752469523</text:p>
          </table:table-cell>
          <table:table-cell/>
          <table:table-cell office:value-type="float" office:value="1443136673.05241" calcext:value-type="float">
            <text:p>1443136673.05241</text:p>
          </table:table-cell>
          <table:table-cell table:formula="of:=[.G187]-[.$B$2]" office:value-type="float" office:value="53.0522356033325" calcext:value-type="float">
            <text:p>53.0522356033</text:p>
          </table:table-cell>
          <table:table-cell table:formula="of:=[.C187]/([.H187]-[.H186])" office:value-type="float" office:value="190769.328296878" calcext:value-type="float">
            <text:p>190769.328296878</text:p>
          </table:table-cell>
          <table:table-cell table:formula="of:=[.G187]-[.$B187]" office:value-type="float" office:value="11.1318454742432" calcext:value-type="float">
            <text:p>11.131845474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6662.0145" calcext:value-type="float">
            <text:p>1443136662.0145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2.014324426651" calcext:value-type="float">
            <text:p>42.0143244267</text:p>
          </table:table-cell>
          <table:table-cell table:formula="of:=[.C188]/([.D188]-[.D187])" office:value-type="float" office:value="87550.5562236509" calcext:value-type="float">
            <text:p>87550.5562236509</text:p>
          </table:table-cell>
          <table:table-cell/>
          <table:table-cell office:value-type="float" office:value="1443136673.13494" calcext:value-type="float">
            <text:p>1443136673.13494</text:p>
          </table:table-cell>
          <table:table-cell table:formula="of:=[.G188]-[.$B$2]" office:value-type="float" office:value="53.1347589492798" calcext:value-type="float">
            <text:p>53.1347589493</text:p>
          </table:table-cell>
          <table:table-cell table:formula="of:=[.C188]/([.H188]-[.H187])" office:value-type="float" office:value="99656.6475292378" calcext:value-type="float">
            <text:p>99656.6475292378</text:p>
          </table:table-cell>
          <table:table-cell table:formula="of:=[.G188]-[.$B188]" office:value-type="float" office:value="11.1204345226288" calcext:value-type="float">
            <text:p>11.120434522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6662.09498" calcext:value-type="float">
            <text:p>1443136662.09498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2.094804763794" calcext:value-type="float">
            <text:p>42.0948047638</text:p>
          </table:table-cell>
          <table:table-cell table:formula="of:=[.C189]/([.D189]-[.D188])" office:value-type="float" office:value="102186.450653071" calcext:value-type="float">
            <text:p>102186.450653071</text:p>
          </table:table-cell>
          <table:table-cell/>
          <table:table-cell office:value-type="float" office:value="1443136673.21753" calcext:value-type="float">
            <text:p>1443136673.21753</text:p>
          </table:table-cell>
          <table:table-cell table:formula="of:=[.G189]-[.$B$2]" office:value-type="float" office:value="53.217353105545" calcext:value-type="float">
            <text:p>53.2173531055</text:p>
          </table:table-cell>
          <table:table-cell table:formula="of:=[.C189]/([.H189]-[.H188])" office:value-type="float" office:value="99571.2090524645" calcext:value-type="float">
            <text:p>99571.2090524645</text:p>
          </table:table-cell>
          <table:table-cell table:formula="of:=[.G189]-[.$B189]" office:value-type="float" office:value="11.1225483417511" calcext:value-type="float">
            <text:p>11.12254834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6662.17543" calcext:value-type="float">
            <text:p>1443136662.17543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2.1752562522888" calcext:value-type="float">
            <text:p>42.1752562523</text:p>
          </table:table-cell>
          <table:table-cell table:formula="of:=[.C190]/([.D190]-[.D189])" office:value-type="float" office:value="102223.093119329" calcext:value-type="float">
            <text:p>102223.093119329</text:p>
          </table:table-cell>
          <table:table-cell/>
          <table:table-cell office:value-type="float" office:value="1443136673.30008" calcext:value-type="float">
            <text:p>1443136673.30008</text:p>
          </table:table-cell>
          <table:table-cell table:formula="of:=[.G190]-[.$B$2]" office:value-type="float" office:value="53.2999005317688" calcext:value-type="float">
            <text:p>53.2999005318</text:p>
          </table:table-cell>
          <table:table-cell table:formula="of:=[.C190]/([.H190]-[.H189])" office:value-type="float" office:value="99627.5762457795" calcext:value-type="float">
            <text:p>99627.5762457795</text:p>
          </table:table-cell>
          <table:table-cell table:formula="of:=[.G190]-[.$B190]" office:value-type="float" office:value="11.12464427948" calcext:value-type="float">
            <text:p>11.124644279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6662.25588" calcext:value-type="float">
            <text:p>1443136662.25588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2.2557055950165" calcext:value-type="float">
            <text:p>42.255705595</text:p>
          </table:table-cell>
          <table:table-cell table:formula="of:=[.C191]/([.D191]-[.D190])" office:value-type="float" office:value="102225.819642058" calcext:value-type="float">
            <text:p>102225.819642058</text:p>
          </table:table-cell>
          <table:table-cell/>
          <table:table-cell office:value-type="float" office:value="1443136673.38255" calcext:value-type="float">
            <text:p>1443136673.38255</text:p>
          </table:table-cell>
          <table:table-cell table:formula="of:=[.G191]-[.$B$2]" office:value-type="float" office:value="53.3823742866516" calcext:value-type="float">
            <text:p>53.3823742867</text:p>
          </table:table-cell>
          <table:table-cell table:formula="of:=[.C191]/([.H191]-[.H190])" office:value-type="float" office:value="99716.5705827937" calcext:value-type="float">
            <text:p>99716.5705827937</text:p>
          </table:table-cell>
          <table:table-cell table:formula="of:=[.G191]-[.$B191]" office:value-type="float" office:value="11.1266686916351" calcext:value-type="float">
            <text:p>11.126668691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6662.33632" calcext:value-type="float">
            <text:p>1443136662.33632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2.336138010025" calcext:value-type="float">
            <text:p>42.33613801</text:p>
          </table:table-cell>
          <table:table-cell table:formula="of:=[.C192]/([.D192]-[.D191])" office:value-type="float" office:value="102247.333977555" calcext:value-type="float">
            <text:p>102247.333977555</text:p>
          </table:table-cell>
          <table:table-cell/>
          <table:table-cell office:value-type="float" office:value="1443136673.4651" calcext:value-type="float">
            <text:p>1443136673.4651</text:p>
          </table:table-cell>
          <table:table-cell table:formula="of:=[.G192]-[.$B$2]" office:value-type="float" office:value="53.4649195671082" calcext:value-type="float">
            <text:p>53.4649195671</text:p>
          </table:table-cell>
          <table:table-cell table:formula="of:=[.C192]/([.H192]-[.H191])" office:value-type="float" office:value="99630.1660678182" calcext:value-type="float">
            <text:p>99630.1660678182</text:p>
          </table:table-cell>
          <table:table-cell table:formula="of:=[.G192]-[.$B192]" office:value-type="float" office:value="11.1287815570831" calcext:value-type="float">
            <text:p>11.128781557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6662.41678" calcext:value-type="float">
            <text:p>1443136662.41678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4165985584259" calcext:value-type="float">
            <text:p>42.4165985584</text:p>
          </table:table-cell>
          <table:table-cell table:formula="of:=[.C193]/([.D193]-[.D192])" office:value-type="float" office:value="102211.582737735" calcext:value-type="float">
            <text:p>102211.582737735</text:p>
          </table:table-cell>
          <table:table-cell/>
          <table:table-cell office:value-type="float" office:value="1443136673.54768" calcext:value-type="float">
            <text:p>1443136673.54768</text:p>
          </table:table-cell>
          <table:table-cell table:formula="of:=[.G193]-[.$B$2]" office:value-type="float" office:value="53.5475063323975" calcext:value-type="float">
            <text:p>53.5475063324</text:p>
          </table:table-cell>
          <table:table-cell table:formula="of:=[.C193]/([.H193]-[.H192])" office:value-type="float" office:value="99580.1200251736" calcext:value-type="float">
            <text:p>99580.1200251736</text:p>
          </table:table-cell>
          <table:table-cell table:formula="of:=[.G193]-[.$B193]" office:value-type="float" office:value="11.1309077739716" calcext:value-type="float">
            <text:p>11.13090777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6662.49723" calcext:value-type="float">
            <text:p>1443136662.49723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4970486164093" calcext:value-type="float">
            <text:p>42.4970486164</text:p>
          </table:table-cell>
          <table:table-cell table:formula="of:=[.C194]/([.D194]-[.D193])" office:value-type="float" office:value="102224.910784988" calcext:value-type="float">
            <text:p>102224.910784988</text:p>
          </table:table-cell>
          <table:table-cell/>
          <table:table-cell office:value-type="float" office:value="1443136673.63019" calcext:value-type="float">
            <text:p>1443136673.63019</text:p>
          </table:table-cell>
          <table:table-cell table:formula="of:=[.G194]-[.$B$2]" office:value-type="float" office:value="53.6300127506256" calcext:value-type="float">
            <text:p>53.6300127506</text:p>
          </table:table-cell>
          <table:table-cell table:formula="of:=[.C194]/([.H194]-[.H193])" office:value-type="float" office:value="99677.0939353922" calcext:value-type="float">
            <text:p>99677.0939353922</text:p>
          </table:table-cell>
          <table:table-cell table:formula="of:=[.G194]-[.$B194]" office:value-type="float" office:value="11.1329641342163" calcext:value-type="float">
            <text:p>11.132964134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6662.57768" calcext:value-type="float">
            <text:p>1443136662.57768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5775010585785" calcext:value-type="float">
            <text:p>42.5775010586</text:p>
          </table:table-cell>
          <table:table-cell table:formula="of:=[.C195]/([.D195]-[.D194])" office:value-type="float" office:value="102221.881378133" calcext:value-type="float">
            <text:p>102221.881378133</text:p>
          </table:table-cell>
          <table:table-cell/>
          <table:table-cell office:value-type="float" office:value="1443136673.7127" calcext:value-type="float">
            <text:p>1443136673.7127</text:p>
          </table:table-cell>
          <table:table-cell table:formula="of:=[.G195]-[.$B$2]" office:value-type="float" office:value="53.7125236988068" calcext:value-type="float">
            <text:p>53.7125236988</text:p>
          </table:table-cell>
          <table:table-cell table:formula="of:=[.C195]/([.H195]-[.H194])" office:value-type="float" office:value="99671.6215397774" calcext:value-type="float">
            <text:p>99671.6215397774</text:p>
          </table:table-cell>
          <table:table-cell table:formula="of:=[.G195]-[.$B195]" office:value-type="float" office:value="11.1350226402283" calcext:value-type="float">
            <text:p>11.135022640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6662.65812" calcext:value-type="float">
            <text:p>1443136662.65812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6579461097717" calcext:value-type="float">
            <text:p>42.6579461098</text:p>
          </table:table-cell>
          <table:table-cell table:formula="of:=[.C196]/([.D196]-[.D195])" office:value-type="float" office:value="102231.273123876" calcext:value-type="float">
            <text:p>102231.273123876</text:p>
          </table:table-cell>
          <table:table-cell/>
          <table:table-cell office:value-type="float" office:value="1443136673.79529" calcext:value-type="float">
            <text:p>1443136673.79529</text:p>
          </table:table-cell>
          <table:table-cell table:formula="of:=[.G196]-[.$B$2]" office:value-type="float" office:value="53.7951154708862" calcext:value-type="float">
            <text:p>53.7951154709</text:p>
          </table:table-cell>
          <table:table-cell table:formula="of:=[.C196]/([.H196]-[.H195])" office:value-type="float" office:value="99574.0833855347" calcext:value-type="float">
            <text:p>99574.0833855347</text:p>
          </table:table-cell>
          <table:table-cell table:formula="of:=[.G196]-[.$B196]" office:value-type="float" office:value="11.1371693611145" calcext:value-type="float">
            <text:p>11.137169361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6662.73857" calcext:value-type="float">
            <text:p>1443136662.73857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7383933067322" calcext:value-type="float">
            <text:p>42.7383933067</text:p>
          </table:table-cell>
          <table:table-cell table:formula="of:=[.C197]/([.D197]-[.D196])" office:value-type="float" office:value="102228.546310237" calcext:value-type="float">
            <text:p>102228.546310237</text:p>
          </table:table-cell>
          <table:table-cell/>
          <table:table-cell office:value-type="float" office:value="1443136673.87775" calcext:value-type="float">
            <text:p>1443136673.87775</text:p>
          </table:table-cell>
          <table:table-cell table:formula="of:=[.G197]-[.$B$2]" office:value-type="float" office:value="53.8775744438171" calcext:value-type="float">
            <text:p>53.8775744438</text:p>
          </table:table-cell>
          <table:table-cell table:formula="of:=[.C197]/([.H197]-[.H196])" office:value-type="float" office:value="99734.4462062465" calcext:value-type="float">
            <text:p>99734.4462062465</text:p>
          </table:table-cell>
          <table:table-cell table:formula="of:=[.G197]-[.$B197]" office:value-type="float" office:value="11.139181137085" calcext:value-type="float">
            <text:p>11.139181137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6662.81903" calcext:value-type="float">
            <text:p>1443136662.81903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8188529014587" calcext:value-type="float">
            <text:p>42.8188529015</text:p>
          </table:table-cell>
          <table:table-cell table:formula="of:=[.C198]/([.D198]-[.D197])" office:value-type="float" office:value="102212.794234781" calcext:value-type="float">
            <text:p>102212.794234781</text:p>
          </table:table-cell>
          <table:table-cell/>
          <table:table-cell office:value-type="float" office:value="1443136673.96036" calcext:value-type="float">
            <text:p>1443136673.96036</text:p>
          </table:table-cell>
          <table:table-cell table:formula="of:=[.G198]-[.$B$2]" office:value-type="float" office:value="53.9601812362671" calcext:value-type="float">
            <text:p>53.9601812363</text:p>
          </table:table-cell>
          <table:table-cell table:formula="of:=[.C198]/([.H198]-[.H197])" office:value-type="float" office:value="99555.97785718" calcext:value-type="float">
            <text:p>99555.97785718</text:p>
          </table:table-cell>
          <table:table-cell table:formula="of:=[.G198]-[.$B198]" office:value-type="float" office:value="11.1413283348084" calcext:value-type="float">
            <text:p>11.141328334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6662.89946" calcext:value-type="float">
            <text:p>1443136662.89946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8992824554443" calcext:value-type="float">
            <text:p>42.8992824554</text:p>
          </table:table-cell>
          <table:table-cell table:formula="of:=[.C199]/([.D199]-[.D198])" office:value-type="float" office:value="102250.971097923" calcext:value-type="float">
            <text:p>102250.971097923</text:p>
          </table:table-cell>
          <table:table-cell/>
          <table:table-cell office:value-type="float" office:value="1443136674.04145" calcext:value-type="float">
            <text:p>1443136674.04145</text:p>
          </table:table-cell>
          <table:table-cell table:formula="of:=[.G199]-[.$B$2]" office:value-type="float" office:value="54.0412704944611" calcext:value-type="float">
            <text:p>54.0412704945</text:p>
          </table:table-cell>
          <table:table-cell table:formula="of:=[.C199]/([.H199]-[.H198])" office:value-type="float" office:value="101419.105109184" calcext:value-type="float">
            <text:p>101419.105109184</text:p>
          </table:table-cell>
          <table:table-cell table:formula="of:=[.G199]-[.$B199]" office:value-type="float" office:value="11.1419880390167" calcext:value-type="float">
            <text:p>11.14198803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6662.97991" calcext:value-type="float">
            <text:p>1443136662.97991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9797360897064" calcext:value-type="float">
            <text:p>42.9797360897</text:p>
          </table:table-cell>
          <table:table-cell table:formula="of:=[.C200]/([.D200]-[.D199])" office:value-type="float" office:value="102220.366742037" calcext:value-type="float">
            <text:p>102220.366742037</text:p>
          </table:table-cell>
          <table:table-cell/>
          <table:table-cell office:value-type="float" office:value="1443136674.08936" calcext:value-type="float">
            <text:p>1443136674.08936</text:p>
          </table:table-cell>
          <table:table-cell table:formula="of:=[.G200]-[.$B$2]" office:value-type="float" office:value="54.0891809463501" calcext:value-type="float">
            <text:p>54.0891809464</text:p>
          </table:table-cell>
          <table:table-cell table:formula="of:=[.C200]/([.H200]-[.H199])" office:value-type="float" office:value="171653.567765276" calcext:value-type="float">
            <text:p>171653.567765276</text:p>
          </table:table-cell>
          <table:table-cell table:formula="of:=[.G200]-[.$B200]" office:value-type="float" office:value="11.1094448566437" calcext:value-type="float">
            <text:p>11.109444856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6663.06182" calcext:value-type="float">
            <text:p>1443136663.06182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3.0616445541382" calcext:value-type="float">
            <text:p>43.0616445541</text:p>
          </table:table-cell>
          <table:table-cell table:formula="of:=[.C201]/([.D201]-[.D200])" office:value-type="float" office:value="100404.763500985" calcext:value-type="float">
            <text:p>100404.763500985</text:p>
          </table:table-cell>
          <table:table-cell/>
          <table:table-cell office:value-type="float" office:value="1443136674.18106" calcext:value-type="float">
            <text:p>1443136674.18106</text:p>
          </table:table-cell>
          <table:table-cell table:formula="of:=[.G201]-[.$B$2]" office:value-type="float" office:value="54.1808836460114" calcext:value-type="float">
            <text:p>54.180883646</text:p>
          </table:table-cell>
          <table:table-cell table:formula="of:=[.C201]/([.H201]-[.H200])" office:value-type="float" office:value="89681.1111382657" calcext:value-type="float">
            <text:p>89681.1111382657</text:p>
          </table:table-cell>
          <table:table-cell table:formula="of:=[.G201]-[.$B201]" office:value-type="float" office:value="11.1192390918732" calcext:value-type="float">
            <text:p>11.11923909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6663.14419" calcext:value-type="float">
            <text:p>1443136663.14419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3.1440155506134" calcext:value-type="float">
            <text:p>43.1440155506</text:p>
          </table:table-cell>
          <table:table-cell table:formula="of:=[.C202]/([.D202]-[.D201])" office:value-type="float" office:value="99840.9677182197" calcext:value-type="float">
            <text:p>99840.9677182197</text:p>
          </table:table-cell>
          <table:table-cell/>
          <table:table-cell office:value-type="float" office:value="1443136674.27279" calcext:value-type="float">
            <text:p>1443136674.27279</text:p>
          </table:table-cell>
          <table:table-cell table:formula="of:=[.G202]-[.$B$2]" office:value-type="float" office:value="54.2726111412048" calcext:value-type="float">
            <text:p>54.2726111412</text:p>
          </table:table-cell>
          <table:table-cell table:formula="of:=[.C202]/([.H202]-[.H201])" office:value-type="float" office:value="89656.8687791273" calcext:value-type="float">
            <text:p>89656.8687791273</text:p>
          </table:table-cell>
          <table:table-cell table:formula="of:=[.G202]-[.$B202]" office:value-type="float" office:value="11.1285955905914" calcext:value-type="float">
            <text:p>11.128595590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6663.22657" calcext:value-type="float">
            <text:p>1443136663.22657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3.226389169693" calcext:value-type="float">
            <text:p>43.2263891697</text:p>
          </table:table-cell>
          <table:table-cell table:formula="of:=[.C203]/([.D203]-[.D202])" office:value-type="float" office:value="99837.7889898698" calcext:value-type="float">
            <text:p>99837.7889898698</text:p>
          </table:table-cell>
          <table:table-cell/>
          <table:table-cell office:value-type="float" office:value="1443136674.3645" calcext:value-type="float">
            <text:p>1443136674.3645</text:p>
          </table:table-cell>
          <table:table-cell table:formula="of:=[.G203]-[.$B$2]" office:value-type="float" office:value="54.3643183708191" calcext:value-type="float">
            <text:p>54.3643183708</text:p>
          </table:table-cell>
          <table:table-cell table:formula="of:=[.C203]/([.H203]-[.H202])" office:value-type="float" office:value="89676.6812670286" calcext:value-type="float">
            <text:p>89676.6812670286</text:p>
          </table:table-cell>
          <table:table-cell table:formula="of:=[.G203]-[.$B203]" office:value-type="float" office:value="11.1379292011261" calcext:value-type="float">
            <text:p>11.137929201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6663.30894" calcext:value-type="float">
            <text:p>1443136663.30894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3.3087644577026" calcext:value-type="float">
            <text:p>43.3087644577</text:p>
          </table:table-cell>
          <table:table-cell table:formula="of:=[.C204]/([.D204]-[.D203])" office:value-type="float" office:value="99835.7662681219" calcext:value-type="float">
            <text:p>99835.7662681219</text:p>
          </table:table-cell>
          <table:table-cell/>
          <table:table-cell office:value-type="float" office:value="1443136674.45618" calcext:value-type="float">
            <text:p>1443136674.45618</text:p>
          </table:table-cell>
          <table:table-cell table:formula="of:=[.G204]-[.$B$2]" office:value-type="float" office:value="54.4560022354126" calcext:value-type="float">
            <text:p>54.4560022354</text:p>
          </table:table-cell>
          <table:table-cell table:formula="of:=[.C204]/([.H204]-[.H203])" office:value-type="float" office:value="89699.534770511" calcext:value-type="float">
            <text:p>89699.534770511</text:p>
          </table:table-cell>
          <table:table-cell table:formula="of:=[.G204]-[.$B204]" office:value-type="float" office:value="11.14723777771" calcext:value-type="float">
            <text:p>11.147237777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6663.39132" calcext:value-type="float">
            <text:p>1443136663.39132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43.3911392688751" calcext:value-type="float">
            <text:p>43.3911392689</text:p>
          </table:table-cell>
          <table:table-cell table:formula="of:=[.C205]/([.D205]-[.D204])" office:value-type="float" office:value="99836.3441802579" calcext:value-type="float">
            <text:p>99836.3441802579</text:p>
          </table:table-cell>
          <table:table-cell/>
          <table:table-cell office:value-type="float" office:value="1443136674.54791" calcext:value-type="float">
            <text:p>1443136674.54791</text:p>
          </table:table-cell>
          <table:table-cell table:formula="of:=[.G205]-[.$B$2]" office:value-type="float" office:value="54.5477373600006" calcext:value-type="float">
            <text:p>54.54773736</text:p>
          </table:table-cell>
          <table:table-cell table:formula="of:=[.C205]/([.H205]-[.H204])" office:value-type="float" office:value="89649.4122282432" calcext:value-type="float">
            <text:p>89649.4122282432</text:p>
          </table:table-cell>
          <table:table-cell table:formula="of:=[.G205]-[.$B205]" office:value-type="float" office:value="11.1565980911255" calcext:value-type="float">
            <text:p>11.156598091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6663.47369" calcext:value-type="float">
            <text:p>1443136663.47369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43.473513841629" calcext:value-type="float">
            <text:p>43.4735138416</text:p>
          </table:table-cell>
          <table:table-cell table:formula="of:=[.C206]/([.D206]-[.D205])" office:value-type="float" office:value="99836.6331388349" calcext:value-type="float">
            <text:p>99836.6331388349</text:p>
          </table:table-cell>
          <table:table-cell/>
          <table:table-cell office:value-type="float" office:value="1443136674.63968" calcext:value-type="float">
            <text:p>1443136674.63968</text:p>
          </table:table-cell>
          <table:table-cell table:formula="of:=[.G206]-[.$B$2]" office:value-type="float" office:value="54.6394989490509" calcext:value-type="float">
            <text:p>54.6394989491</text:p>
          </table:table-cell>
          <table:table-cell table:formula="of:=[.C206]/([.H206]-[.H205])" office:value-type="float" office:value="89623.556927426" calcext:value-type="float">
            <text:p>89623.556927426</text:p>
          </table:table-cell>
          <table:table-cell table:formula="of:=[.G206]-[.$B206]" office:value-type="float" office:value="11.1659851074219" calcext:value-type="float">
            <text:p>11.165985107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6663.55607" calcext:value-type="float">
            <text:p>1443136663.55607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43.5558896064758" calcext:value-type="float">
            <text:p>43.5558896065</text:p>
          </table:table-cell>
          <table:table-cell table:formula="of:=[.C207]/([.D207]-[.D206])" office:value-type="float" office:value="99835.1883626765" calcext:value-type="float">
            <text:p>99835.1883626765</text:p>
          </table:table-cell>
          <table:table-cell/>
          <table:table-cell office:value-type="float" office:value="1443136674.73139" calcext:value-type="float">
            <text:p>1443136674.73139</text:p>
          </table:table-cell>
          <table:table-cell table:formula="of:=[.G207]-[.$B$2]" office:value-type="float" office:value="54.7312157154083" calcext:value-type="float">
            <text:p>54.7312157154</text:p>
          </table:table-cell>
          <table:table-cell table:formula="of:=[.C207]/([.H207]-[.H206])" office:value-type="float" office:value="89667.356652664" calcext:value-type="float">
            <text:p>89667.356652664</text:p>
          </table:table-cell>
          <table:table-cell table:formula="of:=[.G207]-[.$B207]" office:value-type="float" office:value="11.1753261089325" calcext:value-type="float">
            <text:p>11.175326108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6663.63844" calcext:value-type="float">
            <text:p>1443136663.63844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43.6382644176483" calcext:value-type="float">
            <text:p>43.6382644176</text:p>
          </table:table-cell>
          <table:table-cell table:formula="of:=[.C208]/([.D208]-[.D207])" office:value-type="float" office:value="99836.3441802579" calcext:value-type="float">
            <text:p>99836.3441802579</text:p>
          </table:table-cell>
          <table:table-cell/>
          <table:table-cell office:value-type="float" office:value="1443136674.823" calcext:value-type="float">
            <text:p>1443136674.823</text:p>
          </table:table-cell>
          <table:table-cell table:formula="of:=[.G208]-[.$B$2]" office:value-type="float" office:value="54.8228187561035" calcext:value-type="float">
            <text:p>54.8228187561</text:p>
          </table:table-cell>
          <table:table-cell table:formula="of:=[.C208]/([.H208]-[.H207])" office:value-type="float" office:value="89778.6791528613" calcext:value-type="float">
            <text:p>89778.6791528613</text:p>
          </table:table-cell>
          <table:table-cell table:formula="of:=[.G208]-[.$B208]" office:value-type="float" office:value="11.1845543384552" calcext:value-type="float">
            <text:p>11.184554338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6663.72082" calcext:value-type="float">
            <text:p>1443136663.72082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43.7206408977509" calcext:value-type="float">
            <text:p>43.7206408978</text:p>
          </table:table-cell>
          <table:table-cell table:formula="of:=[.C209]/([.D209]-[.D208])" office:value-type="float" office:value="99834.321517053" calcext:value-type="float">
            <text:p>99834.321517053</text:p>
          </table:table-cell>
          <table:table-cell/>
          <table:table-cell office:value-type="float" office:value="1443136674.91485" calcext:value-type="float">
            <text:p>1443136674.91485</text:p>
          </table:table-cell>
          <table:table-cell table:formula="of:=[.G209]-[.$B$2]" office:value-type="float" office:value="54.9146676063538" calcext:value-type="float">
            <text:p>54.9146676064</text:p>
          </table:table-cell>
          <table:table-cell table:formula="of:=[.C209]/([.H209]-[.H208])" office:value-type="float" office:value="89538.4098722361" calcext:value-type="float">
            <text:p>89538.4098722361</text:p>
          </table:table-cell>
          <table:table-cell table:formula="of:=[.G209]-[.$B209]" office:value-type="float" office:value="11.1940267086029" calcext:value-type="float">
            <text:p>11.194026708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6663.8032" calcext:value-type="float">
            <text:p>1443136663.8032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43.8030216693878" calcext:value-type="float">
            <text:p>43.8030216694</text:p>
          </table:table-cell>
          <table:table-cell table:formula="of:=[.C210]/([.D210]-[.D209])" office:value-type="float" office:value="99829.1207594131" calcext:value-type="float">
            <text:p>99829.1207594131</text:p>
          </table:table-cell>
          <table:table-cell/>
          <table:table-cell office:value-type="float" office:value="1443136675.00649" calcext:value-type="float">
            <text:p>1443136675.00649</text:p>
          </table:table-cell>
          <table:table-cell table:formula="of:=[.G210]-[.$B$2]" office:value-type="float" office:value="55.0063147544861" calcext:value-type="float">
            <text:p>55.0063147545</text:p>
          </table:table-cell>
          <table:table-cell table:formula="of:=[.C210]/([.H210]-[.H209])" office:value-type="float" office:value="89735.4709622369" calcext:value-type="float">
            <text:p>89735.4709622369</text:p>
          </table:table-cell>
          <table:table-cell table:formula="of:=[.G210]-[.$B210]" office:value-type="float" office:value="11.2032930850983" calcext:value-type="float">
            <text:p>11.203293085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6663.8856" calcext:value-type="float">
            <text:p>1443136663.8856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43.885425567627" calcext:value-type="float">
            <text:p>43.8854255676</text:p>
          </table:table-cell>
          <table:table-cell table:formula="of:=[.C211]/([.D211]-[.D210])" office:value-type="float" office:value="99801.103779508" calcext:value-type="float">
            <text:p>99801.103779508</text:p>
          </table:table-cell>
          <table:table-cell/>
          <table:table-cell office:value-type="float" office:value="1443136675.04568" calcext:value-type="float">
            <text:p>1443136675.04568</text:p>
          </table:table-cell>
          <table:table-cell table:formula="of:=[.G211]-[.$B$2]" office:value-type="float" office:value="55.0455007553101" calcext:value-type="float">
            <text:p>55.0455007553</text:p>
          </table:table-cell>
          <table:table-cell table:formula="of:=[.C211]/([.H211]-[.H210])" office:value-type="float" office:value="209870.867837282" calcext:value-type="float">
            <text:p>209870.867837282</text:p>
          </table:table-cell>
          <table:table-cell table:formula="of:=[.G211]-[.$B211]" office:value-type="float" office:value="11.1600751876831" calcext:value-type="float">
            <text:p>11.160075187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6663.96799" calcext:value-type="float">
            <text:p>1443136663.96799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43.967809677124" calcext:value-type="float">
            <text:p>43.9678096771</text:p>
          </table:table-cell>
          <table:table-cell table:formula="of:=[.C212]/([.D212]-[.D211])" office:value-type="float" office:value="99825.076100294" calcext:value-type="float">
            <text:p>99825.076100294</text:p>
          </table:table-cell>
          <table:table-cell/>
          <table:table-cell office:value-type="float" office:value="1443136675.12072" calcext:value-type="float">
            <text:p>1443136675.12072</text:p>
          </table:table-cell>
          <table:table-cell table:formula="of:=[.G212]-[.$B$2]" office:value-type="float" office:value="55.1205451488495" calcext:value-type="float">
            <text:p>55.1205451488</text:p>
          </table:table-cell>
          <table:table-cell table:formula="of:=[.C212]/([.H212]-[.H211])" office:value-type="float" office:value="109588.466401278" calcext:value-type="float">
            <text:p>109588.466401278</text:p>
          </table:table-cell>
          <table:table-cell table:formula="of:=[.G212]-[.$B212]" office:value-type="float" office:value="11.1527354717255" calcext:value-type="float">
            <text:p>11.152735471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6664.05013" calcext:value-type="float">
            <text:p>1443136664.05013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44.0499505996704" calcext:value-type="float">
            <text:p>44.0499505997</text:p>
          </table:table-cell>
          <table:table-cell table:formula="of:=[.C213]/([.D213]-[.D212])" office:value-type="float" office:value="100120.618871254" calcext:value-type="float">
            <text:p>100120.618871254</text:p>
          </table:table-cell>
          <table:table-cell/>
          <table:table-cell office:value-type="float" office:value="1443136675.19572" calcext:value-type="float">
            <text:p>1443136675.19572</text:p>
          </table:table-cell>
          <table:table-cell table:formula="of:=[.G213]-[.$B$2]" office:value-type="float" office:value="55.1955454349518" calcext:value-type="float">
            <text:p>55.195545435</text:p>
          </table:table-cell>
          <table:table-cell table:formula="of:=[.C213]/([.H213]-[.H212])" office:value-type="float" office:value="109652.915040658" calcext:value-type="float">
            <text:p>109652.915040658</text:p>
          </table:table-cell>
          <table:table-cell table:formula="of:=[.G213]-[.$B213]" office:value-type="float" office:value="11.1455948352814" calcext:value-type="float">
            <text:p>11.145594835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6664.13209" calcext:value-type="float">
            <text:p>1443136664.13209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44.1319174766541" calcext:value-type="float">
            <text:p>44.1319174767</text:p>
          </table:table-cell>
          <table:table-cell table:formula="of:=[.C214]/([.D214]-[.D213])" office:value-type="float" office:value="100333.211446389" calcext:value-type="float">
            <text:p>100333.211446389</text:p>
          </table:table-cell>
          <table:table-cell/>
          <table:table-cell office:value-type="float" office:value="1443136675.27079" calcext:value-type="float">
            <text:p>1443136675.27079</text:p>
          </table:table-cell>
          <table:table-cell table:formula="of:=[.G214]-[.$B$2]" office:value-type="float" office:value="55.2706115245819" calcext:value-type="float">
            <text:p>55.2706115246</text:p>
          </table:table-cell>
          <table:table-cell table:formula="of:=[.C214]/([.H214]-[.H213])" office:value-type="float" office:value="109556.79242814" calcext:value-type="float">
            <text:p>109556.79242814</text:p>
          </table:table-cell>
          <table:table-cell table:formula="of:=[.G214]-[.$B214]" office:value-type="float" office:value="11.1386940479279" calcext:value-type="float">
            <text:p>11.138694047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6664.21406" calcext:value-type="float">
            <text:p>1443136664.21406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44.2138819694519" calcext:value-type="float">
            <text:p>44.2138819695</text:p>
          </table:table-cell>
          <table:table-cell table:formula="of:=[.C215]/([.D215]-[.D214])" office:value-type="float" office:value="100336.129942057" calcext:value-type="float">
            <text:p>100336.129942057</text:p>
          </table:table-cell>
          <table:table-cell/>
          <table:table-cell office:value-type="float" office:value="1443136675.34583" calcext:value-type="float">
            <text:p>1443136675.34583</text:p>
          </table:table-cell>
          <table:table-cell table:formula="of:=[.G215]-[.$B$2]" office:value-type="float" office:value="55.3456571102142" calcext:value-type="float">
            <text:p>55.3456571102</text:p>
          </table:table-cell>
          <table:table-cell table:formula="of:=[.C215]/([.H215]-[.H214])" office:value-type="float" office:value="109586.725597591" calcext:value-type="float">
            <text:p>109586.725597591</text:p>
          </table:table-cell>
          <table:table-cell table:formula="of:=[.G215]-[.$B215]" office:value-type="float" office:value="11.1317751407623" calcext:value-type="float">
            <text:p>11.131775140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6664.29603" calcext:value-type="float">
            <text:p>1443136664.29603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44.2958538532257" calcext:value-type="float">
            <text:p>44.2958538532</text:p>
          </table:table-cell>
          <table:table-cell table:formula="of:=[.C216]/([.D216]-[.D215])" office:value-type="float" office:value="100327.083158094" calcext:value-type="float">
            <text:p>100327.083158094</text:p>
          </table:table-cell>
          <table:table-cell/>
          <table:table-cell office:value-type="float" office:value="1443136675.42097" calcext:value-type="float">
            <text:p>1443136675.42097</text:p>
          </table:table-cell>
          <table:table-cell table:formula="of:=[.G216]-[.$B$2]" office:value-type="float" office:value="55.4207916259766" calcext:value-type="float">
            <text:p>55.420791626</text:p>
          </table:table-cell>
          <table:table-cell table:formula="of:=[.C216]/([.H216]-[.H215])" office:value-type="float" office:value="109457.017411475" calcext:value-type="float">
            <text:p>109457.017411475</text:p>
          </table:table-cell>
          <table:table-cell table:formula="of:=[.G216]-[.$B216]" office:value-type="float" office:value="11.1249377727509" calcext:value-type="float">
            <text:p>11.124937772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6664.378" calcext:value-type="float">
            <text:p>1443136664.378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44.3778216838837" calcext:value-type="float">
            <text:p>44.3778216839</text:p>
          </table:table-cell>
          <table:table-cell table:formula="of:=[.C217]/([.D217]-[.D216])" office:value-type="float" office:value="100332.044095661" calcext:value-type="float">
            <text:p>100332.044095661</text:p>
          </table:table-cell>
          <table:table-cell/>
          <table:table-cell office:value-type="float" office:value="1443136675.49586" calcext:value-type="float">
            <text:p>1443136675.49586</text:p>
          </table:table-cell>
          <table:table-cell table:formula="of:=[.G217]-[.$B$2]" office:value-type="float" office:value="55.4956800937653" calcext:value-type="float">
            <text:p>55.4956800938</text:p>
          </table:table-cell>
          <table:table-cell table:formula="of:=[.C217]/([.H217]-[.H216])" office:value-type="float" office:value="109816.641237803" calcext:value-type="float">
            <text:p>109816.641237803</text:p>
          </table:table-cell>
          <table:table-cell table:formula="of:=[.G217]-[.$B217]" office:value-type="float" office:value="11.1178584098816" calcext:value-type="float">
            <text:p>11.117858409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6664.45997" calcext:value-type="float">
            <text:p>1443136664.45997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44.459787607193" calcext:value-type="float">
            <text:p>44.4597876072</text:p>
          </table:table-cell>
          <table:table-cell table:formula="of:=[.C218]/([.D218]-[.D217])" office:value-type="float" office:value="100334.378824282" calcext:value-type="float">
            <text:p>100334.378824282</text:p>
          </table:table-cell>
          <table:table-cell/>
          <table:table-cell office:value-type="float" office:value="1443136675.57096" calcext:value-type="float">
            <text:p>1443136675.57096</text:p>
          </table:table-cell>
          <table:table-cell table:formula="of:=[.G218]-[.$B$2]" office:value-type="float" office:value="55.5707831382752" calcext:value-type="float">
            <text:p>55.5707831383</text:p>
          </table:table-cell>
          <table:table-cell table:formula="of:=[.C218]/([.H218]-[.H217])" office:value-type="float" office:value="109502.884385962" calcext:value-type="float">
            <text:p>109502.884385962</text:p>
          </table:table-cell>
          <table:table-cell table:formula="of:=[.G218]-[.$B218]" office:value-type="float" office:value="11.1109955310822" calcext:value-type="float">
            <text:p>11.110995531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6664.54193" calcext:value-type="float">
            <text:p>1443136664.54193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44.5417535305023" calcext:value-type="float">
            <text:p>44.5417535305</text:p>
          </table:table-cell>
          <table:table-cell table:formula="of:=[.C219]/([.D219]-[.D218])" office:value-type="float" office:value="100334.378824282" calcext:value-type="float">
            <text:p>100334.378824282</text:p>
          </table:table-cell>
          <table:table-cell/>
          <table:table-cell office:value-type="float" office:value="1443136675.64596" calcext:value-type="float">
            <text:p>1443136675.64596</text:p>
          </table:table-cell>
          <table:table-cell table:formula="of:=[.G219]-[.$B$2]" office:value-type="float" office:value="55.6457862854004" calcext:value-type="float">
            <text:p>55.6457862854</text:p>
          </table:table-cell>
          <table:table-cell table:formula="of:=[.C219]/([.H219]-[.H218])" office:value-type="float" office:value="109648.732289422" calcext:value-type="float">
            <text:p>109648.732289422</text:p>
          </table:table-cell>
          <table:table-cell table:formula="of:=[.G219]-[.$B219]" office:value-type="float" office:value="11.1040327548981" calcext:value-type="float">
            <text:p>11.104032754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6664.6239" calcext:value-type="float">
            <text:p>1443136664.6239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44.6237185001373" calcext:value-type="float">
            <text:p>44.6237185001</text:p>
          </table:table-cell>
          <table:table-cell table:formula="of:=[.C220]/([.D220]-[.D219])" office:value-type="float" office:value="100335.54622934" calcext:value-type="float">
            <text:p>100335.54622934</text:p>
          </table:table-cell>
          <table:table-cell/>
          <table:table-cell office:value-type="float" office:value="1443136675.721" calcext:value-type="float">
            <text:p>1443136675.721</text:p>
          </table:table-cell>
          <table:table-cell table:formula="of:=[.G220]-[.$B$2]" office:value-type="float" office:value="55.7208228111267" calcext:value-type="float">
            <text:p>55.7208228111</text:p>
          </table:table-cell>
          <table:table-cell table:formula="of:=[.C220]/([.H220]-[.H219])" office:value-type="float" office:value="109599.957092836" calcext:value-type="float">
            <text:p>109599.957092836</text:p>
          </table:table-cell>
          <table:table-cell table:formula="of:=[.G220]-[.$B220]" office:value-type="float" office:value="11.0971043109894" calcext:value-type="float">
            <text:p>11.09710431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6664.70586" calcext:value-type="float">
            <text:p>1443136664.70586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44.7056815624237" calcext:value-type="float">
            <text:p>44.7056815624</text:p>
          </table:table-cell>
          <table:table-cell table:formula="of:=[.C221]/([.D221]-[.D220])" office:value-type="float" office:value="100337.881120956" calcext:value-type="float">
            <text:p>100337.881120956</text:p>
          </table:table-cell>
          <table:table-cell/>
          <table:table-cell office:value-type="float" office:value="1443136675.79606" calcext:value-type="float">
            <text:p>1443136675.79606</text:p>
          </table:table-cell>
          <table:table-cell table:formula="of:=[.G221]-[.$B$2]" office:value-type="float" office:value="55.7958786487579" calcext:value-type="float">
            <text:p>55.7958786488</text:p>
          </table:table-cell>
          <table:table-cell table:formula="of:=[.C221]/([.H221]-[.H220])" office:value-type="float" office:value="109571.756968555" calcext:value-type="float">
            <text:p>109571.756968555</text:p>
          </table:table-cell>
          <table:table-cell table:formula="of:=[.G221]-[.$B221]" office:value-type="float" office:value="11.0901970863342" calcext:value-type="float">
            <text:p>11.090197086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6664.78783" calcext:value-type="float">
            <text:p>1443136664.78783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44.7876510620117" calcext:value-type="float">
            <text:p>44.787651062</text:p>
          </table:table-cell>
          <table:table-cell table:formula="of:=[.C222]/([.D222]-[.D221])" office:value-type="float" office:value="100330.001297247" calcext:value-type="float">
            <text:p>100330.001297247</text:p>
          </table:table-cell>
          <table:table-cell/>
          <table:table-cell office:value-type="float" office:value="1443136675.87107" calcext:value-type="float">
            <text:p>1443136675.87107</text:p>
          </table:table-cell>
          <table:table-cell table:formula="of:=[.G222]-[.$B$2]" office:value-type="float" office:value="55.8708891868591" calcext:value-type="float">
            <text:p>55.8708891869</text:p>
          </table:table-cell>
          <table:table-cell table:formula="of:=[.C222]/([.H222]-[.H221])" office:value-type="float" office:value="109637.928325551" calcext:value-type="float">
            <text:p>109637.928325551</text:p>
          </table:table-cell>
          <table:table-cell table:formula="of:=[.G222]-[.$B222]" office:value-type="float" office:value="11.0832381248474" calcext:value-type="float">
            <text:p>11.083238124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6664.8698" calcext:value-type="float">
            <text:p>1443136664.8698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44.8696229457855" calcext:value-type="float">
            <text:p>44.8696229458</text:p>
          </table:table-cell>
          <table:table-cell table:formula="of:=[.C223]/([.D223]-[.D222])" office:value-type="float" office:value="100327.083158094" calcext:value-type="float">
            <text:p>100327.083158094</text:p>
          </table:table-cell>
          <table:table-cell/>
          <table:table-cell office:value-type="float" office:value="1443136675.94612" calcext:value-type="float">
            <text:p>1443136675.94612</text:p>
          </table:table-cell>
          <table:table-cell table:formula="of:=[.G223]-[.$B$2]" office:value-type="float" office:value="55.9459404945374" calcext:value-type="float">
            <text:p>55.9459404945</text:p>
          </table:table-cell>
          <table:table-cell table:formula="of:=[.C223]/([.H223]-[.H222])" office:value-type="float" office:value="109578.370509676" calcext:value-type="float">
            <text:p>109578.370509676</text:p>
          </table:table-cell>
          <table:table-cell table:formula="of:=[.G223]-[.$B223]" office:value-type="float" office:value="11.0763175487518" calcext:value-type="float">
            <text:p>11.076317548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6664.95179" calcext:value-type="float">
            <text:p>1443136664.95179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44.9516086578369" calcext:value-type="float">
            <text:p>44.9516086578</text:p>
          </table:table-cell>
          <table:table-cell table:formula="of:=[.C224]/([.D224]-[.D223])" office:value-type="float" office:value="100310.161297921" calcext:value-type="float">
            <text:p>100310.161297921</text:p>
          </table:table-cell>
          <table:table-cell/>
          <table:table-cell office:value-type="float" office:value="1443136676.02105" calcext:value-type="float">
            <text:p>1443136676.02105</text:p>
          </table:table-cell>
          <table:table-cell table:formula="of:=[.G224]-[.$B$2]" office:value-type="float" office:value="56.0208733081818" calcext:value-type="float">
            <text:p>56.0208733082</text:p>
          </table:table-cell>
          <table:table-cell table:formula="of:=[.C224]/([.H224]-[.H223])" office:value-type="float" office:value="109751.650845872" calcext:value-type="float">
            <text:p>109751.650845872</text:p>
          </table:table-cell>
          <table:table-cell table:formula="of:=[.G224]-[.$B224]" office:value-type="float" office:value="11.0692646503448" calcext:value-type="float">
            <text:p>11.069264650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6665.03231" calcext:value-type="float">
            <text:p>1443136665.03231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45.0321359634399" calcext:value-type="float">
            <text:p>45.0321359634</text:p>
          </table:table-cell>
          <table:table-cell table:formula="of:=[.C225]/([.D225]-[.D224])" office:value-type="float" office:value="102126.849252123" calcext:value-type="float">
            <text:p>102126.849252123</text:p>
          </table:table-cell>
          <table:table-cell/>
          <table:table-cell office:value-type="float" office:value="1443136676.0571" calcext:value-type="float">
            <text:p>1443136676.0571</text:p>
          </table:table-cell>
          <table:table-cell table:formula="of:=[.G225]-[.$B$2]" office:value-type="float" office:value="56.0569262504578" calcext:value-type="float">
            <text:p>56.0569262505</text:p>
          </table:table-cell>
          <table:table-cell table:formula="of:=[.C225]/([.H225]-[.H224])" office:value-type="float" office:value="228108.983090526" calcext:value-type="float">
            <text:p>228108.983090526</text:p>
          </table:table-cell>
          <table:table-cell table:formula="of:=[.G225]-[.$B225]" office:value-type="float" office:value="11.0247902870178" calcext:value-type="float">
            <text:p>11.02479028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6665.11077" calcext:value-type="float">
            <text:p>1443136665.11077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45.1105945110321" calcext:value-type="float">
            <text:p>45.110594511</text:p>
          </table:table-cell>
          <table:table-cell table:formula="of:=[.C226]/([.D226]-[.D225])" office:value-type="float" office:value="104819.681887936" calcext:value-type="float">
            <text:p>104819.681887936</text:p>
          </table:table-cell>
          <table:table-cell/>
          <table:table-cell office:value-type="float" office:value="1443136676.12586" calcext:value-type="float">
            <text:p>1443136676.12586</text:p>
          </table:table-cell>
          <table:table-cell table:formula="of:=[.G226]-[.$B$2]" office:value-type="float" office:value="56.1256811618805" calcext:value-type="float">
            <text:p>56.1256811619</text:p>
          </table:table-cell>
          <table:table-cell table:formula="of:=[.C226]/([.H226]-[.H225])" office:value-type="float" office:value="119613.273144022" calcext:value-type="float">
            <text:p>119613.273144022</text:p>
          </table:table-cell>
          <table:table-cell table:formula="of:=[.G226]-[.$B226]" office:value-type="float" office:value="11.0150866508484" calcext:value-type="float">
            <text:p>11.015086650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6665.18923" calcext:value-type="float">
            <text:p>1443136665.18923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45.1890506744385" calcext:value-type="float">
            <text:p>45.1890506744</text:p>
          </table:table-cell>
          <table:table-cell table:formula="of:=[.C227]/([.D227]-[.D226])" office:value-type="float" office:value="104822.867228454" calcext:value-type="float">
            <text:p>104822.867228454</text:p>
          </table:table-cell>
          <table:table-cell/>
          <table:table-cell office:value-type="float" office:value="1443136676.19474" calcext:value-type="float">
            <text:p>1443136676.19474</text:p>
          </table:table-cell>
          <table:table-cell table:formula="of:=[.G227]-[.$B$2]" office:value-type="float" office:value="56.1945593357086" calcext:value-type="float">
            <text:p>56.1945593357</text:p>
          </table:table-cell>
          <table:table-cell table:formula="of:=[.C227]/([.H227]-[.H226])" office:value-type="float" office:value="119399.216659282" calcext:value-type="float">
            <text:p>119399.216659282</text:p>
          </table:table-cell>
          <table:table-cell table:formula="of:=[.G227]-[.$B227]" office:value-type="float" office:value="11.0055086612701" calcext:value-type="float">
            <text:p>11.005508661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6665.26769" calcext:value-type="float">
            <text:p>1443136665.26769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45.2675137519836" calcext:value-type="float">
            <text:p>45.267513752</text:p>
          </table:table-cell>
          <table:table-cell table:formula="of:=[.C228]/([.D228]-[.D227])" office:value-type="float" office:value="104813.630274265" calcext:value-type="float">
            <text:p>104813.630274265</text:p>
          </table:table-cell>
          <table:table-cell/>
          <table:table-cell office:value-type="float" office:value="1443136676.26349" calcext:value-type="float">
            <text:p>1443136676.26349</text:p>
          </table:table-cell>
          <table:table-cell table:formula="of:=[.G228]-[.$B$2]" office:value-type="float" office:value="56.2633163928986" calcext:value-type="float">
            <text:p>56.2633163929</text:p>
          </table:table-cell>
          <table:table-cell table:formula="of:=[.C228]/([.H228]-[.H227])" office:value-type="float" office:value="119609.540258263" calcext:value-type="float">
            <text:p>119609.540258263</text:p>
          </table:table-cell>
          <table:table-cell table:formula="of:=[.G228]-[.$B228]" office:value-type="float" office:value="10.9958026409149" calcext:value-type="float">
            <text:p>10.995802640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6665.34615" calcext:value-type="float">
            <text:p>1443136665.34615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45.3459692001343" calcext:value-type="float">
            <text:p>45.3459692001</text:p>
          </table:table-cell>
          <table:table-cell table:formula="of:=[.C229]/([.D229]-[.D228])" office:value-type="float" office:value="104823.822868361" calcext:value-type="float">
            <text:p>104823.822868361</text:p>
          </table:table-cell>
          <table:table-cell/>
          <table:table-cell office:value-type="float" office:value="1443136676.33223" calcext:value-type="float">
            <text:p>1443136676.33223</text:p>
          </table:table-cell>
          <table:table-cell table:formula="of:=[.G229]-[.$B$2]" office:value-type="float" office:value="56.3320555686951" calcext:value-type="float">
            <text:p>56.3320555687</text:p>
          </table:table-cell>
          <table:table-cell table:formula="of:=[.C229]/([.H229]-[.H228])" office:value-type="float" office:value="119640.654760625" calcext:value-type="float">
            <text:p>119640.654760625</text:p>
          </table:table-cell>
          <table:table-cell table:formula="of:=[.G229]-[.$B229]" office:value-type="float" office:value="10.9860863685608" calcext:value-type="float">
            <text:p>10.986086368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6665.42462" calcext:value-type="float">
            <text:p>1443136665.42462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45.4244446754456" calcext:value-type="float">
            <text:p>45.4244446754</text:p>
          </table:table-cell>
          <table:table-cell table:formula="of:=[.C230]/([.D230]-[.D229])" office:value-type="float" office:value="104797.071535774" calcext:value-type="float">
            <text:p>104797.071535774</text:p>
          </table:table-cell>
          <table:table-cell/>
          <table:table-cell office:value-type="float" office:value="1443136676.40099" calcext:value-type="float">
            <text:p>1443136676.40099</text:p>
          </table:table-cell>
          <table:table-cell table:formula="of:=[.G230]-[.$B$2]" office:value-type="float" office:value="56.4008116722107" calcext:value-type="float">
            <text:p>56.4008116722</text:p>
          </table:table-cell>
          <table:table-cell table:formula="of:=[.C230]/([.H230]-[.H229])" office:value-type="float" office:value="119611.199289836" calcext:value-type="float">
            <text:p>119611.199289836</text:p>
          </table:table-cell>
          <table:table-cell table:formula="of:=[.G230]-[.$B230]" office:value-type="float" office:value="10.9763669967651" calcext:value-type="float">
            <text:p>10.976366996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6665.50308" calcext:value-type="float">
            <text:p>1443136665.50308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45.5028994083405" calcext:value-type="float">
            <text:p>45.5028994083</text:p>
          </table:table-cell>
          <table:table-cell table:formula="of:=[.C231]/([.D231]-[.D230])" office:value-type="float" office:value="104824.778525693" calcext:value-type="float">
            <text:p>104824.778525693</text:p>
          </table:table-cell>
          <table:table-cell/>
          <table:table-cell office:value-type="float" office:value="1443136676.46977" calcext:value-type="float">
            <text:p>1443136676.46977</text:p>
          </table:table-cell>
          <table:table-cell table:formula="of:=[.G231]-[.$B$2]" office:value-type="float" office:value="56.469587802887" calcext:value-type="float">
            <text:p>56.4695878029</text:p>
          </table:table-cell>
          <table:table-cell table:formula="of:=[.C231]/([.H231]-[.H230])" office:value-type="float" office:value="119576.369288795" calcext:value-type="float">
            <text:p>119576.369288795</text:p>
          </table:table-cell>
          <table:table-cell table:formula="of:=[.G231]-[.$B231]" office:value-type="float" office:value="10.9666883945465" calcext:value-type="float">
            <text:p>10.966688394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6665.58153" calcext:value-type="float">
            <text:p>1443136665.58153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45.581356048584" calcext:value-type="float">
            <text:p>45.5813560486</text:p>
          </table:table-cell>
          <table:table-cell table:formula="of:=[.C232]/([.D232]-[.D231])" office:value-type="float" office:value="104822.230144862" calcext:value-type="float">
            <text:p>104822.230144862</text:p>
          </table:table-cell>
          <table:table-cell/>
          <table:table-cell office:value-type="float" office:value="1443136676.53855" calcext:value-type="float">
            <text:p>1443136676.53855</text:p>
          </table:table-cell>
          <table:table-cell table:formula="of:=[.G232]-[.$B$2]" office:value-type="float" office:value="56.5383763313294" calcext:value-type="float">
            <text:p>56.5383763313</text:p>
          </table:table-cell>
          <table:table-cell table:formula="of:=[.C232]/([.H232]-[.H231])" office:value-type="float" office:value="119554.818023014" calcext:value-type="float">
            <text:p>119554.818023014</text:p>
          </table:table-cell>
          <table:table-cell table:formula="of:=[.G232]-[.$B232]" office:value-type="float" office:value="10.9570202827454" calcext:value-type="float">
            <text:p>10.957020282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6665.65999" calcext:value-type="float">
            <text:p>1443136665.65999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45.6598148345947" calcext:value-type="float">
            <text:p>45.6598148346</text:p>
          </table:table-cell>
          <table:table-cell table:formula="of:=[.C233]/([.D233]-[.D232])" office:value-type="float" office:value="104819.363364531" calcext:value-type="float">
            <text:p>104819.363364531</text:p>
          </table:table-cell>
          <table:table-cell/>
          <table:table-cell office:value-type="float" office:value="1443136676.60735" calcext:value-type="float">
            <text:p>1443136676.60735</text:p>
          </table:table-cell>
          <table:table-cell table:formula="of:=[.G233]-[.$B$2]" office:value-type="float" office:value="56.607173204422" calcext:value-type="float">
            <text:p>56.6071732044</text:p>
          </table:table-cell>
          <table:table-cell table:formula="of:=[.C233]/([.H233]-[.H232])" office:value-type="float" office:value="119540.316736844" calcext:value-type="float">
            <text:p>119540.316736844</text:p>
          </table:table-cell>
          <table:table-cell table:formula="of:=[.G233]-[.$B233]" office:value-type="float" office:value="10.9473583698273" calcext:value-type="float">
            <text:p>10.947358369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6665.73845" calcext:value-type="float">
            <text:p>1443136665.73845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45.7382688522339" calcext:value-type="float">
            <text:p>45.7382688522</text:p>
          </table:table-cell>
          <table:table-cell table:formula="of:=[.C234]/([.D234]-[.D233])" office:value-type="float" office:value="104825.73420045" calcext:value-type="float">
            <text:p>104825.73420045</text:p>
          </table:table-cell>
          <table:table-cell/>
          <table:table-cell office:value-type="float" office:value="1443136676.67617" calcext:value-type="float">
            <text:p>1443136676.67617</text:p>
          </table:table-cell>
          <table:table-cell table:formula="of:=[.G234]-[.$B$2]" office:value-type="float" office:value="56.6759877204895" calcext:value-type="float">
            <text:p>56.6759877205</text:p>
          </table:table-cell>
          <table:table-cell table:formula="of:=[.C234]/([.H234]-[.H233])" office:value-type="float" office:value="119509.668453274" calcext:value-type="float">
            <text:p>119509.668453274</text:p>
          </table:table-cell>
          <table:table-cell table:formula="of:=[.G234]-[.$B234]" office:value-type="float" office:value="10.9377188682556" calcext:value-type="float">
            <text:p>10.937718868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6665.81691" calcext:value-type="float">
            <text:p>1443136665.81691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45.8167307376862" calcext:value-type="float">
            <text:p>45.8167307377</text:p>
          </table:table-cell>
          <table:table-cell table:formula="of:=[.C235]/([.D235]-[.D234])" office:value-type="float" office:value="104815.22273643" calcext:value-type="float">
            <text:p>104815.22273643</text:p>
          </table:table-cell>
          <table:table-cell/>
          <table:table-cell office:value-type="float" office:value="1443136676.74493" calcext:value-type="float">
            <text:p>1443136676.74493</text:p>
          </table:table-cell>
          <table:table-cell table:formula="of:=[.G235]-[.$B$2]" office:value-type="float" office:value="56.7447481155396" calcext:value-type="float">
            <text:p>56.7447481155</text:p>
          </table:table-cell>
          <table:table-cell table:formula="of:=[.C235]/([.H235]-[.H234])" office:value-type="float" office:value="119603.734010166" calcext:value-type="float">
            <text:p>119603.734010166</text:p>
          </table:table-cell>
          <table:table-cell table:formula="of:=[.G235]-[.$B235]" office:value-type="float" office:value="10.9280173778534" calcext:value-type="float">
            <text:p>10.928017377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6665.89539" calcext:value-type="float">
            <text:p>1443136665.89539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45.8952119350433" calcext:value-type="float">
            <text:p>45.895211935</text:p>
          </table:table-cell>
          <table:table-cell table:formula="of:=[.C236]/([.D236]-[.D235])" office:value-type="float" office:value="104789.430805592" calcext:value-type="float">
            <text:p>104789.430805592</text:p>
          </table:table-cell>
          <table:table-cell/>
          <table:table-cell office:value-type="float" office:value="1443136676.81373" calcext:value-type="float">
            <text:p>1443136676.81373</text:p>
          </table:table-cell>
          <table:table-cell table:formula="of:=[.G236]-[.$B$2]" office:value-type="float" office:value="56.8135557174683" calcext:value-type="float">
            <text:p>56.8135557175</text:p>
          </table:table-cell>
          <table:table-cell table:formula="of:=[.C236]/([.H236]-[.H235])" office:value-type="float" office:value="119521.677394317" calcext:value-type="float">
            <text:p>119521.677394317</text:p>
          </table:table-cell>
          <table:table-cell table:formula="of:=[.G236]-[.$B236]" office:value-type="float" office:value="10.9183437824249" calcext:value-type="float">
            <text:p>10.918343782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6665.97389" calcext:value-type="float">
            <text:p>1443136665.97389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45.9737119674683" calcext:value-type="float">
            <text:p>45.9737119675</text:p>
          </table:table-cell>
          <table:table-cell table:formula="of:=[.C237]/([.D237]-[.D236])" office:value-type="float" office:value="104764.287936632" calcext:value-type="float">
            <text:p>104764.287936632</text:p>
          </table:table-cell>
          <table:table-cell/>
          <table:table-cell office:value-type="float" office:value="1443136676.88254" calcext:value-type="float">
            <text:p>1443136676.88254</text:p>
          </table:table-cell>
          <table:table-cell table:formula="of:=[.G237]-[.$B$2]" office:value-type="float" office:value="56.8823592662811" calcext:value-type="float">
            <text:p>56.8823592663</text:p>
          </table:table-cell>
          <table:table-cell table:formula="of:=[.C237]/([.H237]-[.H236])" office:value-type="float" office:value="119528.718240506" calcext:value-type="float">
            <text:p>119528.718240506</text:p>
          </table:table-cell>
          <table:table-cell table:formula="of:=[.G237]-[.$B237]" office:value-type="float" office:value="10.9086472988129" calcext:value-type="float">
            <text:p>10.908647298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6666.04998" calcext:value-type="float">
            <text:p>1443136666.04998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46.0498049259186" calcext:value-type="float">
            <text:p>46.0498049259</text:p>
          </table:table-cell>
          <table:table-cell table:formula="of:=[.C238]/([.D238]-[.D237])" office:value-type="float" office:value="108078.331654954" calcext:value-type="float">
            <text:p>108078.331654954</text:p>
          </table:table-cell>
          <table:table-cell/>
          <table:table-cell office:value-type="float" office:value="1443136676.95129" calcext:value-type="float">
            <text:p>1443136676.95129</text:p>
          </table:table-cell>
          <table:table-cell table:formula="of:=[.G238]-[.$B$2]" office:value-type="float" office:value="56.9511098861694" calcext:value-type="float">
            <text:p>56.9511098862</text:p>
          </table:table-cell>
          <table:table-cell table:formula="of:=[.C238]/([.H238]-[.H237])" office:value-type="float" office:value="119620.73961458" calcext:value-type="float">
            <text:p>119620.73961458</text:p>
          </table:table-cell>
          <table:table-cell table:formula="of:=[.G238]-[.$B238]" office:value-type="float" office:value="10.9013049602509" calcext:value-type="float">
            <text:p>10.901304960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6666.12488" calcext:value-type="float">
            <text:p>1443136666.12488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46.1247041225433" calcext:value-type="float">
            <text:p>46.1247041225</text:p>
          </table:table-cell>
          <table:table-cell table:formula="of:=[.C239]/([.D239]-[.D238])" office:value-type="float" office:value="109800.910698711" calcext:value-type="float">
            <text:p>109800.910698711</text:p>
          </table:table-cell>
          <table:table-cell/>
          <table:table-cell office:value-type="float" office:value="1443136677.02005" calcext:value-type="float">
            <text:p>1443136677.02005</text:p>
          </table:table-cell>
          <table:table-cell table:formula="of:=[.G239]-[.$B$2]" office:value-type="float" office:value="57.0198678970337" calcext:value-type="float">
            <text:p>57.019867897</text:p>
          </table:table-cell>
          <table:table-cell table:formula="of:=[.C239]/([.H239]-[.H238])" office:value-type="float" office:value="119607.881272712" calcext:value-type="float">
            <text:p>119607.881272712</text:p>
          </table:table-cell>
          <table:table-cell table:formula="of:=[.G239]-[.$B239]" office:value-type="float" office:value="10.8951637744904" calcext:value-type="float">
            <text:p>10.895163774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6666.19979" calcext:value-type="float">
            <text:p>1443136666.19979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46.1996097564697" calcext:value-type="float">
            <text:p>46.1996097565</text:p>
          </table:table-cell>
          <table:table-cell table:formula="of:=[.C240]/([.D240]-[.D239])" office:value-type="float" office:value="109791.474538238" calcext:value-type="float">
            <text:p>109791.474538238</text:p>
          </table:table-cell>
          <table:table-cell/>
          <table:table-cell office:value-type="float" office:value="1443136680.12367" calcext:value-type="float">
            <text:p>1443136680.12367</text:p>
          </table:table-cell>
          <table:table-cell table:formula="of:=[.G240]-[.$B$2]" office:value-type="float" office:value="60.1234874725342" calcext:value-type="float">
            <text:p>60.1234874725</text:p>
          </table:table-cell>
          <table:table-cell table:formula="of:=[.C240]/([.H240]-[.H239])" office:value-type="float" office:value="2649.80929522388" calcext:value-type="float">
            <text:p>2649.8092952239</text:p>
          </table:table-cell>
          <table:table-cell table:formula="of:=[.G240]-[.$B240]" office:value-type="float" office:value="13.9238777160645" calcext:value-type="float">
            <text:p>13.923877716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6666.27469" calcext:value-type="float">
            <text:p>1443136666.27469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46.2745158672333" calcext:value-type="float">
            <text:p>46.2745158672</text:p>
          </table:table-cell>
          <table:table-cell table:formula="of:=[.C241]/([.D241]-[.D240])" office:value-type="float" office:value="109790.775627906" calcext:value-type="float">
            <text:p>109790.775627906</text:p>
          </table:table-cell>
          <table:table-cell/>
          <table:table-cell office:value-type="float" office:value="1443136680.22364" calcext:value-type="float">
            <text:p>1443136680.22364</text:p>
          </table:table-cell>
          <table:table-cell table:formula="of:=[.G241]-[.$B$2]" office:value-type="float" office:value="60.2234644889832" calcext:value-type="float">
            <text:p>60.223464489</text:p>
          </table:table-cell>
          <table:table-cell table:formula="of:=[.C241]/([.H241]-[.H240])" office:value-type="float" office:value="82258.9060176375" calcext:value-type="float">
            <text:p>82258.9060176375</text:p>
          </table:table-cell>
          <table:table-cell table:formula="of:=[.G241]-[.$B241]" office:value-type="float" office:value="13.9489486217499" calcext:value-type="float">
            <text:p>13.948948621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6666.34959" calcext:value-type="float">
            <text:p>1443136666.34959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46.3494153022766" calcext:value-type="float">
            <text:p>46.3494153023</text:p>
          </table:table-cell>
          <table:table-cell table:formula="of:=[.C242]/([.D242]-[.D241])" office:value-type="float" office:value="109800.561182361" calcext:value-type="float">
            <text:p>109800.561182361</text:p>
          </table:table-cell>
          <table:table-cell/>
          <table:table-cell office:value-type="float" office:value="1443136690.67299" calcext:value-type="float">
            <text:p>1443136690.67299</text:p>
          </table:table-cell>
          <table:table-cell table:formula="of:=[.G242]-[.$B$2]" office:value-type="float" office:value="70.6728122234344" calcext:value-type="float">
            <text:p>70.6728122234</text:p>
          </table:table-cell>
          <table:table-cell table:formula="of:=[.C242]/([.H242]-[.H241])" office:value-type="float" office:value="787.034770877194" calcext:value-type="float">
            <text:p>787.0347708772</text:p>
          </table:table-cell>
          <table:table-cell table:formula="of:=[.G242]-[.$B242]" office:value-type="float" office:value="24.3233969211578" calcext:value-type="float">
            <text:p>24.323396921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6666.4245" calcext:value-type="float">
            <text:p>1443136666.4245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46.424320936203" calcext:value-type="float">
            <text:p>46.4243209362</text:p>
          </table:table-cell>
          <table:table-cell table:formula="of:=[.C243]/([.D243]-[.D242])" office:value-type="float" office:value="109791.474538238" calcext:value-type="float">
            <text:p>109791.474538238</text:p>
          </table:table-cell>
          <table:table-cell/>
          <table:table-cell office:value-type="float" office:value="1443136690.76466" calcext:value-type="float">
            <text:p>1443136690.76466</text:p>
          </table:table-cell>
          <table:table-cell table:formula="of:=[.G243]-[.$B$2]" office:value-type="float" office:value="70.7644827365875" calcext:value-type="float">
            <text:p>70.7644827366</text:p>
          </table:table-cell>
          <table:table-cell table:formula="of:=[.C243]/([.H243]-[.H242])" office:value-type="float" office:value="89712.5991458904" calcext:value-type="float">
            <text:p>89712.5991458904</text:p>
          </table:table-cell>
          <table:table-cell table:formula="of:=[.G243]-[.$B243]" office:value-type="float" office:value="24.3401618003845" calcext:value-type="float">
            <text:p>24.340161800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6666.49939" calcext:value-type="float">
            <text:p>1443136666.49939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46.4992120265961" calcext:value-type="float">
            <text:p>46.4992120266</text:p>
          </table:table-cell>
          <table:table-cell table:formula="of:=[.C244]/([.D244]-[.D243])" office:value-type="float" office:value="109812.795578703" calcext:value-type="float">
            <text:p>109812.795578703</text:p>
          </table:table-cell>
          <table:table-cell/>
          <table:table-cell office:value-type="float" office:value="1443136690.85634" calcext:value-type="float">
            <text:p>1443136690.85634</text:p>
          </table:table-cell>
          <table:table-cell table:formula="of:=[.G244]-[.$B$2]" office:value-type="float" office:value="70.8561587333679" calcext:value-type="float">
            <text:p>70.8561587334</text:p>
          </table:table-cell>
          <table:table-cell table:formula="of:=[.C244]/([.H244]-[.H243])" office:value-type="float" office:value="89707.2329597911" calcext:value-type="float">
            <text:p>89707.2329597911</text:p>
          </table:table-cell>
          <table:table-cell table:formula="of:=[.G244]-[.$B244]" office:value-type="float" office:value="24.3569467067719" calcext:value-type="float">
            <text:p>24.356946706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6666.57428" calcext:value-type="float">
            <text:p>1443136666.57428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46.5741019248962" calcext:value-type="float">
            <text:p>46.5741019249</text:p>
          </table:table-cell>
          <table:table-cell table:formula="of:=[.C245]/([.D245]-[.D244])" office:value-type="float" office:value="109814.543572177" calcext:value-type="float">
            <text:p>109814.543572177</text:p>
          </table:table-cell>
          <table:table-cell/>
          <table:table-cell office:value-type="float" office:value="1443136690.94807" calcext:value-type="float">
            <text:p>1443136690.94807</text:p>
          </table:table-cell>
          <table:table-cell table:formula="of:=[.G245]-[.$B$2]" office:value-type="float" office:value="70.9478893280029" calcext:value-type="float">
            <text:p>70.947889328</text:p>
          </table:table-cell>
          <table:table-cell table:formula="of:=[.C245]/([.H245]-[.H244])" office:value-type="float" office:value="89653.8394057378" calcext:value-type="float">
            <text:p>89653.8394057378</text:p>
          </table:table-cell>
          <table:table-cell table:formula="of:=[.G245]-[.$B245]" office:value-type="float" office:value="24.3737874031067" calcext:value-type="float">
            <text:p>24.373787403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6666.64917" calcext:value-type="float">
            <text:p>1443136666.64917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46.6489956378937" calcext:value-type="float">
            <text:p>46.6489956379</text:p>
          </table:table-cell>
          <table:table-cell table:formula="of:=[.C246]/([.D246]-[.D245])" office:value-type="float" office:value="109808.950188936" calcext:value-type="float">
            <text:p>109808.950188936</text:p>
          </table:table-cell>
          <table:table-cell/>
          <table:table-cell office:value-type="float" office:value="1443136691.09143" calcext:value-type="float">
            <text:p>1443136691.09143</text:p>
          </table:table-cell>
          <table:table-cell table:formula="of:=[.G246]-[.$B$2]" office:value-type="float" office:value="71.0912475585937" calcext:value-type="float">
            <text:p>71.0912475586</text:p>
          </table:table-cell>
          <table:table-cell table:formula="of:=[.C246]/([.H246]-[.H245])" office:value-type="float" office:value="57366.7794733971" calcext:value-type="float">
            <text:p>57366.7794733971</text:p>
          </table:table-cell>
          <table:table-cell table:formula="of:=[.G246]-[.$B246]" office:value-type="float" office:value="24.4422519207001" calcext:value-type="float">
            <text:p>24.442251920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6666.72406" calcext:value-type="float">
            <text:p>1443136666.72406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46.7238793373108" calcext:value-type="float">
            <text:p>46.7238793373</text:p>
          </table:table-cell>
          <table:table-cell table:formula="of:=[.C247]/([.D247]-[.D246])" office:value-type="float" office:value="109823.634035373" calcext:value-type="float">
            <text:p>109823.634035373</text:p>
          </table:table-cell>
          <table:table-cell/>
          <table:table-cell office:value-type="float" office:value="1443136691.42822" calcext:value-type="float">
            <text:p>1443136691.42822</text:p>
          </table:table-cell>
          <table:table-cell table:formula="of:=[.G247]-[.$B$2]" office:value-type="float" office:value="71.4280459880829" calcext:value-type="float">
            <text:p>71.4280459881</text:p>
          </table:table-cell>
          <table:table-cell table:formula="of:=[.C247]/([.H247]-[.H246])" office:value-type="float" office:value="24418.1661193443" calcext:value-type="float">
            <text:p>24418.1661193443</text:p>
          </table:table-cell>
          <table:table-cell table:formula="of:=[.G247]-[.$B247]" office:value-type="float" office:value="24.7041666507721" calcext:value-type="float">
            <text:p>24.704166650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6666.79892" calcext:value-type="float">
            <text:p>1443136666.79892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46.7987380027771" calcext:value-type="float">
            <text:p>46.7987380028</text:p>
          </table:table-cell>
          <table:table-cell table:formula="of:=[.C248]/([.D248]-[.D247])" office:value-type="float" office:value="109860.36083827" calcext:value-type="float">
            <text:p>109860.36083827</text:p>
          </table:table-cell>
          <table:table-cell/>
          <table:table-cell office:value-type="float" office:value="1443136691.52314" calcext:value-type="float">
            <text:p>1443136691.52314</text:p>
          </table:table-cell>
          <table:table-cell table:formula="of:=[.G248]-[.$B$2]" office:value-type="float" office:value="71.5229616165161" calcext:value-type="float">
            <text:p>71.5229616165</text:p>
          </table:table-cell>
          <table:table-cell table:formula="of:=[.C248]/([.H248]-[.H247])" office:value-type="float" office:value="86645.3726931337" calcext:value-type="float">
            <text:p>86645.3726931337</text:p>
          </table:table-cell>
          <table:table-cell table:formula="of:=[.G248]-[.$B248]" office:value-type="float" office:value="24.724223613739" calcext:value-type="float">
            <text:p>24.724223613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6666.87381" calcext:value-type="float">
            <text:p>1443136666.87381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46.873628616333" calcext:value-type="float">
            <text:p>46.8736286163</text:p>
          </table:table-cell>
          <table:table-cell table:formula="of:=[.C249]/([.D249]-[.D248])" office:value-type="float" office:value="109813.494769415" calcext:value-type="float">
            <text:p>109813.494769415</text:p>
          </table:table-cell>
          <table:table-cell/>
          <table:table-cell office:value-type="float" office:value="1443136691.618" calcext:value-type="float">
            <text:p>1443136691.618</text:p>
          </table:table-cell>
          <table:table-cell table:formula="of:=[.G249]-[.$B$2]" office:value-type="float" office:value="71.6178183555603" calcext:value-type="float">
            <text:p>71.6178183556</text:p>
          </table:table-cell>
          <table:table-cell table:formula="of:=[.C249]/([.H249]-[.H248])" office:value-type="float" office:value="86699.1642646371" calcext:value-type="float">
            <text:p>86699.1642646371</text:p>
          </table:table-cell>
          <table:table-cell table:formula="of:=[.G249]-[.$B249]" office:value-type="float" office:value="24.7441897392273" calcext:value-type="float">
            <text:p>24.744189739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6666.94867" calcext:value-type="float">
            <text:p>1443136666.94867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46.9484896659851" calcext:value-type="float">
            <text:p>46.948489666</text:p>
          </table:table-cell>
          <table:table-cell table:formula="of:=[.C250]/([.D250]-[.D249])" office:value-type="float" office:value="109856.861989235" calcext:value-type="float">
            <text:p>109856.861989235</text:p>
          </table:table-cell>
          <table:table-cell/>
          <table:table-cell office:value-type="float" office:value="1443136691.71282" calcext:value-type="float">
            <text:p>1443136691.71282</text:p>
          </table:table-cell>
          <table:table-cell table:formula="of:=[.G250]-[.$B$2]" office:value-type="float" office:value="71.7126471996307" calcext:value-type="float">
            <text:p>71.7126471996</text:p>
          </table:table-cell>
          <table:table-cell table:formula="of:=[.C250]/([.H250]-[.H249])" office:value-type="float" office:value="86724.6678014085" calcext:value-type="float">
            <text:p>86724.6678014085</text:p>
          </table:table-cell>
          <table:table-cell table:formula="of:=[.G250]-[.$B250]" office:value-type="float" office:value="24.7641575336456" calcext:value-type="float">
            <text:p>24.764157533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6680.03236" calcext:value-type="float">
            <text:p>1443136680.03236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321867465973" calcext:value-type="float">
            <text:p>60.0321867466</text:p>
          </table:table-cell>
          <table:table-cell table:formula="of:=[.C251]/([.D251]-[.D250])" office:value-type="float" office:value="628.568511585809" calcext:value-type="float">
            <text:p>628.5685115858</text:p>
          </table:table-cell>
          <table:table-cell/>
          <table:table-cell office:value-type="float" office:value="1443136691.80775" calcext:value-type="float">
            <text:p>1443136691.80775</text:p>
          </table:table-cell>
          <table:table-cell table:formula="of:=[.G251]-[.$B$2]" office:value-type="float" office:value="71.8075726032257" calcext:value-type="float">
            <text:p>71.8075726032</text:p>
          </table:table-cell>
          <table:table-cell table:formula="of:=[.C251]/([.H251]-[.H250])" office:value-type="float" office:value="86636.450186615" calcext:value-type="float">
            <text:p>86636.450186615</text:p>
          </table:table-cell>
          <table:table-cell table:formula="of:=[.G251]-[.$B251]" office:value-type="float" office:value="11.7753858566284" calcext:value-type="float">
            <text:p>11.77538585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6680.13532" calcext:value-type="float">
            <text:p>1443136680.13532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351430416107" calcext:value-type="float">
            <text:p>60.1351430416</text:p>
          </table:table-cell>
          <table:table-cell table:formula="of:=[.C252]/([.D252]-[.D251])" office:value-type="float" office:value="79878.5542829354" calcext:value-type="float">
            <text:p>79878.5542829354</text:p>
          </table:table-cell>
          <table:table-cell/>
          <table:table-cell office:value-type="float" office:value="1443136691.9027" calcext:value-type="float">
            <text:p>1443136691.9027</text:p>
          </table:table-cell>
          <table:table-cell table:formula="of:=[.G252]-[.$B$2]" office:value-type="float" office:value="71.9025263786316" calcext:value-type="float">
            <text:p>71.9025263786</text:p>
          </table:table-cell>
          <table:table-cell table:formula="of:=[.C252]/([.H252]-[.H251])" office:value-type="float" office:value="86610.5635594391" calcext:value-type="float">
            <text:p>86610.5635594391</text:p>
          </table:table-cell>
          <table:table-cell table:formula="of:=[.G252]-[.$B252]" office:value-type="float" office:value="11.7673833370209" calcext:value-type="float">
            <text:p>11.76738333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6680.23826" calcext:value-type="float">
            <text:p>1443136680.23826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2380855083466" calcext:value-type="float">
            <text:p>60.2380855083</text:p>
          </table:table-cell>
          <table:table-cell table:formula="of:=[.C253]/([.D253]-[.D252])" office:value-type="float" office:value="79889.2843815718" calcext:value-type="float">
            <text:p>79889.2843815718</text:p>
          </table:table-cell>
          <table:table-cell/>
          <table:table-cell office:value-type="float" office:value="1443136691.99744" calcext:value-type="float">
            <text:p>1443136691.99744</text:p>
          </table:table-cell>
          <table:table-cell table:formula="of:=[.G253]-[.$B$2]" office:value-type="float" office:value="71.9972641468048" calcext:value-type="float">
            <text:p>71.9972641468</text:p>
          </table:table-cell>
          <table:table-cell table:formula="of:=[.C253]/([.H253]-[.H252])" office:value-type="float" office:value="86808.0403262541" calcext:value-type="float">
            <text:p>86808.0403262541</text:p>
          </table:table-cell>
          <table:table-cell table:formula="of:=[.G253]-[.$B253]" office:value-type="float" office:value="11.7591786384583" calcext:value-type="float">
            <text:p>11.759178638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6680.34121" calcext:value-type="float">
            <text:p>1443136680.34121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3410313129425" calcext:value-type="float">
            <text:p>60.3410313129</text:p>
          </table:table-cell>
          <table:table-cell table:formula="of:=[.C254]/([.D254]-[.D253])" office:value-type="float" office:value="79886.6940938335" calcext:value-type="float">
            <text:p>79886.6940938335</text:p>
          </table:table-cell>
          <table:table-cell/>
          <table:table-cell office:value-type="float" office:value="1443136692.04336" calcext:value-type="float">
            <text:p>1443136692.04336</text:p>
          </table:table-cell>
          <table:table-cell table:formula="of:=[.G254]-[.$B$2]" office:value-type="float" office:value="72.0431799888611" calcext:value-type="float">
            <text:p>72.0431799889</text:p>
          </table:table-cell>
          <table:table-cell table:formula="of:=[.C254]/([.H254]-[.H253])" office:value-type="float" office:value="179110.294654309" calcext:value-type="float">
            <text:p>179110.294654309</text:p>
          </table:table-cell>
          <table:table-cell table:formula="of:=[.G254]-[.$B254]" office:value-type="float" office:value="11.7021486759186" calcext:value-type="float">
            <text:p>11.702148675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6680.44414" calcext:value-type="float">
            <text:p>1443136680.44414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4439656734467" calcext:value-type="float">
            <text:p>60.4439656734</text:p>
          </table:table-cell>
          <table:table-cell table:formula="of:=[.C255]/([.D255]-[.D254])" office:value-type="float" office:value="79895.5757797553" calcext:value-type="float">
            <text:p>79895.5757797553</text:p>
          </table:table-cell>
          <table:table-cell/>
          <table:table-cell office:value-type="float" office:value="1443136692.13121" calcext:value-type="float">
            <text:p>1443136692.13121</text:p>
          </table:table-cell>
          <table:table-cell table:formula="of:=[.G255]-[.$B$2]" office:value-type="float" office:value="72.131032705307" calcext:value-type="float">
            <text:p>72.1310327053</text:p>
          </table:table-cell>
          <table:table-cell table:formula="of:=[.C255]/([.H255]-[.H254])" office:value-type="float" office:value="93611.2203777128" calcext:value-type="float">
            <text:p>93611.2203777128</text:p>
          </table:table-cell>
          <table:table-cell table:formula="of:=[.G255]-[.$B255]" office:value-type="float" office:value="11.6870670318604" calcext:value-type="float">
            <text:p>11.687067031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6680.54709" calcext:value-type="float">
            <text:p>1443136680.54709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5469162464142" calcext:value-type="float">
            <text:p>60.5469162464</text:p>
          </table:table-cell>
          <table:table-cell table:formula="of:=[.C256]/([.D256]-[.D255])" office:value-type="float" office:value="79882.9939741458" calcext:value-type="float">
            <text:p>79882.9939741458</text:p>
          </table:table-cell>
          <table:table-cell/>
          <table:table-cell office:value-type="float" office:value="1443136692.21897" calcext:value-type="float">
            <text:p>1443136692.21897</text:p>
          </table:table-cell>
          <table:table-cell table:formula="of:=[.G256]-[.$B$2]" office:value-type="float" office:value="72.2187931537628" calcext:value-type="float">
            <text:p>72.2187931538</text:p>
          </table:table-cell>
          <table:table-cell table:formula="of:=[.C256]/([.H256]-[.H255])" office:value-type="float" office:value="93709.6396463947" calcext:value-type="float">
            <text:p>93709.6396463947</text:p>
          </table:table-cell>
          <table:table-cell table:formula="of:=[.G256]-[.$B256]" office:value-type="float" office:value="11.6718769073486" calcext:value-type="float">
            <text:p>11.671876907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6680.65004" calcext:value-type="float">
            <text:p>1443136680.65004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6498625278473" calcext:value-type="float">
            <text:p>60.6498625278</text:p>
          </table:table-cell>
          <table:table-cell table:formula="of:=[.C257]/([.D257]-[.D256])" office:value-type="float" office:value="79886.32406644" calcext:value-type="float">
            <text:p>79886.32406644</text:p>
          </table:table-cell>
          <table:table-cell/>
          <table:table-cell office:value-type="float" office:value="1443136692.3068" calcext:value-type="float">
            <text:p>1443136692.3068</text:p>
          </table:table-cell>
          <table:table-cell table:formula="of:=[.G257]-[.$B$2]" office:value-type="float" office:value="72.3066248893738" calcext:value-type="float">
            <text:p>72.3066248894</text:p>
          </table:table-cell>
          <table:table-cell table:formula="of:=[.C257]/([.H257]-[.H256])" office:value-type="float" office:value="93633.5817890134" calcext:value-type="float">
            <text:p>93633.5817890134</text:p>
          </table:table-cell>
          <table:table-cell table:formula="of:=[.G257]-[.$B257]" office:value-type="float" office:value="11.6567623615265" calcext:value-type="float">
            <text:p>11.65676236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6680.75301" calcext:value-type="float">
            <text:p>1443136680.75301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7528347969055" calcext:value-type="float">
            <text:p>60.7528347969</text:p>
          </table:table-cell>
          <table:table-cell table:formula="of:=[.C258]/([.D258]-[.D257])" office:value-type="float" office:value="79866.1627563979" calcext:value-type="float">
            <text:p>79866.1627563979</text:p>
          </table:table-cell>
          <table:table-cell/>
          <table:table-cell office:value-type="float" office:value="1443136692.39461" calcext:value-type="float">
            <text:p>1443136692.39461</text:p>
          </table:table-cell>
          <table:table-cell table:formula="of:=[.G258]-[.$B$2]" office:value-type="float" office:value="72.3944320678711" calcext:value-type="float">
            <text:p>72.3944320679</text:p>
          </table:table-cell>
          <table:table-cell table:formula="of:=[.C258]/([.H258]-[.H257])" office:value-type="float" office:value="93659.7683781802" calcext:value-type="float">
            <text:p>93659.7683781802</text:p>
          </table:table-cell>
          <table:table-cell table:formula="of:=[.G258]-[.$B258]" office:value-type="float" office:value="11.6415972709656" calcext:value-type="float">
            <text:p>11.64159727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6680.85597" calcext:value-type="float">
            <text:p>1443136680.85597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8557956218719" calcext:value-type="float">
            <text:p>60.8557956219</text:p>
          </table:table-cell>
          <table:table-cell table:formula="of:=[.C259]/([.D259]-[.D258])" office:value-type="float" office:value="79875.0398773645" calcext:value-type="float">
            <text:p>79875.0398773645</text:p>
          </table:table-cell>
          <table:table-cell/>
          <table:table-cell office:value-type="float" office:value="1443136692.48243" calcext:value-type="float">
            <text:p>1443136692.48243</text:p>
          </table:table-cell>
          <table:table-cell table:formula="of:=[.G259]-[.$B$2]" office:value-type="float" office:value="72.4822509288788" calcext:value-type="float">
            <text:p>72.4822509289</text:p>
          </table:table-cell>
          <table:table-cell table:formula="of:=[.C259]/([.H259]-[.H258])" office:value-type="float" office:value="93647.3088540719" calcext:value-type="float">
            <text:p>93647.3088540719</text:p>
          </table:table-cell>
          <table:table-cell table:formula="of:=[.G259]-[.$B259]" office:value-type="float" office:value="11.6264553070068" calcext:value-type="float">
            <text:p>11.62645530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6680.95892" calcext:value-type="float">
            <text:p>1443136680.95892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9587376117706" calcext:value-type="float">
            <text:p>60.9587376118</text:p>
          </table:table-cell>
          <table:table-cell table:formula="of:=[.C260]/([.D260]-[.D259])" office:value-type="float" office:value="79889.6544363897" calcext:value-type="float">
            <text:p>79889.6544363897</text:p>
          </table:table-cell>
          <table:table-cell/>
          <table:table-cell office:value-type="float" office:value="1443136692.57025" calcext:value-type="float">
            <text:p>1443136692.57025</text:p>
          </table:table-cell>
          <table:table-cell table:formula="of:=[.G260]-[.$B$2]" office:value-type="float" office:value="72.5700700283051" calcext:value-type="float">
            <text:p>72.5700700283</text:p>
          </table:table-cell>
          <table:table-cell table:formula="of:=[.C260]/([.H260]-[.H259])" office:value-type="float" office:value="93647.0546125862" calcext:value-type="float">
            <text:p>93647.0546125862</text:p>
          </table:table-cell>
          <table:table-cell table:formula="of:=[.G260]-[.$B260]" office:value-type="float" office:value="11.6113324165344" calcext:value-type="float">
            <text:p>11.611332416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6681.05823" calcext:value-type="float">
            <text:p>1443136681.05823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1.058055639267" calcext:value-type="float">
            <text:p>61.0580556393</text:p>
          </table:table-cell>
          <table:table-cell table:formula="of:=[.C261]/([.D261]-[.D260])" office:value-type="float" office:value="82804.7053220347" calcext:value-type="float">
            <text:p>82804.7053220347</text:p>
          </table:table-cell>
          <table:table-cell/>
          <table:table-cell office:value-type="float" office:value="1443136692.65801" calcext:value-type="float">
            <text:p>1443136692.65801</text:p>
          </table:table-cell>
          <table:table-cell table:formula="of:=[.G261]-[.$B$2]" office:value-type="float" office:value="72.6578326225281" calcext:value-type="float">
            <text:p>72.6578326225</text:p>
          </table:table-cell>
          <table:table-cell table:formula="of:=[.C261]/([.H261]-[.H260])" office:value-type="float" office:value="93707.3484758342" calcext:value-type="float">
            <text:p>93707.3484758342</text:p>
          </table:table-cell>
          <table:table-cell table:formula="of:=[.G261]-[.$B261]" office:value-type="float" office:value="11.5997769832611" calcext:value-type="float">
            <text:p>11.599776983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6681.15513" calcext:value-type="float">
            <text:p>1443136681.15513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1.1549501419067" calcext:value-type="float">
            <text:p>61.1549501419</text:p>
          </table:table-cell>
          <table:table-cell table:formula="of:=[.C262]/([.D262]-[.D261])" office:value-type="float" office:value="84875.8162325759" calcext:value-type="float">
            <text:p>84875.8162325759</text:p>
          </table:table-cell>
          <table:table-cell/>
          <table:table-cell office:value-type="float" office:value="1443136692.7459" calcext:value-type="float">
            <text:p>1443136692.7459</text:p>
          </table:table-cell>
          <table:table-cell table:formula="of:=[.G262]-[.$B$2]" office:value-type="float" office:value="72.7457187175751" calcext:value-type="float">
            <text:p>72.7457187176</text:p>
          </table:table-cell>
          <table:table-cell table:formula="of:=[.C262]/([.H262]-[.H261])" office:value-type="float" office:value="93575.6674090733" calcext:value-type="float">
            <text:p>93575.6674090733</text:p>
          </table:table-cell>
          <table:table-cell table:formula="of:=[.G262]-[.$B262]" office:value-type="float" office:value="11.5907685756683" calcext:value-type="float">
            <text:p>11.590768575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6681.25202" calcext:value-type="float">
            <text:p>1443136681.25202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2518401145935" calcext:value-type="float">
            <text:p>61.2518401146</text:p>
          </table:table-cell>
          <table:table-cell table:formula="of:=[.C263]/([.D263]-[.D262])" office:value-type="float" office:value="84879.7844807646" calcext:value-type="float">
            <text:p>84879.7844807646</text:p>
          </table:table-cell>
          <table:table-cell/>
          <table:table-cell office:value-type="float" office:value="1443136692.83375" calcext:value-type="float">
            <text:p>1443136692.83375</text:p>
          </table:table-cell>
          <table:table-cell table:formula="of:=[.G263]-[.$B$2]" office:value-type="float" office:value="72.8335683345795" calcext:value-type="float">
            <text:p>72.8335683346</text:p>
          </table:table-cell>
          <table:table-cell table:formula="of:=[.C263]/([.H263]-[.H262])" office:value-type="float" office:value="93614.5230956284" calcext:value-type="float">
            <text:p>93614.5230956284</text:p>
          </table:table-cell>
          <table:table-cell table:formula="of:=[.G263]-[.$B263]" office:value-type="float" office:value="11.581728219986" calcext:value-type="float">
            <text:p>11.5817282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6681.34891" calcext:value-type="float">
            <text:p>1443136681.34891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3487284183502" calcext:value-type="float">
            <text:p>61.3487284184</text:p>
          </table:table-cell>
          <table:table-cell table:formula="of:=[.C264]/([.D264]-[.D263])" office:value-type="float" office:value="84881.2465604768" calcext:value-type="float">
            <text:p>84881.2465604768</text:p>
          </table:table-cell>
          <table:table-cell/>
          <table:table-cell office:value-type="float" office:value="1443136692.92143" calcext:value-type="float">
            <text:p>1443136692.92143</text:p>
          </table:table-cell>
          <table:table-cell table:formula="of:=[.G264]-[.$B$2]" office:value-type="float" office:value="72.9212555885315" calcext:value-type="float">
            <text:p>72.9212555885</text:p>
          </table:table-cell>
          <table:table-cell table:formula="of:=[.C264]/([.H264]-[.H263])" office:value-type="float" office:value="93787.8611696444" calcext:value-type="float">
            <text:p>93787.8611696444</text:p>
          </table:table-cell>
          <table:table-cell table:formula="of:=[.G264]-[.$B264]" office:value-type="float" office:value="11.5725271701813" calcext:value-type="float">
            <text:p>11.572527170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6681.44579" calcext:value-type="float">
            <text:p>1443136681.44579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4456157684326" calcext:value-type="float">
            <text:p>61.4456157684</text:p>
          </table:table-cell>
          <table:table-cell table:formula="of:=[.C265]/([.D265]-[.D264])" office:value-type="float" office:value="84882.0820572132" calcext:value-type="float">
            <text:p>84882.0820572132</text:p>
          </table:table-cell>
          <table:table-cell/>
          <table:table-cell office:value-type="float" office:value="1443136693.00925" calcext:value-type="float">
            <text:p>1443136693.00925</text:p>
          </table:table-cell>
          <table:table-cell table:formula="of:=[.G265]-[.$B$2]" office:value-type="float" office:value="73.0090708732605" calcext:value-type="float">
            <text:p>73.0090708733</text:p>
          </table:table-cell>
          <table:table-cell table:formula="of:=[.C265]/([.H265]-[.H264])" office:value-type="float" office:value="93651.1226420217" calcext:value-type="float">
            <text:p>93651.1226420217</text:p>
          </table:table-cell>
          <table:table-cell table:formula="of:=[.G265]-[.$B265]" office:value-type="float" office:value="11.5634551048279" calcext:value-type="float">
            <text:p>11.563455104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6681.5427" calcext:value-type="float">
            <text:p>1443136681.5427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5425176620483" calcext:value-type="float">
            <text:p>61.542517662</text:p>
          </table:table-cell>
          <table:table-cell table:formula="of:=[.C266]/([.D266]-[.D265])" office:value-type="float" office:value="84869.3425188714" calcext:value-type="float">
            <text:p>84869.3425188714</text:p>
          </table:table-cell>
          <table:table-cell/>
          <table:table-cell office:value-type="float" office:value="1443136693.05238" calcext:value-type="float">
            <text:p>1443136693.05238</text:p>
          </table:table-cell>
          <table:table-cell table:formula="of:=[.G266]-[.$B$2]" office:value-type="float" office:value="73.0521993637085" calcext:value-type="float">
            <text:p>73.0521993637</text:p>
          </table:table-cell>
          <table:table-cell table:formula="of:=[.C266]/([.H266]-[.H265])" office:value-type="float" office:value="190686.015545015" calcext:value-type="float">
            <text:p>190686.015545015</text:p>
          </table:table-cell>
          <table:table-cell table:formula="of:=[.G266]-[.$B266]" office:value-type="float" office:value="11.5096817016602" calcext:value-type="float">
            <text:p>11.509681701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6681.63958" calcext:value-type="float">
            <text:p>1443136681.63958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6394052505493" calcext:value-type="float">
            <text:p>61.6394052505</text:p>
          </table:table-cell>
          <table:table-cell table:formula="of:=[.C267]/([.D267]-[.D266])" office:value-type="float" office:value="84881.8731814871" calcext:value-type="float">
            <text:p>84881.8731814871</text:p>
          </table:table-cell>
          <table:table-cell/>
          <table:table-cell office:value-type="float" office:value="1443136693.13493" calcext:value-type="float">
            <text:p>1443136693.13493</text:p>
          </table:table-cell>
          <table:table-cell table:formula="of:=[.G267]-[.$B$2]" office:value-type="float" office:value="73.1347510814667" calcext:value-type="float">
            <text:p>73.1347510815</text:p>
          </table:table-cell>
          <table:table-cell table:formula="of:=[.C267]/([.H267]-[.H266])" office:value-type="float" office:value="99622.3970056058" calcext:value-type="float">
            <text:p>99622.3970056058</text:p>
          </table:table-cell>
          <table:table-cell table:formula="of:=[.G267]-[.$B267]" office:value-type="float" office:value="11.4953458309174" calcext:value-type="float">
            <text:p>11.495345830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6681.73652" calcext:value-type="float">
            <text:p>1443136681.73652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7363407611847" calcext:value-type="float">
            <text:p>61.7363407612</text:p>
          </table:table-cell>
          <table:table-cell table:formula="of:=[.C268]/([.D268]-[.D267])" office:value-type="float" office:value="84839.9100195043" calcext:value-type="float">
            <text:p>84839.9100195043</text:p>
          </table:table-cell>
          <table:table-cell/>
          <table:table-cell office:value-type="float" office:value="1443136693.21739" calcext:value-type="float">
            <text:p>1443136693.21739</text:p>
          </table:table-cell>
          <table:table-cell table:formula="of:=[.G268]-[.$B$2]" office:value-type="float" office:value="73.2172105312347" calcext:value-type="float">
            <text:p>73.2172105312</text:p>
          </table:table-cell>
          <table:table-cell table:formula="of:=[.C268]/([.H268]-[.H267])" office:value-type="float" office:value="99733.8694731972" calcext:value-type="float">
            <text:p>99733.8694731972</text:p>
          </table:table-cell>
          <table:table-cell table:formula="of:=[.G268]-[.$B268]" office:value-type="float" office:value="11.48086977005" calcext:value-type="float">
            <text:p>11.480869770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6681.83341" calcext:value-type="float">
            <text:p>1443136681.83341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8332295417786" calcext:value-type="float">
            <text:p>61.8332295418</text:p>
          </table:table-cell>
          <table:table-cell table:formula="of:=[.C269]/([.D269]-[.D268])" office:value-type="float" office:value="84880.8288182765" calcext:value-type="float">
            <text:p>84880.8288182765</text:p>
          </table:table-cell>
          <table:table-cell/>
          <table:table-cell office:value-type="float" office:value="1443136693.30004" calcext:value-type="float">
            <text:p>1443136693.30004</text:p>
          </table:table-cell>
          <table:table-cell table:formula="of:=[.G269]-[.$B$2]" office:value-type="float" office:value="73.2998671531677" calcext:value-type="float">
            <text:p>73.2998671532</text:p>
          </table:table-cell>
          <table:table-cell table:formula="of:=[.C269]/([.H269]-[.H268])" office:value-type="float" office:value="99495.9606100027" calcext:value-type="float">
            <text:p>99495.9606100027</text:p>
          </table:table-cell>
          <table:table-cell table:formula="of:=[.G269]-[.$B269]" office:value-type="float" office:value="11.4666376113892" calcext:value-type="float">
            <text:p>11.466637611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6681.9303" calcext:value-type="float">
            <text:p>1443136681.9303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930123090744" calcext:value-type="float">
            <text:p>61.9301230907</text:p>
          </table:table-cell>
          <table:table-cell table:formula="of:=[.C270]/([.D270]-[.D269])" office:value-type="float" office:value="84876.6516224124" calcext:value-type="float">
            <text:p>84876.6516224124</text:p>
          </table:table-cell>
          <table:table-cell/>
          <table:table-cell office:value-type="float" office:value="1443136693.38251" calcext:value-type="float">
            <text:p>1443136693.38251</text:p>
          </table:table-cell>
          <table:table-cell table:formula="of:=[.G270]-[.$B$2]" office:value-type="float" office:value="73.3823282718658" calcext:value-type="float">
            <text:p>73.3823282719</text:p>
          </table:table-cell>
          <table:table-cell table:formula="of:=[.C270]/([.H270]-[.H269])" office:value-type="float" office:value="99731.8509600511" calcext:value-type="float">
            <text:p>99731.8509600511</text:p>
          </table:table-cell>
          <table:table-cell table:formula="of:=[.G270]-[.$B270]" office:value-type="float" office:value="11.4522051811218" calcext:value-type="float">
            <text:p>11.452205181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6682.0226" calcext:value-type="float">
            <text:p>1443136682.0226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2.0224196910858" calcext:value-type="float">
            <text:p>62.0224196911</text:p>
          </table:table-cell>
          <table:table-cell table:formula="of:=[.C271]/([.D271]-[.D270])" office:value-type="float" office:value="89104.040338913" calcext:value-type="float">
            <text:p>89104.040338913</text:p>
          </table:table-cell>
          <table:table-cell/>
          <table:table-cell office:value-type="float" office:value="1443136693.46507" calcext:value-type="float">
            <text:p>1443136693.46507</text:p>
          </table:table-cell>
          <table:table-cell table:formula="of:=[.G271]-[.$B$2]" office:value-type="float" office:value="73.4648954868317" calcext:value-type="float">
            <text:p>73.4648954868</text:p>
          </table:table-cell>
          <table:table-cell table:formula="of:=[.C271]/([.H271]-[.H270])" office:value-type="float" office:value="99603.6986763381" calcext:value-type="float">
            <text:p>99603.6986763381</text:p>
          </table:table-cell>
          <table:table-cell table:formula="of:=[.G271]-[.$B271]" office:value-type="float" office:value="11.4424757957459" calcext:value-type="float">
            <text:p>11.442475795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6682.10309" calcext:value-type="float">
            <text:p>1443136682.10309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2.1029169559479" calcext:value-type="float">
            <text:p>62.1029169559</text:p>
          </table:table-cell>
          <table:table-cell table:formula="of:=[.C272]/([.D272]-[.D271])" office:value-type="float" office:value="102164.961928739" calcext:value-type="float">
            <text:p>102164.961928739</text:p>
          </table:table-cell>
          <table:table-cell/>
          <table:table-cell office:value-type="float" office:value="1443136693.54761" calcext:value-type="float">
            <text:p>1443136693.54761</text:p>
          </table:table-cell>
          <table:table-cell table:formula="of:=[.G272]-[.$B$2]" office:value-type="float" office:value="73.5474286079407" calcext:value-type="float">
            <text:p>73.5474286079</text:p>
          </table:table-cell>
          <table:table-cell table:formula="of:=[.C272]/([.H272]-[.H271])" office:value-type="float" office:value="99644.8442697064" calcext:value-type="float">
            <text:p>99644.8442697064</text:p>
          </table:table-cell>
          <table:table-cell table:formula="of:=[.G272]-[.$B272]" office:value-type="float" office:value="11.4445116519928" calcext:value-type="float">
            <text:p>11.44451165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6682.18355" calcext:value-type="float">
            <text:p>1443136682.18355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2.1833703517914" calcext:value-type="float">
            <text:p>62.1833703518</text:p>
          </table:table-cell>
          <table:table-cell table:formula="of:=[.C273]/([.D273]-[.D272])" office:value-type="float" office:value="102220.669665665" calcext:value-type="float">
            <text:p>102220.669665665</text:p>
          </table:table-cell>
          <table:table-cell/>
          <table:table-cell office:value-type="float" office:value="1443136693.63014" calcext:value-type="float">
            <text:p>1443136693.63014</text:p>
          </table:table-cell>
          <table:table-cell table:formula="of:=[.G273]-[.$B$2]" office:value-type="float" office:value="73.6299655437469" calcext:value-type="float">
            <text:p>73.6299655437</text:p>
          </table:table-cell>
          <table:table-cell table:formula="of:=[.C273]/([.H273]-[.H272])" office:value-type="float" office:value="99640.2388780565" calcext:value-type="float">
            <text:p>99640.2388780565</text:p>
          </table:table-cell>
          <table:table-cell table:formula="of:=[.G273]-[.$B273]" office:value-type="float" office:value="11.4465951919556" calcext:value-type="float">
            <text:p>11.44659519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6682.26401" calcext:value-type="float">
            <text:p>1443136682.26401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2.2638330459595" calcext:value-type="float">
            <text:p>62.263833046</text:p>
          </table:table-cell>
          <table:table-cell table:formula="of:=[.C274]/([.D274]-[.D273])" office:value-type="float" office:value="102208.856974384" calcext:value-type="float">
            <text:p>102208.856974384</text:p>
          </table:table-cell>
          <table:table-cell/>
          <table:table-cell office:value-type="float" office:value="1443136693.71265" calcext:value-type="float">
            <text:p>1443136693.71265</text:p>
          </table:table-cell>
          <table:table-cell table:formula="of:=[.G274]-[.$B$2]" office:value-type="float" office:value="73.7124726772308" calcext:value-type="float">
            <text:p>73.7124726772</text:p>
          </table:table-cell>
          <table:table-cell table:formula="of:=[.C274]/([.H274]-[.H273])" office:value-type="float" office:value="99676.2298329769" calcext:value-type="float">
            <text:p>99676.2298329769</text:p>
          </table:table-cell>
          <table:table-cell table:formula="of:=[.G274]-[.$B274]" office:value-type="float" office:value="11.4486396312714" calcext:value-type="float">
            <text:p>11.448639631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6682.34449" calcext:value-type="float">
            <text:p>1443136682.34449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2.3443152904511" calcext:value-type="float">
            <text:p>62.3443152905</text:p>
          </table:table-cell>
          <table:table-cell table:formula="of:=[.C275]/([.D275]-[.D274])" office:value-type="float" office:value="102184.028936478" calcext:value-type="float">
            <text:p>102184.028936478</text:p>
          </table:table-cell>
          <table:table-cell/>
          <table:table-cell office:value-type="float" office:value="1443136693.79524" calcext:value-type="float">
            <text:p>1443136693.79524</text:p>
          </table:table-cell>
          <table:table-cell table:formula="of:=[.G275]-[.$B$2]" office:value-type="float" office:value="73.7950644493103" calcext:value-type="float">
            <text:p>73.7950644493</text:p>
          </table:table-cell>
          <table:table-cell table:formula="of:=[.C275]/([.H275]-[.H274])" office:value-type="float" office:value="99574.0833855347" calcext:value-type="float">
            <text:p>99574.0833855347</text:p>
          </table:table-cell>
          <table:table-cell table:formula="of:=[.G275]-[.$B275]" office:value-type="float" office:value="11.4507491588593" calcext:value-type="float">
            <text:p>11.450749158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6682.42494" calcext:value-type="float">
            <text:p>1443136682.42494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4247584342957" calcext:value-type="float">
            <text:p>62.4247584343</text:p>
          </table:table-cell>
          <table:table-cell table:formula="of:=[.C276]/([.D276]-[.D275])" office:value-type="float" office:value="102233.697080346" calcext:value-type="float">
            <text:p>102233.697080346</text:p>
          </table:table-cell>
          <table:table-cell/>
          <table:table-cell office:value-type="float" office:value="1443136693.87784" calcext:value-type="float">
            <text:p>1443136693.87784</text:p>
          </table:table-cell>
          <table:table-cell table:formula="of:=[.G276]-[.$B$2]" office:value-type="float" office:value="73.8776586055756" calcext:value-type="float">
            <text:p>73.8776586056</text:p>
          </table:table-cell>
          <table:table-cell table:formula="of:=[.C276]/([.H276]-[.H275])" office:value-type="float" office:value="99571.2090524645" calcext:value-type="float">
            <text:p>99571.2090524645</text:p>
          </table:table-cell>
          <table:table-cell table:formula="of:=[.G276]-[.$B276]" office:value-type="float" office:value="11.4529001712799" calcext:value-type="float">
            <text:p>11.45290017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6682.50539" calcext:value-type="float">
            <text:p>1443136682.50539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5052077770233" calcext:value-type="float">
            <text:p>62.505207777</text:p>
          </table:table-cell>
          <table:table-cell table:formula="of:=[.C277]/([.D277]-[.D276])" office:value-type="float" office:value="102225.819642058" calcext:value-type="float">
            <text:p>102225.819642058</text:p>
          </table:table-cell>
          <table:table-cell/>
          <table:table-cell office:value-type="float" office:value="1443136693.96037" calcext:value-type="float">
            <text:p>1443136693.96037</text:p>
          </table:table-cell>
          <table:table-cell table:formula="of:=[.G277]-[.$B$2]" office:value-type="float" office:value="73.9601912498474" calcext:value-type="float">
            <text:p>73.9601912498</text:p>
          </table:table-cell>
          <table:table-cell table:formula="of:=[.C277]/([.H277]-[.H276])" office:value-type="float" office:value="99645.4199735966" calcext:value-type="float">
            <text:p>99645.4199735966</text:p>
          </table:table-cell>
          <table:table-cell table:formula="of:=[.G277]-[.$B277]" office:value-type="float" office:value="11.4549834728241" calcext:value-type="float">
            <text:p>11.45498347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6682.58586" calcext:value-type="float">
            <text:p>1443136682.58586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5856859683991" calcext:value-type="float">
            <text:p>62.5856859684</text:p>
          </table:table-cell>
          <table:table-cell table:formula="of:=[.C278]/([.D278]-[.D277])" office:value-type="float" office:value="102189.175221449" calcext:value-type="float">
            <text:p>102189.175221449</text:p>
          </table:table-cell>
          <table:table-cell/>
          <table:table-cell office:value-type="float" office:value="1443136694.00285" calcext:value-type="float">
            <text:p>1443136694.00285</text:p>
          </table:table-cell>
          <table:table-cell table:formula="of:=[.G278]-[.$B$2]" office:value-type="float" office:value="74.0026760101318" calcext:value-type="float">
            <text:p>74.0026760101</text:p>
          </table:table-cell>
          <table:table-cell table:formula="of:=[.C278]/([.H278]-[.H277])" office:value-type="float" office:value="193575.29488086" calcext:value-type="float">
            <text:p>193575.29488086</text:p>
          </table:table-cell>
          <table:table-cell table:formula="of:=[.G278]-[.$B278]" office:value-type="float" office:value="11.4169900417328" calcext:value-type="float">
            <text:p>11.41699004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6682.66632" calcext:value-type="float">
            <text:p>1443136682.66632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6661422252655" calcext:value-type="float">
            <text:p>62.6661422253</text:p>
          </table:table-cell>
          <table:table-cell table:formula="of:=[.C279]/([.D279]-[.D278])" office:value-type="float" office:value="102217.034700615" calcext:value-type="float">
            <text:p>102217.034700615</text:p>
          </table:table-cell>
          <table:table-cell/>
          <table:table-cell office:value-type="float" office:value="1443136694.05084" calcext:value-type="float">
            <text:p>1443136694.05084</text:p>
          </table:table-cell>
          <table:table-cell table:formula="of:=[.G279]-[.$B$2]" office:value-type="float" office:value="74.0506637096405" calcext:value-type="float">
            <text:p>74.0506637096</text:p>
          </table:table-cell>
          <table:table-cell table:formula="of:=[.C279]/([.H279]-[.H278])" office:value-type="float" office:value="171377.250508011" calcext:value-type="float">
            <text:p>171377.250508011</text:p>
          </table:table-cell>
          <table:table-cell table:formula="of:=[.G279]-[.$B279]" office:value-type="float" office:value="11.384521484375" calcext:value-type="float">
            <text:p>11.384521484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6682.74677" calcext:value-type="float">
            <text:p>1443136682.74677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7465898990631" calcext:value-type="float">
            <text:p>62.7465898991</text:p>
          </table:table-cell>
          <table:table-cell table:formula="of:=[.C280]/([.D280]-[.D279])" office:value-type="float" office:value="102227.940371404" calcext:value-type="float">
            <text:p>102227.940371404</text:p>
          </table:table-cell>
          <table:table-cell/>
          <table:table-cell office:value-type="float" office:value="1443136694.14254" calcext:value-type="float">
            <text:p>1443136694.14254</text:p>
          </table:table-cell>
          <table:table-cell table:formula="of:=[.G280]-[.$B$2]" office:value-type="float" office:value="74.1423599720001" calcext:value-type="float">
            <text:p>74.142359972</text:p>
          </table:table-cell>
          <table:table-cell table:formula="of:=[.C280]/([.H280]-[.H279])" office:value-type="float" office:value="89687.4069713626" calcext:value-type="float">
            <text:p>89687.4069713626</text:p>
          </table:table-cell>
          <table:table-cell table:formula="of:=[.G280]-[.$B280]" office:value-type="float" office:value="11.395770072937" calcext:value-type="float">
            <text:p>11.395770072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6682.82729" calcext:value-type="float">
            <text:p>1443136682.82729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8271090984345" calcext:value-type="float">
            <text:p>62.8271090984</text:p>
          </table:table-cell>
          <table:table-cell table:formula="of:=[.C281]/([.D281]-[.D280])" office:value-type="float" office:value="102137.130823577" calcext:value-type="float">
            <text:p>102137.130823577</text:p>
          </table:table-cell>
          <table:table-cell/>
          <table:table-cell office:value-type="float" office:value="1443136694.23423" calcext:value-type="float">
            <text:p>1443136694.23423</text:p>
          </table:table-cell>
          <table:table-cell table:formula="of:=[.G281]-[.$B$2]" office:value-type="float" office:value="74.2340488433838" calcext:value-type="float">
            <text:p>74.2340488434</text:p>
          </table:table-cell>
          <table:table-cell table:formula="of:=[.C281]/([.H281]-[.H280])" office:value-type="float" office:value="89694.6366106649" calcext:value-type="float">
            <text:p>89694.6366106649</text:p>
          </table:table-cell>
          <table:table-cell table:formula="of:=[.G281]-[.$B281]" office:value-type="float" office:value="11.4069397449493" calcext:value-type="float">
            <text:p>11.406939744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6682.90777" calcext:value-type="float">
            <text:p>1443136682.90777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9075927734375" calcext:value-type="float">
            <text:p>62.9075927734</text:p>
          </table:table-cell>
          <table:table-cell table:formula="of:=[.C282]/([.D282]-[.D281])" office:value-type="float" office:value="102182.212724359" calcext:value-type="float">
            <text:p>102182.212724359</text:p>
          </table:table-cell>
          <table:table-cell/>
          <table:table-cell office:value-type="float" office:value="1443136694.32597" calcext:value-type="float">
            <text:p>1443136694.32597</text:p>
          </table:table-cell>
          <table:table-cell table:formula="of:=[.G282]-[.$B$2]" office:value-type="float" office:value="74.3257915973663" calcext:value-type="float">
            <text:p>74.3257915974</text:p>
          </table:table-cell>
          <table:table-cell table:formula="of:=[.C282]/([.H282]-[.H281])" office:value-type="float" office:value="89641.9569175435" calcext:value-type="float">
            <text:p>89641.9569175435</text:p>
          </table:table-cell>
          <table:table-cell table:formula="of:=[.G282]-[.$B282]" office:value-type="float" office:value="11.4181988239288" calcext:value-type="float">
            <text:p>11.418198823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6682.98823" calcext:value-type="float">
            <text:p>1443136682.98823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9880533218384" calcext:value-type="float">
            <text:p>62.9880533218</text:p>
          </table:table-cell>
          <table:table-cell table:formula="of:=[.C283]/([.D283]-[.D282])" office:value-type="float" office:value="102211.582737735" calcext:value-type="float">
            <text:p>102211.582737735</text:p>
          </table:table-cell>
          <table:table-cell/>
          <table:table-cell office:value-type="float" office:value="1443136694.41767" calcext:value-type="float">
            <text:p>1443136694.41767</text:p>
          </table:table-cell>
          <table:table-cell table:formula="of:=[.G283]-[.$B$2]" office:value-type="float" office:value="74.4174880981445" calcext:value-type="float">
            <text:p>74.4174880981</text:p>
          </table:table-cell>
          <table:table-cell table:formula="of:=[.C283]/([.H283]-[.H282])" office:value-type="float" office:value="89687.1737765956" calcext:value-type="float">
            <text:p>89687.1737765956</text:p>
          </table:table-cell>
          <table:table-cell table:formula="of:=[.G283]-[.$B283]" office:value-type="float" office:value="11.4294347763062" calcext:value-type="float">
            <text:p>11.429434776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6683.07032" calcext:value-type="float">
            <text:p>1443136683.07032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3.0701441764832" calcext:value-type="float">
            <text:p>63.0701441765</text:p>
          </table:table-cell>
          <table:table-cell table:formula="of:=[.C284]/([.D284]-[.D283])" office:value-type="float" office:value="100181.683277473" calcext:value-type="float">
            <text:p>100181.683277473</text:p>
          </table:table-cell>
          <table:table-cell/>
          <table:table-cell office:value-type="float" office:value="1443136694.50937" calcext:value-type="float">
            <text:p>1443136694.50937</text:p>
          </table:table-cell>
          <table:table-cell table:formula="of:=[.G284]-[.$B$2]" office:value-type="float" office:value="74.5091888904572" calcext:value-type="float">
            <text:p>74.5091888905</text:p>
          </table:table-cell>
          <table:table-cell table:formula="of:=[.C284]/([.H284]-[.H283])" office:value-type="float" office:value="89682.9764781434" calcext:value-type="float">
            <text:p>89682.9764781434</text:p>
          </table:table-cell>
          <table:table-cell table:formula="of:=[.G284]-[.$B284]" office:value-type="float" office:value="11.439044713974" calcext:value-type="float">
            <text:p>11.43904471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6683.1527" calcext:value-type="float">
            <text:p>1443136683.1527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3.1525263786316" calcext:value-type="float">
            <text:p>63.1525263786</text:p>
          </table:table-cell>
          <table:table-cell table:formula="of:=[.C285]/([.D285]-[.D284])" office:value-type="float" office:value="99827.3872939433" calcext:value-type="float">
            <text:p>99827.3872939433</text:p>
          </table:table-cell>
          <table:table-cell/>
          <table:table-cell office:value-type="float" office:value="1443136694.60113" calcext:value-type="float">
            <text:p>1443136694.60113</text:p>
          </table:table-cell>
          <table:table-cell table:formula="of:=[.G285]-[.$B$2]" office:value-type="float" office:value="74.6009545326233" calcext:value-type="float">
            <text:p>74.6009545326</text:p>
          </table:table-cell>
          <table:table-cell table:formula="of:=[.C285]/([.H285]-[.H284])" office:value-type="float" office:value="89619.598423458" calcext:value-type="float">
            <text:p>89619.598423458</text:p>
          </table:table-cell>
          <table:table-cell table:formula="of:=[.G285]-[.$B285]" office:value-type="float" office:value="11.4484281539917" calcext:value-type="float">
            <text:p>11.44842815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6683.23515" calcext:value-type="float">
            <text:p>1443136683.23515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3.2349696159363" calcext:value-type="float">
            <text:p>63.2349696159</text:p>
          </table:table-cell>
          <table:table-cell table:formula="of:=[.C286]/([.D286]-[.D285])" office:value-type="float" office:value="99753.4821395521" calcext:value-type="float">
            <text:p>99753.4821395521</text:p>
          </table:table-cell>
          <table:table-cell/>
          <table:table-cell office:value-type="float" office:value="1443136694.69274" calcext:value-type="float">
            <text:p>1443136694.69274</text:p>
          </table:table-cell>
          <table:table-cell table:formula="of:=[.G286]-[.$B$2]" office:value-type="float" office:value="74.6925587654114" calcext:value-type="float">
            <text:p>74.6925587654</text:p>
          </table:table-cell>
          <table:table-cell table:formula="of:=[.C286]/([.H286]-[.H285])" office:value-type="float" office:value="89777.5108168322" calcext:value-type="float">
            <text:p>89777.5108168322</text:p>
          </table:table-cell>
          <table:table-cell table:formula="of:=[.G286]-[.$B286]" office:value-type="float" office:value="11.4575891494751" calcext:value-type="float">
            <text:p>11.457589149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6683.31755" calcext:value-type="float">
            <text:p>1443136683.31755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3.3173696994782" calcext:value-type="float">
            <text:p>63.3173696995</text:p>
          </table:table-cell>
          <table:table-cell table:formula="of:=[.C287]/([.D287]-[.D286])" office:value-type="float" office:value="99805.7240539219" calcext:value-type="float">
            <text:p>99805.7240539219</text:p>
          </table:table-cell>
          <table:table-cell/>
          <table:table-cell office:value-type="float" office:value="1443136694.78447" calcext:value-type="float">
            <text:p>1443136694.78447</text:p>
          </table:table-cell>
          <table:table-cell table:formula="of:=[.G287]-[.$B$2]" office:value-type="float" office:value="74.7842972278595" calcext:value-type="float">
            <text:p>74.7842972279</text:p>
          </table:table-cell>
          <table:table-cell table:formula="of:=[.C287]/([.H287]-[.H286])" office:value-type="float" office:value="89646.1503772295" calcext:value-type="float">
            <text:p>89646.1503772295</text:p>
          </table:table-cell>
          <table:table-cell table:formula="of:=[.G287]-[.$B287]" office:value-type="float" office:value="11.4669275283813" calcext:value-type="float">
            <text:p>11.466927528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6683.39993" calcext:value-type="float">
            <text:p>1443136683.39993</text:p>
          </table:table-cell>
          <table:table-cell office:value-type="float" office:value="8224" calcext:value-type="float">
            <text:p>8224</text:p>
          </table:table-cell>
          <table:table-cell table:formula="of:=[.B288]-[.$B$2]" office:value-type="float" office:value="63.3997483253479" calcext:value-type="float">
            <text:p>63.3997483253</text:p>
          </table:table-cell>
          <table:table-cell table:formula="of:=[.C288]/([.D288]-[.D287])" office:value-type="float" office:value="99831.7210704993" calcext:value-type="float">
            <text:p>99831.7210704993</text:p>
          </table:table-cell>
          <table:table-cell/>
          <table:table-cell office:value-type="float" office:value="1443136694.87616" calcext:value-type="float">
            <text:p>1443136694.87616</text:p>
          </table:table-cell>
          <table:table-cell table:formula="of:=[.G288]-[.$B$2]" office:value-type="float" office:value="74.8759841918945" calcext:value-type="float">
            <text:p>74.8759841919</text:p>
          </table:table-cell>
          <table:table-cell table:formula="of:=[.C288]/([.H288]-[.H287])" office:value-type="float" office:value="89696.5025132423" calcext:value-type="float">
            <text:p>89696.5025132423</text:p>
          </table:table-cell>
          <table:table-cell table:formula="of:=[.G288]-[.$B288]" office:value-type="float" office:value="11.4762358665466" calcext:value-type="float">
            <text:p>11.476235866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6683.4823" calcext:value-type="float">
            <text:p>1443136683.4823</text:p>
          </table:table-cell>
          <table:table-cell office:value-type="float" office:value="8224" calcext:value-type="float">
            <text:p>8224</text:p>
          </table:table-cell>
          <table:table-cell table:formula="of:=[.B289]-[.$B$2]" office:value-type="float" office:value="63.4821252822876" calcext:value-type="float">
            <text:p>63.4821252823</text:p>
          </table:table-cell>
          <table:table-cell table:formula="of:=[.C289]/([.D289]-[.D288])" office:value-type="float" office:value="99833.7436283334" calcext:value-type="float">
            <text:p>99833.7436283334</text:p>
          </table:table-cell>
          <table:table-cell/>
          <table:table-cell office:value-type="float" office:value="1443136694.96793" calcext:value-type="float">
            <text:p>1443136694.96793</text:p>
          </table:table-cell>
          <table:table-cell table:formula="of:=[.G289]-[.$B$2]" office:value-type="float" office:value="74.9677505493164" calcext:value-type="float">
            <text:p>74.9677505493</text:p>
          </table:table-cell>
          <table:table-cell table:formula="of:=[.C289]/([.H289]-[.H288])" office:value-type="float" office:value="89618.8999002328" calcext:value-type="float">
            <text:p>89618.8999002328</text:p>
          </table:table-cell>
          <table:table-cell table:formula="of:=[.G289]-[.$B289]" office:value-type="float" office:value="11.4856252670288" calcext:value-type="float">
            <text:p>11.48562526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6683.56468" calcext:value-type="float">
            <text:p>1443136683.56468</text:p>
          </table:table-cell>
          <table:table-cell office:value-type="float" office:value="8224" calcext:value-type="float">
            <text:p>8224</text:p>
          </table:table-cell>
          <table:table-cell table:formula="of:=[.B290]-[.$B$2]" office:value-type="float" office:value="63.5645003318787" calcext:value-type="float">
            <text:p>63.5645003319</text:p>
          </table:table-cell>
          <table:table-cell table:formula="of:=[.C290]/([.D290]-[.D289])" office:value-type="float" office:value="99836.0552233536" calcext:value-type="float">
            <text:p>99836.0552233536</text:p>
          </table:table-cell>
          <table:table-cell/>
          <table:table-cell office:value-type="float" office:value="1443136695.05974" calcext:value-type="float">
            <text:p>1443136695.05974</text:p>
          </table:table-cell>
          <table:table-cell table:formula="of:=[.G290]-[.$B$2]" office:value-type="float" office:value="75.0595629215241" calcext:value-type="float">
            <text:p>75.0595629215</text:p>
          </table:table-cell>
          <table:table-cell table:formula="of:=[.C290]/([.H290]-[.H289])" office:value-type="float" office:value="89573.9844451542" calcext:value-type="float">
            <text:p>89573.9844451542</text:p>
          </table:table-cell>
          <table:table-cell table:formula="of:=[.G290]-[.$B290]" office:value-type="float" office:value="11.4950625896454" calcext:value-type="float">
            <text:p>11.495062589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6683.64706" calcext:value-type="float">
            <text:p>1443136683.64706</text:p>
          </table:table-cell>
          <table:table-cell office:value-type="float" office:value="8224" calcext:value-type="float">
            <text:p>8224</text:p>
          </table:table-cell>
          <table:table-cell table:formula="of:=[.B291]-[.$B$2]" office:value-type="float" office:value="63.6468825340271" calcext:value-type="float">
            <text:p>63.646882534</text:p>
          </table:table-cell>
          <table:table-cell table:formula="of:=[.C291]/([.D291]-[.D290])" office:value-type="float" office:value="99827.3872939433" calcext:value-type="float">
            <text:p>99827.3872939433</text:p>
          </table:table-cell>
          <table:table-cell/>
          <table:table-cell office:value-type="float" office:value="1443136695.0989" calcext:value-type="float">
            <text:p>1443136695.0989</text:p>
          </table:table-cell>
          <table:table-cell table:formula="of:=[.G291]-[.$B$2]" office:value-type="float" office:value="75.0987198352814" calcext:value-type="float">
            <text:p>75.0987198353</text:p>
          </table:table-cell>
          <table:table-cell table:formula="of:=[.C291]/([.H291]-[.H290])" office:value-type="float" office:value="210026.766945128" calcext:value-type="float">
            <text:p>210026.766945128</text:p>
          </table:table-cell>
          <table:table-cell table:formula="of:=[.G291]-[.$B291]" office:value-type="float" office:value="11.4518373012543" calcext:value-type="float">
            <text:p>11.451837301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6683.72944" calcext:value-type="float">
            <text:p>1443136683.72944</text:p>
          </table:table-cell>
          <table:table-cell office:value-type="float" office:value="8224" calcext:value-type="float">
            <text:p>8224</text:p>
          </table:table-cell>
          <table:table-cell table:formula="of:=[.B292]-[.$B$2]" office:value-type="float" office:value="63.7292640209198" calcext:value-type="float">
            <text:p>63.7292640209</text:p>
          </table:table-cell>
          <table:table-cell table:formula="of:=[.C292]/([.D292]-[.D291])" office:value-type="float" office:value="99828.254019153" calcext:value-type="float">
            <text:p>99828.254019153</text:p>
          </table:table-cell>
          <table:table-cell/>
          <table:table-cell office:value-type="float" office:value="1443136695.17397" calcext:value-type="float">
            <text:p>1443136695.17397</text:p>
          </table:table-cell>
          <table:table-cell table:formula="of:=[.G292]-[.$B$2]" office:value-type="float" office:value="75.1737895011902" calcext:value-type="float">
            <text:p>75.1737895012</text:p>
          </table:table-cell>
          <table:table-cell table:formula="of:=[.C292]/([.H292]-[.H291])" office:value-type="float" office:value="109551.573201213" calcext:value-type="float">
            <text:p>109551.573201213</text:p>
          </table:table-cell>
          <table:table-cell table:formula="of:=[.G292]-[.$B292]" office:value-type="float" office:value="11.4445254802704" calcext:value-type="float">
            <text:p>11.444525480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6683.81182" calcext:value-type="float">
            <text:p>1443136683.81182</text:p>
          </table:table-cell>
          <table:table-cell office:value-type="float" office:value="8224" calcext:value-type="float">
            <text:p>8224</text:p>
          </table:table-cell>
          <table:table-cell table:formula="of:=[.B293]-[.$B$2]" office:value-type="float" office:value="63.8116381168365" calcext:value-type="float">
            <text:p>63.8116381168</text:p>
          </table:table-cell>
          <table:table-cell table:formula="of:=[.C293]/([.D293]-[.D292])" office:value-type="float" office:value="99837.2110610069" calcext:value-type="float">
            <text:p>99837.2110610069</text:p>
          </table:table-cell>
          <table:table-cell/>
          <table:table-cell office:value-type="float" office:value="1443136695.24898" calcext:value-type="float">
            <text:p>1443136695.24898</text:p>
          </table:table-cell>
          <table:table-cell table:formula="of:=[.G293]-[.$B$2]" office:value-type="float" office:value="75.2487988471985" calcext:value-type="float">
            <text:p>75.2487988472</text:p>
          </table:table-cell>
          <table:table-cell table:formula="of:=[.C293]/([.H293]-[.H292])" office:value-type="float" office:value="109639.67075636" calcext:value-type="float">
            <text:p>109639.67075636</text:p>
          </table:table-cell>
          <table:table-cell table:formula="of:=[.G293]-[.$B293]" office:value-type="float" office:value="11.4371607303619" calcext:value-type="float">
            <text:p>11.437160730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6683.89421" calcext:value-type="float">
            <text:p>1443136683.89421</text:p>
          </table:table-cell>
          <table:table-cell office:value-type="float" office:value="8224" calcext:value-type="float">
            <text:p>8224</text:p>
          </table:table-cell>
          <table:table-cell table:formula="of:=[.B294]-[.$B$2]" office:value-type="float" office:value="63.8940291404724" calcext:value-type="float">
            <text:p>63.8940291405</text:p>
          </table:table-cell>
          <table:table-cell table:formula="of:=[.C294]/([.D294]-[.D293])" office:value-type="float" office:value="99816.6989203439" calcext:value-type="float">
            <text:p>99816.6989203439</text:p>
          </table:table-cell>
          <table:table-cell/>
          <table:table-cell office:value-type="float" office:value="1443136695.32403" calcext:value-type="float">
            <text:p>1443136695.32403</text:p>
          </table:table-cell>
          <table:table-cell table:formula="of:=[.G294]-[.$B$2]" office:value-type="float" office:value="75.3238534927368" calcext:value-type="float">
            <text:p>75.3238534927</text:p>
          </table:table-cell>
          <table:table-cell table:formula="of:=[.C294]/([.H294]-[.H293])" office:value-type="float" office:value="109573.497296714" calcext:value-type="float">
            <text:p>109573.497296714</text:p>
          </table:table-cell>
          <table:table-cell table:formula="of:=[.G294]-[.$B294]" office:value-type="float" office:value="11.4298243522644" calcext:value-type="float">
            <text:p>11.429824352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6683.97659" calcext:value-type="float">
            <text:p>1443136683.97659</text:p>
          </table:table-cell>
          <table:table-cell office:value-type="float" office:value="8224" calcext:value-type="float">
            <text:p>8224</text:p>
          </table:table-cell>
          <table:table-cell table:formula="of:=[.B295]-[.$B$2]" office:value-type="float" office:value="63.9764115810394" calcext:value-type="float">
            <text:p>63.976411581</text:p>
          </table:table-cell>
          <table:table-cell table:formula="of:=[.C295]/([.D295]-[.D294])" office:value-type="float" office:value="99827.0983888846" calcext:value-type="float">
            <text:p>99827.0983888846</text:p>
          </table:table-cell>
          <table:table-cell/>
          <table:table-cell office:value-type="float" office:value="1443136695.39905" calcext:value-type="float">
            <text:p>1443136695.39905</text:p>
          </table:table-cell>
          <table:table-cell table:formula="of:=[.G295]-[.$B$2]" office:value-type="float" office:value="75.3988761901856" calcext:value-type="float">
            <text:p>75.3988761902</text:p>
          </table:table-cell>
          <table:table-cell table:formula="of:=[.C295]/([.H295]-[.H294])" office:value-type="float" office:value="109620.158694243" calcext:value-type="float">
            <text:p>109620.158694243</text:p>
          </table:table-cell>
          <table:table-cell table:formula="of:=[.G295]-[.$B295]" office:value-type="float" office:value="11.4224646091461" calcext:value-type="float">
            <text:p>11.422464609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6684.05865" calcext:value-type="float">
            <text:p>1443136684.05865</text:p>
          </table:table-cell>
          <table:table-cell office:value-type="float" office:value="8224" calcext:value-type="float">
            <text:p>8224</text:p>
          </table:table-cell>
          <table:table-cell table:formula="of:=[.B296]-[.$B$2]" office:value-type="float" office:value="64.058474779129" calcext:value-type="float">
            <text:p>64.0584747791</text:p>
          </table:table-cell>
          <table:table-cell table:formula="of:=[.C296]/([.D296]-[.D295])" office:value-type="float" office:value="100215.446039779" calcext:value-type="float">
            <text:p>100215.446039779</text:p>
          </table:table-cell>
          <table:table-cell/>
          <table:table-cell office:value-type="float" office:value="1443136695.4741" calcext:value-type="float">
            <text:p>1443136695.4741</text:p>
          </table:table-cell>
          <table:table-cell table:formula="of:=[.G296]-[.$B$2]" office:value-type="float" office:value="75.473917722702" calcext:value-type="float">
            <text:p>75.4739177227</text:p>
          </table:table-cell>
          <table:table-cell table:formula="of:=[.C296]/([.H296]-[.H295])" office:value-type="float" office:value="109592.644555786" calcext:value-type="float">
            <text:p>109592.644555786</text:p>
          </table:table-cell>
          <table:table-cell table:formula="of:=[.G296]-[.$B296]" office:value-type="float" office:value="11.415442943573" calcext:value-type="float">
            <text:p>11.415442943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6684.14063" calcext:value-type="float">
            <text:p>1443136684.14063</text:p>
          </table:table-cell>
          <table:table-cell office:value-type="float" office:value="8224" calcext:value-type="float">
            <text:p>8224</text:p>
          </table:table-cell>
          <table:table-cell table:formula="of:=[.B297]-[.$B$2]" office:value-type="float" office:value="64.1404531002045" calcext:value-type="float">
            <text:p>64.1404531002</text:p>
          </table:table-cell>
          <table:table-cell table:formula="of:=[.C297]/([.D297]-[.D296])" office:value-type="float" office:value="100319.205030217" calcext:value-type="float">
            <text:p>100319.205030217</text:p>
          </table:table-cell>
          <table:table-cell/>
          <table:table-cell office:value-type="float" office:value="1443136695.54909" calcext:value-type="float">
            <text:p>1443136695.54909</text:p>
          </table:table-cell>
          <table:table-cell table:formula="of:=[.G297]-[.$B$2]" office:value-type="float" office:value="75.5489156246185" calcext:value-type="float">
            <text:p>75.5489156246</text:p>
          </table:table-cell>
          <table:table-cell table:formula="of:=[.C297]/([.H297]-[.H296])" office:value-type="float" office:value="109656.400910467" calcext:value-type="float">
            <text:p>109656.400910467</text:p>
          </table:table-cell>
          <table:table-cell table:formula="of:=[.G297]-[.$B297]" office:value-type="float" office:value="11.4084625244141" calcext:value-type="float">
            <text:p>11.408462524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6684.2226" calcext:value-type="float">
            <text:p>1443136684.2226</text:p>
          </table:table-cell>
          <table:table-cell office:value-type="float" office:value="8224" calcext:value-type="float">
            <text:p>8224</text:p>
          </table:table-cell>
          <table:table-cell table:formula="of:=[.B298]-[.$B$2]" office:value-type="float" office:value="64.2224214076996" calcext:value-type="float">
            <text:p>64.2224214077</text:p>
          </table:table-cell>
          <table:table-cell table:formula="of:=[.C298]/([.D298]-[.D297])" office:value-type="float" office:value="100331.460430483" calcext:value-type="float">
            <text:p>100331.460430483</text:p>
          </table:table-cell>
          <table:table-cell/>
          <table:table-cell office:value-type="float" office:value="1443136695.62413" calcext:value-type="float">
            <text:p>1443136695.62413</text:p>
          </table:table-cell>
          <table:table-cell table:formula="of:=[.G298]-[.$B$2]" office:value-type="float" office:value="75.6239519119263" calcext:value-type="float">
            <text:p>75.6239519119</text:p>
          </table:table-cell>
          <table:table-cell table:formula="of:=[.C298]/([.H298]-[.H297])" office:value-type="float" office:value="109600.305333227" calcext:value-type="float">
            <text:p>109600.305333227</text:p>
          </table:table-cell>
          <table:table-cell table:formula="of:=[.G298]-[.$B298]" office:value-type="float" office:value="11.4015305042267" calcext:value-type="float">
            <text:p>11.401530504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6684.30457" calcext:value-type="float">
            <text:p>1443136684.30457</text:p>
          </table:table-cell>
          <table:table-cell office:value-type="float" office:value="8224" calcext:value-type="float">
            <text:p>8224</text:p>
          </table:table-cell>
          <table:table-cell table:formula="of:=[.B299]-[.$B$2]" office:value-type="float" office:value="64.3043930530548" calcext:value-type="float">
            <text:p>64.3043930531</text:p>
          </table:table-cell>
          <table:table-cell table:formula="of:=[.C299]/([.D299]-[.D298])" office:value-type="float" office:value="100327.37496437" calcext:value-type="float">
            <text:p>100327.37496437</text:p>
          </table:table-cell>
          <table:table-cell/>
          <table:table-cell office:value-type="float" office:value="1443136695.69914" calcext:value-type="float">
            <text:p>1443136695.69914</text:p>
          </table:table-cell>
          <table:table-cell table:formula="of:=[.G299]-[.$B$2]" office:value-type="float" office:value="75.6989641189575" calcext:value-type="float">
            <text:p>75.698964119</text:p>
          </table:table-cell>
          <table:table-cell table:formula="of:=[.C299]/([.H299]-[.H298])" office:value-type="float" office:value="109635.48901546" calcext:value-type="float">
            <text:p>109635.48901546</text:p>
          </table:table-cell>
          <table:table-cell table:formula="of:=[.G299]-[.$B299]" office:value-type="float" office:value="11.3945710659027" calcext:value-type="float">
            <text:p>11.394571065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6684.38654" calcext:value-type="float">
            <text:p>1443136684.38654</text:p>
          </table:table-cell>
          <table:table-cell office:value-type="float" office:value="8224" calcext:value-type="float">
            <text:p>8224</text:p>
          </table:table-cell>
          <table:table-cell table:formula="of:=[.B300]-[.$B$2]" office:value-type="float" office:value="64.3863668441773" calcext:value-type="float">
            <text:p>64.3863668442</text:p>
          </table:table-cell>
          <table:table-cell table:formula="of:=[.C300]/([.D300]-[.D299])" office:value-type="float" office:value="100324.748768989" calcext:value-type="float">
            <text:p>100324.748768989</text:p>
          </table:table-cell>
          <table:table-cell/>
          <table:table-cell office:value-type="float" office:value="1443136695.77421" calcext:value-type="float">
            <text:p>1443136695.77421</text:p>
          </table:table-cell>
          <table:table-cell table:formula="of:=[.G300]-[.$B$2]" office:value-type="float" office:value="75.7740316390991" calcext:value-type="float">
            <text:p>75.7740316391</text:p>
          </table:table-cell>
          <table:table-cell table:formula="of:=[.C300]/([.H300]-[.H299])" office:value-type="float" office:value="109554.704677694" calcext:value-type="float">
            <text:p>109554.704677694</text:p>
          </table:table-cell>
          <table:table-cell table:formula="of:=[.G300]-[.$B300]" office:value-type="float" office:value="11.3876647949219" calcext:value-type="float">
            <text:p>11.387664794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6684.46851" calcext:value-type="float">
            <text:p>1443136684.46851</text:p>
          </table:table-cell>
          <table:table-cell office:value-type="float" office:value="8224" calcext:value-type="float">
            <text:p>8224</text:p>
          </table:table-cell>
          <table:table-cell table:formula="of:=[.B301]-[.$B$2]" office:value-type="float" office:value="64.4683313369751" calcext:value-type="float">
            <text:p>64.468331337</text:p>
          </table:table-cell>
          <table:table-cell table:formula="of:=[.C301]/([.D301]-[.D300])" office:value-type="float" office:value="100336.129942057" calcext:value-type="float">
            <text:p>100336.129942057</text:p>
          </table:table-cell>
          <table:table-cell/>
          <table:table-cell office:value-type="float" office:value="1443136695.84925" calcext:value-type="float">
            <text:p>1443136695.84925</text:p>
          </table:table-cell>
          <table:table-cell table:formula="of:=[.G301]-[.$B$2]" office:value-type="float" office:value="75.8490715026855" calcext:value-type="float">
            <text:p>75.8490715027</text:p>
          </table:table-cell>
          <table:table-cell table:formula="of:=[.C301]/([.H301]-[.H300])" office:value-type="float" office:value="109595.081959713" calcext:value-type="float">
            <text:p>109595.081959713</text:p>
          </table:table-cell>
          <table:table-cell table:formula="of:=[.G301]-[.$B301]" office:value-type="float" office:value="11.3807401657105" calcext:value-type="float">
            <text:p>11.38074016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6684.55048" calcext:value-type="float">
            <text:p>1443136684.55048</text:p>
          </table:table-cell>
          <table:table-cell office:value-type="float" office:value="8224" calcext:value-type="float">
            <text:p>8224</text:p>
          </table:table-cell>
          <table:table-cell table:formula="of:=[.B302]-[.$B$2]" office:value-type="float" office:value="64.5502977371216" calcext:value-type="float">
            <text:p>64.5502977371</text:p>
          </table:table-cell>
          <table:table-cell table:formula="of:=[.C302]/([.D302]-[.D301])" office:value-type="float" office:value="100333.79513194" calcext:value-type="float">
            <text:p>100333.79513194</text:p>
          </table:table-cell>
          <table:table-cell/>
          <table:table-cell office:value-type="float" office:value="1443136695.92428" calcext:value-type="float">
            <text:p>1443136695.92428</text:p>
          </table:table-cell>
          <table:table-cell table:formula="of:=[.G302]-[.$B$2]" office:value-type="float" office:value="75.9241058826447" calcext:value-type="float">
            <text:p>75.9241058826</text:p>
          </table:table-cell>
          <table:table-cell table:formula="of:=[.C302]/([.H302]-[.H301])" office:value-type="float" office:value="109603.091336026" calcext:value-type="float">
            <text:p>109603.091336026</text:p>
          </table:table-cell>
          <table:table-cell table:formula="of:=[.G302]-[.$B302]" office:value-type="float" office:value="11.3738081455231" calcext:value-type="float">
            <text:p>11.373808145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6684.63243" calcext:value-type="float">
            <text:p>1443136684.63243</text:p>
          </table:table-cell>
          <table:table-cell office:value-type="float" office:value="8224" calcext:value-type="float">
            <text:p>8224</text:p>
          </table:table-cell>
          <table:table-cell table:formula="of:=[.B303]-[.$B$2]" office:value-type="float" office:value="64.632248878479" calcext:value-type="float">
            <text:p>64.6322488785</text:p>
          </table:table-cell>
          <table:table-cell table:formula="of:=[.C303]/([.D303]-[.D302])" office:value-type="float" office:value="100352.476655961" calcext:value-type="float">
            <text:p>100352.476655961</text:p>
          </table:table-cell>
          <table:table-cell/>
          <table:table-cell office:value-type="float" office:value="1443136695.99928" calcext:value-type="float">
            <text:p>1443136695.99928</text:p>
          </table:table-cell>
          <table:table-cell table:formula="of:=[.G303]-[.$B$2]" office:value-type="float" office:value="75.9991035461426" calcext:value-type="float">
            <text:p>75.9991035461</text:p>
          </table:table-cell>
          <table:table-cell table:formula="of:=[.C303]/([.H303]-[.H302])" office:value-type="float" office:value="109656.749509637" calcext:value-type="float">
            <text:p>109656.749509637</text:p>
          </table:table-cell>
          <table:table-cell table:formula="of:=[.G303]-[.$B303]" office:value-type="float" office:value="11.3668546676636" calcext:value-type="float">
            <text:p>11.366854667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6684.71439" calcext:value-type="float">
            <text:p>1443136684.71439</text:p>
          </table:table-cell>
          <table:table-cell office:value-type="float" office:value="8224" calcext:value-type="float">
            <text:p>8224</text:p>
          </table:table-cell>
          <table:table-cell table:formula="of:=[.B304]-[.$B$2]" office:value-type="float" office:value="64.7142159938812" calcext:value-type="float">
            <text:p>64.7142159939</text:p>
          </table:table-cell>
          <table:table-cell table:formula="of:=[.C304]/([.D304]-[.D303])" office:value-type="float" office:value="100332.919606161" calcext:value-type="float">
            <text:p>100332.919606161</text:p>
          </table:table-cell>
          <table:table-cell/>
          <table:table-cell office:value-type="float" office:value="1443136696.03515" calcext:value-type="float">
            <text:p>1443136696.03515</text:p>
          </table:table-cell>
          <table:table-cell table:formula="of:=[.G304]-[.$B$2]" office:value-type="float" office:value="76.0349748134613" calcext:value-type="float">
            <text:p>76.0349748135</text:p>
          </table:table-cell>
          <table:table-cell table:formula="of:=[.C304]/([.H304]-[.H303])" office:value-type="float" office:value="229264.272347213" calcext:value-type="float">
            <text:p>229264.272347213</text:p>
          </table:table-cell>
          <table:table-cell table:formula="of:=[.G304]-[.$B304]" office:value-type="float" office:value="11.3207588195801" calcext:value-type="float">
            <text:p>11.32075881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6684.79637" calcext:value-type="float">
            <text:p>1443136684.79637</text:p>
          </table:table-cell>
          <table:table-cell office:value-type="float" office:value="8224" calcext:value-type="float">
            <text:p>8224</text:p>
          </table:table-cell>
          <table:table-cell table:formula="of:=[.B305]-[.$B$2]" office:value-type="float" office:value="64.7961933612824" calcext:value-type="float">
            <text:p>64.7961933613</text:p>
          </table:table-cell>
          <table:table-cell table:formula="of:=[.C305]/([.D305]-[.D304])" office:value-type="float" office:value="100320.372082202" calcext:value-type="float">
            <text:p>100320.372082202</text:p>
          </table:table-cell>
          <table:table-cell/>
          <table:table-cell office:value-type="float" office:value="1443136696.10405" calcext:value-type="float">
            <text:p>1443136696.10405</text:p>
          </table:table-cell>
          <table:table-cell table:formula="of:=[.G305]-[.$B$2]" office:value-type="float" office:value="76.1038734912872" calcext:value-type="float">
            <text:p>76.1038734913</text:p>
          </table:table-cell>
          <table:table-cell table:formula="of:=[.C305]/([.H305]-[.H304])" office:value-type="float" office:value="119363.683883425" calcext:value-type="float">
            <text:p>119363.683883425</text:p>
          </table:table-cell>
          <table:table-cell table:formula="of:=[.G305]-[.$B305]" office:value-type="float" office:value="11.3076801300049" calcext:value-type="float">
            <text:p>11.3076801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6684.87834" calcext:value-type="float">
            <text:p>1443136684.87834</text:p>
          </table:table-cell>
          <table:table-cell office:value-type="float" office:value="8224" calcext:value-type="float">
            <text:p>8224</text:p>
          </table:table-cell>
          <table:table-cell table:formula="of:=[.B306]-[.$B$2]" office:value-type="float" office:value="64.8781609535217" calcext:value-type="float">
            <text:p>64.8781609535</text:p>
          </table:table-cell>
          <table:table-cell table:formula="of:=[.C306]/([.D306]-[.D305])" office:value-type="float" office:value="100332.335930796" calcext:value-type="float">
            <text:p>100332.335930796</text:p>
          </table:table-cell>
          <table:table-cell/>
          <table:table-cell office:value-type="float" office:value="1443136696.17283" calcext:value-type="float">
            <text:p>1443136696.17283</text:p>
          </table:table-cell>
          <table:table-cell table:formula="of:=[.G306]-[.$B$2]" office:value-type="float" office:value="76.1726562976837" calcext:value-type="float">
            <text:p>76.1726562977</text:p>
          </table:table-cell>
          <table:table-cell table:formula="of:=[.C306]/([.H306]-[.H305])" office:value-type="float" office:value="119564.763795685" calcext:value-type="float">
            <text:p>119564.763795685</text:p>
          </table:table-cell>
          <table:table-cell table:formula="of:=[.G306]-[.$B306]" office:value-type="float" office:value="11.294495344162" calcext:value-type="float">
            <text:p>11.294495344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6684.96031" calcext:value-type="float">
            <text:p>1443136684.96031</text:p>
          </table:table-cell>
          <table:table-cell office:value-type="float" office:value="8224" calcext:value-type="float">
            <text:p>8224</text:p>
          </table:table-cell>
          <table:table-cell table:formula="of:=[.B307]-[.$B$2]" office:value-type="float" office:value="64.9601364135742" calcext:value-type="float">
            <text:p>64.9601364136</text:p>
          </table:table-cell>
          <table:table-cell table:formula="of:=[.C307]/([.D307]-[.D306])" office:value-type="float" office:value="100322.706267632" calcext:value-type="float">
            <text:p>100322.706267632</text:p>
          </table:table-cell>
          <table:table-cell/>
          <table:table-cell office:value-type="float" office:value="1443136696.24162" calcext:value-type="float">
            <text:p>1443136696.24162</text:p>
          </table:table-cell>
          <table:table-cell table:formula="of:=[.G307]-[.$B$2]" office:value-type="float" office:value="76.241438627243" calcext:value-type="float">
            <text:p>76.2414386272</text:p>
          </table:table-cell>
          <table:table-cell table:formula="of:=[.C307]/([.H307]-[.H306])" office:value-type="float" office:value="119565.59268477" calcext:value-type="float">
            <text:p>119565.59268477</text:p>
          </table:table-cell>
          <table:table-cell table:formula="of:=[.G307]-[.$B307]" office:value-type="float" office:value="11.2813022136688" calcext:value-type="float">
            <text:p>11.281302213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6685.04049" calcext:value-type="float">
            <text:p>1443136685.04049</text:p>
          </table:table-cell>
          <table:table-cell office:value-type="float" office:value="8224" calcext:value-type="float">
            <text:p>8224</text:p>
          </table:table-cell>
          <table:table-cell table:formula="of:=[.B308]-[.$B$2]" office:value-type="float" office:value="65.0403156280518" calcext:value-type="float">
            <text:p>65.0403156281</text:p>
          </table:table-cell>
          <table:table-cell table:formula="of:=[.C308]/([.D308]-[.D307])" office:value-type="float" office:value="102570.22413588" calcext:value-type="float">
            <text:p>102570.22413588</text:p>
          </table:table-cell>
          <table:table-cell/>
          <table:table-cell office:value-type="float" office:value="1443136696.31029" calcext:value-type="float">
            <text:p>1443136696.31029</text:p>
          </table:table-cell>
          <table:table-cell table:formula="of:=[.G308]-[.$B$2]" office:value-type="float" office:value="76.3101141452789" calcext:value-type="float">
            <text:p>76.3101141453</text:p>
          </table:table-cell>
          <table:table-cell table:formula="of:=[.C308]/([.H308]-[.H307])" office:value-type="float" office:value="119751.553904585" calcext:value-type="float">
            <text:p>119751.553904585</text:p>
          </table:table-cell>
          <table:table-cell table:formula="of:=[.G308]-[.$B308]" office:value-type="float" office:value="11.2697985172272" calcext:value-type="float">
            <text:p>11.269798517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6685.11899" calcext:value-type="float">
            <text:p>1443136685.11899</text:p>
          </table:table-cell>
          <table:table-cell office:value-type="float" office:value="8224" calcext:value-type="float">
            <text:p>8224</text:p>
          </table:table-cell>
          <table:table-cell table:formula="of:=[.B309]-[.$B$2]" office:value-type="float" office:value="65.1188113689423" calcext:value-type="float">
            <text:p>65.1188113689</text:p>
          </table:table-cell>
          <table:table-cell table:formula="of:=[.C309]/([.D309]-[.D308])" office:value-type="float" office:value="104770.015630173" calcext:value-type="float">
            <text:p>104770.015630173</text:p>
          </table:table-cell>
          <table:table-cell/>
          <table:table-cell office:value-type="float" office:value="1443136696.37912" calcext:value-type="float">
            <text:p>1443136696.37912</text:p>
          </table:table-cell>
          <table:table-cell table:formula="of:=[.G309]-[.$B$2]" office:value-type="float" office:value="76.3789415359497" calcext:value-type="float">
            <text:p>76.3789415359</text:p>
          </table:table-cell>
          <table:table-cell table:formula="of:=[.C309]/([.H309]-[.H308])" office:value-type="float" office:value="119487.313406054" calcext:value-type="float">
            <text:p>119487.313406054</text:p>
          </table:table-cell>
          <table:table-cell table:formula="of:=[.G309]-[.$B309]" office:value-type="float" office:value="11.2601301670074" calcext:value-type="float">
            <text:p>11.26013016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6685.19745" calcext:value-type="float">
            <text:p>1443136685.19745</text:p>
          </table:table-cell>
          <table:table-cell office:value-type="float" office:value="8224" calcext:value-type="float">
            <text:p>8224</text:p>
          </table:table-cell>
          <table:table-cell table:formula="of:=[.B310]-[.$B$2]" office:value-type="float" office:value="65.1972737312317" calcext:value-type="float">
            <text:p>65.1972737312</text:p>
          </table:table-cell>
          <table:table-cell table:formula="of:=[.C310]/([.D310]-[.D309])" office:value-type="float" office:value="104814.585745757" calcext:value-type="float">
            <text:p>104814.585745757</text:p>
          </table:table-cell>
          <table:table-cell/>
          <table:table-cell office:value-type="float" office:value="1443136696.44796" calcext:value-type="float">
            <text:p>1443136696.44796</text:p>
          </table:table-cell>
          <table:table-cell table:formula="of:=[.G310]-[.$B$2]" office:value-type="float" office:value="76.4477837085724" calcext:value-type="float">
            <text:p>76.4477837086</text:p>
          </table:table-cell>
          <table:table-cell table:formula="of:=[.C310]/([.H310]-[.H309])" office:value-type="float" office:value="119461.656811373" calcext:value-type="float">
            <text:p>119461.656811373</text:p>
          </table:table-cell>
          <table:table-cell table:formula="of:=[.G310]-[.$B310]" office:value-type="float" office:value="11.2505099773407" calcext:value-type="float">
            <text:p>11.250509977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6685.2759" calcext:value-type="float">
            <text:p>1443136685.2759</text:p>
          </table:table-cell>
          <table:table-cell office:value-type="float" office:value="8224" calcext:value-type="float">
            <text:p>8224</text:p>
          </table:table-cell>
          <table:table-cell table:formula="of:=[.B311]-[.$B$2]" office:value-type="float" office:value="65.275726556778" calcext:value-type="float">
            <text:p>65.2757265568</text:p>
          </table:table-cell>
          <table:table-cell table:formula="of:=[.C311]/([.D311]-[.D310])" office:value-type="float" office:value="104827.327030436" calcext:value-type="float">
            <text:p>104827.327030436</text:p>
          </table:table-cell>
          <table:table-cell/>
          <table:table-cell office:value-type="float" office:value="1443136696.51674" calcext:value-type="float">
            <text:p>1443136696.51674</text:p>
          </table:table-cell>
          <table:table-cell table:formula="of:=[.G311]-[.$B$2]" office:value-type="float" office:value="76.5165615081787" calcext:value-type="float">
            <text:p>76.5165615082</text:p>
          </table:table-cell>
          <table:table-cell table:formula="of:=[.C311]/([.H311]-[.H310])" office:value-type="float" office:value="119573.467704307" calcext:value-type="float">
            <text:p>119573.467704307</text:p>
          </table:table-cell>
          <table:table-cell table:formula="of:=[.G311]-[.$B311]" office:value-type="float" office:value="11.2408349514008" calcext:value-type="float">
            <text:p>11.240834951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6685.35436" calcext:value-type="float">
            <text:p>1443136685.35436</text:p>
          </table:table-cell>
          <table:table-cell office:value-type="float" office:value="8224" calcext:value-type="float">
            <text:p>8224</text:p>
          </table:table-cell>
          <table:table-cell table:formula="of:=[.B312]-[.$B$2]" office:value-type="float" office:value="65.3541858196259" calcext:value-type="float">
            <text:p>65.3541858196</text:p>
          </table:table-cell>
          <table:table-cell table:formula="of:=[.C312]/([.D312]-[.D311])" office:value-type="float" office:value="104818.72632353" calcext:value-type="float">
            <text:p>104818.72632353</text:p>
          </table:table-cell>
          <table:table-cell/>
          <table:table-cell office:value-type="float" office:value="1443136696.58556" calcext:value-type="float">
            <text:p>1443136696.58556</text:p>
          </table:table-cell>
          <table:table-cell table:formula="of:=[.G312]-[.$B$2]" office:value-type="float" office:value="76.5853872299194" calcext:value-type="float">
            <text:p>76.5853872299</text:p>
          </table:table-cell>
          <table:table-cell table:formula="of:=[.C312]/([.H312]-[.H311])" office:value-type="float" office:value="119490.210810736" calcext:value-type="float">
            <text:p>119490.210810736</text:p>
          </table:table-cell>
          <table:table-cell table:formula="of:=[.G312]-[.$B312]" office:value-type="float" office:value="11.2312014102936" calcext:value-type="float">
            <text:p>11.231201410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6685.43282" calcext:value-type="float">
            <text:p>1443136685.43282</text:p>
          </table:table-cell>
          <table:table-cell office:value-type="float" office:value="8224" calcext:value-type="float">
            <text:p>8224</text:p>
          </table:table-cell>
          <table:table-cell table:formula="of:=[.B313]-[.$B$2]" office:value-type="float" office:value="65.4326441287994" calcext:value-type="float">
            <text:p>65.4326441288</text:p>
          </table:table-cell>
          <table:table-cell table:formula="of:=[.C313]/([.D313]-[.D312])" office:value-type="float" office:value="104820.000413276" calcext:value-type="float">
            <text:p>104820.000413276</text:p>
          </table:table-cell>
          <table:table-cell/>
          <table:table-cell office:value-type="float" office:value="1443136696.65429" calcext:value-type="float">
            <text:p>1443136696.65429</text:p>
          </table:table-cell>
          <table:table-cell table:formula="of:=[.G313]-[.$B$2]" office:value-type="float" office:value="76.6541111469269" calcext:value-type="float">
            <text:p>76.6541111469</text:p>
          </table:table-cell>
          <table:table-cell table:formula="of:=[.C313]/([.H313]-[.H312])" office:value-type="float" office:value="119667.218606136" calcext:value-type="float">
            <text:p>119667.218606136</text:p>
          </table:table-cell>
          <table:table-cell table:formula="of:=[.G313]-[.$B313]" office:value-type="float" office:value="11.2214670181274" calcext:value-type="float">
            <text:p>11.221467018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36685.5113" calcext:value-type="float">
            <text:p>1443136685.5113</text:p>
          </table:table-cell>
          <table:table-cell office:value-type="float" office:value="8224" calcext:value-type="float">
            <text:p>8224</text:p>
          </table:table-cell>
          <table:table-cell table:formula="of:=[.B314]-[.$B$2]" office:value-type="float" office:value="65.5111176967621" calcext:value-type="float">
            <text:p>65.5111176968</text:p>
          </table:table-cell>
          <table:table-cell table:formula="of:=[.C314]/([.D314]-[.D313])" office:value-type="float" office:value="104799.618693451" calcext:value-type="float">
            <text:p>104799.618693451</text:p>
          </table:table-cell>
          <table:table-cell/>
          <table:table-cell office:value-type="float" office:value="1443136696.7231" calcext:value-type="float">
            <text:p>1443136696.7231</text:p>
          </table:table-cell>
          <table:table-cell table:formula="of:=[.G314]-[.$B$2]" office:value-type="float" office:value="76.7229175567627" calcext:value-type="float">
            <text:p>76.7229175568</text:p>
          </table:table-cell>
          <table:table-cell table:formula="of:=[.C314]/([.H314]-[.H313])" office:value-type="float" office:value="119523.748145325" calcext:value-type="float">
            <text:p>119523.748145325</text:p>
          </table:table-cell>
          <table:table-cell table:formula="of:=[.G314]-[.$B314]" office:value-type="float" office:value="11.2117998600006" calcext:value-type="float">
            <text:p>11.2117998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36685.58981" calcext:value-type="float">
            <text:p>1443136685.58981</text:p>
          </table:table-cell>
          <table:table-cell office:value-type="float" office:value="8224" calcext:value-type="float">
            <text:p>8224</text:p>
          </table:table-cell>
          <table:table-cell table:formula="of:=[.B315]-[.$B$2]" office:value-type="float" office:value="65.5896277427673" calcext:value-type="float">
            <text:p>65.5896277428</text:p>
          </table:table-cell>
          <table:table-cell table:formula="of:=[.C315]/([.D315]-[.D314])" office:value-type="float" office:value="104750.925753504" calcext:value-type="float">
            <text:p>104750.925753504</text:p>
          </table:table-cell>
          <table:table-cell/>
          <table:table-cell office:value-type="float" office:value="1443136696.79185" calcext:value-type="float">
            <text:p>1443136696.79185</text:p>
          </table:table-cell>
          <table:table-cell table:formula="of:=[.G315]-[.$B$2]" office:value-type="float" office:value="76.7916765213013" calcext:value-type="float">
            <text:p>76.7916765213</text:p>
          </table:table-cell>
          <table:table-cell table:formula="of:=[.C315]/([.H315]-[.H314])" office:value-type="float" office:value="119606.222333181" calcext:value-type="float">
            <text:p>119606.222333181</text:p>
          </table:table-cell>
          <table:table-cell table:formula="of:=[.G315]-[.$B315]" office:value-type="float" office:value="11.2020487785339" calcext:value-type="float">
            <text:p>11.202048778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36685.66827" calcext:value-type="float">
            <text:p>1443136685.66827</text:p>
          </table:table-cell>
          <table:table-cell office:value-type="float" office:value="8224" calcext:value-type="float">
            <text:p>8224</text:p>
          </table:table-cell>
          <table:table-cell table:formula="of:=[.B316]-[.$B$2]" office:value-type="float" office:value="65.6680917739868" calcext:value-type="float">
            <text:p>65.668091774</text:p>
          </table:table-cell>
          <table:table-cell table:formula="of:=[.C316]/([.D316]-[.D315])" office:value-type="float" office:value="104812.356339372" calcext:value-type="float">
            <text:p>104812.356339372</text:p>
          </table:table-cell>
          <table:table-cell/>
          <table:table-cell office:value-type="float" office:value="1443136696.86064" calcext:value-type="float">
            <text:p>1443136696.86064</text:p>
          </table:table-cell>
          <table:table-cell table:formula="of:=[.G316]-[.$B$2]" office:value-type="float" office:value="76.8604638576508" calcext:value-type="float">
            <text:p>76.8604638577</text:p>
          </table:table-cell>
          <table:table-cell table:formula="of:=[.C316]/([.H316]-[.H315])" office:value-type="float" office:value="119556.889922534" calcext:value-type="float">
            <text:p>119556.889922534</text:p>
          </table:table-cell>
          <table:table-cell table:formula="of:=[.G316]-[.$B316]" office:value-type="float" office:value="11.1923720836639" calcext:value-type="float">
            <text:p>11.192372083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36685.74673" calcext:value-type="float">
            <text:p>1443136685.74673</text:p>
          </table:table-cell>
          <table:table-cell office:value-type="float" office:value="8224" calcext:value-type="float">
            <text:p>8224</text:p>
          </table:table-cell>
          <table:table-cell table:formula="of:=[.B317]-[.$B$2]" office:value-type="float" office:value="65.7465505599976" calcext:value-type="float">
            <text:p>65.74655056</text:p>
          </table:table-cell>
          <table:table-cell table:formula="of:=[.C317]/([.D317]-[.D316])" office:value-type="float" office:value="104819.363364531" calcext:value-type="float">
            <text:p>104819.363364531</text:p>
          </table:table-cell>
          <table:table-cell/>
          <table:table-cell office:value-type="float" office:value="1443136696.92933" calcext:value-type="float">
            <text:p>1443136696.92933</text:p>
          </table:table-cell>
          <table:table-cell table:formula="of:=[.G317]-[.$B$2]" office:value-type="float" office:value="76.9291570186615" calcext:value-type="float">
            <text:p>76.9291570187</text:p>
          </table:table-cell>
          <table:table-cell table:formula="of:=[.C317]/([.H317]-[.H316])" office:value-type="float" office:value="119720.797223379" calcext:value-type="float">
            <text:p>119720.797223379</text:p>
          </table:table-cell>
          <table:table-cell table:formula="of:=[.G317]-[.$B317]" office:value-type="float" office:value="11.1826064586639" calcext:value-type="float">
            <text:p>11.182606458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36685.82523" calcext:value-type="float">
            <text:p>1443136685.82523</text:p>
          </table:table-cell>
          <table:table-cell office:value-type="float" office:value="8224" calcext:value-type="float">
            <text:p>8224</text:p>
          </table:table-cell>
          <table:table-cell table:formula="of:=[.B318]-[.$B$2]" office:value-type="float" office:value="65.8250572681427" calcext:value-type="float">
            <text:p>65.8250572681</text:p>
          </table:table-cell>
          <table:table-cell table:formula="of:=[.C318]/([.D318]-[.D317])" office:value-type="float" office:value="104755.379435801" calcext:value-type="float">
            <text:p>104755.379435801</text:p>
          </table:table-cell>
          <table:table-cell/>
          <table:table-cell office:value-type="float" office:value="1443136696.99825" calcext:value-type="float">
            <text:p>1443136696.99825</text:p>
          </table:table-cell>
          <table:table-cell table:formula="of:=[.G318]-[.$B$2]" office:value-type="float" office:value="76.998067855835" calcext:value-type="float">
            <text:p>76.9980678558</text:p>
          </table:table-cell>
          <table:table-cell table:formula="of:=[.C318]/([.H318]-[.H317])" office:value-type="float" office:value="119342.622108894" calcext:value-type="float">
            <text:p>119342.622108894</text:p>
          </table:table-cell>
          <table:table-cell table:formula="of:=[.G318]-[.$B318]" office:value-type="float" office:value="11.1730105876923" calcext:value-type="float">
            <text:p>11.173010587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36685.90371" calcext:value-type="float">
            <text:p>1443136685.90371</text:p>
          </table:table-cell>
          <table:table-cell office:value-type="float" office:value="8224" calcext:value-type="float">
            <text:p>8224</text:p>
          </table:table-cell>
          <table:table-cell table:formula="of:=[.B319]-[.$B$2]" office:value-type="float" office:value="65.9035358428955" calcext:value-type="float">
            <text:p>65.9035358429</text:p>
          </table:table-cell>
          <table:table-cell table:formula="of:=[.C319]/([.D319]-[.D318])" office:value-type="float" office:value="104792.932668617" calcext:value-type="float">
            <text:p>104792.932668617</text:p>
          </table:table-cell>
          <table:table-cell/>
          <table:table-cell office:value-type="float" office:value="1443136700.13484" calcext:value-type="float">
            <text:p>1443136700.13484</text:p>
          </table:table-cell>
          <table:table-cell table:formula="of:=[.G319]-[.$B$2]" office:value-type="float" office:value="80.134660243988" calcext:value-type="float">
            <text:p>80.134660244</text:p>
          </table:table-cell>
          <table:table-cell table:formula="of:=[.C319]/([.H319]-[.H318])" office:value-type="float" office:value="2621.95369441757" calcext:value-type="float">
            <text:p>2621.9536944176</text:p>
          </table:table-cell>
          <table:table-cell table:formula="of:=[.G319]-[.$B319]" office:value-type="float" office:value="14.2311244010925" calcext:value-type="float">
            <text:p>14.231124401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36685.98216" calcext:value-type="float">
            <text:p>1443136685.98216</text:p>
          </table:table-cell>
          <table:table-cell office:value-type="float" office:value="8224" calcext:value-type="float">
            <text:p>8224</text:p>
          </table:table-cell>
          <table:table-cell table:formula="of:=[.B320]-[.$B$2]" office:value-type="float" office:value="65.9819843769074" calcext:value-type="float">
            <text:p>65.9819843769</text:p>
          </table:table-cell>
          <table:table-cell table:formula="of:=[.C320]/([.D320]-[.D319])" office:value-type="float" office:value="104833.06161921" calcext:value-type="float">
            <text:p>104833.06161921</text:p>
          </table:table-cell>
          <table:table-cell/>
          <table:table-cell office:value-type="float" office:value="1443136700.23487" calcext:value-type="float">
            <text:p>1443136700.23487</text:p>
          </table:table-cell>
          <table:table-cell table:formula="of:=[.G320]-[.$B$2]" office:value-type="float" office:value="80.2346932888031" calcext:value-type="float">
            <text:p>80.2346932888</text:p>
          </table:table-cell>
          <table:table-cell table:formula="of:=[.C320]/([.H320]-[.H319])" office:value-type="float" office:value="82212.8329214027" calcext:value-type="float">
            <text:p>82212.8329214027</text:p>
          </table:table-cell>
          <table:table-cell table:formula="of:=[.G320]-[.$B320]" office:value-type="float" office:value="14.2527089118958" calcext:value-type="float">
            <text:p>14.252708911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36686.0579" calcext:value-type="float">
            <text:p>1443136686.0579</text:p>
          </table:table-cell>
          <table:table-cell office:value-type="float" office:value="8224" calcext:value-type="float">
            <text:p>8224</text:p>
          </table:table-cell>
          <table:table-cell table:formula="of:=[.B321]-[.$B$2]" office:value-type="float" office:value="66.057724237442" calcext:value-type="float">
            <text:p>66.0577242374</text:p>
          </table:table-cell>
          <table:table-cell table:formula="of:=[.C321]/([.D321]-[.D320])" office:value-type="float" office:value="108582.190961861" calcext:value-type="float">
            <text:p>108582.190961861</text:p>
          </table:table-cell>
          <table:table-cell/>
          <table:table-cell office:value-type="float" office:value="1443136700.37453" calcext:value-type="float">
            <text:p>1443136700.37453</text:p>
          </table:table-cell>
          <table:table-cell table:formula="of:=[.G321]-[.$B$2]" office:value-type="float" office:value="80.3743488788605" calcext:value-type="float">
            <text:p>80.3743488789</text:p>
          </table:table-cell>
          <table:table-cell table:formula="of:=[.C321]/([.H321]-[.H320])" office:value-type="float" office:value="58887.7251288075" calcext:value-type="float">
            <text:p>58887.7251288075</text:p>
          </table:table-cell>
          <table:table-cell table:formula="of:=[.G321]-[.$B321]" office:value-type="float" office:value="14.3166246414185" calcext:value-type="float">
            <text:p>14.316624641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36686.13281" calcext:value-type="float">
            <text:p>1443136686.13281</text:p>
          </table:table-cell>
          <table:table-cell office:value-type="float" office:value="8224" calcext:value-type="float">
            <text:p>8224</text:p>
          </table:table-cell>
          <table:table-cell table:formula="of:=[.B322]-[.$B$2]" office:value-type="float" office:value="66.1326344013214" calcext:value-type="float">
            <text:p>66.1326344013</text:p>
          </table:table-cell>
          <table:table-cell table:formula="of:=[.C322]/([.D322]-[.D321])" office:value-type="float" office:value="109784.835249335" calcext:value-type="float">
            <text:p>109784.835249335</text:p>
          </table:table-cell>
          <table:table-cell/>
          <table:table-cell office:value-type="float" office:value="1443136700.46625" calcext:value-type="float">
            <text:p>1443136700.46625</text:p>
          </table:table-cell>
          <table:table-cell table:formula="of:=[.G322]-[.$B$2]" office:value-type="float" office:value="80.466073513031" calcext:value-type="float">
            <text:p>80.466073513</text:p>
          </table:table-cell>
          <table:table-cell table:formula="of:=[.C322]/([.H322]-[.H321])" office:value-type="float" office:value="89659.6653055071" calcext:value-type="float">
            <text:p>89659.6653055071</text:p>
          </table:table-cell>
          <table:table-cell table:formula="of:=[.G322]-[.$B322]" office:value-type="float" office:value="14.3334391117096" calcext:value-type="float">
            <text:p>14.333439111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36686.20772" calcext:value-type="float">
            <text:p>1443136686.20772</text:p>
          </table:table-cell>
          <table:table-cell office:value-type="float" office:value="8224" calcext:value-type="float">
            <text:p>8224</text:p>
          </table:table-cell>
          <table:table-cell table:formula="of:=[.B323]-[.$B$2]" office:value-type="float" office:value="66.2075438499451" calcext:value-type="float">
            <text:p>66.2075438499</text:p>
          </table:table-cell>
          <table:table-cell table:formula="of:=[.C323]/([.D323]-[.D322])" office:value-type="float" office:value="109785.883504725" calcext:value-type="float">
            <text:p>109785.883504725</text:p>
          </table:table-cell>
          <table:table-cell/>
          <table:table-cell office:value-type="float" office:value="1443136700.558" calcext:value-type="float">
            <text:p>1443136700.558</text:p>
          </table:table-cell>
          <table:table-cell table:formula="of:=[.G323]-[.$B$2]" office:value-type="float" office:value="80.5578210353851" calcext:value-type="float">
            <text:p>80.5578210354</text:p>
          </table:table-cell>
          <table:table-cell table:formula="of:=[.C323]/([.H323]-[.H322])" office:value-type="float" office:value="89637.2979779999" calcext:value-type="float">
            <text:p>89637.2979779999</text:p>
          </table:table-cell>
          <table:table-cell table:formula="of:=[.G323]-[.$B323]" office:value-type="float" office:value="14.3502771854401" calcext:value-type="float">
            <text:p>14.350277185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36686.28264" calcext:value-type="float">
            <text:p>1443136686.28264</text:p>
          </table:table-cell>
          <table:table-cell office:value-type="float" office:value="8224" calcext:value-type="float">
            <text:p>8224</text:p>
          </table:table-cell>
          <table:table-cell table:formula="of:=[.B324]-[.$B$2]" office:value-type="float" office:value="66.2824594974518" calcext:value-type="float">
            <text:p>66.2824594975</text:p>
          </table:table-cell>
          <table:table-cell table:formula="of:=[.C324]/([.D324]-[.D323])" office:value-type="float" office:value="109776.799289667" calcext:value-type="float">
            <text:p>109776.799289667</text:p>
          </table:table-cell>
          <table:table-cell/>
          <table:table-cell office:value-type="float" office:value="1443136700.6497" calcext:value-type="float">
            <text:p>1443136700.6497</text:p>
          </table:table-cell>
          <table:table-cell table:formula="of:=[.G324]-[.$B$2]" office:value-type="float" office:value="80.6495220661163" calcext:value-type="float">
            <text:p>80.6495220661</text:p>
          </table:table-cell>
          <table:table-cell table:formula="of:=[.C324]/([.H324]-[.H323])" office:value-type="float" office:value="89682.7433064151" calcext:value-type="float">
            <text:p>89682.7433064151</text:p>
          </table:table-cell>
          <table:table-cell table:formula="of:=[.G324]-[.$B324]" office:value-type="float" office:value="14.3670625686646" calcext:value-type="float">
            <text:p>14.367062568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36686.35755" calcext:value-type="float">
            <text:p>1443136686.35755</text:p>
          </table:table-cell>
          <table:table-cell office:value-type="float" office:value="8224" calcext:value-type="float">
            <text:p>8224</text:p>
          </table:table-cell>
          <table:table-cell table:formula="of:=[.B325]-[.$B$2]" office:value-type="float" office:value="66.3573679924011" calcext:value-type="float">
            <text:p>66.3573679924</text:p>
          </table:table-cell>
          <table:table-cell table:formula="of:=[.C325]/([.D325]-[.D324])" office:value-type="float" office:value="109787.281209718" calcext:value-type="float">
            <text:p>109787.281209718</text:p>
          </table:table-cell>
          <table:table-cell/>
          <table:table-cell office:value-type="float" office:value="1443136700.74127" calcext:value-type="float">
            <text:p>1443136700.74127</text:p>
          </table:table-cell>
          <table:table-cell table:formula="of:=[.G325]-[.$B$2]" office:value-type="float" office:value="80.7410950660706" calcext:value-type="float">
            <text:p>80.7410950661</text:p>
          </table:table-cell>
          <table:table-cell table:formula="of:=[.C325]/([.H325]-[.H324])" office:value-type="float" office:value="89808.1312626112" calcext:value-type="float">
            <text:p>89808.1312626112</text:p>
          </table:table-cell>
          <table:table-cell table:formula="of:=[.G325]-[.$B325]" office:value-type="float" office:value="14.3837270736694" calcext:value-type="float">
            <text:p>14.383727073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36686.43245" calcext:value-type="float">
            <text:p>1443136686.43245</text:p>
          </table:table-cell>
          <table:table-cell office:value-type="float" office:value="8224" calcext:value-type="float">
            <text:p>8224</text:p>
          </table:table-cell>
          <table:table-cell table:formula="of:=[.B326]-[.$B$2]" office:value-type="float" office:value="66.4322719573975" calcext:value-type="float">
            <text:p>66.4322719574</text:p>
          </table:table-cell>
          <table:table-cell table:formula="of:=[.C326]/([.D326]-[.D325])" office:value-type="float" office:value="109793.920794474" calcext:value-type="float">
            <text:p>109793.920794474</text:p>
          </table:table-cell>
          <table:table-cell/>
          <table:table-cell office:value-type="float" office:value="1443136700.83308" calcext:value-type="float">
            <text:p>1443136700.83308</text:p>
          </table:table-cell>
          <table:table-cell table:formula="of:=[.G326]-[.$B$2]" office:value-type="float" office:value="80.8328988552094" calcext:value-type="float">
            <text:p>80.8328988552</text:p>
          </table:table-cell>
          <table:table-cell table:formula="of:=[.C326]/([.H326]-[.H325])" office:value-type="float" office:value="89582.3590414826" calcext:value-type="float">
            <text:p>89582.3590414826</text:p>
          </table:table-cell>
          <table:table-cell table:formula="of:=[.G326]-[.$B326]" office:value-type="float" office:value="14.4006268978119" calcext:value-type="float">
            <text:p>14.400626897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36686.50735" calcext:value-type="float">
            <text:p>1443136686.50735</text:p>
          </table:table-cell>
          <table:table-cell office:value-type="float" office:value="8224" calcext:value-type="float">
            <text:p>8224</text:p>
          </table:table-cell>
          <table:table-cell table:formula="of:=[.B327]-[.$B$2]" office:value-type="float" office:value="66.5071752071381" calcext:value-type="float">
            <text:p>66.5071752071</text:p>
          </table:table-cell>
          <table:table-cell table:formula="of:=[.C327]/([.D327]-[.D326])" office:value-type="float" office:value="109794.969223375" calcext:value-type="float">
            <text:p>109794.969223375</text:p>
          </table:table-cell>
          <table:table-cell/>
          <table:table-cell office:value-type="float" office:value="1443136700.92478" calcext:value-type="float">
            <text:p>1443136700.92478</text:p>
          </table:table-cell>
          <table:table-cell table:formula="of:=[.G327]-[.$B$2]" office:value-type="float" office:value="80.9245979785919" calcext:value-type="float">
            <text:p>80.9245979786</text:p>
          </table:table-cell>
          <table:table-cell table:formula="of:=[.C327]/([.H327]-[.H326])" office:value-type="float" office:value="89684.6087141914" calcext:value-type="float">
            <text:p>89684.6087141914</text:p>
          </table:table-cell>
          <table:table-cell table:formula="of:=[.G327]-[.$B327]" office:value-type="float" office:value="14.4174227714539" calcext:value-type="float">
            <text:p>14.417422771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36686.58224" calcext:value-type="float">
            <text:p>1443136686.58224</text:p>
          </table:table-cell>
          <table:table-cell office:value-type="float" office:value="8224" calcext:value-type="float">
            <text:p>8224</text:p>
          </table:table-cell>
          <table:table-cell table:formula="of:=[.B328]-[.$B$2]" office:value-type="float" office:value="66.5820660591126" calcext:value-type="float">
            <text:p>66.5820660591</text:p>
          </table:table-cell>
          <table:table-cell table:formula="of:=[.C328]/([.D328]-[.D327])" office:value-type="float" office:value="109813.145172946" calcext:value-type="float">
            <text:p>109813.145172946</text:p>
          </table:table-cell>
          <table:table-cell/>
          <table:table-cell office:value-type="float" office:value="1443136701.01641" calcext:value-type="float">
            <text:p>1443136701.01641</text:p>
          </table:table-cell>
          <table:table-cell table:formula="of:=[.G328]-[.$B$2]" office:value-type="float" office:value="81.0162341594696" calcext:value-type="float">
            <text:p>81.0162341595</text:p>
          </table:table-cell>
          <table:table-cell table:formula="of:=[.C328]/([.H328]-[.H327])" office:value-type="float" office:value="89746.2107350072" calcext:value-type="float">
            <text:p>89746.2107350072</text:p>
          </table:table-cell>
          <table:table-cell table:formula="of:=[.G328]-[.$B328]" office:value-type="float" office:value="14.4341681003571" calcext:value-type="float">
            <text:p>14.434168100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36686.65713" calcext:value-type="float">
            <text:p>1443136686.65713</text:p>
          </table:table-cell>
          <table:table-cell office:value-type="float" office:value="8224" calcext:value-type="float">
            <text:p>8224</text:p>
          </table:table-cell>
          <table:table-cell table:formula="of:=[.B329]-[.$B$2]" office:value-type="float" office:value="66.6569564342499" calcext:value-type="float">
            <text:p>66.6569564342</text:p>
          </table:table-cell>
          <table:table-cell table:formula="of:=[.C329]/([.D329]-[.D328])" office:value-type="float" office:value="109813.84436811" calcext:value-type="float">
            <text:p>109813.84436811</text:p>
          </table:table-cell>
          <table:table-cell/>
          <table:table-cell office:value-type="float" office:value="1443136701.0659" calcext:value-type="float">
            <text:p>1443136701.0659</text:p>
          </table:table-cell>
          <table:table-cell table:formula="of:=[.G329]-[.$B$2]" office:value-type="float" office:value="81.0657227039337" calcext:value-type="float">
            <text:p>81.0657227039</text:p>
          </table:table-cell>
          <table:table-cell table:formula="of:=[.C329]/([.H329]-[.H328])" office:value-type="float" office:value="166179.872312955" calcext:value-type="float">
            <text:p>166179.872312955</text:p>
          </table:table-cell>
          <table:table-cell table:formula="of:=[.G329]-[.$B329]" office:value-type="float" office:value="14.4087662696838" calcext:value-type="float">
            <text:p>14.408766269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36686.73209" calcext:value-type="float">
            <text:p>1443136686.73209</text:p>
          </table:table-cell>
          <table:table-cell office:value-type="float" office:value="8224" calcext:value-type="float">
            <text:p>8224</text:p>
          </table:table-cell>
          <table:table-cell table:formula="of:=[.B330]-[.$B$2]" office:value-type="float" office:value="66.7319111824036" calcext:value-type="float">
            <text:p>66.7319111824</text:p>
          </table:table-cell>
          <table:table-cell table:formula="of:=[.C330]/([.D330]-[.D329])" office:value-type="float" office:value="109719.533486225" calcext:value-type="float">
            <text:p>109719.533486225</text:p>
          </table:table-cell>
          <table:table-cell/>
          <table:table-cell office:value-type="float" office:value="1443136701.16081" calcext:value-type="float">
            <text:p>1443136701.16081</text:p>
          </table:table-cell>
          <table:table-cell table:formula="of:=[.G330]-[.$B$2]" office:value-type="float" office:value="81.160630941391" calcext:value-type="float">
            <text:p>81.1606309414</text:p>
          </table:table-cell>
          <table:table-cell table:formula="of:=[.C330]/([.H330]-[.H329])" office:value-type="float" office:value="86652.120198757" calcext:value-type="float">
            <text:p>86652.120198757</text:p>
          </table:table-cell>
          <table:table-cell table:formula="of:=[.G330]-[.$B330]" office:value-type="float" office:value="14.4287197589874" calcext:value-type="float">
            <text:p>14.42871975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36686.80702" calcext:value-type="float">
            <text:p>1443136686.80702</text:p>
          </table:table-cell>
          <table:table-cell office:value-type="float" office:value="8224" calcext:value-type="float">
            <text:p>8224</text:p>
          </table:table-cell>
          <table:table-cell table:formula="of:=[.B331]-[.$B$2]" office:value-type="float" office:value="66.8068389892578" calcext:value-type="float">
            <text:p>66.8068389893</text:p>
          </table:table-cell>
          <table:table-cell table:formula="of:=[.C331]/([.D331]-[.D330])" office:value-type="float" office:value="109758.984618322" calcext:value-type="float">
            <text:p>109758.984618322</text:p>
          </table:table-cell>
          <table:table-cell/>
          <table:table-cell office:value-type="float" office:value="1443136701.25582" calcext:value-type="float">
            <text:p>1443136701.25582</text:p>
          </table:table-cell>
          <table:table-cell table:formula="of:=[.G331]-[.$B$2]" office:value-type="float" office:value="81.2556409835815" calcext:value-type="float">
            <text:p>81.2556409836</text:p>
          </table:table-cell>
          <table:table-cell table:formula="of:=[.C331]/([.H331]-[.H330])" office:value-type="float" office:value="86559.271108479" calcext:value-type="float">
            <text:p>86559.271108479</text:p>
          </table:table-cell>
          <table:table-cell table:formula="of:=[.G331]-[.$B331]" office:value-type="float" office:value="14.4488019943237" calcext:value-type="float">
            <text:p>14.448801994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36686.88191" calcext:value-type="float">
            <text:p>1443136686.88191</text:p>
          </table:table-cell>
          <table:table-cell office:value-type="float" office:value="8224" calcext:value-type="float">
            <text:p>8224</text:p>
          </table:table-cell>
          <table:table-cell table:formula="of:=[.B332]-[.$B$2]" office:value-type="float" office:value="66.8817341327667" calcext:value-type="float">
            <text:p>66.8817341328</text:p>
          </table:table-cell>
          <table:table-cell table:formula="of:=[.C332]/([.D332]-[.D331])" office:value-type="float" office:value="109806.852817119" calcext:value-type="float">
            <text:p>109806.852817119</text:p>
          </table:table-cell>
          <table:table-cell/>
          <table:table-cell office:value-type="float" office:value="1443136701.35072" calcext:value-type="float">
            <text:p>1443136701.35072</text:p>
          </table:table-cell>
          <table:table-cell table:formula="of:=[.G332]-[.$B$2]" office:value-type="float" office:value="81.3505432605743" calcext:value-type="float">
            <text:p>81.3505432606</text:p>
          </table:table-cell>
          <table:table-cell table:formula="of:=[.C332]/([.H332]-[.H331])" office:value-type="float" office:value="86657.5625010991" calcext:value-type="float">
            <text:p>86657.5625010991</text:p>
          </table:table-cell>
          <table:table-cell table:formula="of:=[.G332]-[.$B332]" office:value-type="float" office:value="14.4688091278076" calcext:value-type="float">
            <text:p>14.468809127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36686.95682" calcext:value-type="float">
            <text:p>1443136686.95682</text:p>
          </table:table-cell>
          <table:table-cell office:value-type="float" office:value="8224" calcext:value-type="float">
            <text:p>8224</text:p>
          </table:table-cell>
          <table:table-cell table:formula="of:=[.B333]-[.$B$2]" office:value-type="float" office:value="66.9566435813904" calcext:value-type="float">
            <text:p>66.9566435814</text:p>
          </table:table-cell>
          <table:table-cell table:formula="of:=[.C333]/([.D333]-[.D332])" office:value-type="float" office:value="109785.883504725" calcext:value-type="float">
            <text:p>109785.883504725</text:p>
          </table:table-cell>
          <table:table-cell/>
          <table:table-cell office:value-type="float" office:value="1443136701.44561" calcext:value-type="float">
            <text:p>1443136701.44561</text:p>
          </table:table-cell>
          <table:table-cell table:formula="of:=[.G333]-[.$B$2]" office:value-type="float" office:value="81.4454336166382" calcext:value-type="float">
            <text:p>81.4454336166</text:p>
          </table:table-cell>
          <table:table-cell table:formula="of:=[.C333]/([.H333]-[.H332])" office:value-type="float" office:value="86668.4491569074" calcext:value-type="float">
            <text:p>86668.4491569074</text:p>
          </table:table-cell>
          <table:table-cell table:formula="of:=[.G333]-[.$B333]" office:value-type="float" office:value="14.4887900352478" calcext:value-type="float">
            <text:p>14.488790035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36700.04357" calcext:value-type="float">
            <text:p>1443136700.04357</text:p>
          </table:table-cell>
          <table:table-cell office:value-type="float" office:value="8000" calcext:value-type="float">
            <text:p>8000</text:p>
          </table:table-cell>
          <table:table-cell table:formula="of:=[.B334]-[.$B$2]" office:value-type="float" office:value="80.0433967113495" calcext:value-type="float">
            <text:p>80.0433967113</text:p>
          </table:table-cell>
          <table:table-cell table:formula="of:=[.C334]/([.D334]-[.D333])" office:value-type="float" office:value="611.305181702086" calcext:value-type="float">
            <text:p>611.3051817021</text:p>
          </table:table-cell>
          <table:table-cell/>
          <table:table-cell office:value-type="float" office:value="1443136701.54046" calcext:value-type="float">
            <text:p>1443136701.54046</text:p>
          </table:table-cell>
          <table:table-cell table:formula="of:=[.G334]-[.$B$2]" office:value-type="float" office:value="81.5402798652649" calcext:value-type="float">
            <text:p>81.5402798653</text:p>
          </table:table-cell>
          <table:table-cell table:formula="of:=[.C334]/([.H334]-[.H333])" office:value-type="float" office:value="84347.0365547718" calcext:value-type="float">
            <text:p>84347.0365547718</text:p>
          </table:table-cell>
          <table:table-cell table:formula="of:=[.G334]-[.$B334]" office:value-type="float" office:value="1.49688315391541" calcext:value-type="float">
            <text:p>1.49688315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8:19:53.112035092</dc:date>
    <meta:editing-duration>PT46S</meta:editing-duration>
    <meta:editing-cycles>1</meta:editing-cycles>
    <meta:document-statistic meta:table-count="1" meta:cell-count="3008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33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334" chart:label-cell-address="source_2.E1:source_2.E1" chart:class="chart:scatter">
            <chart:domain table:cell-range-address="source_2.D2:source_2.D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334</svg:desc>
                </draw:g>
              </table:table-cell>
              <table:table-cell office:value-type="float" office:value="0">
                <text:p>0</text:p>
                <draw:g>
                  <svg:desc>source_2.E2:source_2.E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003025054932">
                <text:p>0.103003025054932</text:p>
              </table:table-cell>
              <table:table-cell office:value-type="float" office:value="79842.3152680626">
                <text:p>79842.3152680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99365234375">
                <text:p>0.20599365234375</text:p>
              </table:table-cell>
              <table:table-cell office:value-type="float" office:value="79851.9264955761">
                <text:p>79851.9264955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932304382324">
                <text:p>0.308932304382324</text:p>
              </table:table-cell>
              <table:table-cell office:value-type="float" office:value="79892.24491611">
                <text:p>79892.24491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1881685256958">
                <text:p>0.411881685256958</text:p>
              </table:table-cell>
              <table:table-cell office:value-type="float" office:value="79883.9189719338">
                <text:p>79883.9189719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4840841293335">
                <text:p>0.514840841293335</text:p>
              </table:table-cell>
              <table:table-cell office:value-type="float" office:value="79876.334622385">
                <text:p>79876.334622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7777109146118">
                <text:p>0.617777109146118</text:p>
              </table:table-cell>
              <table:table-cell office:value-type="float" office:value="79894.0953616247">
                <text:p>79894.0953616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0716714859009">
                <text:p>0.720716714859009</text:p>
              </table:table-cell>
              <table:table-cell office:value-type="float" office:value="79891.5047619048">
                <text:p>79891.5047619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3660135269165">
                <text:p>0.823660135269165</text:p>
              </table:table-cell>
              <table:table-cell office:value-type="float" office:value="79888.5442822204">
                <text:p>79888.5442822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6630020141602">
                <text:p>0.926630020141602</text:p>
              </table:table-cell>
              <table:table-cell office:value-type="float" office:value="79868.011993878">
                <text:p>79868.011993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783298492432">
                <text:p>1.02783298492432</text:p>
              </table:table-cell>
              <table:table-cell office:value-type="float" office:value="81262.4414478086">
                <text:p>81262.4414478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474513053894">
                <text:p>1.12474513053894</text:p>
              </table:table-cell>
              <table:table-cell office:value-type="float" office:value="84860.3644862342">
                <text:p>84860.3644862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163820266724">
                <text:p>1.22163820266724</text:p>
              </table:table-cell>
              <table:table-cell office:value-type="float" office:value="84877.0693234973">
                <text:p>84877.0693234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854271888733">
                <text:p>1.31854271888733</text:p>
              </table:table-cell>
              <table:table-cell office:value-type="float" office:value="84867.0456320258">
                <text:p>84867.0456320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544413566589">
                <text:p>1.41544413566589</text:p>
              </table:table-cell>
              <table:table-cell office:value-type="float" office:value="84869.7601480191">
                <text:p>84869.7601480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232624053955">
                <text:p>1.51232624053955</text:p>
              </table:table-cell>
              <table:table-cell office:value-type="float" office:value="84886.6775832835">
                <text:p>84886.6775832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922718048096">
                <text:p>1.60922718048096</text:p>
              </table:table-cell>
              <table:table-cell office:value-type="float" office:value="84870.1777812771">
                <text:p>84870.1777812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613956451416">
                <text:p>1.70613956451416</text:p>
              </table:table-cell>
              <table:table-cell office:value-type="float" office:value="84860.1557173785">
                <text:p>84860.1557173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30526638031">
                <text:p>1.8030526638031</text:p>
              </table:table-cell>
              <table:table-cell office:value-type="float" office:value="84859.5294169744">
                <text:p>84859.5294169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996671676636">
                <text:p>1.89996671676636</text:p>
              </table:table-cell>
              <table:table-cell office:value-type="float" office:value="84858.6943641494">
                <text:p>84858.6943641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68626499176">
                <text:p>1.9968626499176</text:p>
              </table:table-cell>
              <table:table-cell office:value-type="float" office:value="84874.5631786541">
                <text:p>84874.5631786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778341293335">
                <text:p>2.0778341293335</text:p>
              </table:table-cell>
              <table:table-cell office:value-type="float" office:value="101566.626413717">
                <text:p>101566.626413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829253196716">
                <text:p>2.15829253196716</text:p>
              </table:table-cell>
              <table:table-cell office:value-type="float" office:value="102214.308646475">
                <text:p>102214.308646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87547492981">
                <text:p>2.2387547492981</text:p>
              </table:table-cell>
              <table:table-cell office:value-type="float" office:value="102209.462687009">
                <text:p>102209.462687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1920647621155">
                <text:p>2.31920647621155</text:p>
              </table:table-cell>
              <table:table-cell office:value-type="float" office:value="102222.790181336">
                <text:p>102222.7901813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9972639083862">
                <text:p>2.39972639083862</text:p>
              </table:table-cell>
              <table:table-cell office:value-type="float" office:value="102136.223542823">
                <text:p>102136.2235428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8018479347229">
                <text:p>2.48018479347229</text:p>
              </table:table-cell>
              <table:table-cell office:value-type="float" office:value="102214.308646475">
                <text:p>102214.308646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606369972229">
                <text:p>2.5606369972229</text:p>
              </table:table-cell>
              <table:table-cell office:value-type="float" office:value="102222.184310739">
                <text:p>102222.1843107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410915851593">
                <text:p>2.6410915851593</text:p>
              </table:table-cell>
              <table:table-cell office:value-type="float" office:value="102219.155065476">
                <text:p>102219.155065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2153854370117">
                <text:p>2.72153854370117</text:p>
              </table:table-cell>
              <table:table-cell office:value-type="float" office:value="102228.849282346">
                <text:p>102228.8492823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0204010009766">
                <text:p>2.80204010009766</text:p>
              </table:table-cell>
              <table:table-cell office:value-type="float" office:value="102159.515519121">
                <text:p>102159.515519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8246512413025">
                <text:p>2.88246512413025</text:p>
              </table:table-cell>
              <table:table-cell office:value-type="float" office:value="102256.730401065">
                <text:p>102256.730401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6292996406555">
                <text:p>2.96292996406555</text:p>
              </table:table-cell>
              <table:table-cell office:value-type="float" office:value="102206.131356409">
                <text:p>102206.131356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4442095756531">
                <text:p>3.04442095756531</text:p>
              </table:table-cell>
              <table:table-cell office:value-type="float" office:value="100919.127952767">
                <text:p>100919.127952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2684273719788">
                <text:p>3.12684273719788</text:p>
              </table:table-cell>
              <table:table-cell office:value-type="float" office:value="99779.45194416">
                <text:p>99779.45194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0920586585999">
                <text:p>3.20920586585999</text:p>
              </table:table-cell>
              <table:table-cell office:value-type="float" office:value="99850.5051178732">
                <text:p>99850.5051178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9158663749695">
                <text:p>3.29158663749695</text:p>
              </table:table-cell>
              <table:table-cell office:value-type="float" office:value="99829.1207594131">
                <text:p>99829.1207594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7396383285522">
                <text:p>3.37396383285522</text:p>
              </table:table-cell>
              <table:table-cell office:value-type="float" office:value="99833.4546864825">
                <text:p>99833.4546864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5633935928345">
                <text:p>3.45633935928345</text:p>
              </table:table-cell>
              <table:table-cell office:value-type="float" office:value="99835.4773145629">
                <text:p>99835.4773145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3874683380127">
                <text:p>3.53874683380127</text:p>
              </table:table-cell>
              <table:table-cell office:value-type="float" office:value="99796.7726607299">
                <text:p>99796.7726607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2112927436829">
                <text:p>3.62112927436829</text:p>
              </table:table-cell>
              <table:table-cell office:value-type="float" office:value="99827.0983888846">
                <text:p>99827.09838888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0350646972656">
                <text:p>3.70350646972656</text:p>
              </table:table-cell>
              <table:table-cell office:value-type="float" office:value="99833.4546864825">
                <text:p>99833.45468648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85884141922">
                <text:p>3.785884141922</text:p>
              </table:table-cell>
              <table:table-cell office:value-type="float" office:value="99832.8768077982">
                <text:p>99832.8768077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6824059486389">
                <text:p>3.86824059486389</text:p>
              </table:table-cell>
              <table:table-cell office:value-type="float" office:value="99858.5988860197">
                <text:p>99858.5988860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506196975708">
                <text:p>3.9506196975708</text:p>
              </table:table-cell>
              <table:table-cell office:value-type="float" office:value="99831.1432118846">
                <text:p>99831.1432118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03282952308655">
                <text:p>4.03282952308655</text:p>
              </table:table-cell>
              <table:table-cell office:value-type="float" office:value="100036.704230989">
                <text:p>100036.704230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1483764648438">
                <text:p>4.11483764648438</text:p>
              </table:table-cell>
              <table:table-cell office:value-type="float" office:value="100282.748333416">
                <text:p>100282.7483334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9688296318054">
                <text:p>4.19688296318054</text:p>
              </table:table-cell>
              <table:table-cell office:value-type="float" office:value="100237.287528006">
                <text:p>100237.287528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7886986732483">
                <text:p>4.27886986732483</text:p>
              </table:table-cell>
              <table:table-cell office:value-type="float" office:value="100308.702784127">
                <text:p>100308.702784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6085963249207">
                <text:p>4.36085963249207</text:p>
              </table:table-cell>
              <table:table-cell office:value-type="float" office:value="100305.202524063">
                <text:p>100305.202524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4283032417297">
                <text:p>4.44283032417297</text:p>
              </table:table-cell>
              <table:table-cell office:value-type="float" office:value="100328.542206451">
                <text:p>100328.5422064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2480578422546">
                <text:p>4.52480578422546</text:p>
              </table:table-cell>
              <table:table-cell office:value-type="float" office:value="100322.706267632">
                <text:p>100322.706267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0679912567139">
                <text:p>4.60679912567139</text:p>
              </table:table-cell>
              <table:table-cell office:value-type="float" office:value="100300.82754249">
                <text:p>100300.82754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8876481056213">
                <text:p>4.68876481056213</text:p>
              </table:table-cell>
              <table:table-cell office:value-type="float" office:value="100334.670673">
                <text:p>100334.6706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7074718475342">
                <text:p>4.77074718475342</text:p>
              </table:table-cell>
              <table:table-cell office:value-type="float" office:value="100314.245362198">
                <text:p>100314.2453621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5274600982666">
                <text:p>4.85274600982666</text:p>
              </table:table-cell>
              <table:table-cell office:value-type="float" office:value="100294.1199786">
                <text:p>100294.1199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3469929695129">
                <text:p>4.93469929695129</text:p>
              </table:table-cell>
              <table:table-cell office:value-type="float" office:value="100349.849146295">
                <text:p>100349.8491462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1593565940857">
                <text:p>5.01593565940857</text:p>
              </table:table-cell>
              <table:table-cell office:value-type="float" office:value="101235.45357321">
                <text:p>101235.453573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9439301490784">
                <text:p>5.09439301490784</text:p>
              </table:table-cell>
              <table:table-cell office:value-type="float" office:value="104821.274533995">
                <text:p>104821.274533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7291450500488">
                <text:p>5.17291450500488</text:p>
              </table:table-cell>
              <table:table-cell office:value-type="float" office:value="104735.658860216">
                <text:p>104735.6588602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5137639045715">
                <text:p>5.25137639045715</text:p>
              </table:table-cell>
              <table:table-cell office:value-type="float" office:value="104815.22273643">
                <text:p>104815.222736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983708381653">
                <text:p>5.32983708381653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0835499763489">
                <text:p>5.40835499763489</text:p>
              </table:table-cell>
              <table:table-cell office:value-type="float" office:value="104740.429286304">
                <text:p>104740.429286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8685836791992">
                <text:p>5.48685836791992</text:p>
              </table:table-cell>
              <table:table-cell office:value-type="float" office:value="104759.833496828">
                <text:p>104759.833496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6533694267273">
                <text:p>5.56533694267273</text:p>
              </table:table-cell>
              <table:table-cell office:value-type="float" office:value="104792.932668617">
                <text:p>104792.9326686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438000202179">
                <text:p>5.6438000202179</text:p>
              </table:table-cell>
              <table:table-cell office:value-type="float" office:value="104813.630274265">
                <text:p>104813.6302742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2227215766907">
                <text:p>5.72227215766907</text:p>
              </table:table-cell>
              <table:table-cell office:value-type="float" office:value="104801.529142968">
                <text:p>104801.529142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0074977874756">
                <text:p>5.80074977874756</text:p>
              </table:table-cell>
              <table:table-cell office:value-type="float" office:value="104794.206131383">
                <text:p>104794.2061313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87920784950256">
                <text:p>5.87920784950256</text:p>
              </table:table-cell>
              <table:table-cell office:value-type="float" office:value="104820.318940552">
                <text:p>104820.318940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5768451690674">
                <text:p>5.95768451690674</text:p>
              </table:table-cell>
              <table:table-cell office:value-type="float" office:value="104795.479625101">
                <text:p>104795.479625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03450131416321">
                <text:p>6.03450131416321</text:p>
              </table:table-cell>
              <table:table-cell office:value-type="float" office:value="107059.917800821">
                <text:p>107059.9178008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0941076278687">
                <text:p>6.10941076278687</text:p>
              </table:table-cell>
              <table:table-cell office:value-type="float" office:value="109785.883504725">
                <text:p>109785.8835047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8433427810669">
                <text:p>6.18433427810669</text:p>
              </table:table-cell>
              <table:table-cell office:value-type="float" office:value="109765.271489123">
                <text:p>109765.271489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592396736145">
                <text:p>6.2592396736145</text:p>
              </table:table-cell>
              <table:table-cell office:value-type="float" office:value="109791.823996741">
                <text:p>109791.8239967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33413791656494">
                <text:p>6.33413791656494</text:p>
              </table:table-cell>
              <table:table-cell office:value-type="float" office:value="109802.30878636">
                <text:p>109802.308786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40905213356018">
                <text:p>6.40905213356018</text:p>
              </table:table-cell>
              <table:table-cell office:value-type="float" office:value="109778.895513553">
                <text:p>109778.895513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839518070221">
                <text:p>6.4839518070221</text:p>
              </table:table-cell>
              <table:table-cell office:value-type="float" office:value="109800.211668237">
                <text:p>109800.2116682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55885291099548">
                <text:p>6.55885291099548</text:p>
              </table:table-cell>
              <table:table-cell office:value-type="float" office:value="109798.114630218">
                <text:p>109798.114630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3375306129456">
                <text:p>6.63375306129456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70866584777832">
                <text:p>6.70866584777832</text:p>
              </table:table-cell>
              <table:table-cell office:value-type="float" office:value="109780.991817496">
                <text:p>109780.991817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835693359375">
                <text:p>6.7835693359375</text:p>
              </table:table-cell>
              <table:table-cell office:value-type="float" office:value="109794.61974485">
                <text:p>109794.619744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5848093032837">
                <text:p>6.85848093032837</text:p>
              </table:table-cell>
              <table:table-cell office:value-type="float" office:value="109782.738798607">
                <text:p>109782.738798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3338561058044">
                <text:p>6.93338561058044</text:p>
              </table:table-cell>
              <table:table-cell office:value-type="float" office:value="109792.872385596">
                <text:p>109792.8723855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113966464996">
                <text:p>20.0113966464996</text:p>
              </table:table-cell>
              <table:table-cell office:value-type="float" office:value="628.841799981091">
                <text:p>628.8417999810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143398284912">
                <text:p>20.1143398284912</text:p>
              </table:table-cell>
              <table:table-cell office:value-type="float" office:value="79888.7293057727">
                <text:p>79888.7293057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172727584839">
                <text:p>20.2172727584839</text:p>
              </table:table-cell>
              <table:table-cell office:value-type="float" office:value="79896.686129358">
                <text:p>79896.686129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3202056884766">
                <text:p>20.3202056884766</text:p>
              </table:table-cell>
              <table:table-cell office:value-type="float" office:value="79896.686129358">
                <text:p>79896.686129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423154592514">
                <text:p>20.423154592514</text:p>
              </table:table-cell>
              <table:table-cell office:value-type="float" office:value="79884.2889770472">
                <text:p>79884.28897704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5260753631592">
                <text:p>20.5260753631592</text:p>
              </table:table-cell>
              <table:table-cell office:value-type="float" office:value="79906.1253471892">
                <text:p>79906.12534718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629008769989">
                <text:p>20.629008769989</text:p>
              </table:table-cell>
              <table:table-cell office:value-type="float" office:value="79896.3160093947">
                <text:p>79896.3160093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7319433689117">
                <text:p>20.7319433689117</text:p>
              </table:table-cell>
              <table:table-cell office:value-type="float" office:value="79895.3907244886">
                <text:p>79895.3907244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8348798751831">
                <text:p>20.8348798751831</text:p>
              </table:table-cell>
              <table:table-cell office:value-type="float" office:value="79893.9103132159">
                <text:p>79893.9103132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9378192424774">
                <text:p>20.9378192424774</text:p>
              </table:table-cell>
              <table:table-cell office:value-type="float" office:value="79891.6897991704">
                <text:p>79891.6897991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0383307933807">
                <text:p>21.0383307933807</text:p>
              </table:table-cell>
              <table:table-cell office:value-type="float" office:value="81821.4416759967">
                <text:p>81821.44167599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1352326869965">
                <text:p>21.1352326869965</text:p>
              </table:table-cell>
              <table:table-cell office:value-type="float" office:value="84869.3425188714">
                <text:p>84869.34251887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2321214675903">
                <text:p>21.2321214675903</text:p>
              </table:table-cell>
              <table:table-cell office:value-type="float" office:value="84880.8288182765">
                <text:p>84880.8288182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3290066719055">
                <text:p>21.3290066719055</text:p>
              </table:table-cell>
              <table:table-cell office:value-type="float" office:value="84883.9619850086">
                <text:p>84883.9619850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4259009361267">
                <text:p>21.4259009361267</text:p>
              </table:table-cell>
              <table:table-cell office:value-type="float" office:value="84876.0250784933">
                <text:p>84876.0250784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5228500366211">
                <text:p>21.5228500366211</text:p>
              </table:table-cell>
              <table:table-cell office:value-type="float" office:value="84828.0175686244">
                <text:p>84828.0175686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6197447776794">
                <text:p>21.6197447776794</text:p>
              </table:table-cell>
              <table:table-cell office:value-type="float" office:value="84875.6073876862">
                <text:p>84875.6073876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166414260864">
                <text:p>21.7166414260864</text:p>
              </table:table-cell>
              <table:table-cell office:value-type="float" office:value="84873.9366655676">
                <text:p>84873.93666556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8135371208191">
                <text:p>21.8135371208191</text:p>
              </table:table-cell>
              <table:table-cell office:value-type="float" office:value="84874.7720184051">
                <text:p>84874.77201840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9104459285736">
                <text:p>21.9104459285736</text:p>
              </table:table-cell>
              <table:table-cell office:value-type="float" office:value="84863.2873580751">
                <text:p>84863.2873580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0060603618622">
                <text:p>22.0060603618622</text:p>
              </table:table-cell>
              <table:table-cell office:value-type="float" office:value="86012.1188521729">
                <text:p>86012.11885217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0865199565887">
                <text:p>22.0865199565887</text:p>
              </table:table-cell>
              <table:table-cell office:value-type="float" office:value="102212.794234781">
                <text:p>102212.7942347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166971206665">
                <text:p>22.166971206665</text:p>
              </table:table-cell>
              <table:table-cell office:value-type="float" office:value="102223.396059116">
                <text:p>102223.396059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247398853302">
                <text:p>22.247398853302</text:p>
              </table:table-cell>
              <table:table-cell office:value-type="float" office:value="102253.395988593">
                <text:p>102253.3959885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3278396129608">
                <text:p>22.3278396129608</text:p>
              </table:table-cell>
              <table:table-cell office:value-type="float" office:value="102236.727187582">
                <text:p>102236.7271875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4082746505737">
                <text:p>22.4082746505737</text:p>
              </table:table-cell>
              <table:table-cell office:value-type="float" office:value="102244.000177847">
                <text:p>102244.0001778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4887380599976">
                <text:p>22.4887380599976</text:p>
              </table:table-cell>
              <table:table-cell office:value-type="float" office:value="102207.948418907">
                <text:p>102207.948418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5691885948181">
                <text:p>22.5691885948181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6496345996857">
                <text:p>22.6496345996857</text:p>
              </table:table-cell>
              <table:table-cell office:value-type="float" office:value="102230.061188744">
                <text:p>102230.0611887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7300798892975">
                <text:p>22.7300798892975</text:p>
              </table:table-cell>
              <table:table-cell office:value-type="float" office:value="102230.970137399">
                <text:p>102230.970137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10525894165">
                <text:p>22.810525894165</text:p>
              </table:table-cell>
              <table:table-cell office:value-type="float" office:value="102230.061188744">
                <text:p>102230.0611887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909504413605">
                <text:p>22.8909504413605</text:p>
              </table:table-cell>
              <table:table-cell office:value-type="float" office:value="102257.336681242">
                <text:p>102257.3366812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714078903198">
                <text:p>22.9714078903198</text:p>
              </table:table-cell>
              <table:table-cell office:value-type="float" office:value="102215.520208141">
                <text:p>102215.520208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0531146526337">
                <text:p>23.0531146526337</text:p>
              </table:table-cell>
              <table:table-cell office:value-type="float" office:value="100652.623688733">
                <text:p>100652.6236887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1354918479919">
                <text:p>23.1354918479919</text:p>
              </table:table-cell>
              <table:table-cell office:value-type="float" office:value="99833.4546864825">
                <text:p>99833.454686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2178645133972">
                <text:p>23.2178645133972</text:p>
              </table:table-cell>
              <table:table-cell office:value-type="float" office:value="99838.9448676685">
                <text:p>99838.94486766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3002412319183">
                <text:p>23.3002412319183</text:p>
              </table:table-cell>
              <table:table-cell office:value-type="float" office:value="99834.0325718569">
                <text:p>99834.03257185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826243877411">
                <text:p>23.3826243877411</text:p>
              </table:table-cell>
              <table:table-cell office:value-type="float" office:value="99826.2316837414">
                <text:p>99826.23168374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465012550354">
                <text:p>23.465012550354</text:p>
              </table:table-cell>
              <table:table-cell office:value-type="float" office:value="99820.1651691018">
                <text:p>99820.16516910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5473866462708">
                <text:p>23.5473866462708</text:p>
              </table:table-cell>
              <table:table-cell office:value-type="float" office:value="99837.2110610069">
                <text:p>99837.21106100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6297612190247">
                <text:p>23.6297612190247</text:p>
              </table:table-cell>
              <table:table-cell office:value-type="float" office:value="99836.6331388349">
                <text:p>99836.63313883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7121369838715">
                <text:p>23.7121369838715</text:p>
              </table:table-cell>
              <table:table-cell office:value-type="float" office:value="99835.1883626765">
                <text:p>99835.18836267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7945091724396">
                <text:p>23.7945091724396</text:p>
              </table:table-cell>
              <table:table-cell office:value-type="float" office:value="99839.5228166046">
                <text:p>99839.52281660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8768839836121">
                <text:p>23.8768839836121</text:p>
              </table:table-cell>
              <table:table-cell office:value-type="float" office:value="99836.3441802579">
                <text:p>99836.3441802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9592714309692">
                <text:p>23.9592714309692</text:p>
              </table:table-cell>
              <table:table-cell office:value-type="float" office:value="99821.0317689071">
                <text:p>99821.03176890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0414938926697">
                <text:p>24.0414938926697</text:p>
              </table:table-cell>
              <table:table-cell office:value-type="float" office:value="100021.330302204">
                <text:p>100021.3303022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1234662532806">
                <text:p>24.1234662532806</text:p>
              </table:table-cell>
              <table:table-cell office:value-type="float" office:value="100326.499550633">
                <text:p>100326.4995506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2054309844971">
                <text:p>24.2054309844971</text:p>
              </table:table-cell>
              <table:table-cell office:value-type="float" office:value="100335.83808485">
                <text:p>100335.838084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2874436378479">
                <text:p>24.2874436378479</text:p>
              </table:table-cell>
              <table:table-cell office:value-type="float" office:value="100277.20923526">
                <text:p>100277.20923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694128990173">
                <text:p>24.3694128990173</text:p>
              </table:table-cell>
              <table:table-cell office:value-type="float" office:value="100330.293120499">
                <text:p>100330.2931204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4513781070709">
                <text:p>24.4513781070709</text:p>
              </table:table-cell>
              <table:table-cell office:value-type="float" office:value="100335.254375529">
                <text:p>100335.2543755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5333528518677">
                <text:p>24.5333528518677</text:p>
              </table:table-cell>
              <table:table-cell office:value-type="float" office:value="100323.581615173">
                <text:p>100323.5816151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6153173446655">
                <text:p>24.6153173446655</text:p>
              </table:table-cell>
              <table:table-cell office:value-type="float" office:value="100336.129942057">
                <text:p>100336.129942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97291135788">
                <text:p>24.697291135788</text:p>
              </table:table-cell>
              <table:table-cell office:value-type="float" office:value="100324.748768989">
                <text:p>100324.748768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79257774353">
                <text:p>24.779257774353</text:p>
              </table:table-cell>
              <table:table-cell office:value-type="float" office:value="100333.503288316">
                <text:p>100333.5032883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612382411957">
                <text:p>24.8612382411957</text:p>
              </table:table-cell>
              <table:table-cell office:value-type="float" office:value="100316.579262529">
                <text:p>100316.5792625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432101249695">
                <text:p>24.9432101249695</text:p>
              </table:table-cell>
              <table:table-cell office:value-type="float" office:value="100327.083158094">
                <text:p>100327.0831580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0240972042084">
                <text:p>25.0240972042084</text:p>
              </table:table-cell>
              <table:table-cell office:value-type="float" office:value="101672.604294578">
                <text:p>101672.604294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1025433540344">
                <text:p>25.1025433540344</text:p>
              </table:table-cell>
              <table:table-cell office:value-type="float" office:value="104836.247772979">
                <text:p>104836.2477729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1810054779053">
                <text:p>25.1810054779053</text:p>
              </table:table-cell>
              <table:table-cell office:value-type="float" office:value="104814.904240126">
                <text:p>104814.9042401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2594630718231">
                <text:p>25.2594630718231</text:p>
              </table:table-cell>
              <table:table-cell office:value-type="float" office:value="104820.956000912">
                <text:p>104820.9560009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3379225730896">
                <text:p>25.3379225730896</text:p>
              </table:table-cell>
              <table:table-cell office:value-type="float" office:value="104818.407805933">
                <text:p>104818.4078059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4163937568665">
                <text:p>25.4163937568665</text:p>
              </table:table-cell>
              <table:table-cell office:value-type="float" office:value="104802.802814676">
                <text:p>104802.8028146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4949681758881">
                <text:p>25.4949681758881</text:p>
              </table:table-cell>
              <table:table-cell office:value-type="float" office:value="104665.107326324">
                <text:p>104665.1073263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573436498642">
                <text:p>25.573436498642</text:p>
              </table:table-cell>
              <table:table-cell office:value-type="float" office:value="104806.624015557">
                <text:p>104806.6240155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6519021987915">
                <text:p>25.6519021987915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7303578853607">
                <text:p>25.7303578853607</text:p>
              </table:table-cell>
              <table:table-cell office:value-type="float" office:value="104823.504319789">
                <text:p>104823.5043197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8088119029999">
                <text:p>25.8088119029999</text:p>
              </table:table-cell>
              <table:table-cell office:value-type="float" office:value="104825.73420045">
                <text:p>104825.734200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8872799873352">
                <text:p>25.8872799873352</text:p>
              </table:table-cell>
              <table:table-cell office:value-type="float" office:value="104806.942461541">
                <text:p>104806.9424615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9657425880432">
                <text:p>25.9657425880432</text:p>
              </table:table-cell>
              <table:table-cell office:value-type="float" office:value="104814.267253324">
                <text:p>104814.2672533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0422005653381">
                <text:p>26.0422005653381</text:p>
              </table:table-cell>
              <table:table-cell office:value-type="float" office:value="107562.35373946">
                <text:p>107562.35373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1171004772186">
                <text:p>26.1171004772186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1919968128204">
                <text:p>26.1919968128204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2668933868408">
                <text:p>26.2668933868408</text:p>
              </table:table-cell>
              <table:table-cell office:value-type="float" office:value="109804.75552542">
                <text:p>109804.755525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3418054580688">
                <text:p>26.3418054580688</text:p>
              </table:table-cell>
              <table:table-cell office:value-type="float" office:value="109782.039999491">
                <text:p>109782.0399994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4167056083679">
                <text:p>26.4167056083679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4916024208069">
                <text:p>26.4916024208069</text:p>
              </table:table-cell>
              <table:table-cell office:value-type="float" office:value="109804.405984593">
                <text:p>109804.4059845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665061473846">
                <text:p>26.5665061473846</text:p>
              </table:table-cell>
              <table:table-cell office:value-type="float" office:value="109794.27026855">
                <text:p>109794.270268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6414017677307">
                <text:p>26.6414017677307</text:p>
              </table:table-cell>
              <table:table-cell office:value-type="float" office:value="109806.153710984">
                <text:p>109806.1537109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7163245677948">
                <text:p>26.7163245677948</text:p>
              </table:table-cell>
              <table:table-cell office:value-type="float" office:value="109766.319370945">
                <text:p>109766.3193709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7912282943726">
                <text:p>26.7912282943726</text:p>
              </table:table-cell>
              <table:table-cell office:value-type="float" office:value="109794.27026855">
                <text:p>109794.270268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8661239147186">
                <text:p>26.8661239147186</text:p>
              </table:table-cell>
              <table:table-cell office:value-type="float" office:value="109806.153710984">
                <text:p>109806.1537109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9410290718079">
                <text:p>26.9410290718079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219342708588">
                <text:p>40.0219342708588</text:p>
              </table:table-cell>
              <table:table-cell office:value-type="float" office:value="628.702668114795">
                <text:p>628.7026681147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1248607635498">
                <text:p>40.1248607635498</text:p>
              </table:table-cell>
              <table:table-cell office:value-type="float" office:value="79901.6830845137">
                <text:p>79901.68308451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2277941703796">
                <text:p>40.2277941703796</text:p>
              </table:table-cell>
              <table:table-cell office:value-type="float" office:value="79896.3160093947">
                <text:p>79896.31600939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3307139873505">
                <text:p>40.3307139873505</text:p>
              </table:table-cell>
              <table:table-cell office:value-type="float" office:value="79906.8657723251">
                <text:p>79906.86577232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4336466789246">
                <text:p>40.4336466789246</text:p>
              </table:table-cell>
              <table:table-cell office:value-type="float" office:value="79896.8711906257">
                <text:p>79896.87119062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5365791320801">
                <text:p>40.5365791320801</text:p>
              </table:table-cell>
              <table:table-cell office:value-type="float" office:value="79897.0562527506">
                <text:p>79897.05625275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6395125389099">
                <text:p>40.6395125389099</text:p>
              </table:table-cell>
              <table:table-cell office:value-type="float" office:value="79896.3160093947">
                <text:p>79896.31600939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7424466609955">
                <text:p>40.7424466609955</text:p>
              </table:table-cell>
              <table:table-cell office:value-type="float" office:value="79895.7608358792">
                <text:p>79895.76083587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8453710079193">
                <text:p>40.8453710079193</text:p>
              </table:table-cell>
              <table:table-cell office:value-type="float" office:value="79903.3488751344">
                <text:p>79903.34887513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9483232498169">
                <text:p>40.9483232498169</text:p>
              </table:table-cell>
              <table:table-cell office:value-type="float" office:value="79881.6990132303">
                <text:p>79881.69901323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0482354164124">
                <text:p>41.0482354164124</text:p>
              </table:table-cell>
              <table:table-cell office:value-type="float" office:value="82312.2976934201">
                <text:p>82312.29769342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1452095508575">
                <text:p>41.1452095508575</text:p>
              </table:table-cell>
              <table:table-cell office:value-type="float" office:value="84806.1191476598">
                <text:p>84806.11914765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2421009540558">
                <text:p>41.2421009540558</text:p>
              </table:table-cell>
              <table:table-cell office:value-type="float" office:value="84878.5313096715">
                <text:p>84878.53130967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3389949798584">
                <text:p>41.3389949798584</text:p>
              </table:table-cell>
              <table:table-cell office:value-type="float" office:value="84876.2339254385">
                <text:p>84876.23392543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4358987808228">
                <text:p>41.4358987808228</text:p>
              </table:table-cell>
              <table:table-cell office:value-type="float" office:value="84867.6720433811">
                <text:p>84867.67204338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5328006744385">
                <text:p>41.5328006744385</text:p>
              </table:table-cell>
              <table:table-cell office:value-type="float" office:value="84869.3425188714">
                <text:p>84869.34251887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6296947002411">
                <text:p>41.6296947002411</text:p>
              </table:table-cell>
              <table:table-cell office:value-type="float" office:value="84876.2339254385">
                <text:p>84876.23392543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7265930175781">
                <text:p>41.7265930175781</text:p>
              </table:table-cell>
              <table:table-cell office:value-type="float" office:value="84872.4748376683">
                <text:p>84872.47483766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8234837055206">
                <text:p>41.8234837055206</text:p>
              </table:table-cell>
              <table:table-cell office:value-type="float" office:value="84879.1578905925">
                <text:p>84879.1578905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9203901290894">
                <text:p>41.9203901290894</text:p>
              </table:table-cell>
              <table:table-cell office:value-type="float" office:value="84865.3752469523">
                <text:p>84865.37524695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014324426651">
                <text:p>42.014324426651</text:p>
              </table:table-cell>
              <table:table-cell office:value-type="float" office:value="87550.5562236509">
                <text:p>87550.55622365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094804763794">
                <text:p>42.094804763794</text:p>
              </table:table-cell>
              <table:table-cell office:value-type="float" office:value="102186.450653071">
                <text:p>102186.4506530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1752562522888">
                <text:p>42.1752562522888</text:p>
              </table:table-cell>
              <table:table-cell office:value-type="float" office:value="102223.093119329">
                <text:p>102223.0931193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2557055950165">
                <text:p>42.2557055950165</text:p>
              </table:table-cell>
              <table:table-cell office:value-type="float" office:value="102225.819642058">
                <text:p>102225.8196420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336138010025">
                <text:p>42.336138010025</text:p>
              </table:table-cell>
              <table:table-cell office:value-type="float" office:value="102247.333977555">
                <text:p>102247.3339775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4165985584259">
                <text:p>42.4165985584259</text:p>
              </table:table-cell>
              <table:table-cell office:value-type="float" office:value="102211.582737735">
                <text:p>102211.5827377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4970486164093">
                <text:p>42.4970486164093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5775010585785">
                <text:p>42.5775010585785</text:p>
              </table:table-cell>
              <table:table-cell office:value-type="float" office:value="102221.881378133">
                <text:p>102221.8813781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6579461097717">
                <text:p>42.6579461097717</text:p>
              </table:table-cell>
              <table:table-cell office:value-type="float" office:value="102231.273123876">
                <text:p>102231.2731238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7383933067322">
                <text:p>42.7383933067322</text:p>
              </table:table-cell>
              <table:table-cell office:value-type="float" office:value="102228.546310237">
                <text:p>102228.5463102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8188529014587">
                <text:p>42.8188529014587</text:p>
              </table:table-cell>
              <table:table-cell office:value-type="float" office:value="102212.794234781">
                <text:p>102212.7942347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992824554443">
                <text:p>42.8992824554443</text:p>
              </table:table-cell>
              <table:table-cell office:value-type="float" office:value="102250.971097923">
                <text:p>102250.971097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9797360897064">
                <text:p>42.9797360897064</text:p>
              </table:table-cell>
              <table:table-cell office:value-type="float" office:value="102220.366742037">
                <text:p>102220.3667420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0616445541382">
                <text:p>43.0616445541382</text:p>
              </table:table-cell>
              <table:table-cell office:value-type="float" office:value="100404.763500985">
                <text:p>100404.7635009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1440155506134">
                <text:p>43.1440155506134</text:p>
              </table:table-cell>
              <table:table-cell office:value-type="float" office:value="99840.9677182197">
                <text:p>99840.96771821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226389169693">
                <text:p>43.226389169693</text:p>
              </table:table-cell>
              <table:table-cell office:value-type="float" office:value="99837.7889898698">
                <text:p>99837.78898986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3087644577026">
                <text:p>43.3087644577026</text:p>
              </table:table-cell>
              <table:table-cell office:value-type="float" office:value="99835.7662681219">
                <text:p>99835.76626812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3911392688751">
                <text:p>43.3911392688751</text:p>
              </table:table-cell>
              <table:table-cell office:value-type="float" office:value="99836.3441802579">
                <text:p>99836.34418025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473513841629">
                <text:p>43.473513841629</text:p>
              </table:table-cell>
              <table:table-cell office:value-type="float" office:value="99836.6331388349">
                <text:p>99836.63313883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5558896064758">
                <text:p>43.5558896064758</text:p>
              </table:table-cell>
              <table:table-cell office:value-type="float" office:value="99835.1883626765">
                <text:p>99835.18836267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6382644176483">
                <text:p>43.6382644176483</text:p>
              </table:table-cell>
              <table:table-cell office:value-type="float" office:value="99836.3441802579">
                <text:p>99836.34418025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7206408977509">
                <text:p>43.7206408977509</text:p>
              </table:table-cell>
              <table:table-cell office:value-type="float" office:value="99834.321517053">
                <text:p>99834.3215170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.8030216693878">
                <text:p>43.8030216693878</text:p>
              </table:table-cell>
              <table:table-cell office:value-type="float" office:value="99829.1207594131">
                <text:p>99829.12075941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885425567627">
                <text:p>43.885425567627</text:p>
              </table:table-cell>
              <table:table-cell office:value-type="float" office:value="99801.103779508">
                <text:p>99801.1037795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967809677124">
                <text:p>43.967809677124</text:p>
              </table:table-cell>
              <table:table-cell office:value-type="float" office:value="99825.076100294">
                <text:p>99825.0761002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.0499505996704">
                <text:p>44.0499505996704</text:p>
              </table:table-cell>
              <table:table-cell office:value-type="float" office:value="100120.618871254">
                <text:p>100120.6188712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1319174766541">
                <text:p>44.1319174766541</text:p>
              </table:table-cell>
              <table:table-cell office:value-type="float" office:value="100333.211446389">
                <text:p>100333.2114463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2138819694519">
                <text:p>44.2138819694519</text:p>
              </table:table-cell>
              <table:table-cell office:value-type="float" office:value="100336.129942057">
                <text:p>100336.1299420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2958538532257">
                <text:p>44.2958538532257</text:p>
              </table:table-cell>
              <table:table-cell office:value-type="float" office:value="100327.083158094">
                <text:p>100327.0831580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3778216838837">
                <text:p>44.3778216838837</text:p>
              </table:table-cell>
              <table:table-cell office:value-type="float" office:value="100332.044095661">
                <text:p>100332.0440956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459787607193">
                <text:p>44.459787607193</text:p>
              </table:table-cell>
              <table:table-cell office:value-type="float" office:value="100334.378824282">
                <text:p>100334.3788242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5417535305023">
                <text:p>44.5417535305023</text:p>
              </table:table-cell>
              <table:table-cell office:value-type="float" office:value="100334.378824282">
                <text:p>100334.3788242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6237185001373">
                <text:p>44.6237185001373</text:p>
              </table:table-cell>
              <table:table-cell office:value-type="float" office:value="100335.54622934">
                <text:p>100335.546229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7056815624237">
                <text:p>44.7056815624237</text:p>
              </table:table-cell>
              <table:table-cell office:value-type="float" office:value="100337.881120956">
                <text:p>100337.8811209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7876510620117">
                <text:p>44.7876510620117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8696229457855">
                <text:p>44.8696229457855</text:p>
              </table:table-cell>
              <table:table-cell office:value-type="float" office:value="100327.083158094">
                <text:p>100327.0831580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9516086578369">
                <text:p>44.9516086578369</text:p>
              </table:table-cell>
              <table:table-cell office:value-type="float" office:value="100310.161297921">
                <text:p>100310.1612979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0321359634399">
                <text:p>45.0321359634399</text:p>
              </table:table-cell>
              <table:table-cell office:value-type="float" office:value="102126.849252123">
                <text:p>102126.8492521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1105945110321">
                <text:p>45.1105945110321</text:p>
              </table:table-cell>
              <table:table-cell office:value-type="float" office:value="104819.681887936">
                <text:p>104819.6818879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1890506744385">
                <text:p>45.1890506744385</text:p>
              </table:table-cell>
              <table:table-cell office:value-type="float" office:value="104822.867228454">
                <text:p>104822.8672284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675137519836">
                <text:p>45.2675137519836</text:p>
              </table:table-cell>
              <table:table-cell office:value-type="float" office:value="104813.630274265">
                <text:p>104813.630274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3459692001343">
                <text:p>45.3459692001343</text:p>
              </table:table-cell>
              <table:table-cell office:value-type="float" office:value="104823.822868361">
                <text:p>104823.8228683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4244446754456">
                <text:p>45.4244446754456</text:p>
              </table:table-cell>
              <table:table-cell office:value-type="float" office:value="104797.071535774">
                <text:p>104797.0715357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5028994083405">
                <text:p>45.5028994083405</text:p>
              </table:table-cell>
              <table:table-cell office:value-type="float" office:value="104824.778525693">
                <text:p>104824.7785256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.581356048584">
                <text:p>45.581356048584</text:p>
              </table:table-cell>
              <table:table-cell office:value-type="float" office:value="104822.230144862">
                <text:p>104822.2301448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.6598148345947">
                <text:p>45.6598148345947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.7382688522339">
                <text:p>45.7382688522339</text:p>
              </table:table-cell>
              <table:table-cell office:value-type="float" office:value="104825.73420045">
                <text:p>104825.734200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.8167307376862">
                <text:p>45.8167307376862</text:p>
              </table:table-cell>
              <table:table-cell office:value-type="float" office:value="104815.22273643">
                <text:p>104815.222736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.8952119350433">
                <text:p>45.8952119350433</text:p>
              </table:table-cell>
              <table:table-cell office:value-type="float" office:value="104789.430805592">
                <text:p>104789.4308055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.9737119674683">
                <text:p>45.9737119674683</text:p>
              </table:table-cell>
              <table:table-cell office:value-type="float" office:value="104764.287936632">
                <text:p>104764.2879366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.0498049259186">
                <text:p>46.0498049259186</text:p>
              </table:table-cell>
              <table:table-cell office:value-type="float" office:value="108078.331654954">
                <text:p>108078.331654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1247041225433">
                <text:p>46.1247041225433</text:p>
              </table:table-cell>
              <table:table-cell office:value-type="float" office:value="109800.910698711">
                <text:p>109800.9106987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1996097564697">
                <text:p>46.1996097564697</text:p>
              </table:table-cell>
              <table:table-cell office:value-type="float" office:value="109791.474538238">
                <text:p>109791.4745382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2745158672333">
                <text:p>46.2745158672333</text:p>
              </table:table-cell>
              <table:table-cell office:value-type="float" office:value="109790.775627906">
                <text:p>109790.7756279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3494153022766">
                <text:p>46.3494153022766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424320936203">
                <text:p>46.424320936203</text:p>
              </table:table-cell>
              <table:table-cell office:value-type="float" office:value="109791.474538238">
                <text:p>109791.4745382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4992120265961">
                <text:p>46.4992120265961</text:p>
              </table:table-cell>
              <table:table-cell office:value-type="float" office:value="109812.795578703">
                <text:p>109812.7955787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5741019248962">
                <text:p>46.5741019248962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6489956378937">
                <text:p>46.6489956378937</text:p>
              </table:table-cell>
              <table:table-cell office:value-type="float" office:value="109808.950188936">
                <text:p>109808.950188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7238793373108">
                <text:p>46.7238793373108</text:p>
              </table:table-cell>
              <table:table-cell office:value-type="float" office:value="109823.634035373">
                <text:p>109823.6340353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.7987380027771">
                <text:p>46.7987380027771</text:p>
              </table:table-cell>
              <table:table-cell office:value-type="float" office:value="109860.36083827">
                <text:p>109860.360838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.873628616333">
                <text:p>46.873628616333</text:p>
              </table:table-cell>
              <table:table-cell office:value-type="float" office:value="109813.494769415">
                <text:p>109813.4947694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.9484896659851">
                <text:p>46.9484896659851</text:p>
              </table:table-cell>
              <table:table-cell office:value-type="float" office:value="109856.861989235">
                <text:p>109856.8619892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321867465973">
                <text:p>60.0321867465973</text:p>
              </table:table-cell>
              <table:table-cell office:value-type="float" office:value="628.568511585809">
                <text:p>628.5685115858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351430416107">
                <text:p>60.1351430416107</text:p>
              </table:table-cell>
              <table:table-cell office:value-type="float" office:value="79878.5542829354">
                <text:p>79878.55428293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2380855083466">
                <text:p>60.2380855083466</text:p>
              </table:table-cell>
              <table:table-cell office:value-type="float" office:value="79889.2843815718">
                <text:p>79889.28438157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3410313129425">
                <text:p>60.3410313129425</text:p>
              </table:table-cell>
              <table:table-cell office:value-type="float" office:value="79886.6940938335">
                <text:p>79886.69409383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4439656734467">
                <text:p>60.4439656734467</text:p>
              </table:table-cell>
              <table:table-cell office:value-type="float" office:value="79895.5757797553">
                <text:p>79895.57577975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5469162464142">
                <text:p>60.5469162464142</text:p>
              </table:table-cell>
              <table:table-cell office:value-type="float" office:value="79882.9939741458">
                <text:p>79882.99397414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498625278473">
                <text:p>60.6498625278473</text:p>
              </table:table-cell>
              <table:table-cell office:value-type="float" office:value="79886.32406644">
                <text:p>79886.324066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7528347969055">
                <text:p>60.7528347969055</text:p>
              </table:table-cell>
              <table:table-cell office:value-type="float" office:value="79866.1627563979">
                <text:p>79866.16275639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8557956218719">
                <text:p>60.8557956218719</text:p>
              </table:table-cell>
              <table:table-cell office:value-type="float" office:value="79875.0398773645">
                <text:p>79875.03987736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9587376117706">
                <text:p>60.9587376117706</text:p>
              </table:table-cell>
              <table:table-cell office:value-type="float" office:value="79889.6544363897">
                <text:p>79889.65443638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058055639267">
                <text:p>61.058055639267</text:p>
              </table:table-cell>
              <table:table-cell office:value-type="float" office:value="82804.7053220347">
                <text:p>82804.70532203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1549501419067">
                <text:p>61.1549501419067</text:p>
              </table:table-cell>
              <table:table-cell office:value-type="float" office:value="84875.8162325759">
                <text:p>84875.81623257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2518401145935">
                <text:p>61.2518401145935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3487284183502">
                <text:p>61.3487284183502</text:p>
              </table:table-cell>
              <table:table-cell office:value-type="float" office:value="84881.2465604768">
                <text:p>84881.24656047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4456157684326">
                <text:p>61.4456157684326</text:p>
              </table:table-cell>
              <table:table-cell office:value-type="float" office:value="84882.0820572132">
                <text:p>84882.08205721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5425176620483">
                <text:p>61.5425176620483</text:p>
              </table:table-cell>
              <table:table-cell office:value-type="float" office:value="84869.3425188714">
                <text:p>84869.34251887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6394052505493">
                <text:p>61.6394052505493</text:p>
              </table:table-cell>
              <table:table-cell office:value-type="float" office:value="84881.8731814871">
                <text:p>84881.87318148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7363407611847">
                <text:p>61.7363407611847</text:p>
              </table:table-cell>
              <table:table-cell office:value-type="float" office:value="84839.9100195043">
                <text:p>84839.91001950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8332295417786">
                <text:p>61.8332295417786</text:p>
              </table:table-cell>
              <table:table-cell office:value-type="float" office:value="84880.8288182765">
                <text:p>84880.82881827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930123090744">
                <text:p>61.930123090744</text:p>
              </table:table-cell>
              <table:table-cell office:value-type="float" office:value="84876.6516224124">
                <text:p>84876.65162241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0224196910858">
                <text:p>62.0224196910858</text:p>
              </table:table-cell>
              <table:table-cell office:value-type="float" office:value="89104.040338913">
                <text:p>89104.0403389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1029169559479">
                <text:p>62.1029169559479</text:p>
              </table:table-cell>
              <table:table-cell office:value-type="float" office:value="102164.961928739">
                <text:p>102164.9619287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1833703517914">
                <text:p>62.1833703517914</text:p>
              </table:table-cell>
              <table:table-cell office:value-type="float" office:value="102220.669665665">
                <text:p>102220.6696656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2638330459595">
                <text:p>62.2638330459595</text:p>
              </table:table-cell>
              <table:table-cell office:value-type="float" office:value="102208.856974384">
                <text:p>102208.8569743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3443152904511">
                <text:p>62.3443152904511</text:p>
              </table:table-cell>
              <table:table-cell office:value-type="float" office:value="102184.028936478">
                <text:p>102184.0289364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4247584342957">
                <text:p>62.4247584342957</text:p>
              </table:table-cell>
              <table:table-cell office:value-type="float" office:value="102233.697080346">
                <text:p>102233.6970803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5052077770233">
                <text:p>62.5052077770233</text:p>
              </table:table-cell>
              <table:table-cell office:value-type="float" office:value="102225.819642058">
                <text:p>102225.8196420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5856859683991">
                <text:p>62.5856859683991</text:p>
              </table:table-cell>
              <table:table-cell office:value-type="float" office:value="102189.175221449">
                <text:p>102189.1752214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6661422252655">
                <text:p>62.6661422252655</text:p>
              </table:table-cell>
              <table:table-cell office:value-type="float" office:value="102217.034700615">
                <text:p>102217.0347006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7465898990631">
                <text:p>62.7465898990631</text:p>
              </table:table-cell>
              <table:table-cell office:value-type="float" office:value="102227.940371404">
                <text:p>102227.9403714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8271090984345">
                <text:p>62.8271090984345</text:p>
              </table:table-cell>
              <table:table-cell office:value-type="float" office:value="102137.130823577">
                <text:p>102137.1308235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9075927734375">
                <text:p>62.9075927734375</text:p>
              </table:table-cell>
              <table:table-cell office:value-type="float" office:value="102182.212724359">
                <text:p>102182.2127243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9880533218384">
                <text:p>62.9880533218384</text:p>
              </table:table-cell>
              <table:table-cell office:value-type="float" office:value="102211.582737735">
                <text:p>102211.5827377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0701441764832">
                <text:p>63.0701441764832</text:p>
              </table:table-cell>
              <table:table-cell office:value-type="float" office:value="100181.683277473">
                <text:p>100181.6832774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1525263786316">
                <text:p>63.1525263786316</text:p>
              </table:table-cell>
              <table:table-cell office:value-type="float" office:value="99827.3872939433">
                <text:p>99827.38729394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2349696159363">
                <text:p>63.2349696159363</text:p>
              </table:table-cell>
              <table:table-cell office:value-type="float" office:value="99753.4821395521">
                <text:p>99753.48213955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3173696994782">
                <text:p>63.3173696994782</text:p>
              </table:table-cell>
              <table:table-cell office:value-type="float" office:value="99805.7240539219">
                <text:p>99805.72405392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3997483253479">
                <text:p>63.3997483253479</text:p>
              </table:table-cell>
              <table:table-cell office:value-type="float" office:value="99831.7210704993">
                <text:p>99831.72107049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4821252822876">
                <text:p>63.4821252822876</text:p>
              </table:table-cell>
              <table:table-cell office:value-type="float" office:value="99833.7436283334">
                <text:p>99833.74362833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5645003318787">
                <text:p>63.5645003318787</text:p>
              </table:table-cell>
              <table:table-cell office:value-type="float" office:value="99836.0552233536">
                <text:p>99836.05522335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6468825340271">
                <text:p>63.6468825340271</text:p>
              </table:table-cell>
              <table:table-cell office:value-type="float" office:value="99827.3872939433">
                <text:p>99827.38729394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7292640209198">
                <text:p>63.7292640209198</text:p>
              </table:table-cell>
              <table:table-cell office:value-type="float" office:value="99828.254019153">
                <text:p>99828.2540191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8116381168365">
                <text:p>63.8116381168365</text:p>
              </table:table-cell>
              <table:table-cell office:value-type="float" office:value="99837.2110610069">
                <text:p>99837.21106100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8940291404724">
                <text:p>63.8940291404724</text:p>
              </table:table-cell>
              <table:table-cell office:value-type="float" office:value="99816.6989203439">
                <text:p>99816.69892034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9764115810394">
                <text:p>63.9764115810394</text:p>
              </table:table-cell>
              <table:table-cell office:value-type="float" office:value="99827.0983888846">
                <text:p>99827.09838888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058474779129">
                <text:p>64.058474779129</text:p>
              </table:table-cell>
              <table:table-cell office:value-type="float" office:value="100215.446039779">
                <text:p>100215.4460397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404531002045">
                <text:p>64.1404531002045</text:p>
              </table:table-cell>
              <table:table-cell office:value-type="float" office:value="100319.205030217">
                <text:p>100319.2050302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2224214076996">
                <text:p>64.2224214076996</text:p>
              </table:table-cell>
              <table:table-cell office:value-type="float" office:value="100331.460430483">
                <text:p>100331.4604304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3043930530548">
                <text:p>64.3043930530548</text:p>
              </table:table-cell>
              <table:table-cell office:value-type="float" office:value="100327.37496437">
                <text:p>100327.37496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3863668441773">
                <text:p>64.3863668441773</text:p>
              </table:table-cell>
              <table:table-cell office:value-type="float" office:value="100324.748768989">
                <text:p>100324.7487689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4683313369751">
                <text:p>64.4683313369751</text:p>
              </table:table-cell>
              <table:table-cell office:value-type="float" office:value="100336.129942057">
                <text:p>100336.1299420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5502977371216">
                <text:p>64.5502977371216</text:p>
              </table:table-cell>
              <table:table-cell office:value-type="float" office:value="100333.79513194">
                <text:p>100333.795131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632248878479">
                <text:p>64.632248878479</text:p>
              </table:table-cell>
              <table:table-cell office:value-type="float" office:value="100352.476655961">
                <text:p>100352.4766559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7142159938812">
                <text:p>64.7142159938812</text:p>
              </table:table-cell>
              <table:table-cell office:value-type="float" office:value="100332.919606161">
                <text:p>100332.9196061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7961933612824">
                <text:p>64.7961933612824</text:p>
              </table:table-cell>
              <table:table-cell office:value-type="float" office:value="100320.372082202">
                <text:p>100320.3720822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.8781609535217">
                <text:p>64.8781609535217</text:p>
              </table:table-cell>
              <table:table-cell office:value-type="float" office:value="100332.335930796">
                <text:p>100332.3359307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.9601364135742">
                <text:p>64.9601364135742</text:p>
              </table:table-cell>
              <table:table-cell office:value-type="float" office:value="100322.706267632">
                <text:p>100322.7062676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.0403156280518">
                <text:p>65.0403156280518</text:p>
              </table:table-cell>
              <table:table-cell office:value-type="float" office:value="102570.22413588">
                <text:p>102570.224135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.1188113689423">
                <text:p>65.1188113689423</text:p>
              </table:table-cell>
              <table:table-cell office:value-type="float" office:value="104770.015630173">
                <text:p>104770.0156301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.1972737312317">
                <text:p>65.1972737312317</text:p>
              </table:table-cell>
              <table:table-cell office:value-type="float" office:value="104814.585745757">
                <text:p>104814.5857457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.275726556778">
                <text:p>65.275726556778</text:p>
              </table:table-cell>
              <table:table-cell office:value-type="float" office:value="104827.327030436">
                <text:p>104827.3270304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.3541858196259">
                <text:p>65.3541858196259</text:p>
              </table:table-cell>
              <table:table-cell office:value-type="float" office:value="104818.72632353">
                <text:p>104818.726323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4326441287994">
                <text:p>65.4326441287994</text:p>
              </table:table-cell>
              <table:table-cell office:value-type="float" office:value="104820.000413276">
                <text:p>104820.0004132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5111176967621">
                <text:p>65.5111176967621</text:p>
              </table:table-cell>
              <table:table-cell office:value-type="float" office:value="104799.618693451">
                <text:p>104799.6186934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.5896277427673">
                <text:p>65.5896277427673</text:p>
              </table:table-cell>
              <table:table-cell office:value-type="float" office:value="104750.925753504">
                <text:p>104750.9257535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.6680917739868">
                <text:p>65.6680917739868</text:p>
              </table:table-cell>
              <table:table-cell office:value-type="float" office:value="104812.356339372">
                <text:p>104812.3563393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7465505599976">
                <text:p>65.7465505599976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8250572681427">
                <text:p>65.8250572681427</text:p>
              </table:table-cell>
              <table:table-cell office:value-type="float" office:value="104755.379435801">
                <text:p>104755.3794358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.9035358428955">
                <text:p>65.9035358428955</text:p>
              </table:table-cell>
              <table:table-cell office:value-type="float" office:value="104792.932668617">
                <text:p>104792.9326686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9819843769074">
                <text:p>65.9819843769074</text:p>
              </table:table-cell>
              <table:table-cell office:value-type="float" office:value="104833.06161921">
                <text:p>104833.061619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.057724237442">
                <text:p>66.057724237442</text:p>
              </table:table-cell>
              <table:table-cell office:value-type="float" office:value="108582.190961861">
                <text:p>108582.1909618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1326344013214">
                <text:p>66.1326344013214</text:p>
              </table:table-cell>
              <table:table-cell office:value-type="float" office:value="109784.835249335">
                <text:p>109784.8352493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2075438499451">
                <text:p>66.2075438499451</text:p>
              </table:table-cell>
              <table:table-cell office:value-type="float" office:value="109785.883504725">
                <text:p>109785.8835047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2824594974518">
                <text:p>66.2824594974518</text:p>
              </table:table-cell>
              <table:table-cell office:value-type="float" office:value="109776.799289667">
                <text:p>109776.799289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3573679924011">
                <text:p>66.3573679924011</text:p>
              </table:table-cell>
              <table:table-cell office:value-type="float" office:value="109787.281209718">
                <text:p>109787.2812097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4322719573975">
                <text:p>66.4322719573975</text:p>
              </table:table-cell>
              <table:table-cell office:value-type="float" office:value="109793.920794474">
                <text:p>109793.9207944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5071752071381">
                <text:p>66.5071752071381</text:p>
              </table:table-cell>
              <table:table-cell office:value-type="float" office:value="109794.969223375">
                <text:p>109794.9692233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5820660591126">
                <text:p>66.5820660591126</text:p>
              </table:table-cell>
              <table:table-cell office:value-type="float" office:value="109813.145172946">
                <text:p>109813.1451729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6569564342499">
                <text:p>66.6569564342499</text:p>
              </table:table-cell>
              <table:table-cell office:value-type="float" office:value="109813.84436811">
                <text:p>109813.844368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7319111824036">
                <text:p>66.7319111824036</text:p>
              </table:table-cell>
              <table:table-cell office:value-type="float" office:value="109719.533486225">
                <text:p>109719.5334862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8068389892578">
                <text:p>66.8068389892578</text:p>
              </table:table-cell>
              <table:table-cell office:value-type="float" office:value="109758.984618322">
                <text:p>109758.9846183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8817341327667">
                <text:p>66.8817341327667</text:p>
              </table:table-cell>
              <table:table-cell office:value-type="float" office:value="109806.852817119">
                <text:p>109806.8528171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9566435813904">
                <text:p>66.9566435813904</text:p>
              </table:table-cell>
              <table:table-cell office:value-type="float" office:value="109785.883504725">
                <text:p>109785.8835047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0433967113495">
                <text:p>80.0433967113495</text:p>
              </table:table-cell>
              <table:table-cell office:value-type="float" office:value="611.305181702086">
                <text:p>611.305181702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334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334" chart:label-cell-address="source_2.I1:source_2.I1" chart:class="chart:scatter">
            <chart:domain table:cell-range-address="source_2.H2:source_2.H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293954849243">
                <text:p>0.191293954849243</text:p>
                <draw:g>
                  <svg:desc>source_2.H2:source_2.H334</svg:desc>
                </draw:g>
              </table:table-cell>
              <table:table-cell office:value-type="float" office:value="0">
                <text:p>0</text:p>
                <draw:g>
                  <svg:desc>source_2.I2:source_2.I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910427570343">
                <text:p>2.0910427570343</text:p>
              </table:table-cell>
              <table:table-cell office:value-type="float" office:value="4328.9933861471">
                <text:p>4328.9933861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2568616867065">
                <text:p>5.12568616867065</text:p>
              </table:table-cell>
              <table:table-cell office:value-type="float" office:value="2710.03834205529">
                <text:p>2710.03834205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681401729584">
                <text:p>10.6681401729584</text:p>
              </table:table-cell>
              <table:table-cell office:value-type="float" office:value="1483.81926013961">
                <text:p>1483.81926013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598178386688">
                <text:p>10.7598178386688</text:p>
              </table:table-cell>
              <table:table-cell office:value-type="float" office:value="89705.5999001363">
                <text:p>89705.5999001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8514935970306">
                <text:p>10.8514935970306</text:p>
              </table:table-cell>
              <table:table-cell office:value-type="float" office:value="89707.4662588813">
                <text:p>89707.4662588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9432511329651">
                <text:p>10.9432511329651</text:p>
              </table:table-cell>
              <table:table-cell office:value-type="float" office:value="89627.5157811042">
                <text:p>89627.5157811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912425518036">
                <text:p>11.0912425518036</text:p>
              </table:table-cell>
              <table:table-cell office:value-type="float" office:value="55570.7896075693">
                <text:p>55570.7896075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280481338501">
                <text:p>11.4280481338501</text:p>
              </table:table-cell>
              <table:table-cell office:value-type="float" office:value="24417.6475640014">
                <text:p>24417.6475640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229091644287">
                <text:p>11.5229091644287</text:p>
              </table:table-cell>
              <table:table-cell office:value-type="float" office:value="86695.2419748866">
                <text:p>86695.2419748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177315711975">
                <text:p>11.6177315711975</text:p>
              </table:table-cell>
              <table:table-cell office:value-type="float" office:value="86730.5553639047">
                <text:p>86730.5553639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126820087433">
                <text:p>11.7126820087433</text:p>
              </table:table-cell>
              <table:table-cell office:value-type="float" office:value="86613.6082420383">
                <text:p>86613.6082420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075065612793">
                <text:p>11.8075065612793</text:p>
              </table:table-cell>
              <table:table-cell office:value-type="float" office:value="86728.5927542536">
                <text:p>86728.5927542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9022564888001">
                <text:p>11.9022564888001</text:p>
              </table:table-cell>
              <table:table-cell office:value-type="float" office:value="86796.9001685916">
                <text:p>86796.9001685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9973690509796">
                <text:p>11.9973690509796</text:p>
              </table:table-cell>
              <table:table-cell office:value-type="float" office:value="86465.970546285">
                <text:p>86465.970546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043182849884">
                <text:p>12.043182849884</text:p>
              </table:table-cell>
              <table:table-cell office:value-type="float" office:value="179509.235135852">
                <text:p>179509.235135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1309931278229">
                <text:p>12.1309931278229</text:p>
              </table:table-cell>
              <table:table-cell office:value-type="float" office:value="93656.4624670448">
                <text:p>93656.4624670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2186508178711">
                <text:p>12.2186508178711</text:p>
              </table:table-cell>
              <table:table-cell office:value-type="float" office:value="93819.4925679223">
                <text:p>93819.4925679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06633234024">
                <text:p>12.306633234024</text:p>
              </table:table-cell>
              <table:table-cell office:value-type="float" office:value="93473.2229415351">
                <text:p>93473.22294153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3944346904755">
                <text:p>12.3944346904755</text:p>
              </table:table-cell>
              <table:table-cell office:value-type="float" office:value="93665.8722119338">
                <text:p>93665.8722119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4821999073029">
                <text:p>12.4821999073029</text:p>
              </table:table-cell>
              <table:table-cell office:value-type="float" office:value="93704.5483084045">
                <text:p>93704.5483084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699481964111">
                <text:p>12.5699481964111</text:p>
              </table:table-cell>
              <table:table-cell office:value-type="float" office:value="93722.6250628323">
                <text:p>93722.6250628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6578590869904">
                <text:p>12.6578590869904</text:p>
              </table:table-cell>
              <table:table-cell office:value-type="float" office:value="93549.2741094311">
                <text:p>93549.2741094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7456369400024">
                <text:p>12.7456369400024</text:p>
              </table:table-cell>
              <table:table-cell office:value-type="float" office:value="93691.0589379276">
                <text:p>93691.0589379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8333888053894">
                <text:p>12.8333888053894</text:p>
              </table:table-cell>
              <table:table-cell office:value-type="float" office:value="93718.8054491412">
                <text:p>93718.8054491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9212937355042">
                <text:p>12.9212937355042</text:p>
              </table:table-cell>
              <table:table-cell office:value-type="float" office:value="93555.6172931923">
                <text:p>93555.6172931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009085893631">
                <text:p>13.009085893631</text:p>
              </table:table-cell>
              <table:table-cell office:value-type="float" office:value="93675.7926387799">
                <text:p>93675.79263877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0522229671478">
                <text:p>13.0522229671478</text:p>
              </table:table-cell>
              <table:table-cell office:value-type="float" office:value="190648.074371304">
                <text:p>190648.074371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1347351074219">
                <text:p>13.1347351074219</text:p>
              </table:table-cell>
              <table:table-cell office:value-type="float" office:value="99670.1815355365">
                <text:p>99670.1815355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2173089981079">
                <text:p>13.2173089981079</text:p>
              </table:table-cell>
              <table:table-cell office:value-type="float" office:value="99595.6461742796">
                <text:p>99595.6461742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2999300956726">
                <text:p>13.2999300956726</text:p>
              </table:table-cell>
              <table:table-cell office:value-type="float" office:value="99538.7406171906">
                <text:p>99538.7406171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3823354244232">
                <text:p>13.3823354244232</text:p>
              </table:table-cell>
              <table:table-cell office:value-type="float" office:value="99799.3712868852">
                <text:p>99799.3712868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4649927616119">
                <text:p>13.4649927616119</text:p>
              </table:table-cell>
              <table:table-cell office:value-type="float" office:value="99495.0996452162">
                <text:p>99495.0996452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47434091568">
                <text:p>13.547434091568</text:p>
              </table:table-cell>
              <table:table-cell office:value-type="float" office:value="99755.7900192028">
                <text:p>99755.79001920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6299636363983">
                <text:p>13.6299636363983</text:p>
              </table:table-cell>
              <table:table-cell office:value-type="float" office:value="99649.162211039">
                <text:p>99649.162211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7124979496002">
                <text:p>13.7124979496002</text:p>
              </table:table-cell>
              <table:table-cell office:value-type="float" office:value="99643.4050390844">
                <text:p>99643.4050390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7950458526611">
                <text:p>13.7950458526611</text:p>
              </table:table-cell>
              <table:table-cell office:value-type="float" office:value="99627.0007480555">
                <text:p>99627.0007480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8775458335876">
                <text:p>13.8775458335876</text:p>
              </table:table-cell>
              <table:table-cell office:value-type="float" office:value="99684.8715313701">
                <text:p>99684.8715313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9601624011993">
                <text:p>13.9601624011993</text:p>
              </table:table-cell>
              <table:table-cell office:value-type="float" office:value="99544.1984306777">
                <text:p>99544.1984306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0426847934723">
                <text:p>14.0426847934723</text:p>
              </table:table-cell>
              <table:table-cell office:value-type="float" office:value="99657.7992164658">
                <text:p>99657.7992164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0906393527985">
                <text:p>14.0906393527985</text:p>
              </table:table-cell>
              <table:table-cell office:value-type="float" office:value="171495.684989261">
                <text:p>171495.6849892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823070049286">
                <text:p>14.1823070049286</text:p>
              </table:table-cell>
              <table:table-cell office:value-type="float" office:value="89715.3991500252">
                <text:p>89715.3991500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739789485931">
                <text:p>14.2739789485931</text:p>
              </table:table-cell>
              <table:table-cell office:value-type="float" office:value="89711.1992093628">
                <text:p>89711.19920936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657765388489">
                <text:p>14.3657765388489</text:p>
              </table:table-cell>
              <table:table-cell office:value-type="float" office:value="89588.4083349999">
                <text:p>89588.408334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57526922226">
                <text:p>14.457526922226</text:p>
              </table:table-cell>
              <table:table-cell office:value-type="float" office:value="89634.5028467189">
                <text:p>89634.5028467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491633415222">
                <text:p>14.5491633415222</text:p>
              </table:table-cell>
              <table:table-cell office:value-type="float" office:value="89745.9772343509">
                <text:p>89745.97723435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408355236053">
                <text:p>14.6408355236053</text:p>
              </table:table-cell>
              <table:table-cell office:value-type="float" office:value="89710.9658908559">
                <text:p>89710.9658908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325580120087">
                <text:p>14.7325580120087</text:p>
              </table:table-cell>
              <table:table-cell office:value-type="float" office:value="89661.7628147809">
                <text:p>89661.7628147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24227809906">
                <text:p>14.824227809906</text:p>
              </table:table-cell>
              <table:table-cell office:value-type="float" office:value="89713.2991305388">
                <text:p>89713.2991305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16041135788">
                <text:p>14.916041135788</text:p>
              </table:table-cell>
              <table:table-cell office:value-type="float" office:value="89573.0540311042">
                <text:p>89573.0540311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0077266693115">
                <text:p>15.0077266693115</text:p>
              </table:table-cell>
              <table:table-cell office:value-type="float" office:value="89697.9019911223">
                <text:p>89697.9019911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0469195842743">
                <text:p>15.0469195842743</text:p>
              </table:table-cell>
              <table:table-cell office:value-type="float" office:value="209833.843892765">
                <text:p>209833.843892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1220078468323">
                <text:p>15.1220078468323</text:p>
              </table:table-cell>
              <table:table-cell office:value-type="float" office:value="109524.441235398">
                <text:p>109524.441235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1969857215881">
                <text:p>15.1969857215881</text:p>
              </table:table-cell>
              <table:table-cell office:value-type="float" office:value="109685.690969219">
                <text:p>109685.6909692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2720701694489">
                <text:p>15.2720701694489</text:p>
              </table:table-cell>
              <table:table-cell office:value-type="float" office:value="109530.005671156">
                <text:p>109530.005671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3470847606659">
                <text:p>15.3470847606659</text:p>
              </table:table-cell>
              <table:table-cell office:value-type="float" office:value="109632.004475041">
                <text:p>109632.004475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422078371048">
                <text:p>15.422078371048</text:p>
              </table:table-cell>
              <table:table-cell office:value-type="float" office:value="109662.676034666">
                <text:p>109662.676034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4971191883087">
                <text:p>15.4971191883087</text:p>
              </table:table-cell>
              <table:table-cell office:value-type="float" office:value="109593.689144193">
                <text:p>109593.6891441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5721828937531">
                <text:p>15.5721828937531</text:p>
              </table:table-cell>
              <table:table-cell office:value-type="float" office:value="109560.272189048">
                <text:p>109560.272189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6472296714783">
                <text:p>15.6472296714783</text:p>
              </table:table-cell>
              <table:table-cell office:value-type="float" office:value="109584.984849207">
                <text:p>109584.9848492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7222802639008">
                <text:p>15.7222802639008</text:p>
              </table:table-cell>
              <table:table-cell office:value-type="float" office:value="109579.414825992">
                <text:p>109579.414825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971973419189">
                <text:p>15.7971973419189</text:p>
              </table:table-cell>
              <table:table-cell office:value-type="float" office:value="109774.703145835">
                <text:p>109774.7031458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8722040653229">
                <text:p>15.8722040653229</text:p>
              </table:table-cell>
              <table:table-cell office:value-type="float" office:value="109643.504299096">
                <text:p>109643.5042990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9472303390503">
                <text:p>15.9472303390503</text:p>
              </table:table-cell>
              <table:table-cell office:value-type="float" office:value="109614.933428244">
                <text:p>109614.9334282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0222990512848">
                <text:p>16.0222990512848</text:p>
              </table:table-cell>
              <table:table-cell office:value-type="float" office:value="109552.964946437">
                <text:p>109552.964946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0582978725433">
                <text:p>16.0582978725433</text:p>
              </table:table-cell>
              <table:table-cell office:value-type="float" office:value="228451.924604278">
                <text:p>228451.9246042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1270849704742">
                <text:p>16.1270849704742</text:p>
              </table:table-cell>
              <table:table-cell office:value-type="float" office:value="119557.304311056">
                <text:p>119557.3043110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19588971138">
                <text:p>16.19588971138</text:p>
              </table:table-cell>
              <table:table-cell office:value-type="float" office:value="119526.647317283">
                <text:p>119526.647317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2646627426147">
                <text:p>16.2646627426147</text:p>
              </table:table-cell>
              <table:table-cell office:value-type="float" office:value="119581.758319322">
                <text:p>119581.758319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3334760665894">
                <text:p>16.3334760665894</text:p>
              </table:table-cell>
              <table:table-cell office:value-type="float" office:value="119511.738788181">
                <text:p>119511.7387881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4022719860077">
                <text:p>16.4022719860077</text:p>
              </table:table-cell>
              <table:table-cell office:value-type="float" office:value="119541.973848644">
                <text:p>119541.973848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710261821747">
                <text:p>16.4710261821747</text:p>
              </table:table-cell>
              <table:table-cell office:value-type="float" office:value="119614.517491053">
                <text:p>119614.5174910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5398743152618">
                <text:p>16.5398743152618</text:p>
              </table:table-cell>
              <table:table-cell office:value-type="float" office:value="119451.314527132">
                <text:p>119451.314527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6086277961731">
                <text:p>16.6086277961731</text:p>
              </table:table-cell>
              <table:table-cell office:value-type="float" office:value="119615.761863975">
                <text:p>119615.761863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6773052215576">
                <text:p>16.6773052215576</text:p>
              </table:table-cell>
              <table:table-cell office:value-type="float" office:value="119748.228096121">
                <text:p>119748.228096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7460656166077">
                <text:p>16.7460656166077</text:p>
              </table:table-cell>
              <table:table-cell office:value-type="float" office:value="119603.734010166">
                <text:p>119603.734010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8148727416992">
                <text:p>16.8148727416992</text:p>
              </table:table-cell>
              <table:table-cell office:value-type="float" office:value="119522.50568611">
                <text:p>119522.505686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8836324214935">
                <text:p>16.8836324214935</text:p>
              </table:table-cell>
              <table:table-cell office:value-type="float" office:value="119604.978158731">
                <text:p>119604.9781587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525496959686">
                <text:p>16.9525496959686</text:p>
              </table:table-cell>
              <table:table-cell office:value-type="float" office:value="119331.474766484">
                <text:p>119331.4747664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0212981700897">
                <text:p>17.0212981700897</text:p>
              </table:table-cell>
              <table:table-cell office:value-type="float" office:value="119624.473199423">
                <text:p>119624.4731994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102548122406">
                <text:p>20.102548122406</text:p>
              </table:table-cell>
              <table:table-cell office:value-type="float" office:value="2669.0466944487">
                <text:p>2669.04669444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2025830745697">
                <text:p>20.2025830745697</text:p>
              </table:table-cell>
              <table:table-cell office:value-type="float" office:value="82211.2653839462">
                <text:p>82211.2653839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1345024108887">
                <text:p>25.1345024108887</text:p>
              </table:table-cell>
              <table:table-cell office:value-type="float" office:value="1667.50496899613">
                <text:p>1667.504968996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.4280364513397">
                <text:p>31.4280364513397</text:p>
              </table:table-cell>
              <table:table-cell office:value-type="float" office:value="1306.73798650187">
                <text:p>1306.737986501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.5228559970856">
                <text:p>31.5228559970856</text:p>
              </table:table-cell>
              <table:table-cell office:value-type="float" office:value="86733.1723149494">
                <text:p>86733.1723149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.6177451610565">
                <text:p>31.6177451610565</text:p>
              </table:table-cell>
              <table:table-cell office:value-type="float" office:value="86669.5379729343">
                <text:p>86669.53797293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.7126500606537">
                <text:p>31.7126500606537</text:p>
              </table:table-cell>
              <table:table-cell office:value-type="float" office:value="86655.1678038487">
                <text:p>86655.16780384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.8074822425842">
                <text:p>31.8074822425842</text:p>
              </table:table-cell>
              <table:table-cell office:value-type="float" office:value="86721.6153059044">
                <text:p>86721.61530590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.9024102687836">
                <text:p>31.9024102687836</text:p>
              </table:table-cell>
              <table:table-cell office:value-type="float" office:value="86634.0566560427">
                <text:p>86634.0566560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.9972453117371">
                <text:p>31.9972453117371</text:p>
              </table:table-cell>
              <table:table-cell office:value-type="float" office:value="86718.999052209">
                <text:p>86718.9990522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.043135881424">
                <text:p>32.043135881424</text:p>
              </table:table-cell>
              <table:table-cell office:value-type="float" office:value="179208.932382234">
                <text:p>179208.9323822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.1309447288513">
                <text:p>32.1309447288513</text:p>
              </table:table-cell>
              <table:table-cell office:value-type="float" office:value="93657.9882431842">
                <text:p>93657.98824318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.2187516689301">
                <text:p>32.2187516689301</text:p>
              </table:table-cell>
              <table:table-cell office:value-type="float" office:value="93660.0226887037">
                <text:p>93660.02268870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.306542634964">
                <text:p>32.306542634964</text:p>
              </table:table-cell>
              <table:table-cell office:value-type="float" office:value="93677.0646403528">
                <text:p>93677.06464035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.3943729400635">
                <text:p>32.3943729400635</text:p>
              </table:table-cell>
              <table:table-cell office:value-type="float" office:value="93635.1068197303">
                <text:p>93635.1068197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4821310043335">
                <text:p>32.4821310043335</text:p>
              </table:table-cell>
              <table:table-cell office:value-type="float" office:value="93712.1855228698">
                <text:p>93712.18552286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5699667930603">
                <text:p>32.5699667930603</text:p>
              </table:table-cell>
              <table:table-cell office:value-type="float" office:value="93629.2611384056">
                <text:p>93629.26113840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6577787399292">
                <text:p>32.6577787399292</text:p>
              </table:table-cell>
              <table:table-cell office:value-type="float" office:value="93654.6824577123">
                <text:p>93654.68245771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.7455723285675">
                <text:p>32.7455723285675</text:p>
              </table:table-cell>
              <table:table-cell office:value-type="float" office:value="93674.2662824896">
                <text:p>93674.2662824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.8333768844604">
                <text:p>32.8333768844604</text:p>
              </table:table-cell>
              <table:table-cell office:value-type="float" office:value="93662.5658698975">
                <text:p>93662.5658698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.9212396144867">
                <text:p>32.9212396144867</text:p>
              </table:table-cell>
              <table:table-cell office:value-type="float" office:value="93600.5516507789">
                <text:p>93600.55165077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.0090510845184">
                <text:p>33.0090510845184</text:p>
              </table:table-cell>
              <table:table-cell office:value-type="float" office:value="93655.1910249031">
                <text:p>93655.1910249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0521600246429">
                <text:p>33.0521600246429</text:p>
              </table:table-cell>
              <table:table-cell office:value-type="float" office:value="190772.493507068">
                <text:p>190772.4935070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1346678733826">
                <text:p>33.1346678733826</text:p>
              </table:table-cell>
              <table:table-cell office:value-type="float" office:value="99675.3657455434">
                <text:p>99675.36574554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2172062397003">
                <text:p>33.2172062397003</text:p>
              </table:table-cell>
              <table:table-cell office:value-type="float" office:value="99638.5119659379">
                <text:p>99638.51196593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2997722625732">
                <text:p>33.2997722625732</text:p>
              </table:table-cell>
              <table:table-cell office:value-type="float" office:value="99605.1367601579">
                <text:p>99605.13676015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.3822875022888">
                <text:p>33.3822875022888</text:p>
              </table:table-cell>
              <table:table-cell office:value-type="float" office:value="99666.4377192323">
                <text:p>99666.43771923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.46484375">
                <text:p>33.46484375</text:p>
              </table:table-cell>
              <table:table-cell office:value-type="float" office:value="99616.9306140366">
                <text:p>99616.93061403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5473966598511">
                <text:p>33.5473966598511</text:p>
              </table:table-cell>
              <table:table-cell office:value-type="float" office:value="99620.9584233448">
                <text:p>99620.95842334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6299755573273">
                <text:p>33.6299755573273</text:p>
              </table:table-cell>
              <table:table-cell office:value-type="float" office:value="99589.6076521317">
                <text:p>99589.60765213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712532043457">
                <text:p>33.712532043457</text:p>
              </table:table-cell>
              <table:table-cell office:value-type="float" office:value="99616.6429258347">
                <text:p>99616.64292583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7950060367584">
                <text:p>33.7950060367584</text:p>
              </table:table-cell>
              <table:table-cell office:value-type="float" office:value="99716.2823187953">
                <text:p>99716.28231879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8775045871735">
                <text:p>33.8775045871735</text:p>
              </table:table-cell>
              <table:table-cell office:value-type="float" office:value="99686.6000508635">
                <text:p>99686.60005086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960013628006">
                <text:p>33.960013628006</text:p>
              </table:table-cell>
              <table:table-cell office:value-type="float" office:value="99673.9256331126">
                <text:p>99673.92563311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0426506996155">
                <text:p>34.0426506996155</text:p>
              </table:table-cell>
              <table:table-cell office:value-type="float" office:value="99519.4994186466">
                <text:p>99519.49941864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0905566215515">
                <text:p>34.0905566215515</text:p>
              </table:table-cell>
              <table:table-cell office:value-type="float" office:value="171669.799215655">
                <text:p>171669.7992156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1822228431702">
                <text:p>34.1822228431702</text:p>
              </table:table-cell>
              <table:table-cell office:value-type="float" office:value="89716.7992176365">
                <text:p>89716.7992176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.2739245891571">
                <text:p>34.2739245891571</text:p>
              </table:table-cell>
              <table:table-cell office:value-type="float" office:value="89682.043798505">
                <text:p>89682.0437985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3656921386719">
                <text:p>34.3656921386719</text:p>
              </table:table-cell>
              <table:table-cell office:value-type="float" office:value="89617.735719055">
                <text:p>89617.7357190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4574370384216">
                <text:p>34.4574370384216</text:p>
              </table:table-cell>
              <table:table-cell office:value-type="float" office:value="89639.8603348181">
                <text:p>89639.8603348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.5491626262665">
                <text:p>34.5491626262665</text:p>
              </table:table-cell>
              <table:table-cell office:value-type="float" office:value="89658.7331106635">
                <text:p>89658.73311066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6408534049988">
                <text:p>34.6408534049988</text:p>
              </table:table-cell>
              <table:table-cell office:value-type="float" office:value="89692.7707857163">
                <text:p>89692.77078571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7326726913452">
                <text:p>34.7326726913452</text:p>
              </table:table-cell>
              <table:table-cell office:value-type="float" office:value="89567.2393811767">
                <text:p>89567.23938117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8243298530579">
                <text:p>34.8243298530579</text:p>
              </table:table-cell>
              <table:table-cell office:value-type="float" office:value="89725.6673273714">
                <text:p>89725.66732737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916002035141">
                <text:p>34.916002035141</text:p>
              </table:table-cell>
              <table:table-cell office:value-type="float" office:value="89710.9658908559">
                <text:p>89710.96589085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0077228546143">
                <text:p>35.0077228546143</text:p>
              </table:table-cell>
              <table:table-cell office:value-type="float" office:value="89663.3942787331">
                <text:p>89663.39427873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0469186306">
                <text:p>35.0469186306</text:p>
              </table:table-cell>
              <table:table-cell office:value-type="float" office:value="209818.527460629">
                <text:p>209818.5274606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.1219472885132">
                <text:p>35.1219472885132</text:p>
              </table:table-cell>
              <table:table-cell office:value-type="float" office:value="109611.450194316">
                <text:p>109611.4501943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1969690322876">
                <text:p>35.1969690322876</text:p>
              </table:table-cell>
              <table:table-cell office:value-type="float" office:value="109621.552182646">
                <text:p>109621.552182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2720124721527">
                <text:p>35.2720124721527</text:p>
              </table:table-cell>
              <table:table-cell office:value-type="float" office:value="109589.85908405">
                <text:p>109589.85908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3470582962036">
                <text:p>35.3470582962036</text:p>
              </table:table-cell>
              <table:table-cell office:value-type="float" office:value="109586.37744349">
                <text:p>109586.377443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.4220778942108">
                <text:p>35.4220778942108</text:p>
              </table:table-cell>
              <table:table-cell office:value-type="float" office:value="109624.687661089">
                <text:p>109624.6876610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.4970679283142">
                <text:p>35.4970679283142</text:p>
              </table:table-cell>
              <table:table-cell office:value-type="float" office:value="109667.905853477">
                <text:p>109667.9058534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.5721547603607">
                <text:p>35.5721547603607</text:p>
              </table:table-cell>
              <table:table-cell office:value-type="float" office:value="109526.527832551">
                <text:p>109526.5278325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6471633911133">
                <text:p>35.6471633911133</text:p>
              </table:table-cell>
              <table:table-cell office:value-type="float" office:value="109640.71624143">
                <text:p>109640.71624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7222003936768">
                <text:p>35.7222003936768</text:p>
              </table:table-cell>
              <table:table-cell office:value-type="float" office:value="109599.260618693">
                <text:p>109599.260618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7972271442413">
                <text:p>35.7972271442413</text:p>
              </table:table-cell>
              <table:table-cell office:value-type="float" office:value="109614.236763748">
                <text:p>109614.2367637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.8722565174103">
                <text:p>35.8722565174103</text:p>
              </table:table-cell>
              <table:table-cell office:value-type="float" office:value="109610.405267306">
                <text:p>109610.4052673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9473788738251">
                <text:p>35.9473788738251</text:p>
              </table:table-cell>
              <table:table-cell office:value-type="float" office:value="109474.734186857">
                <text:p>109474.7341868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.0223596096039">
                <text:p>36.0223596096039</text:p>
              </table:table-cell>
              <table:table-cell office:value-type="float" office:value="109681.505717157">
                <text:p>109681.5057171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.0583419799805">
                <text:p>36.0583419799805</text:p>
              </table:table-cell>
              <table:table-cell office:value-type="float" office:value="228556.371187575">
                <text:p>228556.3711875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.1270892620087">
                <text:p>36.1270892620087</text:p>
              </table:table-cell>
              <table:table-cell office:value-type="float" office:value="119626.547513933">
                <text:p>119626.5475139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1958658695221">
                <text:p>36.1958658695221</text:p>
              </table:table-cell>
              <table:table-cell office:value-type="float" office:value="119575.540250286">
                <text:p>119575.5402502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64696598053">
                <text:p>36.264696598053</text:p>
              </table:table-cell>
              <table:table-cell office:value-type="float" office:value="119481.519018209">
                <text:p>119481.5190182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3334152698517">
                <text:p>36.3334152698517</text:p>
              </table:table-cell>
              <table:table-cell office:value-type="float" office:value="119676.352652597">
                <text:p>119676.3526525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4022662639618">
                <text:p>36.4022662639618</text:p>
              </table:table-cell>
              <table:table-cell office:value-type="float" office:value="119446.350866744">
                <text:p>119446.3508667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4710354804993">
                <text:p>36.4710354804993</text:p>
              </table:table-cell>
              <table:table-cell office:value-type="float" office:value="119588.391639133">
                <text:p>119588.3916391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5397214889526">
                <text:p>36.5397214889526</text:p>
              </table:table-cell>
              <table:table-cell office:value-type="float" office:value="119733.264243813">
                <text:p>119733.2642438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6085748672485">
                <text:p>36.6085748672485</text:p>
              </table:table-cell>
              <table:table-cell office:value-type="float" office:value="119442.214798194">
                <text:p>119442.2147981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677374124527">
                <text:p>36.677374124527</text:p>
              </table:table-cell>
              <table:table-cell office:value-type="float" office:value="119536.174158335">
                <text:p>119536.1741583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7462024688721">
                <text:p>36.7462024688721</text:p>
              </table:table-cell>
              <table:table-cell office:value-type="float" office:value="119485.657809323">
                <text:p>119485.6578093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8150129318237">
                <text:p>36.8150129318237</text:p>
              </table:table-cell>
              <table:table-cell office:value-type="float" office:value="119516.707884634">
                <text:p>119516.7078846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8837740421295">
                <text:p>36.8837740421295</text:p>
              </table:table-cell>
              <table:table-cell office:value-type="float" office:value="119602.489887485">
                <text:p>119602.4898874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9525301456451">
                <text:p>36.9525301456451</text:p>
              </table:table-cell>
              <table:table-cell office:value-type="float" office:value="119611.199289836">
                <text:p>119611.199289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.0213029384613">
                <text:p>37.0213029384613</text:p>
              </table:table-cell>
              <table:table-cell office:value-type="float" office:value="119582.172880251">
                <text:p>119582.1728802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.1130785942078">
                <text:p>40.1130785942078</text:p>
              </table:table-cell>
              <table:table-cell office:value-type="float" office:value="2659.96013802445">
                <text:p>2659.960138024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.213160276413">
                <text:p>40.213160276413</text:p>
              </table:table-cell>
              <table:table-cell office:value-type="float" office:value="82172.8793800459">
                <text:p>82172.87938004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076646566391">
                <text:p>44.076646566391</text:p>
              </table:table-cell>
              <table:table-cell office:value-type="float" office:value="2128.64738806845">
                <text:p>2128.647388068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.4319052696228">
                <text:p>50.4319052696228</text:p>
              </table:table-cell>
              <table:table-cell office:value-type="float" office:value="1294.04645570414">
                <text:p>1294.046455704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.523594379425">
                <text:p>50.523594379425</text:p>
              </table:table-cell>
              <table:table-cell office:value-type="float" office:value="89694.4033783011">
                <text:p>89694.40337830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.6153912544251">
                <text:p>50.6153912544251</text:p>
              </table:table-cell>
              <table:table-cell office:value-type="float" office:value="89589.1063829787">
                <text:p>89589.10638297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.707047700882">
                <text:p>50.707047700882</text:p>
              </table:table-cell>
              <table:table-cell office:value-type="float" office:value="89726.367515965">
                <text:p>89726.3675159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.7987830638885">
                <text:p>50.7987830638885</text:p>
              </table:table-cell>
              <table:table-cell office:value-type="float" office:value="89649.1792310131">
                <text:p>89649.17923101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.8905320167542">
                <text:p>50.8905320167542</text:p>
              </table:table-cell>
              <table:table-cell office:value-type="float" office:value="89635.9003905692">
                <text:p>89635.90039056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9822549819946">
                <text:p>50.9822549819946</text:p>
              </table:table-cell>
              <table:table-cell office:value-type="float" office:value="89661.2966931279">
                <text:p>89661.29669312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.0912299156189">
                <text:p>51.0912299156189</text:p>
              </table:table-cell>
              <table:table-cell office:value-type="float" office:value="75466.8961612343">
                <text:p>75466.89616123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4280734062195">
                <text:p>51.4280734062195</text:p>
              </table:table-cell>
              <table:table-cell office:value-type="float" office:value="24414.8995883422">
                <text:p>24414.89958834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522935628891">
                <text:p>51.522935628891</text:p>
              </table:table-cell>
              <table:table-cell office:value-type="float" office:value="86694.1525129373">
                <text:p>86694.15251293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.6179120540619">
                <text:p>51.6179120540619</text:p>
              </table:table-cell>
              <table:table-cell office:value-type="float" office:value="86589.908866352">
                <text:p>86589.9088663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.71271276474">
                <text:p>51.71271276474</text:p>
              </table:table-cell>
              <table:table-cell office:value-type="float" office:value="86750.4045188533">
                <text:p>86750.40451885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.8075475692749">
                <text:p>51.8075475692749</text:p>
              </table:table-cell>
              <table:table-cell office:value-type="float" office:value="86719.217067321">
                <text:p>86719.2170673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.9025096893311">
                <text:p>51.9025096893311</text:p>
              </table:table-cell>
              <table:table-cell office:value-type="float" office:value="86602.9527893548">
                <text:p>86602.95278935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.9974038600922">
                <text:p>51.9974038600922</text:p>
              </table:table-cell>
              <table:table-cell office:value-type="float" office:value="86664.9651294549">
                <text:p>86664.96512945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.0431318283081">
                <text:p>52.0431318283081</text:p>
              </table:table-cell>
              <table:table-cell office:value-type="float" office:value="179846.171191416">
                <text:p>179846.171191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.130989074707">
                <text:p>52.130989074707</text:p>
              </table:table-cell>
              <table:table-cell office:value-type="float" office:value="93606.3937476255">
                <text:p>93606.39374762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.2188303470612">
                <text:p>52.2188303470612</text:p>
              </table:table-cell>
              <table:table-cell office:value-type="float" office:value="93623.4161869322">
                <text:p>93623.41618693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.3066086769104">
                <text:p>52.3066086769104</text:p>
              </table:table-cell>
              <table:table-cell office:value-type="float" office:value="93690.5499811228">
                <text:p>93690.54998112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.3944506645203">
                <text:p>52.3944506645203</text:p>
              </table:table-cell>
              <table:table-cell office:value-type="float" office:value="93622.6538557579">
                <text:p>93622.65385575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.482218503952">
                <text:p>52.482218503952</text:p>
              </table:table-cell>
              <table:table-cell office:value-type="float" office:value="93701.7483083192">
                <text:p>93701.74830831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.570072889328">
                <text:p>52.570072889328</text:p>
              </table:table-cell>
              <table:table-cell office:value-type="float" office:value="93609.4420876663">
                <text:p>93609.44208766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.6578621864319">
                <text:p>52.6578621864319</text:p>
              </table:table-cell>
              <table:table-cell office:value-type="float" office:value="93678.8455005907">
                <text:p>93678.84550059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7457194328308">
                <text:p>52.7457194328308</text:p>
              </table:table-cell>
              <table:table-cell office:value-type="float" office:value="93606.3937476255">
                <text:p>93606.39374762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.8335525989533">
                <text:p>52.8335525989533</text:p>
              </table:table-cell>
              <table:table-cell office:value-type="float" office:value="93632.0568079718">
                <text:p>93632.05680797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.9213485717773">
                <text:p>52.9213485717773</text:p>
              </table:table-cell>
              <table:table-cell office:value-type="float" office:value="93671.7224658717">
                <text:p>93671.72246587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3.0091259479523">
                <text:p>53.0091259479523</text:p>
              </table:table-cell>
              <table:table-cell office:value-type="float" office:value="93691.5679002621">
                <text:p>93691.56790026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.0522356033325">
                <text:p>53.0522356033325</text:p>
              </table:table-cell>
              <table:table-cell office:value-type="float" office:value="190769.328296878">
                <text:p>190769.3282968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.1347589492798">
                <text:p>53.1347589492798</text:p>
              </table:table-cell>
              <table:table-cell office:value-type="float" office:value="99656.6475292378">
                <text:p>99656.64752923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.217353105545">
                <text:p>53.217353105545</text:p>
              </table:table-cell>
              <table:table-cell office:value-type="float" office:value="99571.2090524645">
                <text:p>99571.20905246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3.2999005317688">
                <text:p>53.2999005317688</text:p>
              </table:table-cell>
              <table:table-cell office:value-type="float" office:value="99627.5762457795">
                <text:p>99627.57624577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.3823742866516">
                <text:p>53.3823742866516</text:p>
              </table:table-cell>
              <table:table-cell office:value-type="float" office:value="99716.5705827937">
                <text:p>99716.57058279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.4649195671082">
                <text:p>53.4649195671082</text:p>
              </table:table-cell>
              <table:table-cell office:value-type="float" office:value="99630.1660678182">
                <text:p>99630.16606781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.5475063323975">
                <text:p>53.5475063323975</text:p>
              </table:table-cell>
              <table:table-cell office:value-type="float" office:value="99580.1200251736">
                <text:p>99580.12002517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.6300127506256">
                <text:p>53.6300127506256</text:p>
              </table:table-cell>
              <table:table-cell office:value-type="float" office:value="99677.0939353922">
                <text:p>99677.09393539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.7125236988068">
                <text:p>53.7125236988068</text:p>
              </table:table-cell>
              <table:table-cell office:value-type="float" office:value="99671.6215397774">
                <text:p>99671.62153977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.7951154708862">
                <text:p>53.7951154708862</text:p>
              </table:table-cell>
              <table:table-cell office:value-type="float" office:value="99574.0833855347">
                <text:p>99574.08338553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3.8775744438171">
                <text:p>53.8775744438171</text:p>
              </table:table-cell>
              <table:table-cell office:value-type="float" office:value="99734.4462062465">
                <text:p>99734.44620624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3.9601812362671">
                <text:p>53.9601812362671</text:p>
              </table:table-cell>
              <table:table-cell office:value-type="float" office:value="99555.97785718">
                <text:p>99555.977857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.0412704944611">
                <text:p>54.0412704944611</text:p>
              </table:table-cell>
              <table:table-cell office:value-type="float" office:value="101419.105109184">
                <text:p>101419.1051091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.0891809463501">
                <text:p>54.0891809463501</text:p>
              </table:table-cell>
              <table:table-cell office:value-type="float" office:value="171653.567765276">
                <text:p>171653.567765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.1808836460114">
                <text:p>54.1808836460114</text:p>
              </table:table-cell>
              <table:table-cell office:value-type="float" office:value="89681.1111382657">
                <text:p>89681.11113826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4.2726111412048">
                <text:p>54.2726111412048</text:p>
              </table:table-cell>
              <table:table-cell office:value-type="float" office:value="89656.8687791273">
                <text:p>89656.86877912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.3643183708191">
                <text:p>54.3643183708191</text:p>
              </table:table-cell>
              <table:table-cell office:value-type="float" office:value="89676.6812670286">
                <text:p>89676.68126702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.4560022354126">
                <text:p>54.4560022354126</text:p>
              </table:table-cell>
              <table:table-cell office:value-type="float" office:value="89699.534770511">
                <text:p>89699.5347705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.5477373600006">
                <text:p>54.5477373600006</text:p>
              </table:table-cell>
              <table:table-cell office:value-type="float" office:value="89649.4122282432">
                <text:p>89649.41222824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.6394989490509">
                <text:p>54.6394989490509</text:p>
              </table:table-cell>
              <table:table-cell office:value-type="float" office:value="89623.556927426">
                <text:p>89623.5569274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.7312157154083">
                <text:p>54.7312157154083</text:p>
              </table:table-cell>
              <table:table-cell office:value-type="float" office:value="89667.356652664">
                <text:p>89667.3566526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.8228187561035">
                <text:p>54.8228187561035</text:p>
              </table:table-cell>
              <table:table-cell office:value-type="float" office:value="89778.6791528613">
                <text:p>89778.67915286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.9146676063538">
                <text:p>54.9146676063538</text:p>
              </table:table-cell>
              <table:table-cell office:value-type="float" office:value="89538.4098722361">
                <text:p>89538.40987223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5.0063147544861">
                <text:p>55.0063147544861</text:p>
              </table:table-cell>
              <table:table-cell office:value-type="float" office:value="89735.4709622369">
                <text:p>89735.47096223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5.0455007553101">
                <text:p>55.0455007553101</text:p>
              </table:table-cell>
              <table:table-cell office:value-type="float" office:value="209870.867837282">
                <text:p>209870.8678372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.1205451488495">
                <text:p>55.1205451488495</text:p>
              </table:table-cell>
              <table:table-cell office:value-type="float" office:value="109588.466401278">
                <text:p>109588.4664012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5.1955454349518">
                <text:p>55.1955454349518</text:p>
              </table:table-cell>
              <table:table-cell office:value-type="float" office:value="109652.915040658">
                <text:p>109652.9150406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5.2706115245819">
                <text:p>55.2706115245819</text:p>
              </table:table-cell>
              <table:table-cell office:value-type="float" office:value="109556.79242814">
                <text:p>109556.792428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.3456571102142">
                <text:p>55.3456571102142</text:p>
              </table:table-cell>
              <table:table-cell office:value-type="float" office:value="109586.725597591">
                <text:p>109586.7255975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.4207916259766">
                <text:p>55.4207916259766</text:p>
              </table:table-cell>
              <table:table-cell office:value-type="float" office:value="109457.017411475">
                <text:p>109457.0174114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.4956800937653">
                <text:p>55.4956800937653</text:p>
              </table:table-cell>
              <table:table-cell office:value-type="float" office:value="109816.641237803">
                <text:p>109816.6412378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.5707831382752">
                <text:p>55.5707831382752</text:p>
              </table:table-cell>
              <table:table-cell office:value-type="float" office:value="109502.884385962">
                <text:p>109502.8843859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.6457862854004">
                <text:p>55.6457862854004</text:p>
              </table:table-cell>
              <table:table-cell office:value-type="float" office:value="109648.732289422">
                <text:p>109648.7322894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.7208228111267">
                <text:p>55.7208228111267</text:p>
              </table:table-cell>
              <table:table-cell office:value-type="float" office:value="109599.957092836">
                <text:p>109599.9570928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7958786487579">
                <text:p>55.7958786487579</text:p>
              </table:table-cell>
              <table:table-cell office:value-type="float" office:value="109571.756968555">
                <text:p>109571.7569685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8708891868591">
                <text:p>55.8708891868591</text:p>
              </table:table-cell>
              <table:table-cell office:value-type="float" office:value="109637.928325551">
                <text:p>109637.9283255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9459404945374">
                <text:p>55.9459404945374</text:p>
              </table:table-cell>
              <table:table-cell office:value-type="float" office:value="109578.370509676">
                <text:p>109578.3705096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.0208733081818">
                <text:p>56.0208733081818</text:p>
              </table:table-cell>
              <table:table-cell office:value-type="float" office:value="109751.650845872">
                <text:p>109751.6508458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0569262504578">
                <text:p>56.0569262504578</text:p>
              </table:table-cell>
              <table:table-cell office:value-type="float" office:value="228108.983090526">
                <text:p>228108.9830905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1256811618805">
                <text:p>56.1256811618805</text:p>
              </table:table-cell>
              <table:table-cell office:value-type="float" office:value="119613.273144022">
                <text:p>119613.2731440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1945593357086">
                <text:p>56.1945593357086</text:p>
              </table:table-cell>
              <table:table-cell office:value-type="float" office:value="119399.216659282">
                <text:p>119399.2166592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.2633163928986">
                <text:p>56.2633163928986</text:p>
              </table:table-cell>
              <table:table-cell office:value-type="float" office:value="119609.540258263">
                <text:p>119609.5402582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6.3320555686951">
                <text:p>56.3320555686951</text:p>
              </table:table-cell>
              <table:table-cell office:value-type="float" office:value="119640.654760625">
                <text:p>119640.6547606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.4008116722107">
                <text:p>56.4008116722107</text:p>
              </table:table-cell>
              <table:table-cell office:value-type="float" office:value="119611.199289836">
                <text:p>119611.1992898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6.469587802887">
                <text:p>56.469587802887</text:p>
              </table:table-cell>
              <table:table-cell office:value-type="float" office:value="119576.369288795">
                <text:p>119576.3692887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6.5383763313294">
                <text:p>56.5383763313294</text:p>
              </table:table-cell>
              <table:table-cell office:value-type="float" office:value="119554.818023014">
                <text:p>119554.8180230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6.607173204422">
                <text:p>56.607173204422</text:p>
              </table:table-cell>
              <table:table-cell office:value-type="float" office:value="119540.316736844">
                <text:p>119540.3167368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.6759877204895">
                <text:p>56.6759877204895</text:p>
              </table:table-cell>
              <table:table-cell office:value-type="float" office:value="119509.668453274">
                <text:p>119509.6684532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.7447481155396">
                <text:p>56.7447481155396</text:p>
              </table:table-cell>
              <table:table-cell office:value-type="float" office:value="119603.734010166">
                <text:p>119603.7340101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.8135557174683">
                <text:p>56.8135557174683</text:p>
              </table:table-cell>
              <table:table-cell office:value-type="float" office:value="119521.677394317">
                <text:p>119521.6773943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.8823592662811">
                <text:p>56.8823592662811</text:p>
              </table:table-cell>
              <table:table-cell office:value-type="float" office:value="119528.718240506">
                <text:p>119528.7182405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.9511098861694">
                <text:p>56.9511098861694</text:p>
              </table:table-cell>
              <table:table-cell office:value-type="float" office:value="119620.73961458">
                <text:p>119620.739614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.0198678970337">
                <text:p>57.0198678970337</text:p>
              </table:table-cell>
              <table:table-cell office:value-type="float" office:value="119607.881272712">
                <text:p>119607.8812727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.1234874725342">
                <text:p>60.1234874725342</text:p>
              </table:table-cell>
              <table:table-cell office:value-type="float" office:value="2649.80929522388">
                <text:p>2649.809295223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2234644889832">
                <text:p>60.2234644889832</text:p>
              </table:table-cell>
              <table:table-cell office:value-type="float" office:value="82258.9060176375">
                <text:p>82258.9060176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.6728122234344">
                <text:p>70.6728122234344</text:p>
              </table:table-cell>
              <table:table-cell office:value-type="float" office:value="787.034770877194">
                <text:p>787.0347708771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.7644827365875">
                <text:p>70.7644827365875</text:p>
              </table:table-cell>
              <table:table-cell office:value-type="float" office:value="89712.5991458904">
                <text:p>89712.59914589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.8561587333679">
                <text:p>70.8561587333679</text:p>
              </table:table-cell>
              <table:table-cell office:value-type="float" office:value="89707.2329597911">
                <text:p>89707.23295979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9478893280029">
                <text:p>70.9478893280029</text:p>
              </table:table-cell>
              <table:table-cell office:value-type="float" office:value="89653.8394057378">
                <text:p>89653.83940573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.0912475585937">
                <text:p>71.0912475585937</text:p>
              </table:table-cell>
              <table:table-cell office:value-type="float" office:value="57366.7794733971">
                <text:p>57366.77947339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1.4280459880829">
                <text:p>71.4280459880829</text:p>
              </table:table-cell>
              <table:table-cell office:value-type="float" office:value="24418.1661193443">
                <text:p>24418.16611934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1.5229616165161">
                <text:p>71.5229616165161</text:p>
              </table:table-cell>
              <table:table-cell office:value-type="float" office:value="86645.3726931337">
                <text:p>86645.37269313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1.6178183555603">
                <text:p>71.6178183555603</text:p>
              </table:table-cell>
              <table:table-cell office:value-type="float" office:value="86699.1642646371">
                <text:p>86699.1642646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1.7126471996307">
                <text:p>71.7126471996307</text:p>
              </table:table-cell>
              <table:table-cell office:value-type="float" office:value="86724.6678014085">
                <text:p>86724.66780140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.8075726032257">
                <text:p>71.8075726032257</text:p>
              </table:table-cell>
              <table:table-cell office:value-type="float" office:value="86636.450186615">
                <text:p>86636.4501866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1.9025263786316">
                <text:p>71.9025263786316</text:p>
              </table:table-cell>
              <table:table-cell office:value-type="float" office:value="86610.5635594391">
                <text:p>86610.56355943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.9972641468048">
                <text:p>71.9972641468048</text:p>
              </table:table-cell>
              <table:table-cell office:value-type="float" office:value="86808.0403262541">
                <text:p>86808.04032625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.0431799888611">
                <text:p>72.0431799888611</text:p>
              </table:table-cell>
              <table:table-cell office:value-type="float" office:value="179110.294654309">
                <text:p>179110.294654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.131032705307">
                <text:p>72.131032705307</text:p>
              </table:table-cell>
              <table:table-cell office:value-type="float" office:value="93611.2203777128">
                <text:p>93611.22037771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.2187931537628">
                <text:p>72.2187931537628</text:p>
              </table:table-cell>
              <table:table-cell office:value-type="float" office:value="93709.6396463947">
                <text:p>93709.63964639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.3066248893738">
                <text:p>72.3066248893738</text:p>
              </table:table-cell>
              <table:table-cell office:value-type="float" office:value="93633.5817890134">
                <text:p>93633.58178901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2.3944320678711">
                <text:p>72.3944320678711</text:p>
              </table:table-cell>
              <table:table-cell office:value-type="float" office:value="93659.7683781802">
                <text:p>93659.76837818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2.4822509288788">
                <text:p>72.4822509288788</text:p>
              </table:table-cell>
              <table:table-cell office:value-type="float" office:value="93647.3088540719">
                <text:p>93647.30885407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2.5700700283051">
                <text:p>72.5700700283051</text:p>
              </table:table-cell>
              <table:table-cell office:value-type="float" office:value="93647.0546125862">
                <text:p>93647.05461258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.6578326225281">
                <text:p>72.6578326225281</text:p>
              </table:table-cell>
              <table:table-cell office:value-type="float" office:value="93707.3484758342">
                <text:p>93707.34847583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2.7457187175751">
                <text:p>72.7457187175751</text:p>
              </table:table-cell>
              <table:table-cell office:value-type="float" office:value="93575.6674090733">
                <text:p>93575.66740907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.8335683345795">
                <text:p>72.8335683345795</text:p>
              </table:table-cell>
              <table:table-cell office:value-type="float" office:value="93614.5230956284">
                <text:p>93614.52309562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2.9212555885315">
                <text:p>72.9212555885315</text:p>
              </table:table-cell>
              <table:table-cell office:value-type="float" office:value="93787.8611696444">
                <text:p>93787.86116964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.0090708732605">
                <text:p>73.0090708732605</text:p>
              </table:table-cell>
              <table:table-cell office:value-type="float" office:value="93651.1226420217">
                <text:p>93651.12264202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.0521993637085">
                <text:p>73.0521993637085</text:p>
              </table:table-cell>
              <table:table-cell office:value-type="float" office:value="190686.015545015">
                <text:p>190686.0155450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.1347510814667">
                <text:p>73.1347510814667</text:p>
              </table:table-cell>
              <table:table-cell office:value-type="float" office:value="99622.3970056058">
                <text:p>99622.39700560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.2172105312347">
                <text:p>73.2172105312347</text:p>
              </table:table-cell>
              <table:table-cell office:value-type="float" office:value="99733.8694731972">
                <text:p>99733.86947319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.2998671531677">
                <text:p>73.2998671531677</text:p>
              </table:table-cell>
              <table:table-cell office:value-type="float" office:value="99495.9606100027">
                <text:p>99495.96061000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.3823282718658">
                <text:p>73.3823282718658</text:p>
              </table:table-cell>
              <table:table-cell office:value-type="float" office:value="99731.8509600511">
                <text:p>99731.85096005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3.4648954868317">
                <text:p>73.4648954868317</text:p>
              </table:table-cell>
              <table:table-cell office:value-type="float" office:value="99603.6986763381">
                <text:p>99603.69867633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3.5474286079407">
                <text:p>73.5474286079407</text:p>
              </table:table-cell>
              <table:table-cell office:value-type="float" office:value="99644.8442697064">
                <text:p>99644.84426970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3.6299655437469">
                <text:p>73.6299655437469</text:p>
              </table:table-cell>
              <table:table-cell office:value-type="float" office:value="99640.2388780565">
                <text:p>99640.23887805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3.7124726772308">
                <text:p>73.7124726772308</text:p>
              </table:table-cell>
              <table:table-cell office:value-type="float" office:value="99676.2298329769">
                <text:p>99676.22983297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3.7950644493103">
                <text:p>73.7950644493103</text:p>
              </table:table-cell>
              <table:table-cell office:value-type="float" office:value="99574.0833855347">
                <text:p>99574.08338553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3.8776586055756">
                <text:p>73.8776586055756</text:p>
              </table:table-cell>
              <table:table-cell office:value-type="float" office:value="99571.2090524645">
                <text:p>99571.20905246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3.9601912498474">
                <text:p>73.9601912498474</text:p>
              </table:table-cell>
              <table:table-cell office:value-type="float" office:value="99645.4199735966">
                <text:p>99645.41997359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.0026760101318">
                <text:p>74.0026760101318</text:p>
              </table:table-cell>
              <table:table-cell office:value-type="float" office:value="193575.29488086">
                <text:p>193575.294880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4.0506637096405">
                <text:p>74.0506637096405</text:p>
              </table:table-cell>
              <table:table-cell office:value-type="float" office:value="171377.250508011">
                <text:p>171377.2505080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4.1423599720001">
                <text:p>74.1423599720001</text:p>
              </table:table-cell>
              <table:table-cell office:value-type="float" office:value="89687.4069713626">
                <text:p>89687.40697136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4.2340488433838">
                <text:p>74.2340488433838</text:p>
              </table:table-cell>
              <table:table-cell office:value-type="float" office:value="89694.6366106649">
                <text:p>89694.63661066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.3257915973663">
                <text:p>74.3257915973663</text:p>
              </table:table-cell>
              <table:table-cell office:value-type="float" office:value="89641.9569175435">
                <text:p>89641.95691754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.4174880981445">
                <text:p>74.4174880981445</text:p>
              </table:table-cell>
              <table:table-cell office:value-type="float" office:value="89687.1737765956">
                <text:p>89687.17377659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.5091888904572">
                <text:p>74.5091888904572</text:p>
              </table:table-cell>
              <table:table-cell office:value-type="float" office:value="89682.9764781434">
                <text:p>89682.97647814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.6009545326233">
                <text:p>74.6009545326233</text:p>
              </table:table-cell>
              <table:table-cell office:value-type="float" office:value="89619.598423458">
                <text:p>89619.5984234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4.6925587654114">
                <text:p>74.6925587654114</text:p>
              </table:table-cell>
              <table:table-cell office:value-type="float" office:value="89777.5108168322">
                <text:p>89777.51081683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.7842972278595">
                <text:p>74.7842972278595</text:p>
              </table:table-cell>
              <table:table-cell office:value-type="float" office:value="89646.1503772295">
                <text:p>89646.15037722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.8759841918945">
                <text:p>74.8759841918945</text:p>
              </table:table-cell>
              <table:table-cell office:value-type="float" office:value="89696.5025132423">
                <text:p>89696.50251324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.9677505493164">
                <text:p>74.9677505493164</text:p>
              </table:table-cell>
              <table:table-cell office:value-type="float" office:value="89618.8999002328">
                <text:p>89618.89990023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.0595629215241">
                <text:p>75.0595629215241</text:p>
              </table:table-cell>
              <table:table-cell office:value-type="float" office:value="89573.9844451542">
                <text:p>89573.98444515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.0987198352814">
                <text:p>75.0987198352814</text:p>
              </table:table-cell>
              <table:table-cell office:value-type="float" office:value="210026.766945128">
                <text:p>210026.7669451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.1737895011902">
                <text:p>75.1737895011902</text:p>
              </table:table-cell>
              <table:table-cell office:value-type="float" office:value="109551.573201213">
                <text:p>109551.5732012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.2487988471985">
                <text:p>75.2487988471985</text:p>
              </table:table-cell>
              <table:table-cell office:value-type="float" office:value="109639.67075636">
                <text:p>109639.670756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.3238534927368">
                <text:p>75.3238534927368</text:p>
              </table:table-cell>
              <table:table-cell office:value-type="float" office:value="109573.497296714">
                <text:p>109573.4972967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.3988761901856">
                <text:p>75.3988761901856</text:p>
              </table:table-cell>
              <table:table-cell office:value-type="float" office:value="109620.158694243">
                <text:p>109620.1586942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5.473917722702">
                <text:p>75.473917722702</text:p>
              </table:table-cell>
              <table:table-cell office:value-type="float" office:value="109592.644555786">
                <text:p>109592.6445557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5.5489156246185">
                <text:p>75.5489156246185</text:p>
              </table:table-cell>
              <table:table-cell office:value-type="float" office:value="109656.400910467">
                <text:p>109656.4009104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5.6239519119263">
                <text:p>75.6239519119263</text:p>
              </table:table-cell>
              <table:table-cell office:value-type="float" office:value="109600.305333227">
                <text:p>109600.3053332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5.6989641189575">
                <text:p>75.6989641189575</text:p>
              </table:table-cell>
              <table:table-cell office:value-type="float" office:value="109635.48901546">
                <text:p>109635.489015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.7740316390991">
                <text:p>75.7740316390991</text:p>
              </table:table-cell>
              <table:table-cell office:value-type="float" office:value="109554.704677694">
                <text:p>109554.7046776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8490715026855">
                <text:p>75.8490715026855</text:p>
              </table:table-cell>
              <table:table-cell office:value-type="float" office:value="109595.081959713">
                <text:p>109595.0819597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9241058826447">
                <text:p>75.9241058826447</text:p>
              </table:table-cell>
              <table:table-cell office:value-type="float" office:value="109603.091336026">
                <text:p>109603.0913360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9991035461426">
                <text:p>75.9991035461426</text:p>
              </table:table-cell>
              <table:table-cell office:value-type="float" office:value="109656.749509637">
                <text:p>109656.7495096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.0349748134613">
                <text:p>76.0349748134613</text:p>
              </table:table-cell>
              <table:table-cell office:value-type="float" office:value="229264.272347213">
                <text:p>229264.2723472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.1038734912872">
                <text:p>76.1038734912872</text:p>
              </table:table-cell>
              <table:table-cell office:value-type="float" office:value="119363.683883425">
                <text:p>119363.6838834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1726562976837">
                <text:p>76.1726562976837</text:p>
              </table:table-cell>
              <table:table-cell office:value-type="float" office:value="119564.763795685">
                <text:p>119564.7637956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241438627243">
                <text:p>76.241438627243</text:p>
              </table:table-cell>
              <table:table-cell office:value-type="float" office:value="119565.59268477">
                <text:p>119565.592684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.3101141452789">
                <text:p>76.3101141452789</text:p>
              </table:table-cell>
              <table:table-cell office:value-type="float" office:value="119751.553904585">
                <text:p>119751.5539045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.3789415359497">
                <text:p>76.3789415359497</text:p>
              </table:table-cell>
              <table:table-cell office:value-type="float" office:value="119487.313406054">
                <text:p>119487.3134060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.4477837085724">
                <text:p>76.4477837085724</text:p>
              </table:table-cell>
              <table:table-cell office:value-type="float" office:value="119461.656811373">
                <text:p>119461.6568113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.5165615081787">
                <text:p>76.5165615081787</text:p>
              </table:table-cell>
              <table:table-cell office:value-type="float" office:value="119573.467704307">
                <text:p>119573.4677043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6.5853872299194">
                <text:p>76.5853872299194</text:p>
              </table:table-cell>
              <table:table-cell office:value-type="float" office:value="119490.210810736">
                <text:p>119490.2108107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6.6541111469269">
                <text:p>76.6541111469269</text:p>
              </table:table-cell>
              <table:table-cell office:value-type="float" office:value="119667.218606136">
                <text:p>119667.2186061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.7229175567627">
                <text:p>76.7229175567627</text:p>
              </table:table-cell>
              <table:table-cell office:value-type="float" office:value="119523.748145325">
                <text:p>119523.7481453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.7916765213013">
                <text:p>76.7916765213013</text:p>
              </table:table-cell>
              <table:table-cell office:value-type="float" office:value="119606.222333181">
                <text:p>119606.2223331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.8604638576508">
                <text:p>76.8604638576508</text:p>
              </table:table-cell>
              <table:table-cell office:value-type="float" office:value="119556.889922534">
                <text:p>119556.8899225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.9291570186615">
                <text:p>76.9291570186615</text:p>
              </table:table-cell>
              <table:table-cell office:value-type="float" office:value="119720.797223379">
                <text:p>119720.7972233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.998067855835">
                <text:p>76.998067855835</text:p>
              </table:table-cell>
              <table:table-cell office:value-type="float" office:value="119342.622108894">
                <text:p>119342.6221088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.134660243988">
                <text:p>80.134660243988</text:p>
              </table:table-cell>
              <table:table-cell office:value-type="float" office:value="2621.95369441757">
                <text:p>2621.953694417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.2346932888031">
                <text:p>80.2346932888031</text:p>
              </table:table-cell>
              <table:table-cell office:value-type="float" office:value="82212.8329214027">
                <text:p>82212.83292140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3743488788605">
                <text:p>80.3743488788605</text:p>
              </table:table-cell>
              <table:table-cell office:value-type="float" office:value="58887.7251288075">
                <text:p>58887.72512880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466073513031">
                <text:p>80.466073513031</text:p>
              </table:table-cell>
              <table:table-cell office:value-type="float" office:value="89659.6653055071">
                <text:p>89659.66530550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5578210353851">
                <text:p>80.5578210353851</text:p>
              </table:table-cell>
              <table:table-cell office:value-type="float" office:value="89637.2979779999">
                <text:p>89637.29797799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.6495220661163">
                <text:p>80.6495220661163</text:p>
              </table:table-cell>
              <table:table-cell office:value-type="float" office:value="89682.7433064151">
                <text:p>89682.74330641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.7410950660706">
                <text:p>80.7410950660706</text:p>
              </table:table-cell>
              <table:table-cell office:value-type="float" office:value="89808.1312626112">
                <text:p>89808.13126261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0.8328988552094">
                <text:p>80.8328988552094</text:p>
              </table:table-cell>
              <table:table-cell office:value-type="float" office:value="89582.3590414826">
                <text:p>89582.35904148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0.9245979785919">
                <text:p>80.9245979785919</text:p>
              </table:table-cell>
              <table:table-cell office:value-type="float" office:value="89684.6087141914">
                <text:p>89684.60871419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.0162341594696">
                <text:p>81.0162341594696</text:p>
              </table:table-cell>
              <table:table-cell office:value-type="float" office:value="89746.2107350072">
                <text:p>89746.21073500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1.0657227039337">
                <text:p>81.0657227039337</text:p>
              </table:table-cell>
              <table:table-cell office:value-type="float" office:value="166179.872312955">
                <text:p>166179.8723129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1.160630941391">
                <text:p>81.160630941391</text:p>
              </table:table-cell>
              <table:table-cell office:value-type="float" office:value="86652.120198757">
                <text:p>86652.1201987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1.2556409835815">
                <text:p>81.2556409835815</text:p>
              </table:table-cell>
              <table:table-cell office:value-type="float" office:value="86559.271108479">
                <text:p>86559.2711084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.3505432605743">
                <text:p>81.3505432605743</text:p>
              </table:table-cell>
              <table:table-cell office:value-type="float" office:value="86657.5625010991">
                <text:p>86657.56250109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1.4454336166382">
                <text:p>81.4454336166382</text:p>
              </table:table-cell>
              <table:table-cell office:value-type="float" office:value="86668.4491569074">
                <text:p>86668.44915690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1.5402798652649">
                <text:p>81.5402798652649</text:p>
              </table:table-cell>
              <table:table-cell office:value-type="float" office:value="84347.0365547718">
                <text:p>84347.0365547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